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style:text-underline-style="solid" style:text-underline-type="single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BFBFB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77270833333333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037291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56104166666667cm"/>
    </style:style>
    <style:style style:name="co14" style:family="table-column">
      <style:table-column-properties fo:break-before="auto" style:column-width="2.11666666666667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false"/>
      <table:table table:name="sai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2" table:number-columns-repeated="16367" table:default-cell-style-name="ce1"/>
        <table:table-row table:style-name="ro1">
          <table:table-cell office:value-type="string" table:number-columns-spanned="10" table:number-rows-spanned="1" table:style-name="ce8">
            <text:p>Análise Exploratória</text:p>
          </table:table-cell>
          <table:covered-table-cell table:number-columns-repeated="9"/>
          <table:table-cell table:number-columns-repeated="7" table:style-name="ce2"/>
          <table:table-cell table:number-columns-repeated="16367"/>
        </table:table-row>
        <table:table-row table:style-name="ro2">
          <table:table-cell office:value-type="string" table:number-columns-spanned="10" table:number-rows-spanned="1" table:style-name="ce9">
            <text:p>MÉTODO APROXIMADO</text:p>
          </table:table-cell>
          <table:covered-table-cell table:number-columns-repeated="9"/>
          <table:table-cell table:number-columns-repeated="7" table:style-name="ce2"/>
          <table:table-cell table:number-columns-repeated="16367"/>
        </table:table-row>
        <table:table-row table:style-name="ro3">
          <table:table-cell office:value-type="string" table:style-name="ce3">
            <text:p>INSTANCIA</text:p>
          </table:table-cell>
          <table:table-cell office:value-type="string" table:style-name="ce3">
            <text:p>MÉDIA</text:p>
          </table:table-cell>
          <table:table-cell office:value-type="string" table:style-name="ce3">
            <text:p>MEDIANA</text:p>
          </table:table-cell>
          <table:table-cell office:value-type="string" table:style-name="ce3">
            <text:p>QUARTIL(50%)</text:p>
          </table:table-cell>
          <table:table-cell office:value-type="string" table:style-name="ce3">
            <text:p>QUARTIL(25%)</text:p>
          </table:table-cell>
          <table:table-cell office:value-type="string" table:style-name="ce3">
            <text:p>QUARTIL(75%)</text:p>
          </table:table-cell>
          <table:table-cell office:value-type="string" table:style-name="ce3">
            <text:p>MÍNIMO</text:p>
          </table:table-cell>
          <table:table-cell office:value-type="string" table:style-name="ce3">
            <text:p>MÁXIMO</text:p>
          </table:table-cell>
          <table:table-cell office:value-type="string" table:style-name="ce3">
            <text:p>DESVIO</text:p>
          </table:table-cell>
          <table:table-cell office:value-type="string" table:style-name="ce3">
            <text:p>VARIÂNCIA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44.6" table:formula="msoxl:=AVERAGE(F43:F142)" table:style-name="ce4">
            <text:p>444,6</text:p>
          </table:table-cell>
          <table:table-cell office:value-type="float" office:value="444" table:formula="msoxl:=MEDIAN(F43:F142)" table:style-name="ce4">
            <text:p>444</text:p>
          </table:table-cell>
          <table:table-cell office:value-type="float" office:value="444" table:formula="msoxl:=_xlfn.QUARTILE.EXC(F43:F142,2)" table:style-name="ce4">
            <text:p>444</text:p>
          </table:table-cell>
          <table:table-cell office:value-type="float" office:value="444" table:formula="msoxl:=_xlfn.QUARTILE.EXC(F43:F142,1)" table:style-name="ce4">
            <text:p>444</text:p>
          </table:table-cell>
          <table:table-cell office:value-type="float" office:value="446" table:formula="msoxl:=_xlfn.QUARTILE.EXC(F43:F142,3)" table:style-name="ce4">
            <text:p>446</text:p>
          </table:table-cell>
          <table:table-cell office:value-type="float" office:value="440" table:formula="msoxl:=MIN(F43:F142)" table:style-name="ce4">
            <text:p>440</text:p>
          </table:table-cell>
          <table:table-cell office:value-type="float" office:value="450" table:formula="msoxl:=MAX(F43:F142)" table:style-name="ce4">
            <text:p>450</text:p>
          </table:table-cell>
          <table:table-cell office:value-type="float" office:value="1.7638342073763913" table:formula="msoxl:=_xlfn.STDEV.S(F43:F142)" table:style-name="ce4">
            <text:p>1,763834207</text:p>
          </table:table-cell>
          <table:table-cell office:value-type="float" office:value="3.1111111111111023" table:formula="msoxl:=_xlfn.VAR.S(F43:F142)" table:style-name="ce4">
            <text:p>3,11111111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45" table:formula="msoxl:=AVERAGE(F243:F342)" table:style-name="ce4">
            <text:p>445</text:p>
          </table:table-cell>
          <table:table-cell office:value-type="float" office:value="445" table:formula="msoxl:=MEDIAN(F243:F342)" table:style-name="ce4">
            <text:p>445</text:p>
          </table:table-cell>
          <table:table-cell office:value-type="float" office:value="444" table:formula="msoxl:=_xlfn.QUARTILE.EXC(F242:F342,2)" table:style-name="ce4">
            <text:p>444</text:p>
          </table:table-cell>
          <table:table-cell office:value-type="float" office:value="444" table:formula="msoxl:=_xlfn.QUARTILE.EXC(F243:F342,1)" table:style-name="ce4">
            <text:p>444</text:p>
          </table:table-cell>
          <table:table-cell office:value-type="float" office:value="446" table:formula="msoxl:=_xlfn.QUARTILE.EXC(F243:F342,3)" table:style-name="ce4">
            <text:p>446</text:p>
          </table:table-cell>
          <table:table-cell office:value-type="float" office:value="440" table:formula="msoxl:=MIN(F243:F342)" table:style-name="ce4">
            <text:p>440</text:p>
          </table:table-cell>
          <table:table-cell office:value-type="float" office:value="448" table:formula="msoxl:=MAX(F243:F342)" table:style-name="ce4">
            <text:p>448</text:p>
          </table:table-cell>
          <table:table-cell office:value-type="float" office:value="1.6453178133937245" table:formula="msoxl:=_xlfn.STDEV.S(F243:F342)" table:style-name="ce4">
            <text:p>1,645317813</text:p>
          </table:table-cell>
          <table:table-cell office:value-type="float" office:value="2.7070707070707072" table:formula="msoxl:=_xlfn.VAR.S(F243:F342)" table:style-name="ce4">
            <text:p>2,70707070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390.88" table:formula="msoxl:=AVERAGE(F443:F542)" table:style-name="ce4">
            <text:p>1390,88</text:p>
          </table:table-cell>
          <table:table-cell office:value-type="float" office:value="1392" table:formula="msoxl:=MEDIAN(F443:F542)" table:style-name="ce4">
            <text:p>1392</text:p>
          </table:table-cell>
          <table:table-cell office:value-type="float" office:value="1392" table:formula="msoxl:=_xlfn.QUARTILE.EXC(F443:F542,2)" table:style-name="ce4">
            <text:p>1392</text:p>
          </table:table-cell>
          <table:table-cell office:value-type="float" office:value="1390" table:formula="msoxl:=_xlfn.QUARTILE.EXC(F443:F542,1)" table:style-name="ce4">
            <text:p>1390</text:p>
          </table:table-cell>
          <table:table-cell office:value-type="float" office:value="1392" table:formula="msoxl:=_xlfn.QUARTILE.EXC(F443:F542,3)" table:style-name="ce4">
            <text:p>1392</text:p>
          </table:table-cell>
          <table:table-cell office:value-type="float" office:value="1384" table:formula="msoxl:=MIN(F443:F542)" table:style-name="ce4">
            <text:p>1384</text:p>
          </table:table-cell>
          <table:table-cell office:value-type="float" office:value="1396" table:formula="msoxl:=MAX(F443:F542)" table:style-name="ce4">
            <text:p>1396</text:p>
          </table:table-cell>
          <table:table-cell office:value-type="float" office:value="2.2620273377586915" table:formula="msoxl:=_xlfn.STDEV.S(F443:F542)" table:style-name="ce4">
            <text:p>2,262027338</text:p>
          </table:table-cell>
          <table:table-cell office:value-type="float" office:value="5.1167676767676724" table:formula="msoxl:=_xlfn.VAR.S(F443:F542)" table:style-name="ce4">
            <text:p>5,11676767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391.1" table:formula="msoxl:=AVERAGE(F643:F742)" table:style-name="ce4">
            <text:p>1391,1</text:p>
          </table:table-cell>
          <table:table-cell office:value-type="float" office:value="1392" table:formula="msoxl:=MEDIAN(F643:F742)" table:style-name="ce4">
            <text:p>1392</text:p>
          </table:table-cell>
          <table:table-cell office:value-type="float" office:value="1392" table:formula="msoxl:=_xlfn.QUARTILE.EXC(F643:F742,2)" table:style-name="ce4">
            <text:p>1392</text:p>
          </table:table-cell>
          <table:table-cell office:value-type="float" office:value="1390" table:formula="msoxl:=_xlfn.QUARTILE.EXC(F643:F742,1)" table:style-name="ce4">
            <text:p>1390</text:p>
          </table:table-cell>
          <table:table-cell office:value-type="float" office:value="1392" table:formula="msoxl:=_xlfn.QUARTILE.EXC(F643:F742,3)" table:style-name="ce4">
            <text:p>1392</text:p>
          </table:table-cell>
          <table:table-cell office:value-type="float" office:value="1386" table:formula="msoxl:=MIN(F643:F742)" table:style-name="ce4">
            <text:p>1386</text:p>
          </table:table-cell>
          <table:table-cell office:value-type="float" office:value="1396" table:formula="msoxl:=MAX(F643:F742)" table:style-name="ce4">
            <text:p>1396</text:p>
          </table:table-cell>
          <table:table-cell office:value-type="float" office:value="2.2807937657798454" table:formula="msoxl:=_xlfn.STDEV.S(F643:F742)" table:style-name="ce4">
            <text:p>2,280793766</text:p>
          </table:table-cell>
          <table:table-cell office:value-type="float" office:value="2.2807937657798454" table:formula="msoxl:=_xlfn.STDEV.S(F643:F742)" table:style-name="ce4">
            <text:p>2,28079376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27.66" table:formula="msoxl:=AVERAGE(F843:F942)" table:style-name="ce4">
            <text:p>227,66</text:p>
          </table:table-cell>
          <table:table-cell office:value-type="float" office:value="228" table:formula="msoxl:=MEDIAN(F843:F942)" table:style-name="ce4">
            <text:p>228</text:p>
          </table:table-cell>
          <table:table-cell office:value-type="float" office:value="228" table:formula="msoxl:=_xlfn.QUARTILE.EXC(F843:F942,2)" table:style-name="ce4">
            <text:p>228</text:p>
          </table:table-cell>
          <table:table-cell office:value-type="float" office:value="224" table:formula="msoxl:=_xlfn.QUARTILE.EXC(F843:F942,1)" table:style-name="ce4">
            <text:p>224</text:p>
          </table:table-cell>
          <table:table-cell office:value-type="float" office:value="232" table:formula="msoxl:=_xlfn.QUARTILE.EXC(F843:F942,3)" table:style-name="ce4">
            <text:p>232</text:p>
          </table:table-cell>
          <table:table-cell office:value-type="float" office:value="216" table:formula="msoxl:=MIN(F843:F942)" table:style-name="ce4">
            <text:p>216</text:p>
          </table:table-cell>
          <table:table-cell office:value-type="float" office:value="238" table:formula="msoxl:=MAX(F843:F942)" table:style-name="ce4">
            <text:p>238</text:p>
          </table:table-cell>
          <table:table-cell office:value-type="float" office:value="5.2804575865385317" table:formula="msoxl:=_xlfn.STDEV.S(F843:F942)" table:style-name="ce4">
            <text:p>5,280457587</text:p>
          </table:table-cell>
          <table:table-cell office:value-type="float" office:value="27.883232323232335" table:formula="msoxl:=_xlfn.VAR.S(F843:F942)" table:style-name="ce4">
            <text:p>27,88323232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42.82" table:formula="msoxl:=AVERAGE(F1043:F1142)" table:style-name="ce4">
            <text:p>242,82</text:p>
          </table:table-cell>
          <table:table-cell office:value-type="float" office:value="243" table:formula="msoxl:=MEDIAN(F1043:F1142)" table:style-name="ce4">
            <text:p>243</text:p>
          </table:table-cell>
          <table:table-cell office:value-type="float" office:value="243" table:formula="msoxl:=_xlfn.QUARTILE.EXC(F1043:F1142,2)" table:style-name="ce4">
            <text:p>243</text:p>
          </table:table-cell>
          <table:table-cell office:value-type="float" office:value="240" table:formula="msoxl:=_xlfn.QUARTILE.EXC(F1043:F1142,1)" table:style-name="ce4">
            <text:p>240</text:p>
          </table:table-cell>
          <table:table-cell office:value-type="float" office:value="246" table:formula="msoxl:=_xlfn.QUARTILE.EXC(F1043:F1142,3)" table:style-name="ce4">
            <text:p>246</text:p>
          </table:table-cell>
          <table:table-cell office:value-type="float" office:value="234" table:formula="msoxl:=MIN(F1043:F1142)" table:style-name="ce4">
            <text:p>234</text:p>
          </table:table-cell>
          <table:table-cell office:value-type="float" office:value="250" table:formula="msoxl:=MAX(F1043:F1142)" table:style-name="ce4">
            <text:p>250</text:p>
          </table:table-cell>
          <table:table-cell office:value-type="float" office:value="3.6191968526989324" table:formula="msoxl:=_xlfn.STDEV.S(F1043:F1142)" table:style-name="ce4">
            <text:p>3,619196853</text:p>
          </table:table-cell>
          <table:table-cell office:value-type="float" office:value="13.098585858585857" table:formula="msoxl:=_xlfn.VAR.S(F1043:F1142)" table:style-name="ce4">
            <text:p>13,0985858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486.42" table:formula="msoxl:=AVERAGE(F1243:F1342)" table:style-name="ce4">
            <text:p>486,42</text:p>
          </table:table-cell>
          <table:table-cell office:value-type="float" office:value="488" table:formula="msoxl:=MEDIAN(F1243:F1342)" table:style-name="ce4">
            <text:p>488</text:p>
          </table:table-cell>
          <table:table-cell office:value-type="float" office:value="488" table:formula="msoxl:=_xlfn.QUARTILE.EXC(F1243:F1342,2)" table:style-name="ce4">
            <text:p>488</text:p>
          </table:table-cell>
          <table:table-cell office:value-type="float" office:value="482" table:formula="msoxl:=_xlfn.QUARTILE.EXC(F1243:F1342,1)" table:style-name="ce4">
            <text:p>482</text:p>
          </table:table-cell>
          <table:table-cell office:value-type="float" office:value="490" table:formula="msoxl:=_xlfn.QUARTILE.EXC(F1243:F1342,3)" table:style-name="ce4">
            <text:p>490</text:p>
          </table:table-cell>
          <table:table-cell office:value-type="float" office:value="470" table:formula="msoxl:=MIN(F1243:F1342)" table:style-name="ce4">
            <text:p>470</text:p>
          </table:table-cell>
          <table:table-cell office:value-type="float" office:value="498" table:formula="msoxl:=MAX(F1243:F1342)" table:style-name="ce4">
            <text:p>498</text:p>
          </table:table-cell>
          <table:table-cell office:value-type="float" office:value="5.4331195347413335" table:formula="msoxl:=_xlfn.STDEV.S(F1243:F1342)" table:style-name="ce4">
            <text:p>5,433119535</text:p>
          </table:table-cell>
          <table:table-cell office:value-type="float" office:value="29.518787878787879" table:formula="msoxl:=_xlfn.VAR.S(F1243:F1342)" table:style-name="ce4">
            <text:p>29,5187878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498.08" table:formula="msoxl:=AVERAGE(F1443:F1542)" table:style-name="ce4">
            <text:p>498,08</text:p>
          </table:table-cell>
          <table:table-cell office:value-type="float" office:value="498" table:formula="msoxl:=MEDIAN(F1443:F1542)" table:style-name="ce4">
            <text:p>498</text:p>
          </table:table-cell>
          <table:table-cell office:value-type="float" office:value="498" table:formula="msoxl:=_xlfn.QUARTILE.EXC(F1443:F1542,2)" table:style-name="ce4">
            <text:p>498</text:p>
          </table:table-cell>
          <table:table-cell office:value-type="float" office:value="498" table:formula="msoxl:=_xlfn.QUARTILE.EXC(F1443:F1542,1)" table:style-name="ce4">
            <text:p>498</text:p>
          </table:table-cell>
          <table:table-cell office:value-type="float" office:value="500" table:formula="msoxl:=_xlfn.QUARTILE.EXC(F1443:F1542,3)" table:style-name="ce4">
            <text:p>500</text:p>
          </table:table-cell>
          <table:table-cell office:value-type="float" office:value="400" table:formula="msoxl:=MIN(F1443:F1543)" table:style-name="ce4">
            <text:p>400</text:p>
          </table:table-cell>
          <table:table-cell office:value-type="float" office:value="500" table:formula="msoxl:=MAX(F1443:F1542)" table:style-name="ce4">
            <text:p>500</text:p>
          </table:table-cell>
          <table:table-cell office:value-type="float" office:value="1.8405093717432517" table:formula="msoxl:=_xlfn.STDEV.S(F1443:F1542)" table:style-name="ce4">
            <text:p>1,840509372</text:p>
          </table:table-cell>
          <table:table-cell office:value-type="float" office:value="3.3874747474747386" table:formula="msoxl:=_xlfn.VAR.S(F1443:F1542)" table:style-name="ce4">
            <text:p>3,387474747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59.36" table:formula="msoxl:=AVERAGE(F1643:F1742)" table:style-name="ce4">
            <text:p>59,36</text:p>
            <draw:frame draw:z-index="1" draw:id="id0" draw:style-name="a2" draw:name="CaixaDeTexto 1" svg:x="0.14583in" svg:y="0.17187in" svg:width="0.00007in" svg:height="0.18835in">
              <draw:text-box>
                <text:p text:style-name="a1" text:class-names="" text:cond-style-name=""><text:span text:style-name="a0" text:class-names=""/></text:p>
              </draw:text-box>
              <svg:title/>
              <svg:desc/>
            </draw:frame>
          </table:table-cell>
          <table:table-cell office:value-type="float" office:value="60" table:formula="msoxl:=MEDIAN(F1643:F1742)" table:style-name="ce4">
            <text:p>60</text:p>
          </table:table-cell>
          <table:table-cell office:value-type="float" office:value="60" table:formula="msoxl:=_xlfn.QUARTILE.EXC(F1643:F1742,2)" table:style-name="ce4">
            <text:p>60</text:p>
          </table:table-cell>
          <table:table-cell office:value-type="float" office:value="58" table:formula="msoxl:=_xlfn.QUARTILE.EXC(F1643:F1742,1)" table:style-name="ce4">
            <text:p>58</text:p>
          </table:table-cell>
          <table:table-cell office:value-type="float" office:value="60" table:formula="msoxl:=_xlfn.QUARTILE.EXC(F1643:F1742,3)" table:style-name="ce4">
            <text:p>60</text:p>
          </table:table-cell>
          <table:table-cell office:value-type="float" office:value="54" table:formula="msoxl:=MIN(F1643:F1742)" table:style-name="ce4">
            <text:p>54</text:p>
          </table:table-cell>
          <table:table-cell office:value-type="float" office:value="62" table:formula="msoxl:=MAX(F1643:F1742)" table:style-name="ce4">
            <text:p>62</text:p>
          </table:table-cell>
          <table:table-cell office:value-type="float" office:value="1.7495742627879809" table:formula="msoxl:=_xlfn.STDEV.S(F1643:F1742)" table:style-name="ce4">
            <text:p>1,749574263</text:p>
          </table:table-cell>
          <table:table-cell office:value-type="float" office:value="3.0610101010101065" table:formula="msoxl:=_xlfn.VAR.S(F1643:F1742)" table:style-name="ce4">
            <text:p>3,06101010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38.4" table:formula="msoxl:=AVERAGE(F1843:F1942)" table:style-name="ce4">
            <text:p>238,4</text:p>
          </table:table-cell>
          <table:table-cell office:value-type="float" office:value="238" table:formula="msoxl:=MEDIAN(F1843:F1942)" table:style-name="ce4">
            <text:p>238</text:p>
          </table:table-cell>
          <table:table-cell office:value-type="float" office:value="238" table:formula="msoxl:=_xlfn.QUARTILE.EXC(F1843:F1942,2)" table:style-name="ce4">
            <text:p>238</text:p>
          </table:table-cell>
          <table:table-cell office:value-type="float" office:value="236" table:formula="msoxl:=_xlfn.QUARTILE.EXC(F1843:F1942,1)" table:style-name="ce4">
            <text:p>236</text:p>
          </table:table-cell>
          <table:table-cell office:value-type="float" office:value="240" table:formula="msoxl:=_xlfn.QUARTILE.EXC(F1843:F1942,3)" table:style-name="ce4">
            <text:p>240</text:p>
          </table:table-cell>
          <table:table-cell office:value-type="float" office:value="230" table:formula="msoxl:=MIN(F1843:F1942)" table:style-name="ce4">
            <text:p>230</text:p>
          </table:table-cell>
          <table:table-cell office:value-type="float" office:value="246" table:formula="msoxl:=MAX(F1843:F1942)" table:style-name="ce4">
            <text:p>246</text:p>
          </table:table-cell>
          <table:table-cell office:value-type="float" office:value="3.363499860730085" table:formula="msoxl:=_xlfn.STDEV.S(F1843:F1942)" table:style-name="ce4">
            <text:p>3,363499861</text:p>
          </table:table-cell>
          <table:table-cell office:value-type="float" office:value="11.313131313131302" table:formula="msoxl:=_xlfn.VAR.S(F1843:F1942)" table:style-name="ce4">
            <text:p>11,3131313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4.2" table:formula="msoxl:=AVERAGE(F2043:F2142)" table:style-name="ce4">
            <text:p>254,2</text:p>
          </table:table-cell>
          <table:table-cell office:value-type="float" office:value="254" table:formula="msoxl:=MEDIAN(F2043:F2142)" table:style-name="ce4">
            <text:p>254</text:p>
          </table:table-cell>
          <table:table-cell office:value-type="float" office:value="254" table:formula="msoxl:=_xlfn.QUARTILE.EXC(F2043:F2142,2)" table:style-name="ce4">
            <text:p>254</text:p>
          </table:table-cell>
          <table:table-cell office:value-type="float" office:value="254" table:formula="msoxl:=_xlfn.QUARTILE.EXC(F2043:F2142,1)" table:style-name="ce4">
            <text:p>254</text:p>
          </table:table-cell>
          <table:table-cell office:value-type="float" office:value="254" table:formula="msoxl:=_xlfn.QUARTILE.EXC(F2043:F2142,3)" table:style-name="ce4">
            <text:p>254</text:p>
          </table:table-cell>
          <table:table-cell office:value-type="float" office:value="250" table:formula="msoxl:=MIN(F2043:F2142)" table:style-name="ce4">
            <text:p>250</text:p>
          </table:table-cell>
          <table:table-cell office:value-type="float" office:value="256" table:formula="msoxl:=MAX(F2043:F2142)" table:style-name="ce4">
            <text:p>256</text:p>
          </table:table-cell>
          <table:table-cell office:value-type="float" office:value="1.2226812728383027" table:formula="msoxl:=_xlfn.STDEV.S(F2043:F2142)" table:style-name="ce4">
            <text:p>1,222681273</text:p>
          </table:table-cell>
          <table:table-cell office:value-type="float" office:value="1.4949494949494924" table:formula="msoxl:=_xlfn.VAR.S(F2043:F2142)" table:style-name="ce4">
            <text:p>1,49494949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960.28" table:formula="msoxl:=AVERAGE(F2243:F2342)" table:style-name="ce4">
            <text:p>960,28</text:p>
          </table:table-cell>
          <table:table-cell office:value-type="float" office:value="960" table:formula="msoxl:=MEDIAN(F2243:F2342)" table:style-name="ce4">
            <text:p>960</text:p>
          </table:table-cell>
          <table:table-cell office:value-type="float" office:value="960" table:formula="msoxl:=_xlfn.QUARTILE.EXC(F2243:F2342,2)" table:style-name="ce4">
            <text:p>960</text:p>
          </table:table-cell>
          <table:table-cell office:value-type="float" office:value="956" table:formula="msoxl:=_xlfn.QUARTILE.EXC(F2243:F2342,1)" table:style-name="ce4">
            <text:p>956</text:p>
          </table:table-cell>
          <table:table-cell office:value-type="float" office:value="966" table:formula="msoxl:=_xlfn.QUARTILE.EXC(F2243:F2342,3)" table:style-name="ce4">
            <text:p>966</text:p>
          </table:table-cell>
          <table:table-cell office:value-type="float" office:value="938" table:formula="msoxl:=MIN(F2243:F2342)" table:style-name="ce4">
            <text:p>938</text:p>
          </table:table-cell>
          <table:table-cell office:value-type="float" office:value="980" table:formula="msoxl:=MAX(F2243:F2342)" table:style-name="ce4">
            <text:p>980</text:p>
          </table:table-cell>
          <table:table-cell office:value-type="float" office:value="7.1834253667731547" table:formula="msoxl:=_xlfn.STDEV.P(F2243:F2342)" table:style-name="ce4">
            <text:p>7,183425367</text:p>
          </table:table-cell>
          <table:table-cell office:value-type="float" office:value="52.122828282828308" table:formula="msoxl:=_xlfn.VAR.S(F2243:F2342)" table:style-name="ce4">
            <text:p>52,1228282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19.52" table:formula="msoxl:=AVERAGE(F2443:F2542)" table:style-name="ce4">
            <text:p>1019,52</text:p>
          </table:table-cell>
          <table:table-cell office:value-type="float" office:value="1020" table:formula="msoxl:=MEDIAN(F2443:F2542)" table:style-name="ce4">
            <text:p>1020</text:p>
          </table:table-cell>
          <table:table-cell office:value-type="float" office:value="1020" table:formula="msoxl:=_xlfn.QUARTILE.EXC(F2443:F2542,2)" table:style-name="ce4">
            <text:p>1020</text:p>
          </table:table-cell>
          <table:table-cell office:value-type="float" office:value="1018" table:formula="msoxl:=_xlfn.QUARTILE.EXC(F2443:F2542,1)" table:style-name="ce4">
            <text:p>1018</text:p>
          </table:table-cell>
          <table:table-cell office:value-type="float" office:value="1020" table:formula="msoxl:=_xlfn.QUARTILE.EXC(F2443:F2542,3)" table:style-name="ce4">
            <text:p>1020</text:p>
          </table:table-cell>
          <table:table-cell office:value-type="float" office:value="1016" table:formula="msoxl:=MIN(F2443:F2542)" table:style-name="ce4">
            <text:p>1016</text:p>
          </table:table-cell>
          <table:table-cell office:value-type="float" office:value="1024" table:formula="msoxl:=MAX(F2443:F2542)" table:style-name="ce4">
            <text:p>1024</text:p>
          </table:table-cell>
          <table:table-cell office:value-type="float" office:value="1.7779797865026836" table:formula="msoxl:=_xlfn.STDEV.S(F2443:F2542)" table:style-name="ce4">
            <text:p>1,777979787</text:p>
          </table:table-cell>
          <table:table-cell office:value-type="float" office:value="3.1612121212121287" table:formula="msoxl:=_xlfn.VAR.S(F2443:F2542)" table:style-name="ce4">
            <text:p>3,16121212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80.7" table:formula="msoxl:=AVERAGE(F2643:F2742)" table:style-name="ce4">
            <text:p>80,7</text:p>
          </table:table-cell>
          <table:table-cell office:value-type="float" office:value="80" table:formula="msoxl:=MEDIAN(F2643:F2742)" table:style-name="ce4">
            <text:p>80</text:p>
          </table:table-cell>
          <table:table-cell office:value-type="float" office:value="80" table:formula="msoxl:=_xlfn.QUARTILE.EXC(F2643:F2742,2)" table:style-name="ce4">
            <text:p>80</text:p>
          </table:table-cell>
          <table:table-cell office:value-type="float" office:value="80" table:formula="msoxl:=_xlfn.QUARTILE.EXC(F2643:F2742,1)" table:style-name="ce4">
            <text:p>80</text:p>
          </table:table-cell>
          <table:table-cell office:value-type="float" office:value="82" table:formula="msoxl:=_xlfn.QUARTILE.EXC(F2643:F2742,3)" table:style-name="ce4">
            <text:p>82</text:p>
          </table:table-cell>
          <table:table-cell office:value-type="float" office:value="74" table:formula="msoxl:=MIN(F2643:F2742)" table:style-name="ce4">
            <text:p>74</text:p>
          </table:table-cell>
          <table:table-cell office:value-type="float" office:value="88" table:formula="msoxl:=MAX(F2643:F2742)" table:style-name="ce4">
            <text:p>88</text:p>
          </table:table-cell>
          <table:table-cell office:value-type="float" office:value="2.9729419500528143" table:formula="msoxl:=_xlfn.STDEV.S(F2643:F2742)" table:style-name="ce4">
            <text:p>2,97294195</text:p>
          </table:table-cell>
          <table:table-cell office:value-type="float" office:value="8.8383838383838302" table:formula="msoxl:=_xlfn.VAR.S(F2643:F2742)" table:style-name="ce4">
            <text:p>8,83838383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76.7" table:formula="msoxl:=AVERAGE(F2843:F2942)" table:style-name="ce4">
            <text:p>76,7</text:p>
          </table:table-cell>
          <table:table-cell office:value-type="float" office:value="76" table:formula="msoxl:=MEDIAN(F2843:F2942)" table:style-name="ce4">
            <text:p>76</text:p>
          </table:table-cell>
          <table:table-cell office:value-type="float" office:value="76" table:formula="msoxl:=_xlfn.QUARTILE.EXC(F2843:F2942,2)" table:style-name="ce4">
            <text:p>76</text:p>
          </table:table-cell>
          <table:table-cell office:value-type="float" office:value="74" table:formula="msoxl:=_xlfn.QUARTILE.EXC(F2843:F2942,1)" table:style-name="ce4">
            <text:p>74</text:p>
          </table:table-cell>
          <table:table-cell office:value-type="float" office:value="74" table:formula="msoxl:=_xlfn.QUARTILE.EXC(F2843:F2942,1)" table:style-name="ce4">
            <text:p>74</text:p>
          </table:table-cell>
          <table:table-cell office:value-type="float" office:value="70" table:formula="msoxl:=MIN(F2843:F2942)" table:style-name="ce4">
            <text:p>70</text:p>
          </table:table-cell>
          <table:table-cell office:value-type="float" office:value="84" table:formula="msoxl:=MAX(F2843:F2942)" table:style-name="ce4">
            <text:p>84</text:p>
          </table:table-cell>
          <table:table-cell office:value-type="float" office:value="2.8194848730743249" table:formula="msoxl:=_xlfn.STDEV.S(F2843:F2942)" table:style-name="ce4">
            <text:p>2,819484873</text:p>
          </table:table-cell>
          <table:table-cell office:value-type="float" office:value="7.9494949494949427" table:formula="msoxl:=_xlfn.VAR.S(F2843:F2942)" table:style-name="ce4">
            <text:p>7,949494949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81.2" table:formula="msoxl:=AVERAGE(F3043:F3142)" table:style-name="ce4">
            <text:p>81,2</text:p>
          </table:table-cell>
          <table:table-cell office:value-type="float" office:value="82" table:formula="msoxl:=MEDIAN(F3043:F3142)" table:style-name="ce4">
            <text:p>82</text:p>
          </table:table-cell>
          <table:table-cell office:value-type="float" office:value="82" table:formula="msoxl:=_xlfn.QUARTILE.EXC(F3043:F3142,2)" table:style-name="ce4">
            <text:p>82</text:p>
          </table:table-cell>
          <table:table-cell office:value-type="float" office:value="78" table:formula="msoxl:=_xlfn.QUARTILE.EXC(F3043:F3142,1)" table:style-name="ce4">
            <text:p>78</text:p>
          </table:table-cell>
          <table:table-cell office:value-type="float" office:value="84" table:formula="msoxl:=_xlfn.QUARTILE.EXC(F3043:F3142,3)" table:style-name="ce4">
            <text:p>84</text:p>
          </table:table-cell>
          <table:table-cell office:value-type="float" office:value="74" table:formula="msoxl:=MIN(F3043:F3142)" table:style-name="ce4">
            <text:p>74</text:p>
          </table:table-cell>
          <table:table-cell office:value-type="float" office:value="88" table:formula="msoxl:=MAX(F3043:F3142)" table:style-name="ce4">
            <text:p>88</text:p>
          </table:table-cell>
          <table:table-cell office:value-type="float" office:value="3.1269438398822875" table:formula="msoxl:=_xlfn.STDEV.S(F3043:F3142)" table:style-name="ce4">
            <text:p>3,12694384</text:p>
          </table:table-cell>
          <table:table-cell office:value-type="float" office:value="9.7777777777777857" table:formula="msoxl:=_xlfn.VAR.S(F3043:F3142)" table:style-name="ce4">
            <text:p>9,77777777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82.46" table:formula="msoxl:=AVERAGE(F3243:F3342)" table:style-name="ce4">
            <text:p>82,46</text:p>
          </table:table-cell>
          <table:table-cell office:value-type="float" office:value="84" table:formula="msoxl:=MEDIAN(F3243:F3342)" table:style-name="ce4">
            <text:p>84</text:p>
          </table:table-cell>
          <table:table-cell office:value-type="float" office:value="84" table:formula="msoxl:=_xlfn.QUARTILE.EXC(F3243:F3342,2)" table:style-name="ce4">
            <text:p>84</text:p>
          </table:table-cell>
          <table:table-cell office:value-type="float" office:value="80" table:formula="msoxl:=_xlfn.QUARTILE.EXC(F3243:F3342,1)" table:style-name="ce4">
            <text:p>80</text:p>
          </table:table-cell>
          <table:table-cell office:value-type="float" office:value="84" table:formula="msoxl:=_xlfn.QUARTILE.EXC(F3243:F3342,3)" table:style-name="ce4">
            <text:p>84</text:p>
          </table:table-cell>
          <table:table-cell office:value-type="float" office:value="74" table:formula="msoxl:=MIN(F3243:F3342)" table:style-name="ce4">
            <text:p>74</text:p>
          </table:table-cell>
          <table:table-cell office:value-type="float" office:value="88" table:formula="msoxl:=MAX(F3243:F3342)" table:style-name="ce4">
            <text:p>88</text:p>
          </table:table-cell>
          <table:table-cell office:value-type="float" office:value="3.3011170438767752" table:formula="msoxl:=_xlfn.STDEV.S(F3243:F3342)" table:style-name="ce4">
            <text:p>3,301117044</text:p>
          </table:table-cell>
          <table:table-cell office:value-type="float" office:value="10.897373737373739" table:formula="msoxl:=_xlfn.VAR.S(F3243:F3342)" table:style-name="ce4">
            <text:p>10,89737374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0" table:number-rows-spanned="1" table:style-name="ce10">
            <text:p>MÉTODO GULOSO</text:p>
          </table:table-cell>
          <table:covered-table-cell table:number-columns-repeated="9"/>
          <table:table-cell table:number-columns-repeated="16374" table:style-name="ce1"/>
        </table:table-row>
        <table:table-row table:style-name="ro3">
          <table:table-cell office:value-type="string" table:style-name="ce3">
            <text:p>INSTANCIA</text:p>
          </table:table-cell>
          <table:table-cell office:value-type="string" table:style-name="ce3">
            <text:p>MÉDIA</text:p>
          </table:table-cell>
          <table:table-cell office:value-type="string" table:style-name="ce3">
            <text:p>MEDIANA</text:p>
          </table:table-cell>
          <table:table-cell office:value-type="string" table:style-name="ce3">
            <text:p>QUARTIL(50%)</text:p>
          </table:table-cell>
          <table:table-cell office:value-type="string" table:style-name="ce3">
            <text:p>QUARTIL(25%)</text:p>
          </table:table-cell>
          <table:table-cell office:value-type="string" table:style-name="ce3">
            <text:p>QUARTIL(75%)</text:p>
          </table:table-cell>
          <table:table-cell office:value-type="string" table:style-name="ce3">
            <text:p>MÍNIMO</text:p>
          </table:table-cell>
          <table:table-cell office:value-type="string" table:style-name="ce3">
            <text:p>MÁXIMO</text:p>
          </table:table-cell>
          <table:table-cell office:value-type="string" table:style-name="ce3">
            <text:p>DESVIO</text:p>
          </table:table-cell>
          <table:table-cell office:value-type="string" table:style-name="ce3">
            <text:p>VARIÂNCIA</text:p>
          </table:table-cell>
          <table:table-cell table:number-columns-repeated="7" table:style-name="ce5"/>
          <table:table-cell table:number-columns-repeated="16367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29.41" table:formula="msoxl:=AVERAGE(F143:F242)" table:style-name="ce4">
            <text:p>429,41</text:p>
          </table:table-cell>
          <table:table-cell office:value-type="float" office:value="429" table:formula="msoxl:=MEDIAN(F142:F242)" table:style-name="ce4">
            <text:p>429</text:p>
          </table:table-cell>
          <table:table-cell office:value-type="float" office:value="429" table:formula="msoxl:=_xlfn.QUARTILE.EXC(F143:F242,2)" table:style-name="ce4">
            <text:p>429</text:p>
          </table:table-cell>
          <table:table-cell office:value-type="float" office:value="429" table:formula="msoxl:=_xlfn.QUARTILE.EXC(F143:F242,1)" table:style-name="ce4">
            <text:p>429</text:p>
          </table:table-cell>
          <table:table-cell office:value-type="float" office:value="430" table:formula="msoxl:=_xlfn.QUARTILE.EXC(F143:F242,3)" table:style-name="ce4">
            <text:p>430</text:p>
          </table:table-cell>
          <table:table-cell office:value-type="float" office:value="427" table:formula="msoxl:=MIN(F142:F242)" table:style-name="ce4">
            <text:p>427</text:p>
          </table:table-cell>
          <table:table-cell office:value-type="float" office:value="444" table:formula="msoxl:=MAX(F142:F242)" table:style-name="ce4">
            <text:p>444</text:p>
          </table:table-cell>
          <table:table-cell office:value-type="float" office:value="1.7462831816446753" table:formula="msoxl:=_xlfn.STDEV.S(F142:F242)" table:style-name="ce4">
            <text:p>1,746283182</text:p>
          </table:table-cell>
          <table:table-cell office:value-type="float" office:value="3.0495049504950504" table:formula="msoxl:=_xlfn.VAR.S(F142:F242)" table:style-name="ce4">
            <text:p>3,0495049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31.38" table:formula="msoxl:=AVERAGE(F343:F442)" table:style-name="ce4">
            <text:p>431,38</text:p>
          </table:table-cell>
          <table:table-cell office:value-type="float" office:value="431" table:formula="msoxl:=MEDIAN(F343:F442)" table:style-name="ce4">
            <text:p>431</text:p>
          </table:table-cell>
          <table:table-cell office:value-type="float" office:value="431" table:formula="msoxl:=_xlfn.QUARTILE.EXC(F343:F442,2)" table:style-name="ce4">
            <text:p>431</text:p>
          </table:table-cell>
          <table:table-cell office:value-type="float" office:value="431" table:formula="msoxl:=_xlfn.QUARTILE.EXC(F343:F442,1)" table:style-name="ce4">
            <text:p>431</text:p>
          </table:table-cell>
          <table:table-cell office:value-type="float" office:value="432" table:formula="msoxl:=_xlfn.QUARTILE.EXC(F343:F442,3)" table:style-name="ce4">
            <text:p>432</text:p>
          </table:table-cell>
          <table:table-cell office:value-type="float" office:value="429" table:formula="msoxl:=MIN(F343:F442)" table:style-name="ce4">
            <text:p>429</text:p>
          </table:table-cell>
          <table:table-cell office:value-type="float" office:value="434" table:formula="msoxl:=MAX(F343:F442)" table:style-name="ce4">
            <text:p>434</text:p>
          </table:table-cell>
          <table:table-cell office:value-type="float" office:value="0.87363168625704257" table:formula="msoxl:=_xlfn.STDEV.S(F343:F442)" table:style-name="ce4">
            <text:p>0,873631686</text:p>
          </table:table-cell>
          <table:table-cell office:value-type="float" office:value="0.76323232323232371" table:formula="msoxl:=_xlfn.VAR.S(F343:F442)" table:style-name="ce4">
            <text:p>0,763232323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366.67" table:formula="msoxl:=AVERAGE(F543:F642)" table:style-name="ce4">
            <text:p>1366,67</text:p>
          </table:table-cell>
          <table:table-cell office:value-type="float" office:value="1367" table:formula="msoxl:=MEDIAN(F543:F642)" table:style-name="ce4">
            <text:p>1367</text:p>
          </table:table-cell>
          <table:table-cell office:value-type="float" office:value="1367" table:formula="msoxl:=_xlfn.QUARTILE.EXC(F543:F642,2)" table:style-name="ce4">
            <text:p>1367</text:p>
          </table:table-cell>
          <table:table-cell office:value-type="float" office:value="1366" table:formula="msoxl:=_xlfn.QUARTILE.EXC(F543:F642,1)" table:style-name="ce4">
            <text:p>1366</text:p>
          </table:table-cell>
          <table:table-cell office:value-type="float" office:value="1367" table:formula="msoxl:=_xlfn.QUARTILE.EXC(F543:F642,3)" table:style-name="ce4">
            <text:p>1367</text:p>
          </table:table-cell>
          <table:table-cell office:value-type="float" office:value="1365" table:formula="msoxl:=MIN(F543:F642)" table:style-name="ce4">
            <text:p>1365</text:p>
          </table:table-cell>
          <table:table-cell office:value-type="float" office:value="1369" table:formula="msoxl:=MAX(F543:F642)" table:style-name="ce4">
            <text:p>1369</text:p>
          </table:table-cell>
          <table:table-cell office:value-type="float" office:value="0.80472091906185472" table:formula="msoxl:=_xlfn.STDEV.S(F543:F642)" table:style-name="ce4">
            <text:p>0,804720919</text:p>
          </table:table-cell>
          <table:table-cell office:value-type="float" office:value="0.64757575757575614" table:formula="msoxl:=_xlfn.VAR.S(F543:F642)" table:style-name="ce4">
            <text:p>0,647575758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364.11" table:formula="msoxl:=AVERAGE(F743:F842)" table:style-name="ce4">
            <text:p>1364,11</text:p>
          </table:table-cell>
          <table:table-cell office:value-type="float" office:value="1364" table:formula="msoxl:=MEDIAN(F743:F842)" table:style-name="ce4">
            <text:p>1364</text:p>
          </table:table-cell>
          <table:table-cell office:value-type="float" office:value="1364" table:formula="msoxl:=_xlfn.QUARTILE.EXC(F743:F842,2)" table:style-name="ce4">
            <text:p>1364</text:p>
          </table:table-cell>
          <table:table-cell office:value-type="float" office:value="1363" table:formula="msoxl:=_xlfn.QUARTILE.EXC(F743:F842,1)" table:style-name="ce4">
            <text:p>1363</text:p>
          </table:table-cell>
          <table:table-cell office:value-type="float" office:value="1365" table:formula="msoxl:=_xlfn.QUARTILE.EXC(F743:F842,3)" table:style-name="ce4">
            <text:p>1365</text:p>
          </table:table-cell>
          <table:table-cell office:value-type="float" office:value="1361" table:formula="msoxl:=MIN(F743:F842)" table:style-name="ce4">
            <text:p>1361</text:p>
          </table:table-cell>
          <table:table-cell office:value-type="float" office:value="1368" table:formula="msoxl:=MAX(F743:F842)" table:style-name="ce4">
            <text:p>1368</text:p>
          </table:table-cell>
          <table:table-cell office:value-type="float" office:value="1.3625214297267565" table:formula="msoxl:=_xlfn.STDEV.S(F743:F842)" table:style-name="ce4">
            <text:p>1,36252143</text:p>
          </table:table-cell>
          <table:table-cell office:value-type="float" office:value="1.8564646464646444" table:formula="msoxl:=_xlfn.VAR.S(F743:F842)" table:style-name="ce4">
            <text:p>1,85646464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150" table:formula="msoxl:=AVERAGE(F943:F1042)" table:style-name="ce4">
            <text:p>150</text:p>
          </table:table-cell>
          <table:table-cell office:value-type="float" office:value="150" table:formula="msoxl:=MEDIAN(F943:F1042)" table:style-name="ce4">
            <text:p>150</text:p>
          </table:table-cell>
          <table:table-cell office:value-type="float" office:value="150" table:formula="msoxl:=_xlfn.QUARTILE.EXC(F943:F1042,2)" table:style-name="ce4">
            <text:p>150</text:p>
          </table:table-cell>
          <table:table-cell office:value-type="float" office:value="150" table:formula="msoxl:=_xlfn.QUARTILE.EXC(F943:F1042,1)" table:style-name="ce4">
            <text:p>150</text:p>
          </table:table-cell>
          <table:table-cell office:value-type="float" office:value="150" table:formula="msoxl:=_xlfn.QUARTILE.EXC(F943:F1042,3)" table:style-name="ce4">
            <text:p>150</text:p>
          </table:table-cell>
          <table:table-cell office:value-type="float" office:value="150" table:formula="msoxl:=MIN(F943:F1042)" table:style-name="ce4">
            <text:p>150</text:p>
          </table:table-cell>
          <table:table-cell office:value-type="float" office:value="150" table:formula="msoxl:=MAX(F943:F1042)" table:style-name="ce4">
            <text:p>150</text:p>
          </table:table-cell>
          <table:table-cell office:value-type="float" office:value="0" table:formula="msoxl:=_xlfn.STDEV.S(F943:F1042)" table:style-name="ce4">
            <text:p>0</text:p>
          </table:table-cell>
          <table:table-cell office:value-type="float" office:value="0" table:formula="msoxl:=_xlfn.VAR.S(F943:F1042)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175" table:formula="msoxl:=AVERAGE(F1143:F1242)" table:style-name="ce4">
            <text:p>175</text:p>
          </table:table-cell>
          <table:table-cell office:value-type="float" office:value="175" table:formula="msoxl:=MEDIAN(F1143:F1242)" table:style-name="ce4">
            <text:p>175</text:p>
          </table:table-cell>
          <table:table-cell office:value-type="float" office:value="175" table:formula="msoxl:=_xlfn.QUARTILE.EXC(F1143:F1242,2)" table:style-name="ce4">
            <text:p>175</text:p>
          </table:table-cell>
          <table:table-cell office:value-type="float" office:value="175" table:formula="msoxl:=_xlfn.QUARTILE.EXC(F1143:F1242,1)" table:style-name="ce4">
            <text:p>175</text:p>
          </table:table-cell>
          <table:table-cell office:value-type="float" office:value="175" table:formula="msoxl:=_xlfn.QUARTILE.EXC(F1143:F1242,3)" table:style-name="ce4">
            <text:p>175</text:p>
          </table:table-cell>
          <table:table-cell office:value-type="float" office:value="175" table:formula="msoxl:=MIN(F1143:F1242)" table:style-name="ce4">
            <text:p>175</text:p>
          </table:table-cell>
          <table:table-cell office:value-type="float" office:value="175" table:formula="msoxl:=MAX(F1143:F1242)" table:style-name="ce4">
            <text:p>175</text:p>
          </table:table-cell>
          <table:table-cell office:value-type="float" office:value="0" table:formula="msoxl:=_xlfn.STDEV.S(F1143:F1242)" table:style-name="ce4">
            <text:p>0</text:p>
          </table:table-cell>
          <table:table-cell office:value-type="float" office:value="0" table:formula="msoxl:=_xlfn.VAR.S(F1143:F1242)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350" table:formula="msoxl:=AVERAGE(F1343:F1442)" table:style-name="ce4">
            <text:p>350</text:p>
          </table:table-cell>
          <table:table-cell office:value-type="float" office:value="350" table:formula="msoxl:=MEDIAN(F1343:F1442)" table:style-name="ce4">
            <text:p>350</text:p>
          </table:table-cell>
          <table:table-cell office:value-type="float" office:value="350" table:formula="msoxl:=_xlfn.QUARTILE.EXC(F1343:F1442,2)" table:style-name="ce4">
            <text:p>350</text:p>
          </table:table-cell>
          <table:table-cell office:value-type="float" office:value="350" table:formula="msoxl:=_xlfn.QUARTILE.EXC(F1343:F1442,1)" table:style-name="ce4">
            <text:p>350</text:p>
          </table:table-cell>
          <table:table-cell office:value-type="float" office:value="350" table:formula="msoxl:=_xlfn.QUARTILE.EXC(F1343:F1442,3)" table:style-name="ce4">
            <text:p>350</text:p>
          </table:table-cell>
          <table:table-cell office:value-type="float" office:value="350" table:formula="msoxl:=MIN(F1343:F1442)" table:style-name="ce4">
            <text:p>350</text:p>
          </table:table-cell>
          <table:table-cell office:value-type="float" office:value="350" table:formula="msoxl:=MAX(F1343:F1442)" table:style-name="ce4">
            <text:p>350</text:p>
          </table:table-cell>
          <table:table-cell office:value-type="float" office:value="0" table:formula="msoxl:=_xlfn.STDEV.S(F1343:F1442)" table:style-name="ce4">
            <text:p>0</text:p>
          </table:table-cell>
          <table:table-cell office:value-type="float" office:value="0" table:formula="msoxl:=_xlfn.VAR.S(F1343:F1442)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400" table:formula="msoxl:=AVERAGE(F1543:F1642)" table:style-name="ce4">
            <text:p>400</text:p>
          </table:table-cell>
          <table:table-cell office:value-type="float" office:value="400" table:formula="msoxl:=MEDIAN(F1543:F1642)" table:style-name="ce4">
            <text:p>400</text:p>
          </table:table-cell>
          <table:table-cell office:value-type="float" office:value="400" table:formula="msoxl:=_xlfn.QUARTILE.EXC(F1543:F1642,2)" table:style-name="ce4">
            <text:p>400</text:p>
          </table:table-cell>
          <table:table-cell office:value-type="float" office:value="400" table:formula="msoxl:=_xlfn.QUARTILE.EXC(F1543:F1642,1)" table:style-name="ce4">
            <text:p>400</text:p>
          </table:table-cell>
          <table:table-cell office:value-type="float" office:value="400" table:formula="msoxl:=_xlfn.QUARTILE.EXC(F1543:F1642,3)" table:style-name="ce4">
            <text:p>400</text:p>
          </table:table-cell>
          <table:table-cell office:value-type="float" office:value="400" table:formula="msoxl:=MIN(F1543:F1642)" table:style-name="ce4">
            <text:p>400</text:p>
          </table:table-cell>
          <table:table-cell office:value-type="float" office:value="400" table:formula="msoxl:=MAX(F1543:F1642)" table:style-name="ce4">
            <text:p>400</text:p>
          </table:table-cell>
          <table:table-cell office:value-type="float" office:value="0" table:formula="msoxl:=_xlfn.STDEV.S(F1543:F1642)" table:style-name="ce4">
            <text:p>0</text:p>
          </table:table-cell>
          <table:table-cell office:value-type="float" office:value="0" table:formula="msoxl:=_xlfn.VAR.S(F1543:F1642)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38.61" table:formula="msoxl:=AVERAGE(F1743:F1842)" table:style-name="ce4">
            <text:p>38,61</text:p>
            <draw:frame draw:z-index="2" draw:id="id1" draw:style-name="a5" draw:name="CaixaDeTexto 6" svg:x="0.14583in" svg:y="0.17187in" svg:width="0.00007in" svg:height="0.18835in">
              <draw:text-box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office:value-type="float" office:value="38" table:formula="msoxl:=MEDIAN(F1743:F1842)" table:style-name="ce4">
            <text:p>38</text:p>
          </table:table-cell>
          <table:table-cell office:value-type="float" office:value="38" table:formula="msoxl:=_xlfn.QUARTILE.EXC(F1743:F1842,2)" table:style-name="ce4">
            <text:p>38</text:p>
          </table:table-cell>
          <table:table-cell office:value-type="float" office:value="35" table:formula="msoxl:=_xlfn.QUARTILE.EXC(F1743:F1842,1)" table:style-name="ce4">
            <text:p>35</text:p>
          </table:table-cell>
          <table:table-cell office:value-type="float" office:value="42" table:formula="msoxl:=_xlfn.QUARTILE.EXC(F1743:F1842,3)" table:style-name="ce4">
            <text:p>42</text:p>
          </table:table-cell>
          <table:table-cell office:value-type="float" office:value="33" table:formula="msoxl:=MIN(F1743:F1842)" table:style-name="ce4">
            <text:p>33</text:p>
          </table:table-cell>
          <table:table-cell office:value-type="float" office:value="48" table:formula="msoxl:=MAX(F1743:F1842)" table:style-name="ce4">
            <text:p>48</text:p>
          </table:table-cell>
          <table:table-cell office:value-type="float" office:value="4.2685010261333067" table:formula="msoxl:=_xlfn.STDEV.S(F1743:F1842)" table:style-name="ce4">
            <text:p>4,268501026</text:p>
          </table:table-cell>
          <table:table-cell office:value-type="float" office:value="18.220101010101093" table:formula="msoxl:=_xlfn.VAR.S(F1743:F1842)" table:style-name="ce4">
            <text:p>18,2201010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158.66" table:formula="msoxl:=AVERAGE(F1943:F2042)" table:style-name="ce4">
            <text:p>158,66</text:p>
          </table:table-cell>
          <table:table-cell office:value-type="float" office:value="156" table:formula="msoxl:=MEDIAN(F1943:F2042)" table:style-name="ce4">
            <text:p>156</text:p>
          </table:table-cell>
          <table:table-cell office:value-type="float" office:value="156" table:formula="msoxl:=_xlfn.QUARTILE.EXC(F1943:F2042,2)" table:style-name="ce4">
            <text:p>156</text:p>
          </table:table-cell>
          <table:table-cell office:value-type="float" office:value="145" table:formula="msoxl:=_xlfn.QUARTILE.EXC(F1943:F2042,1)" table:style-name="ce4">
            <text:p>145</text:p>
          </table:table-cell>
          <table:table-cell office:value-type="float" office:value="170.75" table:formula="msoxl:=_xlfn.QUARTILE.EXC(F1943:F2042,3)" table:style-name="ce4">
            <text:p>170,75</text:p>
          </table:table-cell>
          <table:table-cell office:value-type="float" office:value="134" table:formula="msoxl:=MIN(F1943:F2042)" table:style-name="ce4">
            <text:p>134</text:p>
          </table:table-cell>
          <table:table-cell office:value-type="float" office:value="192" table:formula="msoxl:=MAX(F1943:F2042)" table:style-name="ce4">
            <text:p>192</text:p>
          </table:table-cell>
          <table:table-cell office:value-type="float" office:value="15.750080968206179" table:formula="msoxl:=_xlfn.STDEV.S(F1943:F2042)" table:style-name="ce4">
            <text:p>15,75008097</text:p>
          </table:table-cell>
          <table:table-cell office:value-type="float" office:value="248.06505050505049" table:formula="msoxl:=_xlfn.VAR.S(F1943:F2042)" table:style-name="ce4">
            <text:p>248,0650505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43.84" table:formula="msoxl:=AVERAGE(F2143:F2242)" table:style-name="ce4">
            <text:p>243,84</text:p>
          </table:table-cell>
          <table:table-cell office:value-type="float" office:value="244" table:formula="msoxl:=MEDIAN(F2143:F2242)" table:style-name="ce4">
            <text:p>244</text:p>
          </table:table-cell>
          <table:table-cell office:value-type="float" office:value="244" table:formula="msoxl:=_xlfn.QUARTILE.EXC(F2143:F2242,2)" table:style-name="ce4">
            <text:p>244</text:p>
          </table:table-cell>
          <table:table-cell office:value-type="float" office:value="242" table:formula="msoxl:=_xlfn.QUARTILE.EXC(F2143:F2242,1)" table:style-name="ce4">
            <text:p>242</text:p>
          </table:table-cell>
          <table:table-cell office:value-type="float" office:value="245.75" table:formula="msoxl:=_xlfn.QUARTILE.EXC(F2143:F2242,3)" table:style-name="ce4">
            <text:p>245,75</text:p>
          </table:table-cell>
          <table:table-cell office:value-type="float" office:value="240" table:formula="msoxl:=MIN(F2143:F2242)" table:style-name="ce4">
            <text:p>240</text:p>
          </table:table-cell>
          <table:table-cell office:value-type="float" office:value="248" table:formula="msoxl:=MAX(F2143:F2242)" table:style-name="ce4">
            <text:p>248</text:p>
          </table:table-cell>
          <table:table-cell office:value-type="float" office:value="2.1495595038533031" table:formula="msoxl:=_xlfn.STDEV.S(F2143:F2242)" table:style-name="ce4">
            <text:p>2,149559504</text:p>
          </table:table-cell>
          <table:table-cell office:value-type="float" office:value="4.6206060606060593" table:formula="msoxl:=_xlfn.VAR.S(F2143:F2242)" table:style-name="ce4">
            <text:p>4,620606061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672.96" table:formula="msoxl:=AVERAGE(F2343:F2442)" table:style-name="ce4">
            <text:p>672,96</text:p>
          </table:table-cell>
          <table:table-cell office:value-type="float" office:value="681.5" table:formula="msoxl:=MEDIAN(F2343:F2442)" table:style-name="ce4">
            <text:p>681,5</text:p>
          </table:table-cell>
          <table:table-cell office:value-type="float" office:value="681.5" table:formula="msoxl:=_xlfn.QUARTILE.EXC(F2343:F2442,2)" table:style-name="ce4">
            <text:p>681,5</text:p>
          </table:table-cell>
          <table:table-cell office:value-type="float" office:value="636.5" table:formula="msoxl:=_xlfn.QUARTILE.EXC(F2343:F2442,1)" table:style-name="ce4">
            <text:p>636,5</text:p>
          </table:table-cell>
          <table:table-cell office:value-type="float" office:value="717" table:formula="msoxl:=_xlfn.QUARTILE.EXC(F2343:F2442,3)" table:style-name="ce4">
            <text:p>717</text:p>
          </table:table-cell>
          <table:table-cell office:value-type="float" office:value="563" table:formula="msoxl:=MIN(F2343:F2442)" table:style-name="ce4">
            <text:p>563</text:p>
          </table:table-cell>
          <table:table-cell office:value-type="float" office:value="759" table:formula="msoxl:=MAX(F2343:F2442)" table:style-name="ce4">
            <text:p>759</text:p>
          </table:table-cell>
          <table:table-cell office:value-type="float" office:value="49.539071407926031" table:formula="msoxl:=_xlfn.STDEV.S(F2343:F2442)" table:style-name="ce4">
            <text:p>49,53907141</text:p>
          </table:table-cell>
          <table:table-cell office:value-type="float" office:value="2454.1195959595943" table:formula="msoxl:=_xlfn.VAR.S(F2343:F2442)" table:style-name="ce4">
            <text:p>2454,11959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995.93" table:formula="msoxl:=AVERAGE(F2543:F2642)" table:style-name="ce4">
            <text:p>995,93</text:p>
          </table:table-cell>
          <table:table-cell office:value-type="float" office:value="996" table:formula="msoxl:=MEDIAN(F2543:F2642)" table:style-name="ce4">
            <text:p>996</text:p>
          </table:table-cell>
          <table:table-cell office:value-type="float" office:value="996" table:formula="msoxl:=_xlfn.QUARTILE.EXC(F2543:F2642,2)" table:style-name="ce4">
            <text:p>996</text:p>
          </table:table-cell>
          <table:table-cell office:value-type="float" office:value="995" table:formula="msoxl:=_xlfn.QUARTILE.EXC(F2543:F2642,1)" table:style-name="ce4">
            <text:p>995</text:p>
          </table:table-cell>
          <table:table-cell office:value-type="float" office:value="997" table:formula="msoxl:=_xlfn.QUARTILE.EXC(F2543:F2642,3)" table:style-name="ce4">
            <text:p>997</text:p>
          </table:table-cell>
          <table:table-cell office:value-type="float" office:value="992" table:formula="msoxl:=MIN(F2543:F2642)" table:style-name="ce4">
            <text:p>992</text:p>
          </table:table-cell>
          <table:table-cell office:value-type="float" office:value="1007" table:formula="msoxl:=MAX(F2543:F2642)" table:style-name="ce4">
            <text:p>1007</text:p>
          </table:table-cell>
          <table:table-cell office:value-type="float" office:value="1.5907243760010867" table:formula="msoxl:=_xlfn.STDEV.S(F2543:F2642)" table:style-name="ce4">
            <text:p>1,590724376</text:p>
          </table:table-cell>
          <table:table-cell office:value-type="float" office:value="2.5304040404040467" table:formula="msoxl:=_xlfn.VAR.S(F2543:F2642)" table:style-name="ce4">
            <text:p>2,5304040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56.37" table:formula="msoxl:=AVERAGE(F2743:F2842)" table:style-name="ce4">
            <text:p>56,37</text:p>
          </table:table-cell>
          <table:table-cell office:value-type="float" office:value="56" table:formula="msoxl:=MEDIAN(F2743:F2842)" table:style-name="ce4">
            <text:p>56</text:p>
          </table:table-cell>
          <table:table-cell office:value-type="float" office:value="56" table:formula="msoxl:=_xlfn.QUARTILE.EXC(F2743:F2842,2)" table:style-name="ce4">
            <text:p>56</text:p>
          </table:table-cell>
          <table:table-cell office:value-type="float" office:value="56" table:formula="msoxl:=_xlfn.QUARTILE.EXC(F2743:F2842,1)" table:style-name="ce4">
            <text:p>56</text:p>
          </table:table-cell>
          <table:table-cell office:value-type="float" office:value="57" table:formula="msoxl:=_xlfn.QUARTILE.EXC(F2743:F2842,3)" table:style-name="ce4">
            <text:p>57</text:p>
          </table:table-cell>
          <table:table-cell office:value-type="float" office:value="56" table:formula="msoxl:=MIN(F2743:F2842)" table:style-name="ce4">
            <text:p>56</text:p>
          </table:table-cell>
          <table:table-cell office:value-type="float" office:value="58" table:formula="msoxl:=MAX(F2743:F2842)" table:style-name="ce4">
            <text:p>58</text:p>
          </table:table-cell>
          <table:table-cell office:value-type="float" office:value="0.54411451557609236" table:formula="msoxl:=_xlfn.STDEV.S(F2743:F2842)" table:style-name="ce4">
            <text:p>0,544114516</text:p>
          </table:table-cell>
          <table:table-cell office:value-type="float" office:value="0.29606060606060564" table:formula="msoxl:=_xlfn.VAR.S(F2743:F2842)" table:style-name="ce4">
            <text:p>0,296060606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53.11" table:formula="msoxl:=AVERAGE(F2943:F3042)" table:style-name="ce4">
            <text:p>53,11</text:p>
          </table:table-cell>
          <table:table-cell office:value-type="float" office:value="53" table:formula="msoxl:=MEDIAN(F2943:F3042)" table:style-name="ce4">
            <text:p>53</text:p>
          </table:table-cell>
          <table:table-cell office:value-type="float" office:value="53" table:formula="msoxl:=_xlfn.QUARTILE.EXC(F2943:F3042,2)" table:style-name="ce4">
            <text:p>53</text:p>
          </table:table-cell>
          <table:table-cell office:value-type="float" office:value="52" table:formula="msoxl:=_xlfn.QUARTILE.EXC(F2943:F3042,1)" table:style-name="ce4">
            <text:p>52</text:p>
          </table:table-cell>
          <table:table-cell office:value-type="float" office:value="54" table:formula="msoxl:=_xlfn.QUARTILE.EXC(F2943:F3042,3)" table:style-name="ce4">
            <text:p>54</text:p>
          </table:table-cell>
          <table:table-cell office:value-type="float" office:value="51" table:formula="msoxl:=MIN(F2943:F3042)" table:style-name="ce4">
            <text:p>51</text:p>
          </table:table-cell>
          <table:table-cell office:value-type="float" office:value="56" table:formula="msoxl:=MAX(F2943:F3042)" table:style-name="ce4">
            <text:p>56</text:p>
          </table:table-cell>
          <table:table-cell office:value-type="float" office:value="0.96289756317674713" table:formula="msoxl:=_xlfn.STDEV.S(F2943:F3042)" table:style-name="ce4">
            <text:p>0,962897563</text:p>
          </table:table-cell>
          <table:table-cell office:value-type="float" office:value="0.92717171717171776" table:formula="msoxl:=_xlfn.VAR.S(F2943:F3042)" table:style-name="ce4">
            <text:p>0,927171717</text:p>
          </table:table-cell>
          <table:table-cell table:number-columns-repeated="7" table:style-name="ce1"/>
          <table:table-cell table:style-name="ce6"/>
          <table:table-cell table:number-columns-repeated="16366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56.53" table:formula="msoxl:=AVERAGE(F3143:F3242)" table:style-name="ce4">
            <text:p>56,53</text:p>
          </table:table-cell>
          <table:table-cell office:value-type="float" office:value="57" table:formula="msoxl:=MEDIAN(F3143:F3242)" table:style-name="ce4">
            <text:p>57</text:p>
          </table:table-cell>
          <table:table-cell office:value-type="float" office:value="57" table:formula="msoxl:=_xlfn.QUARTILE.EXC(F3143:F3242,2)" table:style-name="ce4">
            <text:p>57</text:p>
          </table:table-cell>
          <table:table-cell office:value-type="float" office:value="56" table:formula="msoxl:=_xlfn.QUARTILE.EXC(F3143:F3242,1)" table:style-name="ce4">
            <text:p>56</text:p>
          </table:table-cell>
          <table:table-cell office:value-type="float" office:value="57" table:formula="msoxl:=_xlfn.QUARTILE.EXC(F3143:F3242,3)" table:style-name="ce4">
            <text:p>57</text:p>
          </table:table-cell>
          <table:table-cell office:value-type="float" office:value="55" table:formula="msoxl:=MIN(F3143:F3242)" table:style-name="ce4">
            <text:p>55</text:p>
          </table:table-cell>
          <table:table-cell office:value-type="float" office:value="59" table:formula="msoxl:=MAX(F3143:F3242)" table:style-name="ce4">
            <text:p>59</text:p>
          </table:table-cell>
          <table:table-cell office:value-type="float" office:value="0.71710698242481585" table:formula="msoxl:=_xlfn.STDEV.S(F3143:F3242)" table:style-name="ce4">
            <text:p>0,717106982</text:p>
          </table:table-cell>
          <table:table-cell office:value-type="float" office:value="0.51424242424242517" table:formula="msoxl:=_xlfn.VAR.S(F3143:F3242)" table:style-name="ce4">
            <text:p>0,514242424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57.61" table:formula="msoxl:=AVERAGE(F3343:F3442)" table:style-name="ce4">
            <text:p>57,61</text:p>
          </table:table-cell>
          <table:table-cell office:value-type="float" office:value="58" table:formula="msoxl:=MEDIAN(F3343:F3442)" table:style-name="ce4">
            <text:p>58</text:p>
          </table:table-cell>
          <table:table-cell office:value-type="float" office:value="58" table:formula="msoxl:=_xlfn.QUARTILE.EXC(F3343:F3442,2)" table:style-name="ce4">
            <text:p>58</text:p>
          </table:table-cell>
          <table:table-cell office:value-type="float" office:value="57" table:formula="msoxl:=_xlfn.QUARTILE.EXC(F3343:F3442,1)" table:style-name="ce4">
            <text:p>57</text:p>
          </table:table-cell>
          <table:table-cell office:value-type="float" office:value="58" table:formula="msoxl:=_xlfn.QUARTILE.EXC(F3343:F3442,3)" table:style-name="ce4">
            <text:p>58</text:p>
          </table:table-cell>
          <table:table-cell office:value-type="float" office:value="56" table:formula="msoxl:=MIN(F3343:F3442)" table:style-name="ce4">
            <text:p>56</text:p>
          </table:table-cell>
          <table:table-cell office:value-type="float" office:value="59" table:formula="msoxl:=MAX(F3343:F3442)" table:style-name="ce4">
            <text:p>59</text:p>
          </table:table-cell>
          <table:table-cell office:value-type="float" office:value="0.827494697715625" table:formula="msoxl:=_xlfn.STDEV.S(F3343:F3442)" table:style-name="ce4">
            <text:p>0,827494698</text:p>
          </table:table-cell>
          <table:table-cell office:value-type="float" office:value="0.68474747474747355" table:formula="msoxl:=_xlfn.VAR.S(F3343:F3442)" table:style-name="ce4">
            <text:p>0,684747475</text:p>
          </table:table-cell>
          <table:table-cell table:number-columns-repeated="16374" table:style-name="ce1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1">
            <text:p>Testes</text:p>
          </table:table-cell>
          <table:covered-table-cell table:number-columns-repeated="5"/>
          <table:table-cell table:number-columns-repeated="16378" table:style-name="ce1"/>
        </table:table-row>
        <table:table-row table:style-name="ro3">
          <table:table-cell office:value-type="string" table:style-name="ce3">
            <text:p>INSTANCE</text:p>
          </table:table-cell>
          <table:table-cell office:value-type="string" table:style-name="ce3">
            <text:p>NODES</text:p>
          </table:table-cell>
          <table:table-cell office:value-type="string" table:style-name="ce3">
            <text:p>ARCS</text:p>
          </table:table-cell>
          <table:table-cell office:value-type="string" table:style-name="ce3">
            <text:p>SEEDS</text:p>
          </table:table-cell>
          <table:table-cell office:value-type="string" table:style-name="ce3">
            <text:p>METHOD</text:p>
          </table:table-cell>
          <table:table-cell office:value-type="string" table:style-name="ce3">
            <text:p>COVER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535" table:style-name="ce4">
            <text:p>6535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149" table:style-name="ce4">
            <text:p>8149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107" table:style-name="ce4">
            <text:p>7107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43" table:style-name="ce4">
            <text:p>943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014" table:style-name="ce4">
            <text:p>3014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164" table:style-name="ce4">
            <text:p>2164</text:p>
          </table:table-cell>
          <table:table-cell office:value-type="string" table:style-name="ce7">
            <text:p>a</text:p>
          </table:table-cell>
          <table:table-cell office:value-type="float" office:value="450" table:style-name="ce4">
            <text:p>450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442" table:style-name="ce4">
            <text:p>9442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048" table:style-name="ce4">
            <text:p>1048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355" table:style-name="ce4">
            <text:p>9355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260" table:style-name="ce4">
            <text:p>3260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546" table:style-name="ce4">
            <text:p>8546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5310" table:style-name="ce4">
            <text:p>5310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033" table:style-name="ce4">
            <text:p>3033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406" table:style-name="ce4">
            <text:p>8406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004" table:style-name="ce4">
            <text:p>3004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718" table:style-name="ce4">
            <text:p>4718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637" table:style-name="ce4">
            <text:p>8637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704" table:style-name="ce4">
            <text:p>1704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255" table:style-name="ce4">
            <text:p>1255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222" table:style-name="ce4">
            <text:p>2222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473" table:style-name="ce4">
            <text:p>1473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330" table:style-name="ce4">
            <text:p>1330</text:p>
          </table:table-cell>
          <table:table-cell office:value-type="string" table:style-name="ce7">
            <text:p>a</text:p>
          </table:table-cell>
          <table:table-cell office:value-type="float" office:value="440" table:style-name="ce4">
            <text:p>4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98" table:style-name="ce4">
            <text:p>698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62" table:style-name="ce4">
            <text:p>462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230" table:style-name="ce4">
            <text:p>2230</text:p>
          </table:table-cell>
          <table:table-cell office:value-type="string" table:style-name="ce7">
            <text:p>a</text:p>
          </table:table-cell>
          <table:table-cell office:value-type="float" office:value="448" table:style-name="ce4">
            <text:p>4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211" table:style-name="ce4">
            <text:p>2211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372" table:style-name="ce4">
            <text:p>4372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604" table:style-name="ce4">
            <text:p>8604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587" table:style-name="ce4">
            <text:p>587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04" table:style-name="ce4">
            <text:p>704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5585" table:style-name="ce4">
            <text:p>5585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391" table:style-name="ce4">
            <text:p>3391</text:p>
          </table:table-cell>
          <table:table-cell office:value-type="string" table:style-name="ce7">
            <text:p>a</text:p>
          </table:table-cell>
          <table:table-cell office:value-type="float" office:value="448" table:style-name="ce4">
            <text:p>4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239" table:style-name="ce4">
            <text:p>7239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187" table:style-name="ce4">
            <text:p>7187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879" table:style-name="ce4">
            <text:p>1879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96" table:style-name="ce4">
            <text:p>696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256" table:style-name="ce4">
            <text:p>4256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52" table:style-name="ce4">
            <text:p>852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312" table:style-name="ce4">
            <text:p>6312</text:p>
          </table:table-cell>
          <table:table-cell office:value-type="string" table:style-name="ce7">
            <text:p>a</text:p>
          </table:table-cell>
          <table:table-cell office:value-type="float" office:value="448" table:style-name="ce4">
            <text:p>4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333" table:style-name="ce4">
            <text:p>9333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6" table:style-name="ce4">
            <text:p>76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692" table:style-name="ce4">
            <text:p>8692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887" table:style-name="ce4">
            <text:p>1887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5688" table:style-name="ce4">
            <text:p>5688</text:p>
          </table:table-cell>
          <table:table-cell office:value-type="string" table:style-name="ce7">
            <text:p>a</text:p>
          </table:table-cell>
          <table:table-cell office:value-type="float" office:value="448" table:style-name="ce4">
            <text:p>4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998" table:style-name="ce4">
            <text:p>1998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995" table:style-name="ce4">
            <text:p>8995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93" table:style-name="ce4">
            <text:p>693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082" table:style-name="ce4">
            <text:p>6082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018" table:style-name="ce4">
            <text:p>8018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107" table:style-name="ce4">
            <text:p>1107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163" table:style-name="ce4">
            <text:p>2163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240" table:style-name="ce4">
            <text:p>7240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955" table:style-name="ce4">
            <text:p>4955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322" table:style-name="ce4">
            <text:p>1322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772" table:style-name="ce4">
            <text:p>7772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776" table:style-name="ce4">
            <text:p>9776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291" table:style-name="ce4">
            <text:p>7291</text:p>
          </table:table-cell>
          <table:table-cell office:value-type="string" table:style-name="ce7">
            <text:p>a</text:p>
          </table:table-cell>
          <table:table-cell office:value-type="float" office:value="448" table:style-name="ce4">
            <text:p>4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804" table:style-name="ce4">
            <text:p>4804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04" table:style-name="ce4">
            <text:p>304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38" table:style-name="ce4">
            <text:p>838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257" table:style-name="ce4">
            <text:p>3257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5457" table:style-name="ce4">
            <text:p>5457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838" table:style-name="ce4">
            <text:p>3838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061" table:style-name="ce4">
            <text:p>6061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992" table:style-name="ce4">
            <text:p>9992</text:p>
          </table:table-cell>
          <table:table-cell office:value-type="string" table:style-name="ce7">
            <text:p>a</text:p>
          </table:table-cell>
          <table:table-cell office:value-type="float" office:value="448" table:style-name="ce4">
            <text:p>4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076" table:style-name="ce4">
            <text:p>9076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397" table:style-name="ce4">
            <text:p>1397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5996" table:style-name="ce4">
            <text:p>5996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5658" table:style-name="ce4">
            <text:p>5658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398" table:style-name="ce4">
            <text:p>8398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408" table:style-name="ce4">
            <text:p>1408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152" table:style-name="ce4">
            <text:p>8152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767" table:style-name="ce4">
            <text:p>7767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750" table:style-name="ce4">
            <text:p>6750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550" table:style-name="ce4">
            <text:p>2550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033" table:style-name="ce4">
            <text:p>2033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5085" table:style-name="ce4">
            <text:p>5085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805" table:style-name="ce4">
            <text:p>3805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687" table:style-name="ce4">
            <text:p>1687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365" table:style-name="ce4">
            <text:p>8365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61" table:style-name="ce4">
            <text:p>361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002" table:style-name="ce4">
            <text:p>9002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949" table:style-name="ce4">
            <text:p>6949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197" table:style-name="ce4">
            <text:p>8197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029" table:style-name="ce4">
            <text:p>8029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670" table:style-name="ce4">
            <text:p>6670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5489" table:style-name="ce4">
            <text:p>5489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5059" table:style-name="ce4">
            <text:p>5059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306" table:style-name="ce4">
            <text:p>9306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744" table:style-name="ce4">
            <text:p>6744</text:p>
          </table:table-cell>
          <table:table-cell office:value-type="string" table:style-name="ce7">
            <text:p>a</text:p>
          </table:table-cell>
          <table:table-cell office:value-type="float" office:value="448" table:style-name="ce4">
            <text:p>4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896" table:style-name="ce4">
            <text:p>8896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244" table:style-name="ce4">
            <text:p>2244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558" table:style-name="ce4">
            <text:p>7558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53" table:style-name="ce4">
            <text:p>653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522" table:style-name="ce4">
            <text:p>4522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360" table:style-name="ce4">
            <text:p>7360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722" table:style-name="ce4">
            <text:p>2722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306" table:style-name="ce4">
            <text:p>9306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620" table:style-name="ce4">
            <text:p>3620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5719" table:style-name="ce4">
            <text:p>5719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535" table:style-name="ce4">
            <text:p>6535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790" table:style-name="ce4">
            <text:p>9790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695" table:style-name="ce4">
            <text:p>3695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261" table:style-name="ce4">
            <text:p>6261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389" table:style-name="ce4">
            <text:p>4389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331" table:style-name="ce4">
            <text:p>8331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543" table:style-name="ce4">
            <text:p>9543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807" table:style-name="ce4">
            <text:p>1807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643" table:style-name="ce4">
            <text:p>8643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814" table:style-name="ce4">
            <text:p>4814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524" table:style-name="ce4">
            <text:p>9524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865" table:style-name="ce4">
            <text:p>2865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886" table:style-name="ce4">
            <text:p>3886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391" table:style-name="ce4">
            <text:p>3391</text:p>
          </table:table-cell>
          <table:table-cell office:value-type="string" table:style-name="ce7">
            <text:p>g</text:p>
          </table:table-cell>
          <table:table-cell office:value-type="float" office:value="428" table:style-name="ce4">
            <text:p>4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148" table:style-name="ce4">
            <text:p>6148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576" table:style-name="ce4">
            <text:p>9576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609" table:style-name="ce4">
            <text:p>1609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462" table:style-name="ce4">
            <text:p>9462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945" table:style-name="ce4">
            <text:p>3945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530" table:style-name="ce4">
            <text:p>2530</text:p>
          </table:table-cell>
          <table:table-cell office:value-type="string" table:style-name="ce7">
            <text:p>g</text:p>
          </table:table-cell>
          <table:table-cell office:value-type="float" office:value="428" table:style-name="ce4">
            <text:p>4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681" table:style-name="ce4">
            <text:p>6681</text:p>
          </table:table-cell>
          <table:table-cell office:value-type="string" table:style-name="ce7">
            <text:p>g</text:p>
          </table:table-cell>
          <table:table-cell office:value-type="float" office:value="428" table:style-name="ce4">
            <text:p>4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832" table:style-name="ce4">
            <text:p>9832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447" table:style-name="ce4">
            <text:p>4447</text:p>
          </table:table-cell>
          <table:table-cell office:value-type="string" table:style-name="ce7">
            <text:p>g</text:p>
          </table:table-cell>
          <table:table-cell office:value-type="float" office:value="428" table:style-name="ce4">
            <text:p>4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644" table:style-name="ce4">
            <text:p>7644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364" table:style-name="ce4">
            <text:p>2364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54" table:style-name="ce4">
            <text:p>354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974" table:style-name="ce4">
            <text:p>7974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421" table:style-name="ce4">
            <text:p>7421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5259" table:style-name="ce4">
            <text:p>5259</text:p>
          </table:table-cell>
          <table:table-cell office:value-type="string" table:style-name="ce7">
            <text:p>g</text:p>
          </table:table-cell>
          <table:table-cell office:value-type="float" office:value="428" table:style-name="ce4">
            <text:p>4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86" table:style-name="ce4">
            <text:p>986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67" table:style-name="ce4">
            <text:p>967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757" table:style-name="ce4">
            <text:p>4757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410" table:style-name="ce4">
            <text:p>1410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104" table:style-name="ce4">
            <text:p>3104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032" table:style-name="ce4">
            <text:p>1032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264" table:style-name="ce4">
            <text:p>7264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627" table:style-name="ce4">
            <text:p>8627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582" table:style-name="ce4">
            <text:p>4582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543" table:style-name="ce4">
            <text:p>7543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129" table:style-name="ce4">
            <text:p>2129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251" table:style-name="ce4">
            <text:p>2251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579" table:style-name="ce4">
            <text:p>4579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837" table:style-name="ce4">
            <text:p>7837</text:p>
          </table:table-cell>
          <table:table-cell office:value-type="string" table:style-name="ce7">
            <text:p>g</text:p>
          </table:table-cell>
          <table:table-cell office:value-type="float" office:value="428" table:style-name="ce4">
            <text:p>4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501" table:style-name="ce4">
            <text:p>2501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479" table:style-name="ce4">
            <text:p>4479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353" table:style-name="ce4">
            <text:p>2353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5781" table:style-name="ce4">
            <text:p>5781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5486" table:style-name="ce4">
            <text:p>5486</text:p>
          </table:table-cell>
          <table:table-cell office:value-type="string" table:style-name="ce7">
            <text:p>g</text:p>
          </table:table-cell>
          <table:table-cell office:value-type="float" office:value="428" table:style-name="ce4">
            <text:p>4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236" table:style-name="ce4">
            <text:p>2236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307" table:style-name="ce4">
            <text:p>4307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930" table:style-name="ce4">
            <text:p>1930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299" table:style-name="ce4">
            <text:p>7299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719" table:style-name="ce4">
            <text:p>6719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330" table:style-name="ce4">
            <text:p>4330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225" table:style-name="ce4">
            <text:p>3225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398" table:style-name="ce4">
            <text:p>9398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021" table:style-name="ce4">
            <text:p>4021</text:p>
          </table:table-cell>
          <table:table-cell office:value-type="string" table:style-name="ce7">
            <text:p>g</text:p>
          </table:table-cell>
          <table:table-cell office:value-type="float" office:value="428" table:style-name="ce4">
            <text:p>4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913" table:style-name="ce4">
            <text:p>7913</text:p>
          </table:table-cell>
          <table:table-cell office:value-type="string" table:style-name="ce7">
            <text:p>g</text:p>
          </table:table-cell>
          <table:table-cell office:value-type="float" office:value="427" table:style-name="ce4">
            <text:p>42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340" table:style-name="ce4">
            <text:p>9340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377" table:style-name="ce4">
            <text:p>8377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765" table:style-name="ce4">
            <text:p>6765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5939" table:style-name="ce4">
            <text:p>5939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513" table:style-name="ce4">
            <text:p>4513</text:p>
          </table:table-cell>
          <table:table-cell office:value-type="string" table:style-name="ce7">
            <text:p>g</text:p>
          </table:table-cell>
          <table:table-cell office:value-type="float" office:value="427" table:style-name="ce4">
            <text:p>42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235" table:style-name="ce4">
            <text:p>6235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540" table:style-name="ce4">
            <text:p>2540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478" table:style-name="ce4">
            <text:p>2478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213" table:style-name="ce4">
            <text:p>6213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032" table:style-name="ce4">
            <text:p>6032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5682" table:style-name="ce4">
            <text:p>5682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293" table:style-name="ce4">
            <text:p>8293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612" table:style-name="ce4">
            <text:p>1612</text:p>
          </table:table-cell>
          <table:table-cell office:value-type="string" table:style-name="ce7">
            <text:p>g</text:p>
          </table:table-cell>
          <table:table-cell office:value-type="float" office:value="428" table:style-name="ce4">
            <text:p>4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458" table:style-name="ce4">
            <text:p>4458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003" table:style-name="ce4">
            <text:p>1003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543" table:style-name="ce4">
            <text:p>1543</text:p>
          </table:table-cell>
          <table:table-cell office:value-type="string" table:style-name="ce7">
            <text:p>g</text:p>
          </table:table-cell>
          <table:table-cell office:value-type="float" office:value="428" table:style-name="ce4">
            <text:p>4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737" table:style-name="ce4">
            <text:p>2737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01" table:style-name="ce4">
            <text:p>201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96" table:style-name="ce4">
            <text:p>996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882" table:style-name="ce4">
            <text:p>4882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11" table:style-name="ce4">
            <text:p>111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095" table:style-name="ce4">
            <text:p>3095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894" table:style-name="ce4">
            <text:p>9894</text:p>
          </table:table-cell>
          <table:table-cell office:value-type="string" table:style-name="ce7">
            <text:p>g</text:p>
          </table:table-cell>
          <table:table-cell office:value-type="float" office:value="428" table:style-name="ce4">
            <text:p>4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8842" table:style-name="ce4">
            <text:p>8842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495" table:style-name="ce4">
            <text:p>7495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588" table:style-name="ce4">
            <text:p>4588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055" table:style-name="ce4">
            <text:p>3055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1014" table:style-name="ce4">
            <text:p>1014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4566" table:style-name="ce4">
            <text:p>4566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415" table:style-name="ce4">
            <text:p>6415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828" table:style-name="ce4">
            <text:p>6828</text:p>
          </table:table-cell>
          <table:table-cell office:value-type="string" table:style-name="ce7">
            <text:p>g</text:p>
          </table:table-cell>
          <table:table-cell office:value-type="float" office:value="428" table:style-name="ce4">
            <text:p>4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5216" table:style-name="ce4">
            <text:p>5216</text:p>
          </table:table-cell>
          <table:table-cell office:value-type="string" table:style-name="ce7">
            <text:p>g</text:p>
          </table:table-cell>
          <table:table-cell office:value-type="float" office:value="428" table:style-name="ce4">
            <text:p>4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926" table:style-name="ce4">
            <text:p>9926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2276" table:style-name="ce4">
            <text:p>2276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7552" table:style-name="ce4">
            <text:p>7552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186" table:style-name="ce4">
            <text:p>6186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5968" table:style-name="ce4">
            <text:p>5968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5323" table:style-name="ce4">
            <text:p>5323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3691" table:style-name="ce4">
            <text:p>3691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6604" table:style-name="ce4">
            <text:p>6604</text:p>
          </table:table-cell>
          <table:table-cell office:value-type="string" table:style-name="ce7">
            <text:p>g</text:p>
          </table:table-cell>
          <table:table-cell office:value-type="float" office:value="428" table:style-name="ce4">
            <text:p>4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018" table:style-name="ce4">
            <text:p>9018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1.txt</text:p>
          </table:table-cell>
          <table:table-cell office:value-type="float" office:value="450" table:style-name="ce4">
            <text:p>450</text:p>
          </table:table-cell>
          <table:table-cell office:value-type="float" office:value="17827" table:style-name="ce4">
            <text:p>17827</text:p>
          </table:table-cell>
          <table:table-cell office:value-type="float" office:value="9188" table:style-name="ce4">
            <text:p>9188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705" table:style-name="ce4">
            <text:p>8705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9282" table:style-name="ce4">
            <text:p>9282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9568" table:style-name="ce4">
            <text:p>9568</text:p>
          </table:table-cell>
          <table:table-cell office:value-type="string" table:style-name="ce7">
            <text:p>a</text:p>
          </table:table-cell>
          <table:table-cell office:value-type="float" office:value="448" table:style-name="ce4">
            <text:p>4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873" table:style-name="ce4">
            <text:p>4873</text:p>
          </table:table-cell>
          <table:table-cell office:value-type="string" table:style-name="ce7">
            <text:p>a</text:p>
          </table:table-cell>
          <table:table-cell office:value-type="float" office:value="448" table:style-name="ce4">
            <text:p>4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263" table:style-name="ce4">
            <text:p>4263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630" table:style-name="ce4">
            <text:p>1630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428" table:style-name="ce4">
            <text:p>4428</text:p>
          </table:table-cell>
          <table:table-cell office:value-type="string" table:style-name="ce7">
            <text:p>a</text:p>
          </table:table-cell>
          <table:table-cell office:value-type="float" office:value="448" table:style-name="ce4">
            <text:p>4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895" table:style-name="ce4">
            <text:p>8895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926" table:style-name="ce4">
            <text:p>6926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116" table:style-name="ce4">
            <text:p>6116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5579" table:style-name="ce4">
            <text:p>5579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866" table:style-name="ce4">
            <text:p>3866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050" table:style-name="ce4">
            <text:p>6050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434" table:style-name="ce4">
            <text:p>4434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146" table:style-name="ce4">
            <text:p>1146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14" table:style-name="ce4">
            <text:p>114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828" table:style-name="ce4">
            <text:p>8828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589" table:style-name="ce4">
            <text:p>4589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5198" table:style-name="ce4">
            <text:p>5198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9904" table:style-name="ce4">
            <text:p>9904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476" table:style-name="ce4">
            <text:p>8476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763" table:style-name="ce4">
            <text:p>6763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471" table:style-name="ce4">
            <text:p>4471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112" table:style-name="ce4">
            <text:p>3112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897" table:style-name="ce4">
            <text:p>6897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279" table:style-name="ce4">
            <text:p>7279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49" table:style-name="ce4">
            <text:p>649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437" table:style-name="ce4">
            <text:p>3437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550" table:style-name="ce4">
            <text:p>7550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628" table:style-name="ce4">
            <text:p>4628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783" table:style-name="ce4">
            <text:p>6783</text:p>
          </table:table-cell>
          <table:table-cell office:value-type="string" table:style-name="ce7">
            <text:p>a</text:p>
          </table:table-cell>
          <table:table-cell office:value-type="float" office:value="448" table:style-name="ce4">
            <text:p>4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787" table:style-name="ce4">
            <text:p>1787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329" table:style-name="ce4">
            <text:p>4329</text:p>
          </table:table-cell>
          <table:table-cell office:value-type="string" table:style-name="ce7">
            <text:p>a</text:p>
          </table:table-cell>
          <table:table-cell office:value-type="float" office:value="448" table:style-name="ce4">
            <text:p>4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965" table:style-name="ce4">
            <text:p>7965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706" table:style-name="ce4">
            <text:p>7706</text:p>
          </table:table-cell>
          <table:table-cell office:value-type="string" table:style-name="ce7">
            <text:p>a</text:p>
          </table:table-cell>
          <table:table-cell office:value-type="float" office:value="448" table:style-name="ce4">
            <text:p>4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355" table:style-name="ce4">
            <text:p>1355</text:p>
          </table:table-cell>
          <table:table-cell office:value-type="string" table:style-name="ce7">
            <text:p>a</text:p>
          </table:table-cell>
          <table:table-cell office:value-type="float" office:value="448" table:style-name="ce4">
            <text:p>4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533" table:style-name="ce4">
            <text:p>533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646" table:style-name="ce4">
            <text:p>3646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58" table:style-name="ce4">
            <text:p>358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2169" table:style-name="ce4">
            <text:p>2169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9003" table:style-name="ce4">
            <text:p>9003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570" table:style-name="ce4">
            <text:p>570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251" table:style-name="ce4">
            <text:p>251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5726" table:style-name="ce4">
            <text:p>5726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360" table:style-name="ce4">
            <text:p>7360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65" table:style-name="ce4">
            <text:p>765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24" table:style-name="ce4">
            <text:p>824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2163" table:style-name="ce4">
            <text:p>2163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2133" table:style-name="ce4">
            <text:p>2133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28" table:style-name="ce4">
            <text:p>28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45" table:style-name="ce4">
            <text:p>645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877" table:style-name="ce4">
            <text:p>8877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818" table:style-name="ce4">
            <text:p>7818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712" table:style-name="ce4">
            <text:p>4712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332" table:style-name="ce4">
            <text:p>7332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983" table:style-name="ce4">
            <text:p>7983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257" table:style-name="ce4">
            <text:p>6257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773" table:style-name="ce4">
            <text:p>6773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550" table:style-name="ce4">
            <text:p>6550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306" table:style-name="ce4">
            <text:p>7306</text:p>
          </table:table-cell>
          <table:table-cell office:value-type="string" table:style-name="ce7">
            <text:p>a</text:p>
          </table:table-cell>
          <table:table-cell office:value-type="float" office:value="448" table:style-name="ce4">
            <text:p>4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296" table:style-name="ce4">
            <text:p>7296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39" table:style-name="ce4">
            <text:p>739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158" table:style-name="ce4">
            <text:p>1158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9501" table:style-name="ce4">
            <text:p>9501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9950" table:style-name="ce4">
            <text:p>9950</text:p>
          </table:table-cell>
          <table:table-cell office:value-type="string" table:style-name="ce7">
            <text:p>a</text:p>
          </table:table-cell>
          <table:table-cell office:value-type="float" office:value="440" table:style-name="ce4">
            <text:p>4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853" table:style-name="ce4">
            <text:p>8853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5323" table:style-name="ce4">
            <text:p>5323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137" table:style-name="ce4">
            <text:p>3137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5340" table:style-name="ce4">
            <text:p>5340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9669" table:style-name="ce4">
            <text:p>9669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541" table:style-name="ce4">
            <text:p>3541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146" table:style-name="ce4">
            <text:p>3146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9910" table:style-name="ce4">
            <text:p>9910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998" table:style-name="ce4">
            <text:p>8998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212" table:style-name="ce4">
            <text:p>6212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265" table:style-name="ce4">
            <text:p>1265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006" table:style-name="ce4">
            <text:p>4006</text:p>
          </table:table-cell>
          <table:table-cell office:value-type="string" table:style-name="ce7">
            <text:p>a</text:p>
          </table:table-cell>
          <table:table-cell office:value-type="float" office:value="448" table:style-name="ce4">
            <text:p>4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652" table:style-name="ce4">
            <text:p>1652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806" table:style-name="ce4">
            <text:p>3806</text:p>
          </table:table-cell>
          <table:table-cell office:value-type="string" table:style-name="ce7">
            <text:p>a</text:p>
          </table:table-cell>
          <table:table-cell office:value-type="float" office:value="448" table:style-name="ce4">
            <text:p>4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10" table:style-name="ce4">
            <text:p>810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941" table:style-name="ce4">
            <text:p>3941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125" table:style-name="ce4">
            <text:p>1125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756" table:style-name="ce4">
            <text:p>8756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2958" table:style-name="ce4">
            <text:p>2958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952" table:style-name="ce4">
            <text:p>3952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256" table:style-name="ce4">
            <text:p>4256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2812" table:style-name="ce4">
            <text:p>2812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175" table:style-name="ce4">
            <text:p>3175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748" table:style-name="ce4">
            <text:p>4748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686" table:style-name="ce4">
            <text:p>6686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464" table:style-name="ce4">
            <text:p>8464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298" table:style-name="ce4">
            <text:p>7298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42" table:style-name="ce4">
            <text:p>842</text:p>
          </table:table-cell>
          <table:table-cell office:value-type="string" table:style-name="ce7">
            <text:p>a</text:p>
          </table:table-cell>
          <table:table-cell office:value-type="float" office:value="442" table:style-name="ce4">
            <text:p>4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994" table:style-name="ce4">
            <text:p>4994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147" table:style-name="ce4">
            <text:p>8147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79" table:style-name="ce4">
            <text:p>679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79" table:style-name="ce4">
            <text:p>779</text:p>
          </table:table-cell>
          <table:table-cell office:value-type="string" table:style-name="ce7">
            <text:p>a</text:p>
          </table:table-cell>
          <table:table-cell office:value-type="float" office:value="446" table:style-name="ce4">
            <text:p>4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975" table:style-name="ce4">
            <text:p>8975</text:p>
          </table:table-cell>
          <table:table-cell office:value-type="string" table:style-name="ce7">
            <text:p>a</text:p>
          </table:table-cell>
          <table:table-cell office:value-type="float" office:value="444" table:style-name="ce4">
            <text:p>4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27" table:style-name="ce4">
            <text:p>127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780" table:style-name="ce4">
            <text:p>4780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5685" table:style-name="ce4">
            <text:p>5685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050" table:style-name="ce4">
            <text:p>3050</text:p>
          </table:table-cell>
          <table:table-cell office:value-type="string" table:style-name="ce7">
            <text:p>g</text:p>
          </table:table-cell>
          <table:table-cell office:value-type="float" office:value="429" table:style-name="ce4">
            <text:p>4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844" table:style-name="ce4">
            <text:p>1844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837" table:style-name="ce4">
            <text:p>4837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917" table:style-name="ce4">
            <text:p>917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2539" table:style-name="ce4">
            <text:p>2539</text:p>
          </table:table-cell>
          <table:table-cell office:value-type="string" table:style-name="ce7">
            <text:p>g</text:p>
          </table:table-cell>
          <table:table-cell office:value-type="float" office:value="433" table:style-name="ce4">
            <text:p>43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222" table:style-name="ce4">
            <text:p>1222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781" table:style-name="ce4">
            <text:p>3781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845" table:style-name="ce4">
            <text:p>7845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471" table:style-name="ce4">
            <text:p>8471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2574" table:style-name="ce4">
            <text:p>2574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959" table:style-name="ce4">
            <text:p>8959</text:p>
          </table:table-cell>
          <table:table-cell office:value-type="string" table:style-name="ce7">
            <text:p>g</text:p>
          </table:table-cell>
          <table:table-cell office:value-type="float" office:value="433" table:style-name="ce4">
            <text:p>43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2398" table:style-name="ce4">
            <text:p>2398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5575" table:style-name="ce4">
            <text:p>5575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5010" table:style-name="ce4">
            <text:p>5010</text:p>
          </table:table-cell>
          <table:table-cell office:value-type="string" table:style-name="ce7">
            <text:p>g</text:p>
          </table:table-cell>
          <table:table-cell office:value-type="float" office:value="433" table:style-name="ce4">
            <text:p>43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970" table:style-name="ce4">
            <text:p>7970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9759" table:style-name="ce4">
            <text:p>9759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230" table:style-name="ce4">
            <text:p>8230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542" table:style-name="ce4">
            <text:p>3542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070" table:style-name="ce4">
            <text:p>7070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9328" table:style-name="ce4">
            <text:p>9328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292" table:style-name="ce4">
            <text:p>7292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080" table:style-name="ce4">
            <text:p>3080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433" table:style-name="ce4">
            <text:p>7433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973" table:style-name="ce4">
            <text:p>973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315" table:style-name="ce4">
            <text:p>7315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356" table:style-name="ce4">
            <text:p>8356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00" table:style-name="ce4">
            <text:p>400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825" table:style-name="ce4">
            <text:p>6825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759" table:style-name="ce4">
            <text:p>6759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073" table:style-name="ce4">
            <text:p>4073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453" table:style-name="ce4">
            <text:p>3453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5083" table:style-name="ce4">
            <text:p>5083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990" table:style-name="ce4">
            <text:p>4990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646" table:style-name="ce4">
            <text:p>3646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265" table:style-name="ce4">
            <text:p>1265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9089" table:style-name="ce4">
            <text:p>9089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449" table:style-name="ce4">
            <text:p>1449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046" table:style-name="ce4">
            <text:p>4046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29" table:style-name="ce4">
            <text:p>29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83" table:style-name="ce4">
            <text:p>183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5103" table:style-name="ce4">
            <text:p>5103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988" table:style-name="ce4">
            <text:p>3988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584" table:style-name="ce4">
            <text:p>6584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369" table:style-name="ce4">
            <text:p>1369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9144" table:style-name="ce4">
            <text:p>9144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696" table:style-name="ce4">
            <text:p>7696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156" table:style-name="ce4">
            <text:p>4156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738" table:style-name="ce4">
            <text:p>8738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278" table:style-name="ce4">
            <text:p>4278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48" table:style-name="ce4">
            <text:p>348</text:p>
          </table:table-cell>
          <table:table-cell office:value-type="string" table:style-name="ce7">
            <text:p>g</text:p>
          </table:table-cell>
          <table:table-cell office:value-type="float" office:value="434" table:style-name="ce4">
            <text:p>4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2869" table:style-name="ce4">
            <text:p>2869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390" table:style-name="ce4">
            <text:p>1390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961" table:style-name="ce4">
            <text:p>4961</text:p>
          </table:table-cell>
          <table:table-cell office:value-type="string" table:style-name="ce7">
            <text:p>g</text:p>
          </table:table-cell>
          <table:table-cell office:value-type="float" office:value="433" table:style-name="ce4">
            <text:p>43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901" table:style-name="ce4">
            <text:p>901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312" table:style-name="ce4">
            <text:p>4312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365" table:style-name="ce4">
            <text:p>1365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5703" table:style-name="ce4">
            <text:p>5703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225" table:style-name="ce4">
            <text:p>4225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252" table:style-name="ce4">
            <text:p>3252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5122" table:style-name="ce4">
            <text:p>5122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985" table:style-name="ce4">
            <text:p>8985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288" table:style-name="ce4">
            <text:p>7288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956" table:style-name="ce4">
            <text:p>1956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9381" table:style-name="ce4">
            <text:p>9381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2351" table:style-name="ce4">
            <text:p>2351</text:p>
          </table:table-cell>
          <table:table-cell office:value-type="string" table:style-name="ce7">
            <text:p>g</text:p>
          </table:table-cell>
          <table:table-cell office:value-type="float" office:value="433" table:style-name="ce4">
            <text:p>43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589" table:style-name="ce4">
            <text:p>1589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793" table:style-name="ce4">
            <text:p>3793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045" table:style-name="ce4">
            <text:p>1045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763" table:style-name="ce4">
            <text:p>1763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5642" table:style-name="ce4">
            <text:p>5642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875" table:style-name="ce4">
            <text:p>8875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3723" table:style-name="ce4">
            <text:p>3723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306" table:style-name="ce4">
            <text:p>8306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191" table:style-name="ce4">
            <text:p>4191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649" table:style-name="ce4">
            <text:p>6649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395" table:style-name="ce4">
            <text:p>1395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9563" table:style-name="ce4">
            <text:p>9563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408" table:style-name="ce4">
            <text:p>4408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461" table:style-name="ce4">
            <text:p>4461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334" table:style-name="ce4">
            <text:p>4334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5807" table:style-name="ce4">
            <text:p>5807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074" table:style-name="ce4">
            <text:p>4074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670" table:style-name="ce4">
            <text:p>7670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165" table:style-name="ce4">
            <text:p>6165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5744" table:style-name="ce4">
            <text:p>5744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7519" table:style-name="ce4">
            <text:p>7519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577" table:style-name="ce4">
            <text:p>8577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2579" table:style-name="ce4">
            <text:p>2579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5456" table:style-name="ce4">
            <text:p>5456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2349" table:style-name="ce4">
            <text:p>2349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813" table:style-name="ce4">
            <text:p>8813</text:p>
          </table:table-cell>
          <table:table-cell office:value-type="string" table:style-name="ce7">
            <text:p>g</text:p>
          </table:table-cell>
          <table:table-cell office:value-type="float" office:value="432" table:style-name="ce4">
            <text:p>4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6890" table:style-name="ce4">
            <text:p>6890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164" table:style-name="ce4">
            <text:p>164</text:p>
          </table:table-cell>
          <table:table-cell office:value-type="string" table:style-name="ce7">
            <text:p>g</text:p>
          </table:table-cell>
          <table:table-cell office:value-type="float" office:value="430" table:style-name="ce4">
            <text:p>4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8396" table:style-name="ce4">
            <text:p>8396</text:p>
          </table:table-cell>
          <table:table-cell office:value-type="string" table:style-name="ce7">
            <text:p>g</text:p>
          </table:table-cell>
          <table:table-cell office:value-type="float" office:value="434" table:style-name="ce4">
            <text:p>4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222" table:style-name="ce4">
            <text:p>222</text:p>
          </table:table-cell>
          <table:table-cell office:value-type="string" table:style-name="ce7">
            <text:p>g</text:p>
          </table:table-cell>
          <table:table-cell office:value-type="float" office:value="431" table:style-name="ce4">
            <text:p>43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30-15-2.txt</text:p>
          </table:table-cell>
          <table:table-cell office:value-type="float" office:value="450" table:style-name="ce4">
            <text:p>450</text:p>
          </table:table-cell>
          <table:table-cell office:value-type="float" office:value="17874" table:style-name="ce4">
            <text:p>17874</text:p>
          </table:table-cell>
          <table:table-cell office:value-type="float" office:value="4234" table:style-name="ce4">
            <text:p>4234</text:p>
          </table:table-cell>
          <table:table-cell office:value-type="string" table:style-name="ce7">
            <text:p>g</text:p>
          </table:table-cell>
          <table:table-cell office:value-type="float" office:value="433" table:style-name="ce4">
            <text:p>43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434" table:style-name="ce4">
            <text:p>5434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28" table:style-name="ce4">
            <text:p>228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837" table:style-name="ce4">
            <text:p>2837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731" table:style-name="ce4">
            <text:p>5731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293" table:style-name="ce4">
            <text:p>3293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679" table:style-name="ce4">
            <text:p>4679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73" table:style-name="ce4">
            <text:p>473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689" table:style-name="ce4">
            <text:p>1689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8926" table:style-name="ce4">
            <text:p>8926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488" table:style-name="ce4">
            <text:p>3488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449" table:style-name="ce4">
            <text:p>9449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307" table:style-name="ce4">
            <text:p>5307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203" table:style-name="ce4">
            <text:p>1203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7709" table:style-name="ce4">
            <text:p>7709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863" table:style-name="ce4">
            <text:p>4863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475" table:style-name="ce4">
            <text:p>6475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636" table:style-name="ce4">
            <text:p>4636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599" table:style-name="ce4">
            <text:p>4599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712" table:style-name="ce4">
            <text:p>6712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996" table:style-name="ce4">
            <text:p>5996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901" table:style-name="ce4">
            <text:p>3901</text:p>
          </table:table-cell>
          <table:table-cell office:value-type="string" table:style-name="ce7">
            <text:p>a</text:p>
          </table:table-cell>
          <table:table-cell office:value-type="float" office:value="1396" table:style-name="ce4">
            <text:p>13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217" table:style-name="ce4">
            <text:p>3217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093" table:style-name="ce4">
            <text:p>2093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160" table:style-name="ce4">
            <text:p>4160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7" table:style-name="ce4">
            <text:p>37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066" table:style-name="ce4">
            <text:p>2066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8541" table:style-name="ce4">
            <text:p>8541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611" table:style-name="ce4">
            <text:p>2611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736" table:style-name="ce4">
            <text:p>4736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821" table:style-name="ce4">
            <text:p>3821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436" table:style-name="ce4">
            <text:p>4436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7156" table:style-name="ce4">
            <text:p>7156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97" table:style-name="ce4">
            <text:p>997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746" table:style-name="ce4">
            <text:p>746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508" table:style-name="ce4">
            <text:p>9508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8431" table:style-name="ce4">
            <text:p>8431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923" table:style-name="ce4">
            <text:p>6923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081" table:style-name="ce4">
            <text:p>2081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184" table:style-name="ce4">
            <text:p>3184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024" table:style-name="ce4">
            <text:p>6024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403" table:style-name="ce4">
            <text:p>6403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72" table:style-name="ce4">
            <text:p>572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779" table:style-name="ce4">
            <text:p>779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033" table:style-name="ce4">
            <text:p>3033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783" table:style-name="ce4">
            <text:p>4783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67" table:style-name="ce4">
            <text:p>667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161" table:style-name="ce4">
            <text:p>2161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575" table:style-name="ce4">
            <text:p>1575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777" table:style-name="ce4">
            <text:p>2777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760" table:style-name="ce4">
            <text:p>5760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462" table:style-name="ce4">
            <text:p>3462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858" table:style-name="ce4">
            <text:p>3858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876" table:style-name="ce4">
            <text:p>6876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537" table:style-name="ce4">
            <text:p>2537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365" table:style-name="ce4">
            <text:p>4365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157" table:style-name="ce4">
            <text:p>6157</text:p>
          </table:table-cell>
          <table:table-cell office:value-type="string" table:style-name="ce7">
            <text:p>a</text:p>
          </table:table-cell>
          <table:table-cell office:value-type="float" office:value="1386" table:style-name="ce4">
            <text:p>13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7272" table:style-name="ce4">
            <text:p>7272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724" table:style-name="ce4">
            <text:p>2724</text:p>
          </table:table-cell>
          <table:table-cell office:value-type="string" table:style-name="ce7">
            <text:p>a</text:p>
          </table:table-cell>
          <table:table-cell office:value-type="float" office:value="1384" table:style-name="ce4">
            <text:p>13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7061" table:style-name="ce4">
            <text:p>7061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93" table:style-name="ce4">
            <text:p>493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531" table:style-name="ce4">
            <text:p>4531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444" table:style-name="ce4">
            <text:p>1444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764" table:style-name="ce4">
            <text:p>6764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8150" table:style-name="ce4">
            <text:p>8150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8469" table:style-name="ce4">
            <text:p>8469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231" table:style-name="ce4">
            <text:p>6231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264" table:style-name="ce4">
            <text:p>5264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439" table:style-name="ce4">
            <text:p>1439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846" table:style-name="ce4">
            <text:p>6846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833" table:style-name="ce4">
            <text:p>5833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090" table:style-name="ce4">
            <text:p>3090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721" table:style-name="ce4">
            <text:p>9721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427" table:style-name="ce4">
            <text:p>2427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7646" table:style-name="ce4">
            <text:p>7646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8242" table:style-name="ce4">
            <text:p>8242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838" table:style-name="ce4">
            <text:p>4838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586" table:style-name="ce4">
            <text:p>2586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586" table:style-name="ce4">
            <text:p>2586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7708" table:style-name="ce4">
            <text:p>7708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411" table:style-name="ce4">
            <text:p>3411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260" table:style-name="ce4">
            <text:p>5260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8242" table:style-name="ce4">
            <text:p>8242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233" table:style-name="ce4">
            <text:p>4233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265" table:style-name="ce4">
            <text:p>1265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231" table:style-name="ce4">
            <text:p>5231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731" table:style-name="ce4">
            <text:p>5731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7320" table:style-name="ce4">
            <text:p>7320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656" table:style-name="ce4">
            <text:p>5656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132" table:style-name="ce4">
            <text:p>2132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047" table:style-name="ce4">
            <text:p>4047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224" table:style-name="ce4">
            <text:p>9224</text:p>
          </table:table-cell>
          <table:table-cell office:value-type="string" table:style-name="ce7">
            <text:p>a</text:p>
          </table:table-cell>
          <table:table-cell office:value-type="float" office:value="1384" table:style-name="ce4">
            <text:p>13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679" table:style-name="ce4">
            <text:p>6679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313" table:style-name="ce4">
            <text:p>5313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323" table:style-name="ce4">
            <text:p>1323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563" table:style-name="ce4">
            <text:p>9563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205" table:style-name="ce4">
            <text:p>2205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316" table:style-name="ce4">
            <text:p>9316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367" table:style-name="ce4">
            <text:p>1367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330" table:style-name="ce4">
            <text:p>1330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041" table:style-name="ce4">
            <text:p>4041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8488" table:style-name="ce4">
            <text:p>8488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074" table:style-name="ce4">
            <text:p>2074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208" table:style-name="ce4">
            <text:p>5208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759" table:style-name="ce4">
            <text:p>2759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757" table:style-name="ce4">
            <text:p>2757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649" table:style-name="ce4">
            <text:p>4649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151" table:style-name="ce4">
            <text:p>9151</text:p>
          </table:table-cell>
          <table:table-cell office:value-type="string" table:style-name="ce7">
            <text:p>g</text:p>
          </table:table-cell>
          <table:table-cell office:value-type="float" office:value="1368" table:style-name="ce4">
            <text:p>13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549" table:style-name="ce4">
            <text:p>4549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025" table:style-name="ce4">
            <text:p>1025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649" table:style-name="ce4">
            <text:p>3649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593" table:style-name="ce4">
            <text:p>2593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883" table:style-name="ce4">
            <text:p>6883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339" table:style-name="ce4">
            <text:p>2339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8357" table:style-name="ce4">
            <text:p>8357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647" table:style-name="ce4">
            <text:p>4647</text:p>
          </table:table-cell>
          <table:table-cell office:value-type="string" table:style-name="ce7">
            <text:p>g</text:p>
          </table:table-cell>
          <table:table-cell office:value-type="float" office:value="1368" table:style-name="ce4">
            <text:p>13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443" table:style-name="ce4">
            <text:p>9443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103" table:style-name="ce4">
            <text:p>5103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986" table:style-name="ce4">
            <text:p>3986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658" table:style-name="ce4">
            <text:p>1658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78" table:style-name="ce4">
            <text:p>378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947" table:style-name="ce4">
            <text:p>4947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430" table:style-name="ce4">
            <text:p>6430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8486" table:style-name="ce4">
            <text:p>8486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8109" table:style-name="ce4">
            <text:p>8109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091" table:style-name="ce4">
            <text:p>2091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490" table:style-name="ce4">
            <text:p>3490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497" table:style-name="ce4">
            <text:p>9497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272" table:style-name="ce4">
            <text:p>9272</text:p>
          </table:table-cell>
          <table:table-cell office:value-type="string" table:style-name="ce7">
            <text:p>g</text:p>
          </table:table-cell>
          <table:table-cell office:value-type="float" office:value="1368" table:style-name="ce4">
            <text:p>13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835" table:style-name="ce4">
            <text:p>9835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7596" table:style-name="ce4">
            <text:p>7596</text:p>
          </table:table-cell>
          <table:table-cell office:value-type="string" table:style-name="ce7">
            <text:p>g</text:p>
          </table:table-cell>
          <table:table-cell office:value-type="float" office:value="1368" table:style-name="ce4">
            <text:p>13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165" table:style-name="ce4">
            <text:p>9165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142" table:style-name="ce4">
            <text:p>6142</text:p>
          </table:table-cell>
          <table:table-cell office:value-type="string" table:style-name="ce7">
            <text:p>g</text:p>
          </table:table-cell>
          <table:table-cell office:value-type="float" office:value="1368" table:style-name="ce4">
            <text:p>13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550" table:style-name="ce4">
            <text:p>3550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529" table:style-name="ce4">
            <text:p>4529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98" table:style-name="ce4">
            <text:p>598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54" table:style-name="ce4">
            <text:p>154</text:p>
          </table:table-cell>
          <table:table-cell office:value-type="string" table:style-name="ce7">
            <text:p>g</text:p>
          </table:table-cell>
          <table:table-cell office:value-type="float" office:value="1368" table:style-name="ce4">
            <text:p>13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807" table:style-name="ce4">
            <text:p>807</text:p>
          </table:table-cell>
          <table:table-cell office:value-type="string" table:style-name="ce7">
            <text:p>g</text:p>
          </table:table-cell>
          <table:table-cell office:value-type="float" office:value="1368" table:style-name="ce4">
            <text:p>13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8611" table:style-name="ce4">
            <text:p>8611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344" table:style-name="ce4">
            <text:p>5344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746" table:style-name="ce4">
            <text:p>746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376" table:style-name="ce4">
            <text:p>2376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991" table:style-name="ce4">
            <text:p>9991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794" table:style-name="ce4">
            <text:p>2794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8087" table:style-name="ce4">
            <text:p>8087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629" table:style-name="ce4">
            <text:p>9629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312" table:style-name="ce4">
            <text:p>1312</text:p>
          </table:table-cell>
          <table:table-cell office:value-type="string" table:style-name="ce7">
            <text:p>g</text:p>
          </table:table-cell>
          <table:table-cell office:value-type="float" office:value="1368" table:style-name="ce4">
            <text:p>13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763" table:style-name="ce4">
            <text:p>3763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774" table:style-name="ce4">
            <text:p>9774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889" table:style-name="ce4">
            <text:p>889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916" table:style-name="ce4">
            <text:p>5916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563" table:style-name="ce4">
            <text:p>4563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731" table:style-name="ce4">
            <text:p>731</text:p>
          </table:table-cell>
          <table:table-cell office:value-type="string" table:style-name="ce7">
            <text:p>g</text:p>
          </table:table-cell>
          <table:table-cell office:value-type="float" office:value="1368" table:style-name="ce4">
            <text:p>13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662" table:style-name="ce4">
            <text:p>9662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776" table:style-name="ce4">
            <text:p>6776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710" table:style-name="ce4">
            <text:p>1710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503" table:style-name="ce4">
            <text:p>3503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343" table:style-name="ce4">
            <text:p>1343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920" table:style-name="ce4">
            <text:p>9920</text:p>
          </table:table-cell>
          <table:table-cell office:value-type="string" table:style-name="ce7">
            <text:p>g</text:p>
          </table:table-cell>
          <table:table-cell office:value-type="float" office:value="1368" table:style-name="ce4">
            <text:p>13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073" table:style-name="ce4">
            <text:p>6073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343" table:style-name="ce4">
            <text:p>5343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8898" table:style-name="ce4">
            <text:p>8898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625" table:style-name="ce4">
            <text:p>4625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601" table:style-name="ce4">
            <text:p>1601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7375" table:style-name="ce4">
            <text:p>7375</text:p>
          </table:table-cell>
          <table:table-cell office:value-type="string" table:style-name="ce7">
            <text:p>g</text:p>
          </table:table-cell>
          <table:table-cell office:value-type="float" office:value="1368" table:style-name="ce4">
            <text:p>13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709" table:style-name="ce4">
            <text:p>709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7783" table:style-name="ce4">
            <text:p>7783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781" table:style-name="ce4">
            <text:p>9781</text:p>
          </table:table-cell>
          <table:table-cell office:value-type="string" table:style-name="ce7">
            <text:p>g</text:p>
          </table:table-cell>
          <table:table-cell office:value-type="float" office:value="1368" table:style-name="ce4">
            <text:p>13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997" table:style-name="ce4">
            <text:p>5997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737" table:style-name="ce4">
            <text:p>6737</text:p>
          </table:table-cell>
          <table:table-cell office:value-type="string" table:style-name="ce7">
            <text:p>g</text:p>
          </table:table-cell>
          <table:table-cell office:value-type="float" office:value="1368" table:style-name="ce4">
            <text:p>13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490" table:style-name="ce4">
            <text:p>5490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991" table:style-name="ce4">
            <text:p>6991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138" table:style-name="ce4">
            <text:p>5138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525" table:style-name="ce4">
            <text:p>6525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753" table:style-name="ce4">
            <text:p>9753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8616" table:style-name="ce4">
            <text:p>8616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382" table:style-name="ce4">
            <text:p>5382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688" table:style-name="ce4">
            <text:p>4688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758" table:style-name="ce4">
            <text:p>1758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517" table:style-name="ce4">
            <text:p>6517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828" table:style-name="ce4">
            <text:p>6828</text:p>
          </table:table-cell>
          <table:table-cell office:value-type="string" table:style-name="ce7">
            <text:p>g</text:p>
          </table:table-cell>
          <table:table-cell office:value-type="float" office:value="1368" table:style-name="ce4">
            <text:p>13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661" table:style-name="ce4">
            <text:p>1661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978" table:style-name="ce4">
            <text:p>4978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2257" table:style-name="ce4">
            <text:p>2257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727" table:style-name="ce4">
            <text:p>5727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544" table:style-name="ce4">
            <text:p>9544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086" table:style-name="ce4">
            <text:p>5086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608" table:style-name="ce4">
            <text:p>9608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3604" table:style-name="ce4">
            <text:p>3604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778" table:style-name="ce4">
            <text:p>9778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7934" table:style-name="ce4">
            <text:p>7934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260" table:style-name="ce4">
            <text:p>6260</text:p>
          </table:table-cell>
          <table:table-cell office:value-type="string" table:style-name="ce7">
            <text:p>g</text:p>
          </table:table-cell>
          <table:table-cell office:value-type="float" office:value="1369" table:style-name="ce4">
            <text:p>136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666" table:style-name="ce4">
            <text:p>1666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5907" table:style-name="ce4">
            <text:p>5907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1040" table:style-name="ce4">
            <text:p>1040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6510" table:style-name="ce4">
            <text:p>6510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4184" table:style-name="ce4">
            <text:p>4184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7476" table:style-name="ce4">
            <text:p>7476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8597" table:style-name="ce4">
            <text:p>8597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9852" table:style-name="ce4">
            <text:p>9852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1.txt</text:p>
          </table:table-cell>
          <table:table-cell office:value-type="float" office:value="1400" table:style-name="ce4">
            <text:p>1400</text:p>
          </table:table-cell>
          <table:table-cell office:value-type="float" office:value="109676" table:style-name="ce4">
            <text:p>109676</text:p>
          </table:table-cell>
          <table:table-cell office:value-type="float" office:value="7082" table:style-name="ce4">
            <text:p>7082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8488" table:style-name="ce4">
            <text:p>8488</text:p>
          </table:table-cell>
          <table:table-cell office:value-type="string" table:style-name="ce7">
            <text:p>a</text:p>
          </table:table-cell>
          <table:table-cell office:value-type="float" office:value="1396" table:style-name="ce4">
            <text:p>13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1006" table:style-name="ce4">
            <text:p>1006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256" table:style-name="ce4">
            <text:p>6256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3930" table:style-name="ce4">
            <text:p>3930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61" table:style-name="ce4">
            <text:p>461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498" table:style-name="ce4">
            <text:p>6498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883" table:style-name="ce4">
            <text:p>5883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1035" table:style-name="ce4">
            <text:p>1035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716" table:style-name="ce4">
            <text:p>9716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348" table:style-name="ce4">
            <text:p>6348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3072" table:style-name="ce4">
            <text:p>3072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165" table:style-name="ce4">
            <text:p>4165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673" table:style-name="ce4">
            <text:p>6673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726" table:style-name="ce4">
            <text:p>5726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699" table:style-name="ce4">
            <text:p>9699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076" table:style-name="ce4">
            <text:p>2076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3283" table:style-name="ce4">
            <text:p>3283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8372" table:style-name="ce4">
            <text:p>8372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1504" table:style-name="ce4">
            <text:p>1504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614" table:style-name="ce4">
            <text:p>7614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141" table:style-name="ce4">
            <text:p>9141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336" table:style-name="ce4">
            <text:p>7336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85" table:style-name="ce4">
            <text:p>785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1643" table:style-name="ce4">
            <text:p>1643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408" table:style-name="ce4">
            <text:p>7408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870" table:style-name="ce4">
            <text:p>4870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022" table:style-name="ce4">
            <text:p>5022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0" table:style-name="ce4">
            <text:p>0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8086" table:style-name="ce4">
            <text:p>8086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425" table:style-name="ce4">
            <text:p>6425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395" table:style-name="ce4">
            <text:p>5395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859" table:style-name="ce4">
            <text:p>4859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440" table:style-name="ce4">
            <text:p>2440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125" table:style-name="ce4">
            <text:p>2125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196" table:style-name="ce4">
            <text:p>196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3332" table:style-name="ce4">
            <text:p>3332</text:p>
          </table:table-cell>
          <table:table-cell office:value-type="string" table:style-name="ce7">
            <text:p>a</text:p>
          </table:table-cell>
          <table:table-cell office:value-type="float" office:value="1386" table:style-name="ce4">
            <text:p>13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3388" table:style-name="ce4">
            <text:p>3388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412" table:style-name="ce4">
            <text:p>9412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200" table:style-name="ce4">
            <text:p>2200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129" table:style-name="ce4">
            <text:p>9129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1738" table:style-name="ce4">
            <text:p>1738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718" table:style-name="ce4">
            <text:p>7718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780" table:style-name="ce4">
            <text:p>4780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237" table:style-name="ce4">
            <text:p>4237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518" table:style-name="ce4">
            <text:p>7518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476" table:style-name="ce4">
            <text:p>9476</text:p>
          </table:table-cell>
          <table:table-cell office:value-type="string" table:style-name="ce7">
            <text:p>a</text:p>
          </table:table-cell>
          <table:table-cell office:value-type="float" office:value="1386" table:style-name="ce4">
            <text:p>13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8008" table:style-name="ce4">
            <text:p>8008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3144" table:style-name="ce4">
            <text:p>3144</text:p>
          </table:table-cell>
          <table:table-cell office:value-type="string" table:style-name="ce7">
            <text:p>a</text:p>
          </table:table-cell>
          <table:table-cell office:value-type="float" office:value="1386" table:style-name="ce4">
            <text:p>13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464" table:style-name="ce4">
            <text:p>6464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530" table:style-name="ce4">
            <text:p>4530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106" table:style-name="ce4">
            <text:p>4106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666" table:style-name="ce4">
            <text:p>4666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101" table:style-name="ce4">
            <text:p>4101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676" table:style-name="ce4">
            <text:p>7676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513" table:style-name="ce4">
            <text:p>7513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533" table:style-name="ce4">
            <text:p>5533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1210" table:style-name="ce4">
            <text:p>1210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893" table:style-name="ce4">
            <text:p>7893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870" table:style-name="ce4">
            <text:p>9870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8609" table:style-name="ce4">
            <text:p>8609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553" table:style-name="ce4">
            <text:p>7553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023" table:style-name="ce4">
            <text:p>2023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385" table:style-name="ce4">
            <text:p>7385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1052" table:style-name="ce4">
            <text:p>1052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270" table:style-name="ce4">
            <text:p>2270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569" table:style-name="ce4">
            <text:p>9569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3945" table:style-name="ce4">
            <text:p>3945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390" table:style-name="ce4">
            <text:p>4390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8947" table:style-name="ce4">
            <text:p>8947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1601" table:style-name="ce4">
            <text:p>1601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342" table:style-name="ce4">
            <text:p>342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952" table:style-name="ce4">
            <text:p>5952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347" table:style-name="ce4">
            <text:p>2347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463" table:style-name="ce4">
            <text:p>2463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8939" table:style-name="ce4">
            <text:p>8939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1389" table:style-name="ce4">
            <text:p>1389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9" table:style-name="ce4">
            <text:p>99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896" table:style-name="ce4">
            <text:p>5896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378" table:style-name="ce4">
            <text:p>5378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648" table:style-name="ce4">
            <text:p>5648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691" table:style-name="ce4">
            <text:p>9691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109" table:style-name="ce4">
            <text:p>9109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75" table:style-name="ce4">
            <text:p>775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3200" table:style-name="ce4">
            <text:p>3200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3306" table:style-name="ce4">
            <text:p>3306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578" table:style-name="ce4">
            <text:p>2578</text:p>
          </table:table-cell>
          <table:table-cell office:value-type="string" table:style-name="ce7">
            <text:p>a</text:p>
          </table:table-cell>
          <table:table-cell office:value-type="float" office:value="1390" table:style-name="ce4">
            <text:p>13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268" table:style-name="ce4">
            <text:p>2268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1693" table:style-name="ce4">
            <text:p>1693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123" table:style-name="ce4">
            <text:p>6123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216" table:style-name="ce4">
            <text:p>9216</text:p>
          </table:table-cell>
          <table:table-cell office:value-type="string" table:style-name="ce7">
            <text:p>a</text:p>
          </table:table-cell>
          <table:table-cell office:value-type="float" office:value="1396" table:style-name="ce4">
            <text:p>13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813" table:style-name="ce4">
            <text:p>813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474" table:style-name="ce4">
            <text:p>6474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853" table:style-name="ce4">
            <text:p>2853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195" table:style-name="ce4">
            <text:p>6195</text:p>
          </table:table-cell>
          <table:table-cell office:value-type="string" table:style-name="ce7">
            <text:p>a</text:p>
          </table:table-cell>
          <table:table-cell office:value-type="float" office:value="1388" table:style-name="ce4">
            <text:p>13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129" table:style-name="ce4">
            <text:p>4129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229" table:style-name="ce4">
            <text:p>4229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325" table:style-name="ce4">
            <text:p>4325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8568" table:style-name="ce4">
            <text:p>8568</text:p>
          </table:table-cell>
          <table:table-cell office:value-type="string" table:style-name="ce7">
            <text:p>a</text:p>
          </table:table-cell>
          <table:table-cell office:value-type="float" office:value="1394" table:style-name="ce4">
            <text:p>13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760" table:style-name="ce4">
            <text:p>7760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8082" table:style-name="ce4">
            <text:p>8082</text:p>
          </table:table-cell>
          <table:table-cell office:value-type="string" table:style-name="ce7">
            <text:p>a</text:p>
          </table:table-cell>
          <table:table-cell office:value-type="float" office:value="1392" table:style-name="ce4">
            <text:p>13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8488" table:style-name="ce4">
            <text:p>8488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610" table:style-name="ce4">
            <text:p>5610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208" table:style-name="ce4">
            <text:p>5208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268" table:style-name="ce4">
            <text:p>2268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370" table:style-name="ce4">
            <text:p>9370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099" table:style-name="ce4">
            <text:p>9099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194" table:style-name="ce4">
            <text:p>4194</text:p>
          </table:table-cell>
          <table:table-cell office:value-type="string" table:style-name="ce7">
            <text:p>g</text:p>
          </table:table-cell>
          <table:table-cell office:value-type="float" office:value="1363" table:style-name="ce4">
            <text:p>136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601" table:style-name="ce4">
            <text:p>9601</text:p>
          </table:table-cell>
          <table:table-cell office:value-type="string" table:style-name="ce7">
            <text:p>g</text:p>
          </table:table-cell>
          <table:table-cell office:value-type="float" office:value="1362" table:style-name="ce4">
            <text:p>13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605" table:style-name="ce4">
            <text:p>4605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332" table:style-name="ce4">
            <text:p>6332</text:p>
          </table:table-cell>
          <table:table-cell office:value-type="string" table:style-name="ce7">
            <text:p>g</text:p>
          </table:table-cell>
          <table:table-cell office:value-type="float" office:value="1363" table:style-name="ce4">
            <text:p>136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992" table:style-name="ce4">
            <text:p>5992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018" table:style-name="ce4">
            <text:p>4018</text:p>
          </table:table-cell>
          <table:table-cell office:value-type="string" table:style-name="ce7">
            <text:p>g</text:p>
          </table:table-cell>
          <table:table-cell office:value-type="float" office:value="1363" table:style-name="ce4">
            <text:p>136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709" table:style-name="ce4">
            <text:p>7709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897" table:style-name="ce4">
            <text:p>4897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929" table:style-name="ce4">
            <text:p>4929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556" table:style-name="ce4">
            <text:p>9556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354" table:style-name="ce4">
            <text:p>7354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89" table:style-name="ce4">
            <text:p>589</text:p>
          </table:table-cell>
          <table:table-cell office:value-type="string" table:style-name="ce7">
            <text:p>g</text:p>
          </table:table-cell>
          <table:table-cell office:value-type="float" office:value="1363" table:style-name="ce4">
            <text:p>136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797" table:style-name="ce4">
            <text:p>5797</text:p>
          </table:table-cell>
          <table:table-cell office:value-type="string" table:style-name="ce7">
            <text:p>g</text:p>
          </table:table-cell>
          <table:table-cell office:value-type="float" office:value="1363" table:style-name="ce4">
            <text:p>136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025" table:style-name="ce4">
            <text:p>4025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314" table:style-name="ce4">
            <text:p>314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302" table:style-name="ce4">
            <text:p>6302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8" table:style-name="ce4">
            <text:p>78</text:p>
          </table:table-cell>
          <table:table-cell office:value-type="string" table:style-name="ce7">
            <text:p>g</text:p>
          </table:table-cell>
          <table:table-cell office:value-type="float" office:value="1362" table:style-name="ce4">
            <text:p>13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1760" table:style-name="ce4">
            <text:p>1760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1447" table:style-name="ce4">
            <text:p>1447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932" table:style-name="ce4">
            <text:p>6932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645" table:style-name="ce4">
            <text:p>6645</text:p>
          </table:table-cell>
          <table:table-cell office:value-type="string" table:style-name="ce7">
            <text:p>g</text:p>
          </table:table-cell>
          <table:table-cell office:value-type="float" office:value="1363" table:style-name="ce4">
            <text:p>136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186" table:style-name="ce4">
            <text:p>4186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344" table:style-name="ce4">
            <text:p>4344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346" table:style-name="ce4">
            <text:p>7346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192" table:style-name="ce4">
            <text:p>192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675" table:style-name="ce4">
            <text:p>4675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10" table:style-name="ce4">
            <text:p>410</text:p>
          </table:table-cell>
          <table:table-cell office:value-type="string" table:style-name="ce7">
            <text:p>g</text:p>
          </table:table-cell>
          <table:table-cell office:value-type="float" office:value="1363" table:style-name="ce4">
            <text:p>136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366" table:style-name="ce4">
            <text:p>4366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8079" table:style-name="ce4">
            <text:p>8079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193" table:style-name="ce4">
            <text:p>7193</text:p>
          </table:table-cell>
          <table:table-cell office:value-type="string" table:style-name="ce7">
            <text:p>g</text:p>
          </table:table-cell>
          <table:table-cell office:value-type="float" office:value="1362" table:style-name="ce4">
            <text:p>13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3797" table:style-name="ce4">
            <text:p>3797</text:p>
          </table:table-cell>
          <table:table-cell office:value-type="string" table:style-name="ce7">
            <text:p>g</text:p>
          </table:table-cell>
          <table:table-cell office:value-type="float" office:value="1363" table:style-name="ce4">
            <text:p>136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241" table:style-name="ce4">
            <text:p>7241</text:p>
          </table:table-cell>
          <table:table-cell office:value-type="string" table:style-name="ce7">
            <text:p>g</text:p>
          </table:table-cell>
          <table:table-cell office:value-type="float" office:value="1363" table:style-name="ce4">
            <text:p>136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170" table:style-name="ce4">
            <text:p>5170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180" table:style-name="ce4">
            <text:p>4180</text:p>
          </table:table-cell>
          <table:table-cell office:value-type="string" table:style-name="ce7">
            <text:p>g</text:p>
          </table:table-cell>
          <table:table-cell office:value-type="float" office:value="1361" table:style-name="ce4">
            <text:p>136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3" table:style-name="ce4">
            <text:p>93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3000" table:style-name="ce4">
            <text:p>3000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426" table:style-name="ce4">
            <text:p>2426</text:p>
          </table:table-cell>
          <table:table-cell office:value-type="string" table:style-name="ce7">
            <text:p>g</text:p>
          </table:table-cell>
          <table:table-cell office:value-type="float" office:value="1361" table:style-name="ce4">
            <text:p>136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690" table:style-name="ce4">
            <text:p>9690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013" table:style-name="ce4">
            <text:p>4013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8248" table:style-name="ce4">
            <text:p>8248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8558" table:style-name="ce4">
            <text:p>8558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296" table:style-name="ce4">
            <text:p>9296</text:p>
          </table:table-cell>
          <table:table-cell office:value-type="string" table:style-name="ce7">
            <text:p>g</text:p>
          </table:table-cell>
          <table:table-cell office:value-type="float" office:value="1362" table:style-name="ce4">
            <text:p>13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8575" table:style-name="ce4">
            <text:p>8575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978" table:style-name="ce4">
            <text:p>5978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1686" table:style-name="ce4">
            <text:p>1686</text:p>
          </table:table-cell>
          <table:table-cell office:value-type="string" table:style-name="ce7">
            <text:p>g</text:p>
          </table:table-cell>
          <table:table-cell office:value-type="float" office:value="1363" table:style-name="ce4">
            <text:p>136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998" table:style-name="ce4">
            <text:p>6998</text:p>
          </table:table-cell>
          <table:table-cell office:value-type="string" table:style-name="ce7">
            <text:p>g</text:p>
          </table:table-cell>
          <table:table-cell office:value-type="float" office:value="1362" table:style-name="ce4">
            <text:p>13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389" table:style-name="ce4">
            <text:p>5389</text:p>
          </table:table-cell>
          <table:table-cell office:value-type="string" table:style-name="ce7">
            <text:p>g</text:p>
          </table:table-cell>
          <table:table-cell office:value-type="float" office:value="1363" table:style-name="ce4">
            <text:p>136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305" table:style-name="ce4">
            <text:p>2305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3756" table:style-name="ce4">
            <text:p>3756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205" table:style-name="ce4">
            <text:p>4205</text:p>
          </table:table-cell>
          <table:table-cell office:value-type="string" table:style-name="ce7">
            <text:p>g</text:p>
          </table:table-cell>
          <table:table-cell office:value-type="float" office:value="1363" table:style-name="ce4">
            <text:p>136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517" table:style-name="ce4">
            <text:p>7517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060" table:style-name="ce4">
            <text:p>9060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1319" table:style-name="ce4">
            <text:p>1319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99" table:style-name="ce4">
            <text:p>299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392" table:style-name="ce4">
            <text:p>7392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3488" table:style-name="ce4">
            <text:p>3488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670" table:style-name="ce4">
            <text:p>4670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3823" table:style-name="ce4">
            <text:p>3823</text:p>
          </table:table-cell>
          <table:table-cell office:value-type="string" table:style-name="ce7">
            <text:p>g</text:p>
          </table:table-cell>
          <table:table-cell office:value-type="float" office:value="1363" table:style-name="ce4">
            <text:p>136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102" table:style-name="ce4">
            <text:p>5102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477" table:style-name="ce4">
            <text:p>2477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344" table:style-name="ce4">
            <text:p>6344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093" table:style-name="ce4">
            <text:p>5093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081" table:style-name="ce4">
            <text:p>5081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50" table:style-name="ce4">
            <text:p>750</text:p>
          </table:table-cell>
          <table:table-cell office:value-type="string" table:style-name="ce7">
            <text:p>g</text:p>
          </table:table-cell>
          <table:table-cell office:value-type="float" office:value="1363" table:style-name="ce4">
            <text:p>136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695" table:style-name="ce4">
            <text:p>5695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630" table:style-name="ce4">
            <text:p>6630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3325" table:style-name="ce4">
            <text:p>3325</text:p>
          </table:table-cell>
          <table:table-cell office:value-type="string" table:style-name="ce7">
            <text:p>g</text:p>
          </table:table-cell>
          <table:table-cell office:value-type="float" office:value="1368" table:style-name="ce4">
            <text:p>13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3522" table:style-name="ce4">
            <text:p>3522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274" table:style-name="ce4">
            <text:p>4274</text:p>
          </table:table-cell>
          <table:table-cell office:value-type="string" table:style-name="ce7">
            <text:p>g</text:p>
          </table:table-cell>
          <table:table-cell office:value-type="float" office:value="1363" table:style-name="ce4">
            <text:p>136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299" table:style-name="ce4">
            <text:p>9299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1721" table:style-name="ce4">
            <text:p>1721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121" table:style-name="ce4">
            <text:p>5121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193" table:style-name="ce4">
            <text:p>6193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8084" table:style-name="ce4">
            <text:p>8084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9156" table:style-name="ce4">
            <text:p>9156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260" table:style-name="ce4">
            <text:p>4260</text:p>
          </table:table-cell>
          <table:table-cell office:value-type="string" table:style-name="ce7">
            <text:p>g</text:p>
          </table:table-cell>
          <table:table-cell office:value-type="float" office:value="1362" table:style-name="ce4">
            <text:p>13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428" table:style-name="ce4">
            <text:p>2428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536" table:style-name="ce4">
            <text:p>6536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088" table:style-name="ce4">
            <text:p>2088</text:p>
          </table:table-cell>
          <table:table-cell office:value-type="string" table:style-name="ce7">
            <text:p>g</text:p>
          </table:table-cell>
          <table:table-cell office:value-type="float" office:value="1362" table:style-name="ce4">
            <text:p>13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606" table:style-name="ce4">
            <text:p>5606</text:p>
          </table:table-cell>
          <table:table-cell office:value-type="string" table:style-name="ce7">
            <text:p>g</text:p>
          </table:table-cell>
          <table:table-cell office:value-type="float" office:value="1362" table:style-name="ce4">
            <text:p>13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444" table:style-name="ce4">
            <text:p>6444</text:p>
          </table:table-cell>
          <table:table-cell office:value-type="string" table:style-name="ce7">
            <text:p>g</text:p>
          </table:table-cell>
          <table:table-cell office:value-type="float" office:value="1366" table:style-name="ce4">
            <text:p>13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8736" table:style-name="ce4">
            <text:p>8736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1116" table:style-name="ce4">
            <text:p>1116</text:p>
          </table:table-cell>
          <table:table-cell office:value-type="string" table:style-name="ce7">
            <text:p>g</text:p>
          </table:table-cell>
          <table:table-cell office:value-type="float" office:value="1363" table:style-name="ce4">
            <text:p>136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4517" table:style-name="ce4">
            <text:p>4517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67" table:style-name="ce4">
            <text:p>267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191" table:style-name="ce4">
            <text:p>7191</text:p>
          </table:table-cell>
          <table:table-cell office:value-type="string" table:style-name="ce7">
            <text:p>g</text:p>
          </table:table-cell>
          <table:table-cell office:value-type="float" office:value="1363" table:style-name="ce4">
            <text:p>136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7835" table:style-name="ce4">
            <text:p>7835</text:p>
          </table:table-cell>
          <table:table-cell office:value-type="string" table:style-name="ce7">
            <text:p>g</text:p>
          </table:table-cell>
          <table:table-cell office:value-type="float" office:value="1363" table:style-name="ce4">
            <text:p>136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8678" table:style-name="ce4">
            <text:p>8678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1774" table:style-name="ce4">
            <text:p>1774</text:p>
          </table:table-cell>
          <table:table-cell office:value-type="string" table:style-name="ce7">
            <text:p>g</text:p>
          </table:table-cell>
          <table:table-cell office:value-type="float" office:value="1364" table:style-name="ce4">
            <text:p>13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291" table:style-name="ce4">
            <text:p>291</text:p>
          </table:table-cell>
          <table:table-cell office:value-type="string" table:style-name="ce7">
            <text:p>g</text:p>
          </table:table-cell>
          <table:table-cell office:value-type="float" office:value="1362" table:style-name="ce4">
            <text:p>13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183" table:style-name="ce4">
            <text:p>6183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5408" table:style-name="ce4">
            <text:p>5408</text:p>
          </table:table-cell>
          <table:table-cell office:value-type="string" table:style-name="ce7">
            <text:p>g</text:p>
          </table:table-cell>
          <table:table-cell office:value-type="float" office:value="1367" table:style-name="ce4">
            <text:p>13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6064" table:style-name="ce4">
            <text:p>6064</text:p>
          </table:table-cell>
          <table:table-cell office:value-type="string" table:style-name="ce7">
            <text:p>g</text:p>
          </table:table-cell>
          <table:table-cell office:value-type="float" office:value="1365" table:style-name="ce4">
            <text:p>13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frb56-25-2.txt</text:p>
          </table:table-cell>
          <table:table-cell office:value-type="float" office:value="1400" table:style-name="ce4">
            <text:p>1400</text:p>
          </table:table-cell>
          <table:table-cell office:value-type="float" office:value="109401" table:style-name="ce4">
            <text:p>109401</text:p>
          </table:table-cell>
          <table:table-cell office:value-type="float" office:value="3141" table:style-name="ce4">
            <text:p>3141</text:p>
          </table:table-cell>
          <table:table-cell office:value-type="string" table:style-name="ce7">
            <text:p>g</text:p>
          </table:table-cell>
          <table:table-cell office:value-type="float" office:value="1361" table:style-name="ce4">
            <text:p>136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a</text:p>
          </table:table-cell>
          <table:table-cell office:value-type="float" office:value="222" table:style-name="ce4">
            <text:p>2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206" table:style-name="ce4">
            <text:p>3206</text:p>
          </table:table-cell>
          <table:table-cell office:value-type="string" table:style-name="ce7">
            <text:p>a</text:p>
          </table:table-cell>
          <table:table-cell office:value-type="float" office:value="226" table:style-name="ce4">
            <text:p>22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332" table:style-name="ce4">
            <text:p>2332</text:p>
          </table:table-cell>
          <table:table-cell office:value-type="string" table:style-name="ce7">
            <text:p>a</text:p>
          </table:table-cell>
          <table:table-cell office:value-type="float" office:value="230" table:style-name="ce4">
            <text:p>2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814" table:style-name="ce4">
            <text:p>4814</text:p>
          </table:table-cell>
          <table:table-cell office:value-type="string" table:style-name="ce7">
            <text:p>a</text:p>
          </table:table-cell>
          <table:table-cell office:value-type="float" office:value="226" table:style-name="ce4">
            <text:p>22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639" table:style-name="ce4">
            <text:p>6639</text:p>
          </table:table-cell>
          <table:table-cell office:value-type="string" table:style-name="ce7">
            <text:p>a</text:p>
          </table:table-cell>
          <table:table-cell office:value-type="float" office:value="228" table:style-name="ce4">
            <text:p>2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35" table:style-name="ce4">
            <text:p>835</text:p>
          </table:table-cell>
          <table:table-cell office:value-type="string" table:style-name="ce7">
            <text:p>a</text:p>
          </table:table-cell>
          <table:table-cell office:value-type="float" office:value="220" table:style-name="ce4">
            <text:p>2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455" table:style-name="ce4">
            <text:p>7455</text:p>
          </table:table-cell>
          <table:table-cell office:value-type="string" table:style-name="ce7">
            <text:p>a</text:p>
          </table:table-cell>
          <table:table-cell office:value-type="float" office:value="232" table:style-name="ce4">
            <text:p>2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504" table:style-name="ce4">
            <text:p>4504</text:p>
          </table:table-cell>
          <table:table-cell office:value-type="string" table:style-name="ce7">
            <text:p>a</text:p>
          </table:table-cell>
          <table:table-cell office:value-type="float" office:value="234" table:style-name="ce4">
            <text:p>2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710" table:style-name="ce4">
            <text:p>3710</text:p>
          </table:table-cell>
          <table:table-cell office:value-type="string" table:style-name="ce7">
            <text:p>a</text:p>
          </table:table-cell>
          <table:table-cell office:value-type="float" office:value="220" table:style-name="ce4">
            <text:p>2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398" table:style-name="ce4">
            <text:p>2398</text:p>
          </table:table-cell>
          <table:table-cell office:value-type="string" table:style-name="ce7">
            <text:p>a</text:p>
          </table:table-cell>
          <table:table-cell office:value-type="float" office:value="226" table:style-name="ce4">
            <text:p>22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1036" table:style-name="ce4">
            <text:p>1036</text:p>
          </table:table-cell>
          <table:table-cell office:value-type="string" table:style-name="ce7">
            <text:p>a</text:p>
          </table:table-cell>
          <table:table-cell office:value-type="float" office:value="226" table:style-name="ce4">
            <text:p>22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708" table:style-name="ce4">
            <text:p>2708</text:p>
          </table:table-cell>
          <table:table-cell office:value-type="string" table:style-name="ce7">
            <text:p>a</text:p>
          </table:table-cell>
          <table:table-cell office:value-type="float" office:value="228" table:style-name="ce4">
            <text:p>2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9966" table:style-name="ce4">
            <text:p>9966</text:p>
          </table:table-cell>
          <table:table-cell office:value-type="string" table:style-name="ce7">
            <text:p>a</text:p>
          </table:table-cell>
          <table:table-cell office:value-type="float" office:value="230" table:style-name="ce4">
            <text:p>2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9772" table:style-name="ce4">
            <text:p>9772</text:p>
          </table:table-cell>
          <table:table-cell office:value-type="string" table:style-name="ce7">
            <text:p>a</text:p>
          </table:table-cell>
          <table:table-cell office:value-type="float" office:value="228" table:style-name="ce4">
            <text:p>2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804" table:style-name="ce4">
            <text:p>5804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018" table:style-name="ce4">
            <text:p>5018</text:p>
          </table:table-cell>
          <table:table-cell office:value-type="string" table:style-name="ce7">
            <text:p>a</text:p>
          </table:table-cell>
          <table:table-cell office:value-type="float" office:value="226" table:style-name="ce4">
            <text:p>22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9506" table:style-name="ce4">
            <text:p>9506</text:p>
          </table:table-cell>
          <table:table-cell office:value-type="string" table:style-name="ce7">
            <text:p>a</text:p>
          </table:table-cell>
          <table:table-cell office:value-type="float" office:value="224" table:style-name="ce4">
            <text:p>22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995" table:style-name="ce4">
            <text:p>995</text:p>
          </table:table-cell>
          <table:table-cell office:value-type="string" table:style-name="ce7">
            <text:p>a</text:p>
          </table:table-cell>
          <table:table-cell office:value-type="float" office:value="226" table:style-name="ce4">
            <text:p>22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061" table:style-name="ce4">
            <text:p>6061</text:p>
          </table:table-cell>
          <table:table-cell office:value-type="string" table:style-name="ce7">
            <text:p>a</text:p>
          </table:table-cell>
          <table:table-cell office:value-type="float" office:value="232" table:style-name="ce4">
            <text:p>2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60" table:style-name="ce4">
            <text:p>660</text:p>
          </table:table-cell>
          <table:table-cell office:value-type="string" table:style-name="ce7">
            <text:p>a</text:p>
          </table:table-cell>
          <table:table-cell office:value-type="float" office:value="216" table:style-name="ce4">
            <text:p>21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488" table:style-name="ce4">
            <text:p>7488</text:p>
          </table:table-cell>
          <table:table-cell office:value-type="string" table:style-name="ce7">
            <text:p>a</text:p>
          </table:table-cell>
          <table:table-cell office:value-type="float" office:value="226" table:style-name="ce4">
            <text:p>22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972" table:style-name="ce4">
            <text:p>8972</text:p>
          </table:table-cell>
          <table:table-cell office:value-type="string" table:style-name="ce7">
            <text:p>a</text:p>
          </table:table-cell>
          <table:table-cell office:value-type="float" office:value="228" table:style-name="ce4">
            <text:p>2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9170" table:style-name="ce4">
            <text:p>9170</text:p>
          </table:table-cell>
          <table:table-cell office:value-type="string" table:style-name="ce7">
            <text:p>a</text:p>
          </table:table-cell>
          <table:table-cell office:value-type="float" office:value="228" table:style-name="ce4">
            <text:p>2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1962" table:style-name="ce4">
            <text:p>1962</text:p>
          </table:table-cell>
          <table:table-cell office:value-type="string" table:style-name="ce7">
            <text:p>a</text:p>
          </table:table-cell>
          <table:table-cell office:value-type="float" office:value="226" table:style-name="ce4">
            <text:p>22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152" table:style-name="ce4">
            <text:p>6152</text:p>
          </table:table-cell>
          <table:table-cell office:value-type="string" table:style-name="ce7">
            <text:p>a</text:p>
          </table:table-cell>
          <table:table-cell office:value-type="float" office:value="220" table:style-name="ce4">
            <text:p>2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011" table:style-name="ce4">
            <text:p>2011</text:p>
          </table:table-cell>
          <table:table-cell office:value-type="string" table:style-name="ce7">
            <text:p>a</text:p>
          </table:table-cell>
          <table:table-cell office:value-type="float" office:value="232" table:style-name="ce4">
            <text:p>2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415" table:style-name="ce4">
            <text:p>3415</text:p>
          </table:table-cell>
          <table:table-cell office:value-type="string" table:style-name="ce7">
            <text:p>a</text:p>
          </table:table-cell>
          <table:table-cell office:value-type="float" office:value="226" table:style-name="ce4">
            <text:p>22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957" table:style-name="ce4">
            <text:p>2957</text:p>
          </table:table-cell>
          <table:table-cell office:value-type="string" table:style-name="ce7">
            <text:p>a</text:p>
          </table:table-cell>
          <table:table-cell office:value-type="float" office:value="218" table:style-name="ce4">
            <text:p>2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578" table:style-name="ce4">
            <text:p>5578</text:p>
          </table:table-cell>
          <table:table-cell office:value-type="string" table:style-name="ce7">
            <text:p>a</text:p>
          </table:table-cell>
          <table:table-cell office:value-type="float" office:value="224" table:style-name="ce4">
            <text:p>22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744" table:style-name="ce4">
            <text:p>4744</text:p>
          </table:table-cell>
          <table:table-cell office:value-type="string" table:style-name="ce7">
            <text:p>a</text:p>
          </table:table-cell>
          <table:table-cell office:value-type="float" office:value="224" table:style-name="ce4">
            <text:p>22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554" table:style-name="ce4">
            <text:p>5554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42" table:style-name="ce4">
            <text:p>742</text:p>
          </table:table-cell>
          <table:table-cell office:value-type="string" table:style-name="ce7">
            <text:p>a</text:p>
          </table:table-cell>
          <table:table-cell office:value-type="float" office:value="224" table:style-name="ce4">
            <text:p>22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940" table:style-name="ce4">
            <text:p>4940</text:p>
          </table:table-cell>
          <table:table-cell office:value-type="string" table:style-name="ce7">
            <text:p>a</text:p>
          </table:table-cell>
          <table:table-cell office:value-type="float" office:value="222" table:style-name="ce4">
            <text:p>2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669" table:style-name="ce4">
            <text:p>4669</text:p>
          </table:table-cell>
          <table:table-cell office:value-type="string" table:style-name="ce7">
            <text:p>a</text:p>
          </table:table-cell>
          <table:table-cell office:value-type="float" office:value="234" table:style-name="ce4">
            <text:p>2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9892" table:style-name="ce4">
            <text:p>9892</text:p>
          </table:table-cell>
          <table:table-cell office:value-type="string" table:style-name="ce7">
            <text:p>a</text:p>
          </table:table-cell>
          <table:table-cell office:value-type="float" office:value="216" table:style-name="ce4">
            <text:p>21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651" table:style-name="ce4">
            <text:p>5651</text:p>
          </table:table-cell>
          <table:table-cell office:value-type="string" table:style-name="ce7">
            <text:p>a</text:p>
          </table:table-cell>
          <table:table-cell office:value-type="float" office:value="230" table:style-name="ce4">
            <text:p>2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665" table:style-name="ce4">
            <text:p>3665</text:p>
          </table:table-cell>
          <table:table-cell office:value-type="string" table:style-name="ce7">
            <text:p>a</text:p>
          </table:table-cell>
          <table:table-cell office:value-type="float" office:value="218" table:style-name="ce4">
            <text:p>2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407" table:style-name="ce4">
            <text:p>4407</text:p>
          </table:table-cell>
          <table:table-cell office:value-type="string" table:style-name="ce7">
            <text:p>a</text:p>
          </table:table-cell>
          <table:table-cell office:value-type="float" office:value="224" table:style-name="ce4">
            <text:p>22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191" table:style-name="ce4">
            <text:p>6191</text:p>
          </table:table-cell>
          <table:table-cell office:value-type="string" table:style-name="ce7">
            <text:p>a</text:p>
          </table:table-cell>
          <table:table-cell office:value-type="float" office:value="220" table:style-name="ce4">
            <text:p>2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9385" table:style-name="ce4">
            <text:p>9385</text:p>
          </table:table-cell>
          <table:table-cell office:value-type="string" table:style-name="ce7">
            <text:p>a</text:p>
          </table:table-cell>
          <table:table-cell office:value-type="float" office:value="226" table:style-name="ce4">
            <text:p>22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239" table:style-name="ce4">
            <text:p>8239</text:p>
          </table:table-cell>
          <table:table-cell office:value-type="string" table:style-name="ce7">
            <text:p>a</text:p>
          </table:table-cell>
          <table:table-cell office:value-type="float" office:value="220" table:style-name="ce4">
            <text:p>2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641" table:style-name="ce4">
            <text:p>8641</text:p>
          </table:table-cell>
          <table:table-cell office:value-type="string" table:style-name="ce7">
            <text:p>a</text:p>
          </table:table-cell>
          <table:table-cell office:value-type="float" office:value="232" table:style-name="ce4">
            <text:p>2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388" table:style-name="ce4">
            <text:p>3388</text:p>
          </table:table-cell>
          <table:table-cell office:value-type="string" table:style-name="ce7">
            <text:p>a</text:p>
          </table:table-cell>
          <table:table-cell office:value-type="float" office:value="230" table:style-name="ce4">
            <text:p>2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427" table:style-name="ce4">
            <text:p>4427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733" table:style-name="ce4">
            <text:p>7733</text:p>
          </table:table-cell>
          <table:table-cell office:value-type="string" table:style-name="ce7">
            <text:p>a</text:p>
          </table:table-cell>
          <table:table-cell office:value-type="float" office:value="224" table:style-name="ce4">
            <text:p>22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1472" table:style-name="ce4">
            <text:p>1472</text:p>
          </table:table-cell>
          <table:table-cell office:value-type="string" table:style-name="ce7">
            <text:p>a</text:p>
          </table:table-cell>
          <table:table-cell office:value-type="float" office:value="230" table:style-name="ce4">
            <text:p>2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665" table:style-name="ce4">
            <text:p>4665</text:p>
          </table:table-cell>
          <table:table-cell office:value-type="string" table:style-name="ce7">
            <text:p>a</text:p>
          </table:table-cell>
          <table:table-cell office:value-type="float" office:value="230" table:style-name="ce4">
            <text:p>2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365" table:style-name="ce4">
            <text:p>2365</text:p>
          </table:table-cell>
          <table:table-cell office:value-type="string" table:style-name="ce7">
            <text:p>a</text:p>
          </table:table-cell>
          <table:table-cell office:value-type="float" office:value="232" table:style-name="ce4">
            <text:p>2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707" table:style-name="ce4">
            <text:p>4707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424" table:style-name="ce4">
            <text:p>3424</text:p>
          </table:table-cell>
          <table:table-cell office:value-type="string" table:style-name="ce7">
            <text:p>a</text:p>
          </table:table-cell>
          <table:table-cell office:value-type="float" office:value="224" table:style-name="ce4">
            <text:p>22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13" table:style-name="ce4">
            <text:p>213</text:p>
          </table:table-cell>
          <table:table-cell office:value-type="string" table:style-name="ce7">
            <text:p>a</text:p>
          </table:table-cell>
          <table:table-cell office:value-type="float" office:value="230" table:style-name="ce4">
            <text:p>2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593" table:style-name="ce4">
            <text:p>3593</text:p>
          </table:table-cell>
          <table:table-cell office:value-type="string" table:style-name="ce7">
            <text:p>a</text:p>
          </table:table-cell>
          <table:table-cell office:value-type="float" office:value="222" table:style-name="ce4">
            <text:p>2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517" table:style-name="ce4">
            <text:p>6517</text:p>
          </table:table-cell>
          <table:table-cell office:value-type="string" table:style-name="ce7">
            <text:p>a</text:p>
          </table:table-cell>
          <table:table-cell office:value-type="float" office:value="232" table:style-name="ce4">
            <text:p>2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1040" table:style-name="ce4">
            <text:p>1040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352" table:style-name="ce4">
            <text:p>7352</text:p>
          </table:table-cell>
          <table:table-cell office:value-type="string" table:style-name="ce7">
            <text:p>a</text:p>
          </table:table-cell>
          <table:table-cell office:value-type="float" office:value="228" table:style-name="ce4">
            <text:p>2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421" table:style-name="ce4">
            <text:p>3421</text:p>
          </table:table-cell>
          <table:table-cell office:value-type="string" table:style-name="ce7">
            <text:p>a</text:p>
          </table:table-cell>
          <table:table-cell office:value-type="float" office:value="228" table:style-name="ce4">
            <text:p>2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191" table:style-name="ce4">
            <text:p>2191</text:p>
          </table:table-cell>
          <table:table-cell office:value-type="string" table:style-name="ce7">
            <text:p>a</text:p>
          </table:table-cell>
          <table:table-cell office:value-type="float" office:value="232" table:style-name="ce4">
            <text:p>2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9385" table:style-name="ce4">
            <text:p>9385</text:p>
          </table:table-cell>
          <table:table-cell office:value-type="string" table:style-name="ce7">
            <text:p>a</text:p>
          </table:table-cell>
          <table:table-cell office:value-type="float" office:value="230" table:style-name="ce4">
            <text:p>2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036" table:style-name="ce4">
            <text:p>6036</text:p>
          </table:table-cell>
          <table:table-cell office:value-type="string" table:style-name="ce7">
            <text:p>a</text:p>
          </table:table-cell>
          <table:table-cell office:value-type="float" office:value="228" table:style-name="ce4">
            <text:p>2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734" table:style-name="ce4">
            <text:p>6734</text:p>
          </table:table-cell>
          <table:table-cell office:value-type="string" table:style-name="ce7">
            <text:p>a</text:p>
          </table:table-cell>
          <table:table-cell office:value-type="float" office:value="226" table:style-name="ce4">
            <text:p>22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105" table:style-name="ce4">
            <text:p>5105</text:p>
          </table:table-cell>
          <table:table-cell office:value-type="string" table:style-name="ce7">
            <text:p>a</text:p>
          </table:table-cell>
          <table:table-cell office:value-type="float" office:value="228" table:style-name="ce4">
            <text:p>2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450" table:style-name="ce4">
            <text:p>6450</text:p>
          </table:table-cell>
          <table:table-cell office:value-type="string" table:style-name="ce7">
            <text:p>a</text:p>
          </table:table-cell>
          <table:table-cell office:value-type="float" office:value="230" table:style-name="ce4">
            <text:p>2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475" table:style-name="ce4">
            <text:p>4475</text:p>
          </table:table-cell>
          <table:table-cell office:value-type="string" table:style-name="ce7">
            <text:p>a</text:p>
          </table:table-cell>
          <table:table-cell office:value-type="float" office:value="224" table:style-name="ce4">
            <text:p>22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342" table:style-name="ce4">
            <text:p>3342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1975" table:style-name="ce4">
            <text:p>1975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902" table:style-name="ce4">
            <text:p>5902</text:p>
          </table:table-cell>
          <table:table-cell office:value-type="string" table:style-name="ce7">
            <text:p>a</text:p>
          </table:table-cell>
          <table:table-cell office:value-type="float" office:value="226" table:style-name="ce4">
            <text:p>22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1799" table:style-name="ce4">
            <text:p>1799</text:p>
          </table:table-cell>
          <table:table-cell office:value-type="string" table:style-name="ce7">
            <text:p>a</text:p>
          </table:table-cell>
          <table:table-cell office:value-type="float" office:value="232" table:style-name="ce4">
            <text:p>2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185" table:style-name="ce4">
            <text:p>4185</text:p>
          </table:table-cell>
          <table:table-cell office:value-type="string" table:style-name="ce7">
            <text:p>a</text:p>
          </table:table-cell>
          <table:table-cell office:value-type="float" office:value="224" table:style-name="ce4">
            <text:p>22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856" table:style-name="ce4">
            <text:p>6856</text:p>
          </table:table-cell>
          <table:table-cell office:value-type="string" table:style-name="ce7">
            <text:p>a</text:p>
          </table:table-cell>
          <table:table-cell office:value-type="float" office:value="226" table:style-name="ce4">
            <text:p>22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427" table:style-name="ce4">
            <text:p>3427</text:p>
          </table:table-cell>
          <table:table-cell office:value-type="string" table:style-name="ce7">
            <text:p>a</text:p>
          </table:table-cell>
          <table:table-cell office:value-type="float" office:value="220" table:style-name="ce4">
            <text:p>2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424" table:style-name="ce4">
            <text:p>3424</text:p>
          </table:table-cell>
          <table:table-cell office:value-type="string" table:style-name="ce7">
            <text:p>a</text:p>
          </table:table-cell>
          <table:table-cell office:value-type="float" office:value="222" table:style-name="ce4">
            <text:p>2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54" table:style-name="ce4">
            <text:p>754</text:p>
          </table:table-cell>
          <table:table-cell office:value-type="string" table:style-name="ce7">
            <text:p>a</text:p>
          </table:table-cell>
          <table:table-cell office:value-type="float" office:value="222" table:style-name="ce4">
            <text:p>2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416" table:style-name="ce4">
            <text:p>6416</text:p>
          </table:table-cell>
          <table:table-cell office:value-type="string" table:style-name="ce7">
            <text:p>a</text:p>
          </table:table-cell>
          <table:table-cell office:value-type="float" office:value="230" table:style-name="ce4">
            <text:p>2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92" table:style-name="ce4">
            <text:p>692</text:p>
          </table:table-cell>
          <table:table-cell office:value-type="string" table:style-name="ce7">
            <text:p>a</text:p>
          </table:table-cell>
          <table:table-cell office:value-type="float" office:value="232" table:style-name="ce4">
            <text:p>2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977" table:style-name="ce4">
            <text:p>977</text:p>
          </table:table-cell>
          <table:table-cell office:value-type="string" table:style-name="ce7">
            <text:p>a</text:p>
          </table:table-cell>
          <table:table-cell office:value-type="float" office:value="228" table:style-name="ce4">
            <text:p>2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260" table:style-name="ce4">
            <text:p>3260</text:p>
          </table:table-cell>
          <table:table-cell office:value-type="string" table:style-name="ce7">
            <text:p>a</text:p>
          </table:table-cell>
          <table:table-cell office:value-type="float" office:value="232" table:style-name="ce4">
            <text:p>2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799" table:style-name="ce4">
            <text:p>2799</text:p>
          </table:table-cell>
          <table:table-cell office:value-type="string" table:style-name="ce7">
            <text:p>a</text:p>
          </table:table-cell>
          <table:table-cell office:value-type="float" office:value="230" table:style-name="ce4">
            <text:p>2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463" table:style-name="ce4">
            <text:p>6463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171" table:style-name="ce4">
            <text:p>8171</text:p>
          </table:table-cell>
          <table:table-cell office:value-type="string" table:style-name="ce7">
            <text:p>a</text:p>
          </table:table-cell>
          <table:table-cell office:value-type="float" office:value="232" table:style-name="ce4">
            <text:p>2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676" table:style-name="ce4">
            <text:p>3676</text:p>
          </table:table-cell>
          <table:table-cell office:value-type="string" table:style-name="ce7">
            <text:p>a</text:p>
          </table:table-cell>
          <table:table-cell office:value-type="float" office:value="218" table:style-name="ce4">
            <text:p>2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9861" table:style-name="ce4">
            <text:p>9861</text:p>
          </table:table-cell>
          <table:table-cell office:value-type="string" table:style-name="ce7">
            <text:p>a</text:p>
          </table:table-cell>
          <table:table-cell office:value-type="float" office:value="234" table:style-name="ce4">
            <text:p>2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865" table:style-name="ce4">
            <text:p>6865</text:p>
          </table:table-cell>
          <table:table-cell office:value-type="string" table:style-name="ce7">
            <text:p>a</text:p>
          </table:table-cell>
          <table:table-cell office:value-type="float" office:value="226" table:style-name="ce4">
            <text:p>22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354" table:style-name="ce4">
            <text:p>6354</text:p>
          </table:table-cell>
          <table:table-cell office:value-type="string" table:style-name="ce7">
            <text:p>a</text:p>
          </table:table-cell>
          <table:table-cell office:value-type="float" office:value="232" table:style-name="ce4">
            <text:p>2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089" table:style-name="ce4">
            <text:p>8089</text:p>
          </table:table-cell>
          <table:table-cell office:value-type="string" table:style-name="ce7">
            <text:p>a</text:p>
          </table:table-cell>
          <table:table-cell office:value-type="float" office:value="222" table:style-name="ce4">
            <text:p>2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130" table:style-name="ce4">
            <text:p>5130</text:p>
          </table:table-cell>
          <table:table-cell office:value-type="string" table:style-name="ce7">
            <text:p>a</text:p>
          </table:table-cell>
          <table:table-cell office:value-type="float" office:value="232" table:style-name="ce4">
            <text:p>2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3" table:style-name="ce4">
            <text:p>33</text:p>
          </table:table-cell>
          <table:table-cell office:value-type="string" table:style-name="ce7">
            <text:p>a</text:p>
          </table:table-cell>
          <table:table-cell office:value-type="float" office:value="228" table:style-name="ce4">
            <text:p>2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640" table:style-name="ce4">
            <text:p>6640</text:p>
          </table:table-cell>
          <table:table-cell office:value-type="string" table:style-name="ce7">
            <text:p>a</text:p>
          </table:table-cell>
          <table:table-cell office:value-type="float" office:value="226" table:style-name="ce4">
            <text:p>22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808" table:style-name="ce4">
            <text:p>7808</text:p>
          </table:table-cell>
          <table:table-cell office:value-type="string" table:style-name="ce7">
            <text:p>a</text:p>
          </table:table-cell>
          <table:table-cell office:value-type="float" office:value="218" table:style-name="ce4">
            <text:p>2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293" table:style-name="ce4">
            <text:p>5293</text:p>
          </table:table-cell>
          <table:table-cell office:value-type="string" table:style-name="ce7">
            <text:p>a</text:p>
          </table:table-cell>
          <table:table-cell office:value-type="float" office:value="226" table:style-name="ce4">
            <text:p>22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15" table:style-name="ce4">
            <text:p>415</text:p>
          </table:table-cell>
          <table:table-cell office:value-type="string" table:style-name="ce7">
            <text:p>a</text:p>
          </table:table-cell>
          <table:table-cell office:value-type="float" office:value="220" table:style-name="ce4">
            <text:p>2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164" table:style-name="ce4">
            <text:p>2164</text:p>
          </table:table-cell>
          <table:table-cell office:value-type="string" table:style-name="ce7">
            <text:p>a</text:p>
          </table:table-cell>
          <table:table-cell office:value-type="float" office:value="232" table:style-name="ce4">
            <text:p>2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981" table:style-name="ce4">
            <text:p>4981</text:p>
          </table:table-cell>
          <table:table-cell office:value-type="string" table:style-name="ce7">
            <text:p>a</text:p>
          </table:table-cell>
          <table:table-cell office:value-type="float" office:value="224" table:style-name="ce4">
            <text:p>22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9025" table:style-name="ce4">
            <text:p>9025</text:p>
          </table:table-cell>
          <table:table-cell office:value-type="string" table:style-name="ce7">
            <text:p>a</text:p>
          </table:table-cell>
          <table:table-cell office:value-type="float" office:value="224" table:style-name="ce4">
            <text:p>22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801" table:style-name="ce4">
            <text:p>8801</text:p>
          </table:table-cell>
          <table:table-cell office:value-type="string" table:style-name="ce7">
            <text:p>a</text:p>
          </table:table-cell>
          <table:table-cell office:value-type="float" office:value="234" table:style-name="ce4">
            <text:p>2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995" table:style-name="ce4">
            <text:p>3995</text:p>
          </table:table-cell>
          <table:table-cell office:value-type="string" table:style-name="ce7">
            <text:p>a</text:p>
          </table:table-cell>
          <table:table-cell office:value-type="float" office:value="234" table:style-name="ce4">
            <text:p>2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102" table:style-name="ce4">
            <text:p>6102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238" table:style-name="ce4">
            <text:p>4238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684" table:style-name="ce4">
            <text:p>8684</text:p>
          </table:table-cell>
          <table:table-cell office:value-type="string" table:style-name="ce7">
            <text:p>a</text:p>
          </table:table-cell>
          <table:table-cell office:value-type="float" office:value="228" table:style-name="ce4">
            <text:p>2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107" table:style-name="ce4">
            <text:p>2107</text:p>
          </table:table-cell>
          <table:table-cell office:value-type="string" table:style-name="ce7">
            <text:p>a</text:p>
          </table:table-cell>
          <table:table-cell office:value-type="float" office:value="232" table:style-name="ce4">
            <text:p>2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037" table:style-name="ce4">
            <text:p>7037</text:p>
          </table:table-cell>
          <table:table-cell office:value-type="string" table:style-name="ce7">
            <text:p>a</text:p>
          </table:table-cell>
          <table:table-cell office:value-type="float" office:value="230" table:style-name="ce4">
            <text:p>2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522" table:style-name="ce4">
            <text:p>6522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9672" table:style-name="ce4">
            <text:p>9672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962" table:style-name="ce4">
            <text:p>8962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884" table:style-name="ce4">
            <text:p>6884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800" table:style-name="ce4">
            <text:p>4800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9899" table:style-name="ce4">
            <text:p>9899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796" table:style-name="ce4">
            <text:p>8796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076" table:style-name="ce4">
            <text:p>2076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288" table:style-name="ce4">
            <text:p>2288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567" table:style-name="ce4">
            <text:p>8567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026" table:style-name="ce4">
            <text:p>5026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9950" table:style-name="ce4">
            <text:p>9950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75" table:style-name="ce4">
            <text:p>475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323" table:style-name="ce4">
            <text:p>7323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98" table:style-name="ce4">
            <text:p>898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802" table:style-name="ce4">
            <text:p>3802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874" table:style-name="ce4">
            <text:p>8874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009" table:style-name="ce4">
            <text:p>8009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148" table:style-name="ce4">
            <text:p>8148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401" table:style-name="ce4">
            <text:p>2401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1111" table:style-name="ce4">
            <text:p>1111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711" table:style-name="ce4">
            <text:p>3711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302" table:style-name="ce4">
            <text:p>6302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617" table:style-name="ce4">
            <text:p>4617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907" table:style-name="ce4">
            <text:p>6907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778" table:style-name="ce4">
            <text:p>8778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68" table:style-name="ce4">
            <text:p>568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272" table:style-name="ce4">
            <text:p>8272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403" table:style-name="ce4">
            <text:p>5403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037" table:style-name="ce4">
            <text:p>3037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9471" table:style-name="ce4">
            <text:p>9471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613" table:style-name="ce4">
            <text:p>7613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1338" table:style-name="ce4">
            <text:p>1338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760" table:style-name="ce4">
            <text:p>3760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12" table:style-name="ce4">
            <text:p>312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454" table:style-name="ce4">
            <text:p>5454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602" table:style-name="ce4">
            <text:p>8602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385" table:style-name="ce4">
            <text:p>2385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262" table:style-name="ce4">
            <text:p>7262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6" table:style-name="ce4">
            <text:p>26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446" table:style-name="ce4">
            <text:p>3446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977" table:style-name="ce4">
            <text:p>5977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822" table:style-name="ce4">
            <text:p>2822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1225" table:style-name="ce4">
            <text:p>1225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405" table:style-name="ce4">
            <text:p>3405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900" table:style-name="ce4">
            <text:p>8900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9036" table:style-name="ce4">
            <text:p>9036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875" table:style-name="ce4">
            <text:p>8875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649" table:style-name="ce4">
            <text:p>5649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966" table:style-name="ce4">
            <text:p>6966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978" table:style-name="ce4">
            <text:p>2978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987" table:style-name="ce4">
            <text:p>2987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169" table:style-name="ce4">
            <text:p>3169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214" table:style-name="ce4">
            <text:p>7214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1643" table:style-name="ce4">
            <text:p>1643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476" table:style-name="ce4">
            <text:p>8476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384" table:style-name="ce4">
            <text:p>5384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355" table:style-name="ce4">
            <text:p>5355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044" table:style-name="ce4">
            <text:p>5044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364" table:style-name="ce4">
            <text:p>5364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919" table:style-name="ce4">
            <text:p>2919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484" table:style-name="ce4">
            <text:p>5484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070" table:style-name="ce4">
            <text:p>7070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690" table:style-name="ce4">
            <text:p>6690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471" table:style-name="ce4">
            <text:p>5471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844" table:style-name="ce4">
            <text:p>7844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405" table:style-name="ce4">
            <text:p>8405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101" table:style-name="ce4">
            <text:p>7101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945" table:style-name="ce4">
            <text:p>3945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959" table:style-name="ce4">
            <text:p>8959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891" table:style-name="ce4">
            <text:p>7891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845" table:style-name="ce4">
            <text:p>7845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313" table:style-name="ce4">
            <text:p>8313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2077" table:style-name="ce4">
            <text:p>2077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515" table:style-name="ce4">
            <text:p>3515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49" table:style-name="ce4">
            <text:p>549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46" table:style-name="ce4">
            <text:p>546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783" table:style-name="ce4">
            <text:p>5783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5609" table:style-name="ce4">
            <text:p>5609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970" table:style-name="ce4">
            <text:p>6970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273" table:style-name="ce4">
            <text:p>6273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1084" table:style-name="ce4">
            <text:p>1084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3349" table:style-name="ce4">
            <text:p>3349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193" table:style-name="ce4">
            <text:p>6193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48" table:style-name="ce4">
            <text:p>448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137" table:style-name="ce4">
            <text:p>7137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012" table:style-name="ce4">
            <text:p>4012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667" table:style-name="ce4">
            <text:p>7667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606" table:style-name="ce4">
            <text:p>8606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1332" table:style-name="ce4">
            <text:p>1332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746" table:style-name="ce4">
            <text:p>746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1976" table:style-name="ce4">
            <text:p>1976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6479" table:style-name="ce4">
            <text:p>6479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9905" table:style-name="ce4">
            <text:p>9905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113" table:style-name="ce4">
            <text:p>113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248" table:style-name="ce4">
            <text:p>8248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8659" table:style-name="ce4">
            <text:p>8659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9554" table:style-name="ce4">
            <text:p>9554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1.txt</text:p>
          </table:table-cell>
          <table:table-cell office:value-type="float" office:value="250" table:style-name="ce4">
            <text:p>250</text:p>
          </table:table-cell>
          <table:table-cell office:value-type="float" office:value="15562" table:style-name="ce4">
            <text:p>15562</text:p>
          </table:table-cell>
          <table:table-cell office:value-type="float" office:value="4764" table:style-name="ce4">
            <text:p>4764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a</text:p>
          </table:table-cell>
          <table:table-cell office:value-type="float" office:value="248" table:style-name="ce4">
            <text:p>2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1446" table:style-name="ce4">
            <text:p>1446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3356" table:style-name="ce4">
            <text:p>3356</text:p>
          </table:table-cell>
          <table:table-cell office:value-type="string" table:style-name="ce7">
            <text:p>a</text:p>
          </table:table-cell>
          <table:table-cell office:value-type="float" office:value="234" table:style-name="ce4">
            <text:p>2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242" table:style-name="ce4">
            <text:p>9242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767" table:style-name="ce4">
            <text:p>9767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553" table:style-name="ce4">
            <text:p>9553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70" table:style-name="ce4">
            <text:p>570</text:p>
          </table:table-cell>
          <table:table-cell office:value-type="string" table:style-name="ce7">
            <text:p>a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036" table:style-name="ce4">
            <text:p>6036</text:p>
          </table:table-cell>
          <table:table-cell office:value-type="string" table:style-name="ce7">
            <text:p>a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355" table:style-name="ce4">
            <text:p>2355</text:p>
          </table:table-cell>
          <table:table-cell office:value-type="string" table:style-name="ce7">
            <text:p>a</text:p>
          </table:table-cell>
          <table:table-cell office:value-type="float" office:value="248" table:style-name="ce4">
            <text:p>2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406" table:style-name="ce4">
            <text:p>2406</text:p>
          </table:table-cell>
          <table:table-cell office:value-type="string" table:style-name="ce7">
            <text:p>a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3766" table:style-name="ce4">
            <text:p>3766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032" table:style-name="ce4">
            <text:p>6032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024" table:style-name="ce4">
            <text:p>9024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918" table:style-name="ce4">
            <text:p>7918</text:p>
          </table:table-cell>
          <table:table-cell office:value-type="string" table:style-name="ce7">
            <text:p>a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76" table:style-name="ce4">
            <text:p>876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551" table:style-name="ce4">
            <text:p>8551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142" table:style-name="ce4">
            <text:p>7142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239" table:style-name="ce4">
            <text:p>9239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439" table:style-name="ce4">
            <text:p>8439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583" table:style-name="ce4">
            <text:p>6583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281" table:style-name="ce4">
            <text:p>5281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3225" table:style-name="ce4">
            <text:p>3225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310" table:style-name="ce4">
            <text:p>8310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997" table:style-name="ce4">
            <text:p>2997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711" table:style-name="ce4">
            <text:p>5711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15" table:style-name="ce4">
            <text:p>615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515" table:style-name="ce4">
            <text:p>6515</text:p>
          </table:table-cell>
          <table:table-cell office:value-type="string" table:style-name="ce7">
            <text:p>a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056" table:style-name="ce4">
            <text:p>7056</text:p>
          </table:table-cell>
          <table:table-cell office:value-type="string" table:style-name="ce7">
            <text:p>a</text:p>
          </table:table-cell>
          <table:table-cell office:value-type="float" office:value="248" table:style-name="ce4">
            <text:p>2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290" table:style-name="ce4">
            <text:p>4290</text:p>
          </table:table-cell>
          <table:table-cell office:value-type="string" table:style-name="ce7">
            <text:p>a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317" table:style-name="ce4">
            <text:p>8317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725" table:style-name="ce4">
            <text:p>8725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874" table:style-name="ce4">
            <text:p>5874</text:p>
          </table:table-cell>
          <table:table-cell office:value-type="string" table:style-name="ce7">
            <text:p>a</text:p>
          </table:table-cell>
          <table:table-cell office:value-type="float" office:value="248" table:style-name="ce4">
            <text:p>2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1878" table:style-name="ce4">
            <text:p>1878</text:p>
          </table:table-cell>
          <table:table-cell office:value-type="string" table:style-name="ce7">
            <text:p>a</text:p>
          </table:table-cell>
          <table:table-cell office:value-type="float" office:value="248" table:style-name="ce4">
            <text:p>2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776" table:style-name="ce4">
            <text:p>5776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115" table:style-name="ce4">
            <text:p>2115</text:p>
          </table:table-cell>
          <table:table-cell office:value-type="string" table:style-name="ce7">
            <text:p>a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896" table:style-name="ce4">
            <text:p>9896</text:p>
          </table:table-cell>
          <table:table-cell office:value-type="string" table:style-name="ce7">
            <text:p>a</text:p>
          </table:table-cell>
          <table:table-cell office:value-type="float" office:value="248" table:style-name="ce4">
            <text:p>2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004" table:style-name="ce4">
            <text:p>4004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64" table:style-name="ce4">
            <text:p>864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3720" table:style-name="ce4">
            <text:p>3720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835" table:style-name="ce4">
            <text:p>6835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1875" table:style-name="ce4">
            <text:p>1875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556" table:style-name="ce4">
            <text:p>2556</text:p>
          </table:table-cell>
          <table:table-cell office:value-type="string" table:style-name="ce7">
            <text:p>a</text:p>
          </table:table-cell>
          <table:table-cell office:value-type="float" office:value="250" table:style-name="ce4">
            <text:p>2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157" table:style-name="ce4">
            <text:p>7157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3313" table:style-name="ce4">
            <text:p>3313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287" table:style-name="ce4">
            <text:p>6287</text:p>
          </table:table-cell>
          <table:table-cell office:value-type="string" table:style-name="ce7">
            <text:p>a</text:p>
          </table:table-cell>
          <table:table-cell office:value-type="float" office:value="248" table:style-name="ce4">
            <text:p>2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986" table:style-name="ce4">
            <text:p>5986</text:p>
          </table:table-cell>
          <table:table-cell office:value-type="string" table:style-name="ce7">
            <text:p>a</text:p>
          </table:table-cell>
          <table:table-cell office:value-type="float" office:value="250" table:style-name="ce4">
            <text:p>2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412" table:style-name="ce4">
            <text:p>7412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688" table:style-name="ce4">
            <text:p>2688</text:p>
          </table:table-cell>
          <table:table-cell office:value-type="string" table:style-name="ce7">
            <text:p>a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728" table:style-name="ce4">
            <text:p>7728</text:p>
          </table:table-cell>
          <table:table-cell office:value-type="string" table:style-name="ce7">
            <text:p>a</text:p>
          </table:table-cell>
          <table:table-cell office:value-type="float" office:value="248" table:style-name="ce4">
            <text:p>2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758" table:style-name="ce4">
            <text:p>6758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883" table:style-name="ce4">
            <text:p>4883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322" table:style-name="ce4">
            <text:p>5322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399" table:style-name="ce4">
            <text:p>5399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350" table:style-name="ce4">
            <text:p>9350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249" table:style-name="ce4">
            <text:p>6249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690" table:style-name="ce4">
            <text:p>5690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520" table:style-name="ce4">
            <text:p>9520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758" table:style-name="ce4">
            <text:p>8758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08" table:style-name="ce4">
            <text:p>508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453" table:style-name="ce4">
            <text:p>5453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1168" table:style-name="ce4">
            <text:p>1168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1063" table:style-name="ce4">
            <text:p>1063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117" table:style-name="ce4">
            <text:p>117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072" table:style-name="ce4">
            <text:p>9072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10" table:style-name="ce4">
            <text:p>210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846" table:style-name="ce4">
            <text:p>4846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828" table:style-name="ce4">
            <text:p>2828</text:p>
          </table:table-cell>
          <table:table-cell office:value-type="string" table:style-name="ce7">
            <text:p>a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3213" table:style-name="ce4">
            <text:p>3213</text:p>
          </table:table-cell>
          <table:table-cell office:value-type="string" table:style-name="ce7">
            <text:p>a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027" table:style-name="ce4">
            <text:p>4027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090" table:style-name="ce4">
            <text:p>5090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724" table:style-name="ce4">
            <text:p>4724</text:p>
          </table:table-cell>
          <table:table-cell office:value-type="string" table:style-name="ce7">
            <text:p>a</text:p>
          </table:table-cell>
          <table:table-cell office:value-type="float" office:value="250" table:style-name="ce4">
            <text:p>2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221" table:style-name="ce4">
            <text:p>8221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176" table:style-name="ce4">
            <text:p>6176</text:p>
          </table:table-cell>
          <table:table-cell office:value-type="string" table:style-name="ce7">
            <text:p>a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257" table:style-name="ce4">
            <text:p>4257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06" table:style-name="ce4">
            <text:p>806</text:p>
          </table:table-cell>
          <table:table-cell office:value-type="string" table:style-name="ce7">
            <text:p>a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045" table:style-name="ce4">
            <text:p>7045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698" table:style-name="ce4">
            <text:p>4698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492" table:style-name="ce4">
            <text:p>8492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902" table:style-name="ce4">
            <text:p>5902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459" table:style-name="ce4">
            <text:p>7459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031" table:style-name="ce4">
            <text:p>6031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081" table:style-name="ce4">
            <text:p>6081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736" table:style-name="ce4">
            <text:p>8736</text:p>
          </table:table-cell>
          <table:table-cell office:value-type="string" table:style-name="ce7">
            <text:p>a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967" table:style-name="ce4">
            <text:p>9967</text:p>
          </table:table-cell>
          <table:table-cell office:value-type="string" table:style-name="ce7">
            <text:p>a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871" table:style-name="ce4">
            <text:p>9871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587" table:style-name="ce4">
            <text:p>8587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1544" table:style-name="ce4">
            <text:p>1544</text:p>
          </table:table-cell>
          <table:table-cell office:value-type="string" table:style-name="ce7">
            <text:p>a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189" table:style-name="ce4">
            <text:p>7189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451" table:style-name="ce4">
            <text:p>6451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994" table:style-name="ce4">
            <text:p>7994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042" table:style-name="ce4">
            <text:p>8042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832" table:style-name="ce4">
            <text:p>2832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1909" table:style-name="ce4">
            <text:p>1909</text:p>
          </table:table-cell>
          <table:table-cell office:value-type="string" table:style-name="ce7">
            <text:p>a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22" table:style-name="ce4">
            <text:p>222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871" table:style-name="ce4">
            <text:p>6871</text:p>
          </table:table-cell>
          <table:table-cell office:value-type="string" table:style-name="ce7">
            <text:p>a</text:p>
          </table:table-cell>
          <table:table-cell office:value-type="float" office:value="248" table:style-name="ce4">
            <text:p>2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530" table:style-name="ce4">
            <text:p>6530</text:p>
          </table:table-cell>
          <table:table-cell office:value-type="string" table:style-name="ce7">
            <text:p>a</text:p>
          </table:table-cell>
          <table:table-cell office:value-type="float" office:value="250" table:style-name="ce4">
            <text:p>2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751" table:style-name="ce4">
            <text:p>4751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1067" table:style-name="ce4">
            <text:p>1067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944" table:style-name="ce4">
            <text:p>2944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825" table:style-name="ce4">
            <text:p>4825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634" table:style-name="ce4">
            <text:p>6634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692" table:style-name="ce4">
            <text:p>6692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644" table:style-name="ce4">
            <text:p>8644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596" table:style-name="ce4">
            <text:p>2596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185" table:style-name="ce4">
            <text:p>6185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517" table:style-name="ce4">
            <text:p>4517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1598" table:style-name="ce4">
            <text:p>1598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573" table:style-name="ce4">
            <text:p>4573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3302" table:style-name="ce4">
            <text:p>3302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3785" table:style-name="ce4">
            <text:p>3785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372" table:style-name="ce4">
            <text:p>9372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049" table:style-name="ce4">
            <text:p>6049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487" table:style-name="ce4">
            <text:p>4487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3552" table:style-name="ce4">
            <text:p>3552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005" table:style-name="ce4">
            <text:p>7005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89" table:style-name="ce4">
            <text:p>889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639" table:style-name="ce4">
            <text:p>9639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721" table:style-name="ce4">
            <text:p>6721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400" table:style-name="ce4">
            <text:p>2400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3953" table:style-name="ce4">
            <text:p>3953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029" table:style-name="ce4">
            <text:p>7029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354" table:style-name="ce4">
            <text:p>9354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161" table:style-name="ce4">
            <text:p>4161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334" table:style-name="ce4">
            <text:p>6334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327" table:style-name="ce4">
            <text:p>7327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40" table:style-name="ce4">
            <text:p>840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509" table:style-name="ce4">
            <text:p>2509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1014" table:style-name="ce4">
            <text:p>1014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739" table:style-name="ce4">
            <text:p>2739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409" table:style-name="ce4">
            <text:p>8409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903" table:style-name="ce4">
            <text:p>8903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1515" table:style-name="ce4">
            <text:p>1515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292" table:style-name="ce4">
            <text:p>5292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411" table:style-name="ce4">
            <text:p>5411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650" table:style-name="ce4">
            <text:p>6650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864" table:style-name="ce4">
            <text:p>9864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127" table:style-name="ce4">
            <text:p>2127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655" table:style-name="ce4">
            <text:p>9655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152" table:style-name="ce4">
            <text:p>2152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696" table:style-name="ce4">
            <text:p>2696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3159" table:style-name="ce4">
            <text:p>3159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75" table:style-name="ce4">
            <text:p>675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222" table:style-name="ce4">
            <text:p>4222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25" table:style-name="ce4">
            <text:p>425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755" table:style-name="ce4">
            <text:p>9755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952" table:style-name="ce4">
            <text:p>7952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035" table:style-name="ce4">
            <text:p>6035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703" table:style-name="ce4">
            <text:p>5703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672" table:style-name="ce4">
            <text:p>4672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910" table:style-name="ce4">
            <text:p>5910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391" table:style-name="ce4">
            <text:p>8391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3883" table:style-name="ce4">
            <text:p>3883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994" table:style-name="ce4">
            <text:p>7994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3532" table:style-name="ce4">
            <text:p>3532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85" table:style-name="ce4">
            <text:p>485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414" table:style-name="ce4">
            <text:p>4414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546" table:style-name="ce4">
            <text:p>2546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900" table:style-name="ce4">
            <text:p>8900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186" table:style-name="ce4">
            <text:p>7186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3840" table:style-name="ce4">
            <text:p>3840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151" table:style-name="ce4">
            <text:p>5151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1811" table:style-name="ce4">
            <text:p>1811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647" table:style-name="ce4">
            <text:p>7647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884" table:style-name="ce4">
            <text:p>9884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748" table:style-name="ce4">
            <text:p>8748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177" table:style-name="ce4">
            <text:p>2177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840" table:style-name="ce4">
            <text:p>9840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315" table:style-name="ce4">
            <text:p>315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409" table:style-name="ce4">
            <text:p>2409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361" table:style-name="ce4">
            <text:p>7361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98" table:style-name="ce4">
            <text:p>498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28" table:style-name="ce4">
            <text:p>428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3561" table:style-name="ce4">
            <text:p>3561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1398" table:style-name="ce4">
            <text:p>1398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603" table:style-name="ce4">
            <text:p>7603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345" table:style-name="ce4">
            <text:p>8345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027" table:style-name="ce4">
            <text:p>9027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043" table:style-name="ce4">
            <text:p>9043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3742" table:style-name="ce4">
            <text:p>3742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72" table:style-name="ce4">
            <text:p>772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311" table:style-name="ce4">
            <text:p>7311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979" table:style-name="ce4">
            <text:p>7979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682" table:style-name="ce4">
            <text:p>5682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915" table:style-name="ce4">
            <text:p>5915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625" table:style-name="ce4">
            <text:p>2625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462" table:style-name="ce4">
            <text:p>6462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880" table:style-name="ce4">
            <text:p>9880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6138" table:style-name="ce4">
            <text:p>6138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210" table:style-name="ce4">
            <text:p>7210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9629" table:style-name="ce4">
            <text:p>9629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336" table:style-name="ce4">
            <text:p>2336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1689" table:style-name="ce4">
            <text:p>1689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5105" table:style-name="ce4">
            <text:p>5105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7644" table:style-name="ce4">
            <text:p>7644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1947" table:style-name="ce4">
            <text:p>1947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2773" table:style-name="ce4">
            <text:p>2773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890" table:style-name="ce4">
            <text:p>890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126" table:style-name="ce4">
            <text:p>126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250-02.txt</text:p>
          </table:table-cell>
          <table:table-cell office:value-type="float" office:value="250" table:style-name="ce4">
            <text:p>250</text:p>
          </table:table-cell>
          <table:table-cell office:value-type="float" office:value="23343" table:style-name="ce4">
            <text:p>23343</text:p>
          </table:table-cell>
          <table:table-cell office:value-type="float" office:value="4410" table:style-name="ce4">
            <text:p>4410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a</text:p>
          </table:table-cell>
          <table:table-cell office:value-type="float" office:value="480" table:style-name="ce4">
            <text:p>4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339" table:style-name="ce4">
            <text:p>4339</text:p>
          </table:table-cell>
          <table:table-cell office:value-type="string" table:style-name="ce7">
            <text:p>a</text:p>
          </table:table-cell>
          <table:table-cell office:value-type="float" office:value="490" table:style-name="ce4">
            <text:p>4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7143" table:style-name="ce4">
            <text:p>7143</text:p>
          </table:table-cell>
          <table:table-cell office:value-type="string" table:style-name="ce7">
            <text:p>a</text:p>
          </table:table-cell>
          <table:table-cell office:value-type="float" office:value="476" table:style-name="ce4">
            <text:p>4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7152" table:style-name="ce4">
            <text:p>7152</text:p>
          </table:table-cell>
          <table:table-cell office:value-type="string" table:style-name="ce7">
            <text:p>a</text:p>
          </table:table-cell>
          <table:table-cell office:value-type="float" office:value="482" table:style-name="ce4">
            <text:p>4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7934" table:style-name="ce4">
            <text:p>7934</text:p>
          </table:table-cell>
          <table:table-cell office:value-type="string" table:style-name="ce7">
            <text:p>a</text:p>
          </table:table-cell>
          <table:table-cell office:value-type="float" office:value="488" table:style-name="ce4">
            <text:p>4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446" table:style-name="ce4">
            <text:p>5446</text:p>
          </table:table-cell>
          <table:table-cell office:value-type="string" table:style-name="ce7">
            <text:p>a</text:p>
          </table:table-cell>
          <table:table-cell office:value-type="float" office:value="488" table:style-name="ce4">
            <text:p>4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074" table:style-name="ce4">
            <text:p>6074</text:p>
          </table:table-cell>
          <table:table-cell office:value-type="string" table:style-name="ce7">
            <text:p>a</text:p>
          </table:table-cell>
          <table:table-cell office:value-type="float" office:value="484" table:style-name="ce4">
            <text:p>4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412" table:style-name="ce4">
            <text:p>2412</text:p>
          </table:table-cell>
          <table:table-cell office:value-type="string" table:style-name="ce7">
            <text:p>a</text:p>
          </table:table-cell>
          <table:table-cell office:value-type="float" office:value="482" table:style-name="ce4">
            <text:p>4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268" table:style-name="ce4">
            <text:p>1268</text:p>
          </table:table-cell>
          <table:table-cell office:value-type="string" table:style-name="ce7">
            <text:p>a</text:p>
          </table:table-cell>
          <table:table-cell office:value-type="float" office:value="488" table:style-name="ce4">
            <text:p>4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479" table:style-name="ce4">
            <text:p>2479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3804" table:style-name="ce4">
            <text:p>3804</text:p>
          </table:table-cell>
          <table:table-cell office:value-type="string" table:style-name="ce7">
            <text:p>a</text:p>
          </table:table-cell>
          <table:table-cell office:value-type="float" office:value="470" table:style-name="ce4">
            <text:p>47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872" table:style-name="ce4">
            <text:p>1872</text:p>
          </table:table-cell>
          <table:table-cell office:value-type="string" table:style-name="ce7">
            <text:p>a</text:p>
          </table:table-cell>
          <table:table-cell office:value-type="float" office:value="490" table:style-name="ce4">
            <text:p>4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310" table:style-name="ce4">
            <text:p>2310</text:p>
          </table:table-cell>
          <table:table-cell office:value-type="string" table:style-name="ce7">
            <text:p>a</text:p>
          </table:table-cell>
          <table:table-cell office:value-type="float" office:value="486" table:style-name="ce4">
            <text:p>4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649" table:style-name="ce4">
            <text:p>5649</text:p>
          </table:table-cell>
          <table:table-cell office:value-type="string" table:style-name="ce7">
            <text:p>a</text:p>
          </table:table-cell>
          <table:table-cell office:value-type="float" office:value="490" table:style-name="ce4">
            <text:p>4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303" table:style-name="ce4">
            <text:p>4303</text:p>
          </table:table-cell>
          <table:table-cell office:value-type="string" table:style-name="ce7">
            <text:p>a</text:p>
          </table:table-cell>
          <table:table-cell office:value-type="float" office:value="480" table:style-name="ce4">
            <text:p>4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166" table:style-name="ce4">
            <text:p>2166</text:p>
          </table:table-cell>
          <table:table-cell office:value-type="string" table:style-name="ce7">
            <text:p>a</text:p>
          </table:table-cell>
          <table:table-cell office:value-type="float" office:value="486" table:style-name="ce4">
            <text:p>4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236" table:style-name="ce4">
            <text:p>5236</text:p>
          </table:table-cell>
          <table:table-cell office:value-type="string" table:style-name="ce7">
            <text:p>a</text:p>
          </table:table-cell>
          <table:table-cell office:value-type="float" office:value="488" table:style-name="ce4">
            <text:p>4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663" table:style-name="ce4">
            <text:p>2663</text:p>
          </table:table-cell>
          <table:table-cell office:value-type="string" table:style-name="ce7">
            <text:p>a</text:p>
          </table:table-cell>
          <table:table-cell office:value-type="float" office:value="492" table:style-name="ce4">
            <text:p>4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37" table:style-name="ce4">
            <text:p>937</text:p>
          </table:table-cell>
          <table:table-cell office:value-type="string" table:style-name="ce7">
            <text:p>a</text:p>
          </table:table-cell>
          <table:table-cell office:value-type="float" office:value="484" table:style-name="ce4">
            <text:p>4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799" table:style-name="ce4">
            <text:p>8799</text:p>
          </table:table-cell>
          <table:table-cell office:value-type="string" table:style-name="ce7">
            <text:p>a</text:p>
          </table:table-cell>
          <table:table-cell office:value-type="float" office:value="482" table:style-name="ce4">
            <text:p>4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700" table:style-name="ce4">
            <text:p>700</text:p>
          </table:table-cell>
          <table:table-cell office:value-type="string" table:style-name="ce7">
            <text:p>a</text:p>
          </table:table-cell>
          <table:table-cell office:value-type="float" office:value="484" table:style-name="ce4">
            <text:p>4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67" table:style-name="ce4">
            <text:p>667</text:p>
          </table:table-cell>
          <table:table-cell office:value-type="string" table:style-name="ce7">
            <text:p>a</text:p>
          </table:table-cell>
          <table:table-cell office:value-type="float" office:value="484" table:style-name="ce4">
            <text:p>4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641" table:style-name="ce4">
            <text:p>8641</text:p>
          </table:table-cell>
          <table:table-cell office:value-type="string" table:style-name="ce7">
            <text:p>a</text:p>
          </table:table-cell>
          <table:table-cell office:value-type="float" office:value="484" table:style-name="ce4">
            <text:p>4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747" table:style-name="ce4">
            <text:p>6747</text:p>
          </table:table-cell>
          <table:table-cell office:value-type="string" table:style-name="ce7">
            <text:p>a</text:p>
          </table:table-cell>
          <table:table-cell office:value-type="float" office:value="490" table:style-name="ce4">
            <text:p>4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709" table:style-name="ce4">
            <text:p>5709</text:p>
          </table:table-cell>
          <table:table-cell office:value-type="string" table:style-name="ce7">
            <text:p>a</text:p>
          </table:table-cell>
          <table:table-cell office:value-type="float" office:value="490" table:style-name="ce4">
            <text:p>4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852" table:style-name="ce4">
            <text:p>8852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942" table:style-name="ce4">
            <text:p>4942</text:p>
          </table:table-cell>
          <table:table-cell office:value-type="string" table:style-name="ce7">
            <text:p>a</text:p>
          </table:table-cell>
          <table:table-cell office:value-type="float" office:value="482" table:style-name="ce4">
            <text:p>4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315" table:style-name="ce4">
            <text:p>315</text:p>
          </table:table-cell>
          <table:table-cell office:value-type="string" table:style-name="ce7">
            <text:p>a</text:p>
          </table:table-cell>
          <table:table-cell office:value-type="float" office:value="490" table:style-name="ce4">
            <text:p>4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550" table:style-name="ce4">
            <text:p>6550</text:p>
          </table:table-cell>
          <table:table-cell office:value-type="string" table:style-name="ce7">
            <text:p>a</text:p>
          </table:table-cell>
          <table:table-cell office:value-type="float" office:value="482" table:style-name="ce4">
            <text:p>4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366" table:style-name="ce4">
            <text:p>4366</text:p>
          </table:table-cell>
          <table:table-cell office:value-type="string" table:style-name="ce7">
            <text:p>a</text:p>
          </table:table-cell>
          <table:table-cell office:value-type="float" office:value="486" table:style-name="ce4">
            <text:p>4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7850" table:style-name="ce4">
            <text:p>7850</text:p>
          </table:table-cell>
          <table:table-cell office:value-type="string" table:style-name="ce7">
            <text:p>a</text:p>
          </table:table-cell>
          <table:table-cell office:value-type="float" office:value="488" table:style-name="ce4">
            <text:p>4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628" table:style-name="ce4">
            <text:p>5628</text:p>
          </table:table-cell>
          <table:table-cell office:value-type="string" table:style-name="ce7">
            <text:p>a</text:p>
          </table:table-cell>
          <table:table-cell office:value-type="float" office:value="488" table:style-name="ce4">
            <text:p>4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108" table:style-name="ce4">
            <text:p>1108</text:p>
          </table:table-cell>
          <table:table-cell office:value-type="string" table:style-name="ce7">
            <text:p>a</text:p>
          </table:table-cell>
          <table:table-cell office:value-type="float" office:value="482" table:style-name="ce4">
            <text:p>4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086" table:style-name="ce4">
            <text:p>6086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003" table:style-name="ce4">
            <text:p>2003</text:p>
          </table:table-cell>
          <table:table-cell office:value-type="string" table:style-name="ce7">
            <text:p>a</text:p>
          </table:table-cell>
          <table:table-cell office:value-type="float" office:value="480" table:style-name="ce4">
            <text:p>4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300" table:style-name="ce4">
            <text:p>300</text:p>
          </table:table-cell>
          <table:table-cell office:value-type="string" table:style-name="ce7">
            <text:p>a</text:p>
          </table:table-cell>
          <table:table-cell office:value-type="float" office:value="488" table:style-name="ce4">
            <text:p>4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292" table:style-name="ce4">
            <text:p>4292</text:p>
          </table:table-cell>
          <table:table-cell office:value-type="string" table:style-name="ce7">
            <text:p>a</text:p>
          </table:table-cell>
          <table:table-cell office:value-type="float" office:value="492" table:style-name="ce4">
            <text:p>4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049" table:style-name="ce4">
            <text:p>6049</text:p>
          </table:table-cell>
          <table:table-cell office:value-type="string" table:style-name="ce7">
            <text:p>a</text:p>
          </table:table-cell>
          <table:table-cell office:value-type="float" office:value="476" table:style-name="ce4">
            <text:p>4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175" table:style-name="ce4">
            <text:p>5175</text:p>
          </table:table-cell>
          <table:table-cell office:value-type="string" table:style-name="ce7">
            <text:p>a</text:p>
          </table:table-cell>
          <table:table-cell office:value-type="float" office:value="478" table:style-name="ce4">
            <text:p>4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887" table:style-name="ce4">
            <text:p>1887</text:p>
          </table:table-cell>
          <table:table-cell office:value-type="string" table:style-name="ce7">
            <text:p>a</text:p>
          </table:table-cell>
          <table:table-cell office:value-type="float" office:value="480" table:style-name="ce4">
            <text:p>4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227" table:style-name="ce4">
            <text:p>5227</text:p>
          </table:table-cell>
          <table:table-cell office:value-type="string" table:style-name="ce7">
            <text:p>a</text:p>
          </table:table-cell>
          <table:table-cell office:value-type="float" office:value="486" table:style-name="ce4">
            <text:p>4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657" table:style-name="ce4">
            <text:p>5657</text:p>
          </table:table-cell>
          <table:table-cell office:value-type="string" table:style-name="ce7">
            <text:p>a</text:p>
          </table:table-cell>
          <table:table-cell office:value-type="float" office:value="488" table:style-name="ce4">
            <text:p>4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39" table:style-name="ce4">
            <text:p>539</text:p>
          </table:table-cell>
          <table:table-cell office:value-type="string" table:style-name="ce7">
            <text:p>a</text:p>
          </table:table-cell>
          <table:table-cell office:value-type="float" office:value="492" table:style-name="ce4">
            <text:p>4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110" table:style-name="ce4">
            <text:p>2110</text:p>
          </table:table-cell>
          <table:table-cell office:value-type="string" table:style-name="ce7">
            <text:p>a</text:p>
          </table:table-cell>
          <table:table-cell office:value-type="float" office:value="492" table:style-name="ce4">
            <text:p>4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223" table:style-name="ce4">
            <text:p>9223</text:p>
          </table:table-cell>
          <table:table-cell office:value-type="string" table:style-name="ce7">
            <text:p>a</text:p>
          </table:table-cell>
          <table:table-cell office:value-type="float" office:value="492" table:style-name="ce4">
            <text:p>4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856" table:style-name="ce4">
            <text:p>5856</text:p>
          </table:table-cell>
          <table:table-cell office:value-type="string" table:style-name="ce7">
            <text:p>a</text:p>
          </table:table-cell>
          <table:table-cell office:value-type="float" office:value="476" table:style-name="ce4">
            <text:p>4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53" table:style-name="ce4">
            <text:p>653</text:p>
          </table:table-cell>
          <table:table-cell office:value-type="string" table:style-name="ce7">
            <text:p>a</text:p>
          </table:table-cell>
          <table:table-cell office:value-type="float" office:value="490" table:style-name="ce4">
            <text:p>4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055" table:style-name="ce4">
            <text:p>8055</text:p>
          </table:table-cell>
          <table:table-cell office:value-type="string" table:style-name="ce7">
            <text:p>a</text:p>
          </table:table-cell>
          <table:table-cell office:value-type="float" office:value="484" table:style-name="ce4">
            <text:p>4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776" table:style-name="ce4">
            <text:p>6776</text:p>
          </table:table-cell>
          <table:table-cell office:value-type="string" table:style-name="ce7">
            <text:p>a</text:p>
          </table:table-cell>
          <table:table-cell office:value-type="float" office:value="490" table:style-name="ce4">
            <text:p>4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564" table:style-name="ce4">
            <text:p>4564</text:p>
          </table:table-cell>
          <table:table-cell office:value-type="string" table:style-name="ce7">
            <text:p>a</text:p>
          </table:table-cell>
          <table:table-cell office:value-type="float" office:value="492" table:style-name="ce4">
            <text:p>4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7966" table:style-name="ce4">
            <text:p>7966</text:p>
          </table:table-cell>
          <table:table-cell office:value-type="string" table:style-name="ce7">
            <text:p>a</text:p>
          </table:table-cell>
          <table:table-cell office:value-type="float" office:value="476" table:style-name="ce4">
            <text:p>4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396" table:style-name="ce4">
            <text:p>4396</text:p>
          </table:table-cell>
          <table:table-cell office:value-type="string" table:style-name="ce7">
            <text:p>a</text:p>
          </table:table-cell>
          <table:table-cell office:value-type="float" office:value="488" table:style-name="ce4">
            <text:p>4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998" table:style-name="ce4">
            <text:p>1998</text:p>
          </table:table-cell>
          <table:table-cell office:value-type="string" table:style-name="ce7">
            <text:p>a</text:p>
          </table:table-cell>
          <table:table-cell office:value-type="float" office:value="492" table:style-name="ce4">
            <text:p>4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7910" table:style-name="ce4">
            <text:p>7910</text:p>
          </table:table-cell>
          <table:table-cell office:value-type="string" table:style-name="ce7">
            <text:p>a</text:p>
          </table:table-cell>
          <table:table-cell office:value-type="float" office:value="488" table:style-name="ce4">
            <text:p>4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703" table:style-name="ce4">
            <text:p>4703</text:p>
          </table:table-cell>
          <table:table-cell office:value-type="string" table:style-name="ce7">
            <text:p>a</text:p>
          </table:table-cell>
          <table:table-cell office:value-type="float" office:value="492" table:style-name="ce4">
            <text:p>4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129" table:style-name="ce4">
            <text:p>9129</text:p>
          </table:table-cell>
          <table:table-cell office:value-type="string" table:style-name="ce7">
            <text:p>a</text:p>
          </table:table-cell>
          <table:table-cell office:value-type="float" office:value="482" table:style-name="ce4">
            <text:p>4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771" table:style-name="ce4">
            <text:p>1771</text:p>
          </table:table-cell>
          <table:table-cell office:value-type="string" table:style-name="ce7">
            <text:p>a</text:p>
          </table:table-cell>
          <table:table-cell office:value-type="float" office:value="482" table:style-name="ce4">
            <text:p>4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802" table:style-name="ce4">
            <text:p>6802</text:p>
          </table:table-cell>
          <table:table-cell office:value-type="string" table:style-name="ce7">
            <text:p>a</text:p>
          </table:table-cell>
          <table:table-cell office:value-type="float" office:value="488" table:style-name="ce4">
            <text:p>4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3413" table:style-name="ce4">
            <text:p>3413</text:p>
          </table:table-cell>
          <table:table-cell office:value-type="string" table:style-name="ce7">
            <text:p>a</text:p>
          </table:table-cell>
          <table:table-cell office:value-type="float" office:value="486" table:style-name="ce4">
            <text:p>4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3179" table:style-name="ce4">
            <text:p>3179</text:p>
          </table:table-cell>
          <table:table-cell office:value-type="string" table:style-name="ce7">
            <text:p>a</text:p>
          </table:table-cell>
          <table:table-cell office:value-type="float" office:value="492" table:style-name="ce4">
            <text:p>4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007" table:style-name="ce4">
            <text:p>8007</text:p>
          </table:table-cell>
          <table:table-cell office:value-type="string" table:style-name="ce7">
            <text:p>a</text:p>
          </table:table-cell>
          <table:table-cell office:value-type="float" office:value="490" table:style-name="ce4">
            <text:p>4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531" table:style-name="ce4">
            <text:p>4531</text:p>
          </table:table-cell>
          <table:table-cell office:value-type="string" table:style-name="ce7">
            <text:p>a</text:p>
          </table:table-cell>
          <table:table-cell office:value-type="float" office:value="480" table:style-name="ce4">
            <text:p>4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950" table:style-name="ce4">
            <text:p>1950</text:p>
          </table:table-cell>
          <table:table-cell office:value-type="string" table:style-name="ce7">
            <text:p>a</text:p>
          </table:table-cell>
          <table:table-cell office:value-type="float" office:value="480" table:style-name="ce4">
            <text:p>4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337" table:style-name="ce4">
            <text:p>337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804" table:style-name="ce4">
            <text:p>6804</text:p>
          </table:table-cell>
          <table:table-cell office:value-type="string" table:style-name="ce7">
            <text:p>a</text:p>
          </table:table-cell>
          <table:table-cell office:value-type="float" office:value="488" table:style-name="ce4">
            <text:p>4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645" table:style-name="ce4">
            <text:p>8645</text:p>
          </table:table-cell>
          <table:table-cell office:value-type="string" table:style-name="ce7">
            <text:p>a</text:p>
          </table:table-cell>
          <table:table-cell office:value-type="float" office:value="488" table:style-name="ce4">
            <text:p>4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294" table:style-name="ce4">
            <text:p>2294</text:p>
          </table:table-cell>
          <table:table-cell office:value-type="string" table:style-name="ce7">
            <text:p>a</text:p>
          </table:table-cell>
          <table:table-cell office:value-type="float" office:value="490" table:style-name="ce4">
            <text:p>4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086" table:style-name="ce4">
            <text:p>2086</text:p>
          </table:table-cell>
          <table:table-cell office:value-type="string" table:style-name="ce7">
            <text:p>a</text:p>
          </table:table-cell>
          <table:table-cell office:value-type="float" office:value="486" table:style-name="ce4">
            <text:p>4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104" table:style-name="ce4">
            <text:p>1104</text:p>
          </table:table-cell>
          <table:table-cell office:value-type="string" table:style-name="ce7">
            <text:p>a</text:p>
          </table:table-cell>
          <table:table-cell office:value-type="float" office:value="486" table:style-name="ce4">
            <text:p>4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757" table:style-name="ce4">
            <text:p>5757</text:p>
          </table:table-cell>
          <table:table-cell office:value-type="string" table:style-name="ce7">
            <text:p>a</text:p>
          </table:table-cell>
          <table:table-cell office:value-type="float" office:value="494" table:style-name="ce4">
            <text:p>4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621" table:style-name="ce4">
            <text:p>1621</text:p>
          </table:table-cell>
          <table:table-cell office:value-type="string" table:style-name="ce7">
            <text:p>a</text:p>
          </table:table-cell>
          <table:table-cell office:value-type="float" office:value="480" table:style-name="ce4">
            <text:p>4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719" table:style-name="ce4">
            <text:p>719</text:p>
          </table:table-cell>
          <table:table-cell office:value-type="string" table:style-name="ce7">
            <text:p>a</text:p>
          </table:table-cell>
          <table:table-cell office:value-type="float" office:value="482" table:style-name="ce4">
            <text:p>4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324" table:style-name="ce4">
            <text:p>9324</text:p>
          </table:table-cell>
          <table:table-cell office:value-type="string" table:style-name="ce7">
            <text:p>a</text:p>
          </table:table-cell>
          <table:table-cell office:value-type="float" office:value="488" table:style-name="ce4">
            <text:p>4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390" table:style-name="ce4">
            <text:p>1390</text:p>
          </table:table-cell>
          <table:table-cell office:value-type="string" table:style-name="ce7">
            <text:p>a</text:p>
          </table:table-cell>
          <table:table-cell office:value-type="float" office:value="490" table:style-name="ce4">
            <text:p>4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330" table:style-name="ce4">
            <text:p>2330</text:p>
          </table:table-cell>
          <table:table-cell office:value-type="string" table:style-name="ce7">
            <text:p>a</text:p>
          </table:table-cell>
          <table:table-cell office:value-type="float" office:value="484" table:style-name="ce4">
            <text:p>4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245" table:style-name="ce4">
            <text:p>9245</text:p>
          </table:table-cell>
          <table:table-cell office:value-type="string" table:style-name="ce7">
            <text:p>a</text:p>
          </table:table-cell>
          <table:table-cell office:value-type="float" office:value="492" table:style-name="ce4">
            <text:p>4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975" table:style-name="ce4">
            <text:p>8975</text:p>
          </table:table-cell>
          <table:table-cell office:value-type="string" table:style-name="ce7">
            <text:p>a</text:p>
          </table:table-cell>
          <table:table-cell office:value-type="float" office:value="476" table:style-name="ce4">
            <text:p>4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3415" table:style-name="ce4">
            <text:p>3415</text:p>
          </table:table-cell>
          <table:table-cell office:value-type="string" table:style-name="ce7">
            <text:p>a</text:p>
          </table:table-cell>
          <table:table-cell office:value-type="float" office:value="488" table:style-name="ce4">
            <text:p>4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806" table:style-name="ce4">
            <text:p>5806</text:p>
          </table:table-cell>
          <table:table-cell office:value-type="string" table:style-name="ce7">
            <text:p>a</text:p>
          </table:table-cell>
          <table:table-cell office:value-type="float" office:value="484" table:style-name="ce4">
            <text:p>4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795" table:style-name="ce4">
            <text:p>8795</text:p>
          </table:table-cell>
          <table:table-cell office:value-type="string" table:style-name="ce7">
            <text:p>a</text:p>
          </table:table-cell>
          <table:table-cell office:value-type="float" office:value="486" table:style-name="ce4">
            <text:p>4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519" table:style-name="ce4">
            <text:p>9519</text:p>
          </table:table-cell>
          <table:table-cell office:value-type="string" table:style-name="ce7">
            <text:p>a</text:p>
          </table:table-cell>
          <table:table-cell office:value-type="float" office:value="490" table:style-name="ce4">
            <text:p>4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183" table:style-name="ce4">
            <text:p>6183</text:p>
          </table:table-cell>
          <table:table-cell office:value-type="string" table:style-name="ce7">
            <text:p>a</text:p>
          </table:table-cell>
          <table:table-cell office:value-type="float" office:value="484" table:style-name="ce4">
            <text:p>4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3373" table:style-name="ce4">
            <text:p>3373</text:p>
          </table:table-cell>
          <table:table-cell office:value-type="string" table:style-name="ce7">
            <text:p>a</text:p>
          </table:table-cell>
          <table:table-cell office:value-type="float" office:value="484" table:style-name="ce4">
            <text:p>4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258" table:style-name="ce4">
            <text:p>1258</text:p>
          </table:table-cell>
          <table:table-cell office:value-type="string" table:style-name="ce7">
            <text:p>a</text:p>
          </table:table-cell>
          <table:table-cell office:value-type="float" office:value="490" table:style-name="ce4">
            <text:p>4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7549" table:style-name="ce4">
            <text:p>7549</text:p>
          </table:table-cell>
          <table:table-cell office:value-type="string" table:style-name="ce7">
            <text:p>a</text:p>
          </table:table-cell>
          <table:table-cell office:value-type="float" office:value="476" table:style-name="ce4">
            <text:p>4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94" table:style-name="ce4">
            <text:p>894</text:p>
          </table:table-cell>
          <table:table-cell office:value-type="string" table:style-name="ce7">
            <text:p>a</text:p>
          </table:table-cell>
          <table:table-cell office:value-type="float" office:value="490" table:style-name="ce4">
            <text:p>4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7868" table:style-name="ce4">
            <text:p>7868</text:p>
          </table:table-cell>
          <table:table-cell office:value-type="string" table:style-name="ce7">
            <text:p>a</text:p>
          </table:table-cell>
          <table:table-cell office:value-type="float" office:value="494" table:style-name="ce4">
            <text:p>4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398" table:style-name="ce4">
            <text:p>5398</text:p>
          </table:table-cell>
          <table:table-cell office:value-type="string" table:style-name="ce7">
            <text:p>a</text:p>
          </table:table-cell>
          <table:table-cell office:value-type="float" office:value="494" table:style-name="ce4">
            <text:p>4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7954" table:style-name="ce4">
            <text:p>7954</text:p>
          </table:table-cell>
          <table:table-cell office:value-type="string" table:style-name="ce7">
            <text:p>a</text:p>
          </table:table-cell>
          <table:table-cell office:value-type="float" office:value="490" table:style-name="ce4">
            <text:p>4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095" table:style-name="ce4">
            <text:p>2095</text:p>
          </table:table-cell>
          <table:table-cell office:value-type="string" table:style-name="ce7">
            <text:p>a</text:p>
          </table:table-cell>
          <table:table-cell office:value-type="float" office:value="494" table:style-name="ce4">
            <text:p>4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974" table:style-name="ce4">
            <text:p>6974</text:p>
          </table:table-cell>
          <table:table-cell office:value-type="string" table:style-name="ce7">
            <text:p>a</text:p>
          </table:table-cell>
          <table:table-cell office:value-type="float" office:value="488" table:style-name="ce4">
            <text:p>4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661" table:style-name="ce4">
            <text:p>8661</text:p>
          </table:table-cell>
          <table:table-cell office:value-type="string" table:style-name="ce7">
            <text:p>a</text:p>
          </table:table-cell>
          <table:table-cell office:value-type="float" office:value="492" table:style-name="ce4">
            <text:p>4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858" table:style-name="ce4">
            <text:p>9858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14" table:style-name="ce4">
            <text:p>214</text:p>
          </table:table-cell>
          <table:table-cell office:value-type="string" table:style-name="ce7">
            <text:p>a</text:p>
          </table:table-cell>
          <table:table-cell office:value-type="float" office:value="484" table:style-name="ce4">
            <text:p>4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403" table:style-name="ce4">
            <text:p>9403</text:p>
          </table:table-cell>
          <table:table-cell office:value-type="string" table:style-name="ce7">
            <text:p>a</text:p>
          </table:table-cell>
          <table:table-cell office:value-type="float" office:value="484" table:style-name="ce4">
            <text:p>4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631" table:style-name="ce4">
            <text:p>8631</text:p>
          </table:table-cell>
          <table:table-cell office:value-type="string" table:style-name="ce7">
            <text:p>a</text:p>
          </table:table-cell>
          <table:table-cell office:value-type="float" office:value="488" table:style-name="ce4">
            <text:p>4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3885" table:style-name="ce4">
            <text:p>3885</text:p>
          </table:table-cell>
          <table:table-cell office:value-type="string" table:style-name="ce7">
            <text:p>a</text:p>
          </table:table-cell>
          <table:table-cell office:value-type="float" office:value="482" table:style-name="ce4">
            <text:p>4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225" table:style-name="ce4">
            <text:p>6225</text:p>
          </table:table-cell>
          <table:table-cell office:value-type="string" table:style-name="ce7">
            <text:p>a</text:p>
          </table:table-cell>
          <table:table-cell office:value-type="float" office:value="482" table:style-name="ce4">
            <text:p>4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3959" table:style-name="ce4">
            <text:p>3959</text:p>
          </table:table-cell>
          <table:table-cell office:value-type="string" table:style-name="ce7">
            <text:p>a</text:p>
          </table:table-cell>
          <table:table-cell office:value-type="float" office:value="480" table:style-name="ce4">
            <text:p>4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319" table:style-name="ce4">
            <text:p>9319</text:p>
          </table:table-cell>
          <table:table-cell office:value-type="string" table:style-name="ce7">
            <text:p>a</text:p>
          </table:table-cell>
          <table:table-cell office:value-type="float" office:value="484" table:style-name="ce4">
            <text:p>4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164" table:style-name="ce4">
            <text:p>9164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7317" table:style-name="ce4">
            <text:p>7317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934" table:style-name="ce4">
            <text:p>1934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138" table:style-name="ce4">
            <text:p>6138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645" table:style-name="ce4">
            <text:p>6645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49" table:style-name="ce4">
            <text:p>649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770" table:style-name="ce4">
            <text:p>6770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052" table:style-name="ce4">
            <text:p>6052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727" table:style-name="ce4">
            <text:p>6727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193" table:style-name="ce4">
            <text:p>8193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210" table:style-name="ce4">
            <text:p>5210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257" table:style-name="ce4">
            <text:p>9257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04" table:style-name="ce4">
            <text:p>504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379" table:style-name="ce4">
            <text:p>9379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7194" table:style-name="ce4">
            <text:p>7194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876" table:style-name="ce4">
            <text:p>8876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20" table:style-name="ce4">
            <text:p>520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307" table:style-name="ce4">
            <text:p>307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660" table:style-name="ce4">
            <text:p>1660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743" table:style-name="ce4">
            <text:p>2743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677" table:style-name="ce4">
            <text:p>2677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757" table:style-name="ce4">
            <text:p>8757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711" table:style-name="ce4">
            <text:p>2711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06" table:style-name="ce4">
            <text:p>406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510" table:style-name="ce4">
            <text:p>8510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321" table:style-name="ce4">
            <text:p>2321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350" table:style-name="ce4">
            <text:p>4350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779" table:style-name="ce4">
            <text:p>4779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264" table:style-name="ce4">
            <text:p>4264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139" table:style-name="ce4">
            <text:p>1139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394" table:style-name="ce4">
            <text:p>394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031" table:style-name="ce4">
            <text:p>9031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306" table:style-name="ce4">
            <text:p>4306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209" table:style-name="ce4">
            <text:p>2209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453" table:style-name="ce4">
            <text:p>8453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965" table:style-name="ce4">
            <text:p>8965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579" table:style-name="ce4">
            <text:p>9579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156" table:style-name="ce4">
            <text:p>1156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501" table:style-name="ce4">
            <text:p>5501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145" table:style-name="ce4">
            <text:p>8145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703" table:style-name="ce4">
            <text:p>703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760" table:style-name="ce4">
            <text:p>9760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968" table:style-name="ce4">
            <text:p>8968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296" table:style-name="ce4">
            <text:p>1296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206" table:style-name="ce4">
            <text:p>2206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949" table:style-name="ce4">
            <text:p>1949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103" table:style-name="ce4">
            <text:p>4103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444" table:style-name="ce4">
            <text:p>5444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7164" table:style-name="ce4">
            <text:p>7164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72" table:style-name="ce4">
            <text:p>872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657" table:style-name="ce4">
            <text:p>6657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526" table:style-name="ce4">
            <text:p>2526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3826" table:style-name="ce4">
            <text:p>3826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797" table:style-name="ce4">
            <text:p>797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497" table:style-name="ce4">
            <text:p>6497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447" table:style-name="ce4">
            <text:p>4447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3373" table:style-name="ce4">
            <text:p>3373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158" table:style-name="ce4">
            <text:p>1158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150" table:style-name="ce4">
            <text:p>8150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485" table:style-name="ce4">
            <text:p>6485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067" table:style-name="ce4">
            <text:p>5067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02" table:style-name="ce4">
            <text:p>202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735" table:style-name="ce4">
            <text:p>9735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242" table:style-name="ce4">
            <text:p>4242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677" table:style-name="ce4">
            <text:p>2677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362" table:style-name="ce4">
            <text:p>9362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910" table:style-name="ce4">
            <text:p>4910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115" table:style-name="ce4">
            <text:p>6115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869" table:style-name="ce4">
            <text:p>2869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3375" table:style-name="ce4">
            <text:p>3375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261" table:style-name="ce4">
            <text:p>2261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714" table:style-name="ce4">
            <text:p>8714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929" table:style-name="ce4">
            <text:p>9929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959" table:style-name="ce4">
            <text:p>8959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506" table:style-name="ce4">
            <text:p>6506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8257" table:style-name="ce4">
            <text:p>8257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7660" table:style-name="ce4">
            <text:p>7660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992" table:style-name="ce4">
            <text:p>4992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7283" table:style-name="ce4">
            <text:p>7283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640" table:style-name="ce4">
            <text:p>9640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462" table:style-name="ce4">
            <text:p>1462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71" table:style-name="ce4">
            <text:p>471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991" table:style-name="ce4">
            <text:p>1991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7367" table:style-name="ce4">
            <text:p>7367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3157" table:style-name="ce4">
            <text:p>3157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297" table:style-name="ce4">
            <text:p>9297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770" table:style-name="ce4">
            <text:p>5770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522" table:style-name="ce4">
            <text:p>1522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3975" table:style-name="ce4">
            <text:p>3975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632" table:style-name="ce4">
            <text:p>9632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481" table:style-name="ce4">
            <text:p>2481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678" table:style-name="ce4">
            <text:p>6678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4670" table:style-name="ce4">
            <text:p>4670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2687" table:style-name="ce4">
            <text:p>2687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694" table:style-name="ce4">
            <text:p>9694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9748" table:style-name="ce4">
            <text:p>9748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5568" table:style-name="ce4">
            <text:p>5568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6720" table:style-name="ce4">
            <text:p>6720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1.txt</text:p>
          </table:table-cell>
          <table:table-cell office:value-type="float" office:value="500" table:style-name="ce4">
            <text:p>500</text:p>
          </table:table-cell>
          <table:table-cell office:value-type="float" office:value="62375" table:style-name="ce4">
            <text:p>62375</text:p>
          </table:table-cell>
          <table:table-cell office:value-type="float" office:value="1736" table:style-name="ce4">
            <text:p>1736</text:p>
          </table:table-cell>
          <table:table-cell office:value-type="string" table:style-name="ce7">
            <text:p>g</text:p>
          </table:table-cell>
          <table:table-cell office:value-type="float" office:value="350" table:style-name="ce4">
            <text:p>3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096" table:style-name="ce4">
            <text:p>5096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520" table:style-name="ce4">
            <text:p>5520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572" table:style-name="ce4">
            <text:p>9572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1946" table:style-name="ce4">
            <text:p>1946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1299" table:style-name="ce4">
            <text:p>1299</text:p>
          </table:table-cell>
          <table:table-cell office:value-type="string" table:style-name="ce7">
            <text:p>a</text:p>
          </table:table-cell>
          <table:table-cell office:value-type="float" office:value="494" table:style-name="ce4">
            <text:p>4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197" table:style-name="ce4">
            <text:p>5197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133" table:style-name="ce4">
            <text:p>2133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561" table:style-name="ce4">
            <text:p>7561</text:p>
          </table:table-cell>
          <table:table-cell office:value-type="string" table:style-name="ce7">
            <text:p>a</text:p>
          </table:table-cell>
          <table:table-cell office:value-type="float" office:value="492" table:style-name="ce4">
            <text:p>4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479" table:style-name="ce4">
            <text:p>4479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172" table:style-name="ce4">
            <text:p>8172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479" table:style-name="ce4">
            <text:p>4479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783" table:style-name="ce4">
            <text:p>7783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1151" table:style-name="ce4">
            <text:p>1151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015" table:style-name="ce4">
            <text:p>7015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591" table:style-name="ce4">
            <text:p>9591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644" table:style-name="ce4">
            <text:p>7644</text:p>
          </table:table-cell>
          <table:table-cell office:value-type="string" table:style-name="ce7">
            <text:p>a</text:p>
          </table:table-cell>
          <table:table-cell office:value-type="float" office:value="494" table:style-name="ce4">
            <text:p>4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587" table:style-name="ce4">
            <text:p>8587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973" table:style-name="ce4">
            <text:p>8973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3050" table:style-name="ce4">
            <text:p>3050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94" table:style-name="ce4">
            <text:p>994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185" table:style-name="ce4">
            <text:p>7185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168" table:style-name="ce4">
            <text:p>4168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3199" table:style-name="ce4">
            <text:p>3199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804" table:style-name="ce4">
            <text:p>7804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276" table:style-name="ce4">
            <text:p>5276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234" table:style-name="ce4">
            <text:p>9234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584" table:style-name="ce4">
            <text:p>6584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435" table:style-name="ce4">
            <text:p>2435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576" table:style-name="ce4">
            <text:p>4576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401" table:style-name="ce4">
            <text:p>9401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861" table:style-name="ce4">
            <text:p>7861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307" table:style-name="ce4">
            <text:p>5307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712" table:style-name="ce4">
            <text:p>4712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503" table:style-name="ce4">
            <text:p>7503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662" table:style-name="ce4">
            <text:p>9662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783" table:style-name="ce4">
            <text:p>5783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412" table:style-name="ce4">
            <text:p>2412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689" table:style-name="ce4">
            <text:p>6689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246" table:style-name="ce4">
            <text:p>8246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842" table:style-name="ce4">
            <text:p>8842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1495" table:style-name="ce4">
            <text:p>1495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541" table:style-name="ce4">
            <text:p>4541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1300" table:style-name="ce4">
            <text:p>1300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166" table:style-name="ce4">
            <text:p>166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235" table:style-name="ce4">
            <text:p>9235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121" table:style-name="ce4">
            <text:p>4121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390" table:style-name="ce4">
            <text:p>2390</text:p>
          </table:table-cell>
          <table:table-cell office:value-type="string" table:style-name="ce7">
            <text:p>a</text:p>
          </table:table-cell>
          <table:table-cell office:value-type="float" office:value="494" table:style-name="ce4">
            <text:p>4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792" table:style-name="ce4">
            <text:p>2792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468" table:style-name="ce4">
            <text:p>7468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3628" table:style-name="ce4">
            <text:p>3628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130" table:style-name="ce4">
            <text:p>9130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438" table:style-name="ce4">
            <text:p>8438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675" table:style-name="ce4">
            <text:p>8675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3953" table:style-name="ce4">
            <text:p>3953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121" table:style-name="ce4">
            <text:p>8121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83" table:style-name="ce4">
            <text:p>583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664" table:style-name="ce4">
            <text:p>9664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034" table:style-name="ce4">
            <text:p>4034</text:p>
          </table:table-cell>
          <table:table-cell office:value-type="string" table:style-name="ce7">
            <text:p>a</text:p>
          </table:table-cell>
          <table:table-cell office:value-type="float" office:value="492" table:style-name="ce4">
            <text:p>4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803" table:style-name="ce4">
            <text:p>8803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939" table:style-name="ce4">
            <text:p>5939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017" table:style-name="ce4">
            <text:p>2017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3853" table:style-name="ce4">
            <text:p>3853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557" table:style-name="ce4">
            <text:p>7557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232" table:style-name="ce4">
            <text:p>9232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406" table:style-name="ce4">
            <text:p>7406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1817" table:style-name="ce4">
            <text:p>1817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495" table:style-name="ce4">
            <text:p>4495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3546" table:style-name="ce4">
            <text:p>3546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076" table:style-name="ce4">
            <text:p>5076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424" table:style-name="ce4">
            <text:p>2424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862" table:style-name="ce4">
            <text:p>6862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180" table:style-name="ce4">
            <text:p>9180</text:p>
          </table:table-cell>
          <table:table-cell office:value-type="string" table:style-name="ce7">
            <text:p>a</text:p>
          </table:table-cell>
          <table:table-cell office:value-type="float" office:value="494" table:style-name="ce4">
            <text:p>4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365" table:style-name="ce4">
            <text:p>2365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673" table:style-name="ce4">
            <text:p>6673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775" table:style-name="ce4">
            <text:p>5775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837" table:style-name="ce4">
            <text:p>6837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764" table:style-name="ce4">
            <text:p>8764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3953" table:style-name="ce4">
            <text:p>3953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046" table:style-name="ce4">
            <text:p>7046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527" table:style-name="ce4">
            <text:p>4527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373" table:style-name="ce4">
            <text:p>8373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66" table:style-name="ce4">
            <text:p>666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083" table:style-name="ce4">
            <text:p>9083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04" table:style-name="ce4">
            <text:p>804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050" table:style-name="ce4">
            <text:p>4050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853" table:style-name="ce4">
            <text:p>2853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1943" table:style-name="ce4">
            <text:p>1943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653" table:style-name="ce4">
            <text:p>2653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1572" table:style-name="ce4">
            <text:p>1572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805" table:style-name="ce4">
            <text:p>5805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283" table:style-name="ce4">
            <text:p>9283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042" table:style-name="ce4">
            <text:p>7042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365" table:style-name="ce4">
            <text:p>6365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652" table:style-name="ce4">
            <text:p>6652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3143" table:style-name="ce4">
            <text:p>3143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986" table:style-name="ce4">
            <text:p>8986</text:p>
          </table:table-cell>
          <table:table-cell office:value-type="string" table:style-name="ce7">
            <text:p>a</text:p>
          </table:table-cell>
          <table:table-cell office:value-type="float" office:value="498" table:style-name="ce4">
            <text:p>4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a</text:p>
          </table:table-cell>
          <table:table-cell office:value-type="float" office:value="500" table:style-name="ce4">
            <text:p>5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611" table:style-name="ce4">
            <text:p>7611</text:p>
          </table:table-cell>
          <table:table-cell office:value-type="string" table:style-name="ce7">
            <text:p>a</text:p>
          </table:table-cell>
          <table:table-cell office:value-type="float" office:value="496" table:style-name="ce4">
            <text:p>4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252" table:style-name="ce4">
            <text:p>9252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039" table:style-name="ce4">
            <text:p>8039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900" table:style-name="ce4">
            <text:p>6900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853" table:style-name="ce4">
            <text:p>5853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218" table:style-name="ce4">
            <text:p>4218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899" table:style-name="ce4">
            <text:p>5899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335" table:style-name="ce4">
            <text:p>2335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1837" table:style-name="ce4">
            <text:p>1837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321" table:style-name="ce4">
            <text:p>6321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329" table:style-name="ce4">
            <text:p>5329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3518" table:style-name="ce4">
            <text:p>3518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630" table:style-name="ce4">
            <text:p>9630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436" table:style-name="ce4">
            <text:p>4436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112" table:style-name="ce4">
            <text:p>112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1831" table:style-name="ce4">
            <text:p>1831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696" table:style-name="ce4">
            <text:p>2696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82" table:style-name="ce4">
            <text:p>982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924" table:style-name="ce4">
            <text:p>4924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892" table:style-name="ce4">
            <text:p>7892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398" table:style-name="ce4">
            <text:p>6398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146" table:style-name="ce4">
            <text:p>6146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684" table:style-name="ce4">
            <text:p>8684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1541" table:style-name="ce4">
            <text:p>1541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605" table:style-name="ce4">
            <text:p>7605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3110" table:style-name="ce4">
            <text:p>3110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272" table:style-name="ce4">
            <text:p>5272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546" table:style-name="ce4">
            <text:p>9546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337" table:style-name="ce4">
            <text:p>5337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295" table:style-name="ce4">
            <text:p>8295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818" table:style-name="ce4">
            <text:p>9818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1314" table:style-name="ce4">
            <text:p>1314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808" table:style-name="ce4">
            <text:p>2808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796" table:style-name="ce4">
            <text:p>5796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1627" table:style-name="ce4">
            <text:p>1627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3486" table:style-name="ce4">
            <text:p>3486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486" table:style-name="ce4">
            <text:p>9486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865" table:style-name="ce4">
            <text:p>4865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967" table:style-name="ce4">
            <text:p>4967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276" table:style-name="ce4">
            <text:p>2276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882" table:style-name="ce4">
            <text:p>6882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393" table:style-name="ce4">
            <text:p>4393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305" table:style-name="ce4">
            <text:p>9305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825" table:style-name="ce4">
            <text:p>2825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823" table:style-name="ce4">
            <text:p>8823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163" table:style-name="ce4">
            <text:p>7163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572" table:style-name="ce4">
            <text:p>2572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113" table:style-name="ce4">
            <text:p>5113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3748" table:style-name="ce4">
            <text:p>3748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120" table:style-name="ce4">
            <text:p>120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587" table:style-name="ce4">
            <text:p>4587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530" table:style-name="ce4">
            <text:p>2530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3472" table:style-name="ce4">
            <text:p>3472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749" table:style-name="ce4">
            <text:p>9749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131" table:style-name="ce4">
            <text:p>8131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393" table:style-name="ce4">
            <text:p>5393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741" table:style-name="ce4">
            <text:p>8741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433" table:style-name="ce4">
            <text:p>6433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790" table:style-name="ce4">
            <text:p>6790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669" table:style-name="ce4">
            <text:p>4669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065" table:style-name="ce4">
            <text:p>5065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020" table:style-name="ce4">
            <text:p>5020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948" table:style-name="ce4">
            <text:p>8948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417" table:style-name="ce4">
            <text:p>9417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3276" table:style-name="ce4">
            <text:p>3276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661" table:style-name="ce4">
            <text:p>8661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11" table:style-name="ce4">
            <text:p>911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794" table:style-name="ce4">
            <text:p>6794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373" table:style-name="ce4">
            <text:p>2373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09" table:style-name="ce4">
            <text:p>209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126" table:style-name="ce4">
            <text:p>8126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261" table:style-name="ce4">
            <text:p>2261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764" table:style-name="ce4">
            <text:p>6764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905" table:style-name="ce4">
            <text:p>8905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1230" table:style-name="ce4">
            <text:p>1230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688" table:style-name="ce4">
            <text:p>6688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152" table:style-name="ce4">
            <text:p>8152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264" table:style-name="ce4">
            <text:p>2264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113" table:style-name="ce4">
            <text:p>2113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536" table:style-name="ce4">
            <text:p>8536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2448" table:style-name="ce4">
            <text:p>2448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278" table:style-name="ce4">
            <text:p>6278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869" table:style-name="ce4">
            <text:p>5869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303" table:style-name="ce4">
            <text:p>5303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1891" table:style-name="ce4">
            <text:p>1891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4407" table:style-name="ce4">
            <text:p>4407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444" table:style-name="ce4">
            <text:p>7444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603" table:style-name="ce4">
            <text:p>6603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585" table:style-name="ce4">
            <text:p>6585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762" table:style-name="ce4">
            <text:p>7762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056" table:style-name="ce4">
            <text:p>5056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030" table:style-name="ce4">
            <text:p>6030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913" table:style-name="ce4">
            <text:p>7913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725" table:style-name="ce4">
            <text:p>5725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399" table:style-name="ce4">
            <text:p>399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6570" table:style-name="ce4">
            <text:p>6570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7354" table:style-name="ce4">
            <text:p>7354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9149" table:style-name="ce4">
            <text:p>9149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5700" table:style-name="ce4">
            <text:p>5700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graph500-02.txt</text:p>
          </table:table-cell>
          <table:table-cell office:value-type="float" office:value="500" table:style-name="ce4">
            <text:p>500</text:p>
          </table:table-cell>
          <table:table-cell office:value-type="float" office:value="99800" table:style-name="ce4">
            <text:p>99800</text:p>
          </table:table-cell>
          <table:table-cell office:value-type="float" office:value="8330" table:style-name="ce4">
            <text:p>8330</text:p>
          </table:table-cell>
          <table:table-cell office:value-type="string" table:style-name="ce7">
            <text:p>g</text:p>
          </table:table-cell>
          <table:table-cell office:value-type="float" office:value="400" table:style-name="ce4">
            <text:p>4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065" table:style-name="ce4">
            <text:p>9065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525" table:style-name="ce4">
            <text:p>8525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067" table:style-name="ce4">
            <text:p>9067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5972" table:style-name="ce4">
            <text:p>5972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78" table:style-name="ce4">
            <text:p>478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2971" table:style-name="ce4">
            <text:p>2971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196" table:style-name="ce4">
            <text:p>4196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5929" table:style-name="ce4">
            <text:p>5929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431" table:style-name="ce4">
            <text:p>8431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760" table:style-name="ce4">
            <text:p>9760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955" table:style-name="ce4">
            <text:p>6955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729" table:style-name="ce4">
            <text:p>4729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" table:style-name="ce4">
            <text:p>8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2739" table:style-name="ce4">
            <text:p>2739</text:p>
          </table:table-cell>
          <table:table-cell office:value-type="string" table:style-name="ce7">
            <text:p>a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084" table:style-name="ce4">
            <text:p>4084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3744" table:style-name="ce4">
            <text:p>3744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108" table:style-name="ce4">
            <text:p>6108</text:p>
          </table:table-cell>
          <table:table-cell office:value-type="string" table:style-name="ce7">
            <text:p>a</text:p>
          </table:table-cell>
          <table:table-cell office:value-type="float" office:value="62" table:style-name="ce4">
            <text:p>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287" table:style-name="ce4">
            <text:p>8287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3908" table:style-name="ce4">
            <text:p>3908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839" table:style-name="ce4">
            <text:p>8839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123" table:style-name="ce4">
            <text:p>6123</text:p>
          </table:table-cell>
          <table:table-cell office:value-type="string" table:style-name="ce7">
            <text:p>a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85" table:style-name="ce4">
            <text:p>985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106" table:style-name="ce4">
            <text:p>8106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90" table:style-name="ce4">
            <text:p>890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530" table:style-name="ce4">
            <text:p>1530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11" table:style-name="ce4">
            <text:p>711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196" table:style-name="ce4">
            <text:p>9196</text:p>
          </table:table-cell>
          <table:table-cell office:value-type="string" table:style-name="ce7">
            <text:p>a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431" table:style-name="ce4">
            <text:p>1431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5216" table:style-name="ce4">
            <text:p>5216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615" table:style-name="ce4">
            <text:p>4615</text:p>
          </table:table-cell>
          <table:table-cell office:value-type="string" table:style-name="ce7">
            <text:p>a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701" table:style-name="ce4">
            <text:p>1701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5970" table:style-name="ce4">
            <text:p>5970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3123" table:style-name="ce4">
            <text:p>3123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3830" table:style-name="ce4">
            <text:p>3830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576" table:style-name="ce4">
            <text:p>1576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343" table:style-name="ce4">
            <text:p>8343</text:p>
          </table:table-cell>
          <table:table-cell office:value-type="string" table:style-name="ce7">
            <text:p>a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401" table:style-name="ce4">
            <text:p>9401</text:p>
          </table:table-cell>
          <table:table-cell office:value-type="string" table:style-name="ce7">
            <text:p>a</text:p>
          </table:table-cell>
          <table:table-cell office:value-type="float" office:value="62" table:style-name="ce4">
            <text:p>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52" table:style-name="ce4">
            <text:p>952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3813" table:style-name="ce4">
            <text:p>3813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2935" table:style-name="ce4">
            <text:p>2935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5512" table:style-name="ce4">
            <text:p>5512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753" table:style-name="ce4">
            <text:p>4753</text:p>
          </table:table-cell>
          <table:table-cell office:value-type="string" table:style-name="ce7">
            <text:p>a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3893" table:style-name="ce4">
            <text:p>3893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103" table:style-name="ce4">
            <text:p>1103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2900" table:style-name="ce4">
            <text:p>2900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867" table:style-name="ce4">
            <text:p>1867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289" table:style-name="ce4">
            <text:p>7289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521" table:style-name="ce4">
            <text:p>7521</text:p>
          </table:table-cell>
          <table:table-cell office:value-type="string" table:style-name="ce7">
            <text:p>a</text:p>
          </table:table-cell>
          <table:table-cell office:value-type="float" office:value="62" table:style-name="ce4">
            <text:p>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2959" table:style-name="ce4">
            <text:p>2959</text:p>
          </table:table-cell>
          <table:table-cell office:value-type="string" table:style-name="ce7">
            <text:p>a</text:p>
          </table:table-cell>
          <table:table-cell office:value-type="float" office:value="62" table:style-name="ce4">
            <text:p>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544" table:style-name="ce4">
            <text:p>7544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752" table:style-name="ce4">
            <text:p>9752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5262" table:style-name="ce4">
            <text:p>5262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46" table:style-name="ce4">
            <text:p>846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2000" table:style-name="ce4">
            <text:p>2000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524" table:style-name="ce4">
            <text:p>1524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947" table:style-name="ce4">
            <text:p>1947</text:p>
          </table:table-cell>
          <table:table-cell office:value-type="string" table:style-name="ce7">
            <text:p>a</text:p>
          </table:table-cell>
          <table:table-cell office:value-type="float" office:value="62" table:style-name="ce4">
            <text:p>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923" table:style-name="ce4">
            <text:p>4923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692" table:style-name="ce4">
            <text:p>1692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5577" table:style-name="ce4">
            <text:p>5577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3137" table:style-name="ce4">
            <text:p>3137</text:p>
          </table:table-cell>
          <table:table-cell office:value-type="string" table:style-name="ce7">
            <text:p>a</text:p>
          </table:table-cell>
          <table:table-cell office:value-type="float" office:value="62" table:style-name="ce4">
            <text:p>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177" table:style-name="ce4">
            <text:p>9177</text:p>
          </table:table-cell>
          <table:table-cell office:value-type="string" table:style-name="ce7">
            <text:p>a</text:p>
          </table:table-cell>
          <table:table-cell office:value-type="float" office:value="62" table:style-name="ce4">
            <text:p>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087" table:style-name="ce4">
            <text:p>7087</text:p>
          </table:table-cell>
          <table:table-cell office:value-type="string" table:style-name="ce7">
            <text:p>a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13" table:style-name="ce4">
            <text:p>813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205" table:style-name="ce4">
            <text:p>1205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145" table:style-name="ce4">
            <text:p>7145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5235" table:style-name="ce4">
            <text:p>5235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5933" table:style-name="ce4">
            <text:p>5933</text:p>
          </table:table-cell>
          <table:table-cell office:value-type="string" table:style-name="ce7">
            <text:p>a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977" table:style-name="ce4">
            <text:p>8977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514" table:style-name="ce4">
            <text:p>6514</text:p>
          </table:table-cell>
          <table:table-cell office:value-type="string" table:style-name="ce7">
            <text:p>a</text:p>
          </table:table-cell>
          <table:table-cell office:value-type="float" office:value="62" table:style-name="ce4">
            <text:p>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29" table:style-name="ce4">
            <text:p>829</text:p>
          </table:table-cell>
          <table:table-cell office:value-type="string" table:style-name="ce7">
            <text:p>a</text:p>
          </table:table-cell>
          <table:table-cell office:value-type="float" office:value="62" table:style-name="ce4">
            <text:p>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921" table:style-name="ce4">
            <text:p>8921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220" table:style-name="ce4">
            <text:p>4220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159" table:style-name="ce4">
            <text:p>7159</text:p>
          </table:table-cell>
          <table:table-cell office:value-type="string" table:style-name="ce7">
            <text:p>a</text:p>
          </table:table-cell>
          <table:table-cell office:value-type="float" office:value="62" table:style-name="ce4">
            <text:p>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2790" table:style-name="ce4">
            <text:p>2790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5715" table:style-name="ce4">
            <text:p>5715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959" table:style-name="ce4">
            <text:p>9959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3565" table:style-name="ce4">
            <text:p>3565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543" table:style-name="ce4">
            <text:p>7543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3421" table:style-name="ce4">
            <text:p>3421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2360" table:style-name="ce4">
            <text:p>2360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627" table:style-name="ce4">
            <text:p>7627</text:p>
          </table:table-cell>
          <table:table-cell office:value-type="string" table:style-name="ce7">
            <text:p>a</text:p>
          </table:table-cell>
          <table:table-cell office:value-type="float" office:value="62" table:style-name="ce4">
            <text:p>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804" table:style-name="ce4">
            <text:p>7804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3290" table:style-name="ce4">
            <text:p>3290</text:p>
          </table:table-cell>
          <table:table-cell office:value-type="string" table:style-name="ce7">
            <text:p>a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122" table:style-name="ce4">
            <text:p>6122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546" table:style-name="ce4">
            <text:p>6546</text:p>
          </table:table-cell>
          <table:table-cell office:value-type="string" table:style-name="ce7">
            <text:p>a</text:p>
          </table:table-cell>
          <table:table-cell office:value-type="float" office:value="62" table:style-name="ce4">
            <text:p>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409" table:style-name="ce4">
            <text:p>1409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237" table:style-name="ce4">
            <text:p>1237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10" table:style-name="ce4">
            <text:p>110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2670" table:style-name="ce4">
            <text:p>2670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3527" table:style-name="ce4">
            <text:p>3527</text:p>
          </table:table-cell>
          <table:table-cell office:value-type="string" table:style-name="ce7">
            <text:p>a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366" table:style-name="ce4">
            <text:p>7366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408" table:style-name="ce4">
            <text:p>1408</text:p>
          </table:table-cell>
          <table:table-cell office:value-type="string" table:style-name="ce7">
            <text:p>a</text:p>
          </table:table-cell>
          <table:table-cell office:value-type="float" office:value="62" table:style-name="ce4">
            <text:p>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159" table:style-name="ce4">
            <text:p>9159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954" table:style-name="ce4">
            <text:p>8954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800" table:style-name="ce4">
            <text:p>6800</text:p>
          </table:table-cell>
          <table:table-cell office:value-type="string" table:style-name="ce7">
            <text:p>a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2957" table:style-name="ce4">
            <text:p>2957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269" table:style-name="ce4">
            <text:p>9269</text:p>
          </table:table-cell>
          <table:table-cell office:value-type="string" table:style-name="ce7">
            <text:p>a</text:p>
          </table:table-cell>
          <table:table-cell office:value-type="float" office:value="60" table:style-name="ce4">
            <text:p>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881" table:style-name="ce4">
            <text:p>1881</text:p>
          </table:table-cell>
          <table:table-cell office:value-type="string" table:style-name="ce7">
            <text:p>a</text:p>
          </table:table-cell>
          <table:table-cell office:value-type="float" office:value="62" table:style-name="ce4">
            <text:p>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532" table:style-name="ce4">
            <text:p>7532</text:p>
          </table:table-cell>
          <table:table-cell office:value-type="string" table:style-name="ce7">
            <text:p>a</text:p>
          </table:table-cell>
          <table:table-cell office:value-type="float" office:value="62" table:style-name="ce4">
            <text:p>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g</text:p>
          </table:table-cell>
          <table:table-cell office:value-type="float" office:value="34" table:style-name="ce4">
            <text:p>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306" table:style-name="ce4">
            <text:p>4306</text:p>
          </table:table-cell>
          <table:table-cell office:value-type="string" table:style-name="ce7">
            <text:p>g</text:p>
          </table:table-cell>
          <table:table-cell office:value-type="float" office:value="44" table:style-name="ce4">
            <text:p>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888" table:style-name="ce4">
            <text:p>9888</text:p>
          </table:table-cell>
          <table:table-cell office:value-type="string" table:style-name="ce7">
            <text:p>g</text:p>
          </table:table-cell>
          <table:table-cell office:value-type="float" office:value="36" table:style-name="ce4">
            <text:p>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2609" table:style-name="ce4">
            <text:p>2609</text:p>
          </table:table-cell>
          <table:table-cell office:value-type="string" table:style-name="ce7">
            <text:p>g</text:p>
          </table:table-cell>
          <table:table-cell office:value-type="float" office:value="48" table:style-name="ce4">
            <text:p>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3488" table:style-name="ce4">
            <text:p>3488</text:p>
          </table:table-cell>
          <table:table-cell office:value-type="string" table:style-name="ce7">
            <text:p>g</text:p>
          </table:table-cell>
          <table:table-cell office:value-type="float" office:value="42" table:style-name="ce4">
            <text:p>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645" table:style-name="ce4">
            <text:p>7645</text:p>
          </table:table-cell>
          <table:table-cell office:value-type="string" table:style-name="ce7">
            <text:p>g</text:p>
          </table:table-cell>
          <table:table-cell office:value-type="float" office:value="48" table:style-name="ce4">
            <text:p>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2791" table:style-name="ce4">
            <text:p>2791</text:p>
          </table:table-cell>
          <table:table-cell office:value-type="string" table:style-name="ce7">
            <text:p>g</text:p>
          </table:table-cell>
          <table:table-cell office:value-type="float" office:value="34" table:style-name="ce4">
            <text:p>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163" table:style-name="ce4">
            <text:p>6163</text:p>
          </table:table-cell>
          <table:table-cell office:value-type="string" table:style-name="ce7">
            <text:p>g</text:p>
          </table:table-cell>
          <table:table-cell office:value-type="float" office:value="48" table:style-name="ce4">
            <text:p>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886" table:style-name="ce4">
            <text:p>9886</text:p>
          </table:table-cell>
          <table:table-cell office:value-type="string" table:style-name="ce7">
            <text:p>g</text:p>
          </table:table-cell>
          <table:table-cell office:value-type="float" office:value="39" table:style-name="ce4">
            <text:p>3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59" table:style-name="ce4">
            <text:p>659</text:p>
          </table:table-cell>
          <table:table-cell office:value-type="string" table:style-name="ce7">
            <text:p>g</text:p>
          </table:table-cell>
          <table:table-cell office:value-type="float" office:value="33" table:style-name="ce4">
            <text:p>3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261" table:style-name="ce4">
            <text:p>9261</text:p>
          </table:table-cell>
          <table:table-cell office:value-type="string" table:style-name="ce7">
            <text:p>g</text:p>
          </table:table-cell>
          <table:table-cell office:value-type="float" office:value="37" table:style-name="ce4">
            <text:p>3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788" table:style-name="ce4">
            <text:p>8788</text:p>
          </table:table-cell>
          <table:table-cell office:value-type="string" table:style-name="ce7">
            <text:p>g</text:p>
          </table:table-cell>
          <table:table-cell office:value-type="float" office:value="35" table:style-name="ce4">
            <text:p>3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120" table:style-name="ce4">
            <text:p>6120</text:p>
          </table:table-cell>
          <table:table-cell office:value-type="string" table:style-name="ce7">
            <text:p>g</text:p>
          </table:table-cell>
          <table:table-cell office:value-type="float" office:value="33" table:style-name="ce4">
            <text:p>3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550" table:style-name="ce4">
            <text:p>7550</text:p>
          </table:table-cell>
          <table:table-cell office:value-type="string" table:style-name="ce7">
            <text:p>g</text:p>
          </table:table-cell>
          <table:table-cell office:value-type="float" office:value="38" table:style-name="ce4">
            <text:p>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820" table:style-name="ce4">
            <text:p>7820</text:p>
          </table:table-cell>
          <table:table-cell office:value-type="string" table:style-name="ce7">
            <text:p>g</text:p>
          </table:table-cell>
          <table:table-cell office:value-type="float" office:value="47" table:style-name="ce4">
            <text:p>4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038" table:style-name="ce4">
            <text:p>9038</text:p>
          </table:table-cell>
          <table:table-cell office:value-type="string" table:style-name="ce7">
            <text:p>g</text:p>
          </table:table-cell>
          <table:table-cell office:value-type="float" office:value="38" table:style-name="ce4">
            <text:p>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771" table:style-name="ce4">
            <text:p>4771</text:p>
          </table:table-cell>
          <table:table-cell office:value-type="string" table:style-name="ce7">
            <text:p>g</text:p>
          </table:table-cell>
          <table:table-cell office:value-type="float" office:value="43" table:style-name="ce4">
            <text:p>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102" table:style-name="ce4">
            <text:p>6102</text:p>
          </table:table-cell>
          <table:table-cell office:value-type="string" table:style-name="ce7">
            <text:p>g</text:p>
          </table:table-cell>
          <table:table-cell office:value-type="float" office:value="35" table:style-name="ce4">
            <text:p>3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366" table:style-name="ce4">
            <text:p>6366</text:p>
          </table:table-cell>
          <table:table-cell office:value-type="string" table:style-name="ce7">
            <text:p>g</text:p>
          </table:table-cell>
          <table:table-cell office:value-type="float" office:value="42" table:style-name="ce4">
            <text:p>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211" table:style-name="ce4">
            <text:p>9211</text:p>
          </table:table-cell>
          <table:table-cell office:value-type="string" table:style-name="ce7">
            <text:p>g</text:p>
          </table:table-cell>
          <table:table-cell office:value-type="float" office:value="46" table:style-name="ce4">
            <text:p>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090" table:style-name="ce4">
            <text:p>1090</text:p>
          </table:table-cell>
          <table:table-cell office:value-type="string" table:style-name="ce7">
            <text:p>g</text:p>
          </table:table-cell>
          <table:table-cell office:value-type="float" office:value="37" table:style-name="ce4">
            <text:p>3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469" table:style-name="ce4">
            <text:p>7469</text:p>
          </table:table-cell>
          <table:table-cell office:value-type="string" table:style-name="ce7">
            <text:p>g</text:p>
          </table:table-cell>
          <table:table-cell office:value-type="float" office:value="45" table:style-name="ce4">
            <text:p>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058" table:style-name="ce4">
            <text:p>9058</text:p>
          </table:table-cell>
          <table:table-cell office:value-type="string" table:style-name="ce7">
            <text:p>g</text:p>
          </table:table-cell>
          <table:table-cell office:value-type="float" office:value="43" table:style-name="ce4">
            <text:p>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388" table:style-name="ce4">
            <text:p>9388</text:p>
          </table:table-cell>
          <table:table-cell office:value-type="string" table:style-name="ce7">
            <text:p>g</text:p>
          </table:table-cell>
          <table:table-cell office:value-type="float" office:value="35" table:style-name="ce4">
            <text:p>3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264" table:style-name="ce4">
            <text:p>4264</text:p>
          </table:table-cell>
          <table:table-cell office:value-type="string" table:style-name="ce7">
            <text:p>g</text:p>
          </table:table-cell>
          <table:table-cell office:value-type="float" office:value="35" table:style-name="ce4">
            <text:p>3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5742" table:style-name="ce4">
            <text:p>5742</text:p>
          </table:table-cell>
          <table:table-cell office:value-type="string" table:style-name="ce7">
            <text:p>g</text:p>
          </table:table-cell>
          <table:table-cell office:value-type="float" office:value="35" table:style-name="ce4">
            <text:p>3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517" table:style-name="ce4">
            <text:p>4517</text:p>
          </table:table-cell>
          <table:table-cell office:value-type="string" table:style-name="ce7">
            <text:p>g</text:p>
          </table:table-cell>
          <table:table-cell office:value-type="float" office:value="34" table:style-name="ce4">
            <text:p>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118" table:style-name="ce4">
            <text:p>1118</text:p>
          </table:table-cell>
          <table:table-cell office:value-type="string" table:style-name="ce7">
            <text:p>g</text:p>
          </table:table-cell>
          <table:table-cell office:value-type="float" office:value="36" table:style-name="ce4">
            <text:p>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724" table:style-name="ce4">
            <text:p>6724</text:p>
          </table:table-cell>
          <table:table-cell office:value-type="string" table:style-name="ce7">
            <text:p>g</text:p>
          </table:table-cell>
          <table:table-cell office:value-type="float" office:value="35" table:style-name="ce4">
            <text:p>3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473" table:style-name="ce4">
            <text:p>7473</text:p>
          </table:table-cell>
          <table:table-cell office:value-type="string" table:style-name="ce7">
            <text:p>g</text:p>
          </table:table-cell>
          <table:table-cell office:value-type="float" office:value="38" table:style-name="ce4">
            <text:p>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900" table:style-name="ce4">
            <text:p>6900</text:p>
          </table:table-cell>
          <table:table-cell office:value-type="string" table:style-name="ce7">
            <text:p>g</text:p>
          </table:table-cell>
          <table:table-cell office:value-type="float" office:value="35" table:style-name="ce4">
            <text:p>3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464" table:style-name="ce4">
            <text:p>4464</text:p>
          </table:table-cell>
          <table:table-cell office:value-type="string" table:style-name="ce7">
            <text:p>g</text:p>
          </table:table-cell>
          <table:table-cell office:value-type="float" office:value="36" table:style-name="ce4">
            <text:p>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3950" table:style-name="ce4">
            <text:p>3950</text:p>
          </table:table-cell>
          <table:table-cell office:value-type="string" table:style-name="ce7">
            <text:p>g</text:p>
          </table:table-cell>
          <table:table-cell office:value-type="float" office:value="37" table:style-name="ce4">
            <text:p>3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48" table:style-name="ce4">
            <text:p>448</text:p>
          </table:table-cell>
          <table:table-cell office:value-type="string" table:style-name="ce7">
            <text:p>g</text:p>
          </table:table-cell>
          <table:table-cell office:value-type="float" office:value="43" table:style-name="ce4">
            <text:p>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578" table:style-name="ce4">
            <text:p>8578</text:p>
          </table:table-cell>
          <table:table-cell office:value-type="string" table:style-name="ce7">
            <text:p>g</text:p>
          </table:table-cell>
          <table:table-cell office:value-type="float" office:value="35" table:style-name="ce4">
            <text:p>3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830" table:style-name="ce4">
            <text:p>8830</text:p>
          </table:table-cell>
          <table:table-cell office:value-type="string" table:style-name="ce7">
            <text:p>g</text:p>
          </table:table-cell>
          <table:table-cell office:value-type="float" office:value="36" table:style-name="ce4">
            <text:p>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501" table:style-name="ce4">
            <text:p>4501</text:p>
          </table:table-cell>
          <table:table-cell office:value-type="string" table:style-name="ce7">
            <text:p>g</text:p>
          </table:table-cell>
          <table:table-cell office:value-type="float" office:value="38" table:style-name="ce4">
            <text:p>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5402" table:style-name="ce4">
            <text:p>5402</text:p>
          </table:table-cell>
          <table:table-cell office:value-type="string" table:style-name="ce7">
            <text:p>g</text:p>
          </table:table-cell>
          <table:table-cell office:value-type="float" office:value="39" table:style-name="ce4">
            <text:p>3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567" table:style-name="ce4">
            <text:p>8567</text:p>
          </table:table-cell>
          <table:table-cell office:value-type="string" table:style-name="ce7">
            <text:p>g</text:p>
          </table:table-cell>
          <table:table-cell office:value-type="float" office:value="42" table:style-name="ce4">
            <text:p>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3109" table:style-name="ce4">
            <text:p>3109</text:p>
          </table:table-cell>
          <table:table-cell office:value-type="string" table:style-name="ce7">
            <text:p>g</text:p>
          </table:table-cell>
          <table:table-cell office:value-type="float" office:value="34" table:style-name="ce4">
            <text:p>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2686" table:style-name="ce4">
            <text:p>2686</text:p>
          </table:table-cell>
          <table:table-cell office:value-type="string" table:style-name="ce7">
            <text:p>g</text:p>
          </table:table-cell>
          <table:table-cell office:value-type="float" office:value="33" table:style-name="ce4">
            <text:p>3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167" table:style-name="ce4">
            <text:p>4167</text:p>
          </table:table-cell>
          <table:table-cell office:value-type="string" table:style-name="ce7">
            <text:p>g</text:p>
          </table:table-cell>
          <table:table-cell office:value-type="float" office:value="40" table:style-name="ce4">
            <text:p>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656" table:style-name="ce4">
            <text:p>1656</text:p>
          </table:table-cell>
          <table:table-cell office:value-type="string" table:style-name="ce7">
            <text:p>g</text:p>
          </table:table-cell>
          <table:table-cell office:value-type="float" office:value="36" table:style-name="ce4">
            <text:p>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596" table:style-name="ce4">
            <text:p>8596</text:p>
          </table:table-cell>
          <table:table-cell office:value-type="string" table:style-name="ce7">
            <text:p>g</text:p>
          </table:table-cell>
          <table:table-cell office:value-type="float" office:value="34" table:style-name="ce4">
            <text:p>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3178" table:style-name="ce4">
            <text:p>3178</text:p>
          </table:table-cell>
          <table:table-cell office:value-type="string" table:style-name="ce7">
            <text:p>g</text:p>
          </table:table-cell>
          <table:table-cell office:value-type="float" office:value="44" table:style-name="ce4">
            <text:p>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2292" table:style-name="ce4">
            <text:p>2292</text:p>
          </table:table-cell>
          <table:table-cell office:value-type="string" table:style-name="ce7">
            <text:p>g</text:p>
          </table:table-cell>
          <table:table-cell office:value-type="float" office:value="38" table:style-name="ce4">
            <text:p>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150" table:style-name="ce4">
            <text:p>8150</text:p>
          </table:table-cell>
          <table:table-cell office:value-type="string" table:style-name="ce7">
            <text:p>g</text:p>
          </table:table-cell>
          <table:table-cell office:value-type="float" office:value="35" table:style-name="ce4">
            <text:p>3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698" table:style-name="ce4">
            <text:p>8698</text:p>
          </table:table-cell>
          <table:table-cell office:value-type="string" table:style-name="ce7">
            <text:p>g</text:p>
          </table:table-cell>
          <table:table-cell office:value-type="float" office:value="36" table:style-name="ce4">
            <text:p>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2902" table:style-name="ce4">
            <text:p>2902</text:p>
          </table:table-cell>
          <table:table-cell office:value-type="string" table:style-name="ce7">
            <text:p>g</text:p>
          </table:table-cell>
          <table:table-cell office:value-type="float" office:value="38" table:style-name="ce4">
            <text:p>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360" table:style-name="ce4">
            <text:p>7360</text:p>
          </table:table-cell>
          <table:table-cell office:value-type="string" table:style-name="ce7">
            <text:p>g</text:p>
          </table:table-cell>
          <table:table-cell office:value-type="float" office:value="35" table:style-name="ce4">
            <text:p>3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2257" table:style-name="ce4">
            <text:p>2257</text:p>
          </table:table-cell>
          <table:table-cell office:value-type="string" table:style-name="ce7">
            <text:p>g</text:p>
          </table:table-cell>
          <table:table-cell office:value-type="float" office:value="37" table:style-name="ce4">
            <text:p>3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218" table:style-name="ce4">
            <text:p>4218</text:p>
          </table:table-cell>
          <table:table-cell office:value-type="string" table:style-name="ce7">
            <text:p>g</text:p>
          </table:table-cell>
          <table:table-cell office:value-type="float" office:value="43" table:style-name="ce4">
            <text:p>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820" table:style-name="ce4">
            <text:p>8820</text:p>
          </table:table-cell>
          <table:table-cell office:value-type="string" table:style-name="ce7">
            <text:p>g</text:p>
          </table:table-cell>
          <table:table-cell office:value-type="float" office:value="43" table:style-name="ce4">
            <text:p>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056" table:style-name="ce4">
            <text:p>7056</text:p>
          </table:table-cell>
          <table:table-cell office:value-type="string" table:style-name="ce7">
            <text:p>g</text:p>
          </table:table-cell>
          <table:table-cell office:value-type="float" office:value="45" table:style-name="ce4">
            <text:p>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505" table:style-name="ce4">
            <text:p>7505</text:p>
          </table:table-cell>
          <table:table-cell office:value-type="string" table:style-name="ce7">
            <text:p>g</text:p>
          </table:table-cell>
          <table:table-cell office:value-type="float" office:value="48" table:style-name="ce4">
            <text:p>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5989" table:style-name="ce4">
            <text:p>5989</text:p>
          </table:table-cell>
          <table:table-cell office:value-type="string" table:style-name="ce7">
            <text:p>g</text:p>
          </table:table-cell>
          <table:table-cell office:value-type="float" office:value="42" table:style-name="ce4">
            <text:p>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699" table:style-name="ce4">
            <text:p>9699</text:p>
          </table:table-cell>
          <table:table-cell office:value-type="string" table:style-name="ce7">
            <text:p>g</text:p>
          </table:table-cell>
          <table:table-cell office:value-type="float" office:value="38" table:style-name="ce4">
            <text:p>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19" table:style-name="ce4">
            <text:p>719</text:p>
          </table:table-cell>
          <table:table-cell office:value-type="string" table:style-name="ce7">
            <text:p>g</text:p>
          </table:table-cell>
          <table:table-cell office:value-type="float" office:value="34" table:style-name="ce4">
            <text:p>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473" table:style-name="ce4">
            <text:p>6473</text:p>
          </table:table-cell>
          <table:table-cell office:value-type="string" table:style-name="ce7">
            <text:p>g</text:p>
          </table:table-cell>
          <table:table-cell office:value-type="float" office:value="37" table:style-name="ce4">
            <text:p>3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5373" table:style-name="ce4">
            <text:p>5373</text:p>
          </table:table-cell>
          <table:table-cell office:value-type="string" table:style-name="ce7">
            <text:p>g</text:p>
          </table:table-cell>
          <table:table-cell office:value-type="float" office:value="39" table:style-name="ce4">
            <text:p>3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862" table:style-name="ce4">
            <text:p>4862</text:p>
          </table:table-cell>
          <table:table-cell office:value-type="string" table:style-name="ce7">
            <text:p>g</text:p>
          </table:table-cell>
          <table:table-cell office:value-type="float" office:value="44" table:style-name="ce4">
            <text:p>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234" table:style-name="ce4">
            <text:p>1234</text:p>
          </table:table-cell>
          <table:table-cell office:value-type="string" table:style-name="ce7">
            <text:p>g</text:p>
          </table:table-cell>
          <table:table-cell office:value-type="float" office:value="34" table:style-name="ce4">
            <text:p>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672" table:style-name="ce4">
            <text:p>9672</text:p>
          </table:table-cell>
          <table:table-cell office:value-type="string" table:style-name="ce7">
            <text:p>g</text:p>
          </table:table-cell>
          <table:table-cell office:value-type="float" office:value="39" table:style-name="ce4">
            <text:p>3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819" table:style-name="ce4">
            <text:p>9819</text:p>
          </table:table-cell>
          <table:table-cell office:value-type="string" table:style-name="ce7">
            <text:p>g</text:p>
          </table:table-cell>
          <table:table-cell office:value-type="float" office:value="38" table:style-name="ce4">
            <text:p>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638" table:style-name="ce4">
            <text:p>7638</text:p>
          </table:table-cell>
          <table:table-cell office:value-type="string" table:style-name="ce7">
            <text:p>g</text:p>
          </table:table-cell>
          <table:table-cell office:value-type="float" office:value="36" table:style-name="ce4">
            <text:p>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224" table:style-name="ce4">
            <text:p>7224</text:p>
          </table:table-cell>
          <table:table-cell office:value-type="string" table:style-name="ce7">
            <text:p>g</text:p>
          </table:table-cell>
          <table:table-cell office:value-type="float" office:value="34" table:style-name="ce4">
            <text:p>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450" table:style-name="ce4">
            <text:p>6450</text:p>
          </table:table-cell>
          <table:table-cell office:value-type="string" table:style-name="ce7">
            <text:p>g</text:p>
          </table:table-cell>
          <table:table-cell office:value-type="float" office:value="41" table:style-name="ce4">
            <text:p>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605" table:style-name="ce4">
            <text:p>6605</text:p>
          </table:table-cell>
          <table:table-cell office:value-type="string" table:style-name="ce7">
            <text:p>g</text:p>
          </table:table-cell>
          <table:table-cell office:value-type="float" office:value="38" table:style-name="ce4">
            <text:p>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5736" table:style-name="ce4">
            <text:p>5736</text:p>
          </table:table-cell>
          <table:table-cell office:value-type="string" table:style-name="ce7">
            <text:p>g</text:p>
          </table:table-cell>
          <table:table-cell office:value-type="float" office:value="40" table:style-name="ce4">
            <text:p>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960" table:style-name="ce4">
            <text:p>8960</text:p>
          </table:table-cell>
          <table:table-cell office:value-type="string" table:style-name="ce7">
            <text:p>g</text:p>
          </table:table-cell>
          <table:table-cell office:value-type="float" office:value="43" table:style-name="ce4">
            <text:p>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710" table:style-name="ce4">
            <text:p>7710</text:p>
          </table:table-cell>
          <table:table-cell office:value-type="string" table:style-name="ce7">
            <text:p>g</text:p>
          </table:table-cell>
          <table:table-cell office:value-type="float" office:value="33" table:style-name="ce4">
            <text:p>3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3342" table:style-name="ce4">
            <text:p>3342</text:p>
          </table:table-cell>
          <table:table-cell office:value-type="string" table:style-name="ce7">
            <text:p>g</text:p>
          </table:table-cell>
          <table:table-cell office:value-type="float" office:value="34" table:style-name="ce4">
            <text:p>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856" table:style-name="ce4">
            <text:p>8856</text:p>
          </table:table-cell>
          <table:table-cell office:value-type="string" table:style-name="ce7">
            <text:p>g</text:p>
          </table:table-cell>
          <table:table-cell office:value-type="float" office:value="44" table:style-name="ce4">
            <text:p>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2106" table:style-name="ce4">
            <text:p>2106</text:p>
          </table:table-cell>
          <table:table-cell office:value-type="string" table:style-name="ce7">
            <text:p>g</text:p>
          </table:table-cell>
          <table:table-cell office:value-type="float" office:value="36" table:style-name="ce4">
            <text:p>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649" table:style-name="ce4">
            <text:p>1649</text:p>
          </table:table-cell>
          <table:table-cell office:value-type="string" table:style-name="ce7">
            <text:p>g</text:p>
          </table:table-cell>
          <table:table-cell office:value-type="float" office:value="34" table:style-name="ce4">
            <text:p>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048" table:style-name="ce4">
            <text:p>8048</text:p>
          </table:table-cell>
          <table:table-cell office:value-type="string" table:style-name="ce7">
            <text:p>g</text:p>
          </table:table-cell>
          <table:table-cell office:value-type="float" office:value="45" table:style-name="ce4">
            <text:p>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651" table:style-name="ce4">
            <text:p>4651</text:p>
          </table:table-cell>
          <table:table-cell office:value-type="string" table:style-name="ce7">
            <text:p>g</text:p>
          </table:table-cell>
          <table:table-cell office:value-type="float" office:value="38" table:style-name="ce4">
            <text:p>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5308" table:style-name="ce4">
            <text:p>5308</text:p>
          </table:table-cell>
          <table:table-cell office:value-type="string" table:style-name="ce7">
            <text:p>g</text:p>
          </table:table-cell>
          <table:table-cell office:value-type="float" office:value="38" table:style-name="ce4">
            <text:p>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071" table:style-name="ce4">
            <text:p>9071</text:p>
          </table:table-cell>
          <table:table-cell office:value-type="string" table:style-name="ce7">
            <text:p>g</text:p>
          </table:table-cell>
          <table:table-cell office:value-type="float" office:value="42" table:style-name="ce4">
            <text:p>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057" table:style-name="ce4">
            <text:p>4057</text:p>
          </table:table-cell>
          <table:table-cell office:value-type="string" table:style-name="ce7">
            <text:p>g</text:p>
          </table:table-cell>
          <table:table-cell office:value-type="float" office:value="48" table:style-name="ce4">
            <text:p>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437" table:style-name="ce4">
            <text:p>7437</text:p>
          </table:table-cell>
          <table:table-cell office:value-type="string" table:style-name="ce7">
            <text:p>g</text:p>
          </table:table-cell>
          <table:table-cell office:value-type="float" office:value="35" table:style-name="ce4">
            <text:p>3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53" table:style-name="ce4">
            <text:p>853</text:p>
          </table:table-cell>
          <table:table-cell office:value-type="string" table:style-name="ce7">
            <text:p>g</text:p>
          </table:table-cell>
          <table:table-cell office:value-type="float" office:value="36" table:style-name="ce4">
            <text:p>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195" table:style-name="ce4">
            <text:p>8195</text:p>
          </table:table-cell>
          <table:table-cell office:value-type="string" table:style-name="ce7">
            <text:p>g</text:p>
          </table:table-cell>
          <table:table-cell office:value-type="float" office:value="40" table:style-name="ce4">
            <text:p>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503" table:style-name="ce4">
            <text:p>6503</text:p>
          </table:table-cell>
          <table:table-cell office:value-type="string" table:style-name="ce7">
            <text:p>g</text:p>
          </table:table-cell>
          <table:table-cell office:value-type="float" office:value="37" table:style-name="ce4">
            <text:p>3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9394" table:style-name="ce4">
            <text:p>9394</text:p>
          </table:table-cell>
          <table:table-cell office:value-type="string" table:style-name="ce7">
            <text:p>g</text:p>
          </table:table-cell>
          <table:table-cell office:value-type="float" office:value="41" table:style-name="ce4">
            <text:p>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790" table:style-name="ce4">
            <text:p>8790</text:p>
          </table:table-cell>
          <table:table-cell office:value-type="string" table:style-name="ce7">
            <text:p>g</text:p>
          </table:table-cell>
          <table:table-cell office:value-type="float" office:value="35" table:style-name="ce4">
            <text:p>3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5655" table:style-name="ce4">
            <text:p>5655</text:p>
          </table:table-cell>
          <table:table-cell office:value-type="string" table:style-name="ce7">
            <text:p>g</text:p>
          </table:table-cell>
          <table:table-cell office:value-type="float" office:value="46" table:style-name="ce4">
            <text:p>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981" table:style-name="ce4">
            <text:p>1981</text:p>
          </table:table-cell>
          <table:table-cell office:value-type="string" table:style-name="ce7">
            <text:p>g</text:p>
          </table:table-cell>
          <table:table-cell office:value-type="float" office:value="35" table:style-name="ce4">
            <text:p>3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835" table:style-name="ce4">
            <text:p>4835</text:p>
          </table:table-cell>
          <table:table-cell office:value-type="string" table:style-name="ce7">
            <text:p>g</text:p>
          </table:table-cell>
          <table:table-cell office:value-type="float" office:value="46" table:style-name="ce4">
            <text:p>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437" table:style-name="ce4">
            <text:p>4437</text:p>
          </table:table-cell>
          <table:table-cell office:value-type="string" table:style-name="ce7">
            <text:p>g</text:p>
          </table:table-cell>
          <table:table-cell office:value-type="float" office:value="43" table:style-name="ce4">
            <text:p>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498" table:style-name="ce4">
            <text:p>8498</text:p>
          </table:table-cell>
          <table:table-cell office:value-type="string" table:style-name="ce7">
            <text:p>g</text:p>
          </table:table-cell>
          <table:table-cell office:value-type="float" office:value="36" table:style-name="ce4">
            <text:p>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7568" table:style-name="ce4">
            <text:p>7568</text:p>
          </table:table-cell>
          <table:table-cell office:value-type="string" table:style-name="ce7">
            <text:p>g</text:p>
          </table:table-cell>
          <table:table-cell office:value-type="float" office:value="35" table:style-name="ce4">
            <text:p>3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823" table:style-name="ce4">
            <text:p>6823</text:p>
          </table:table-cell>
          <table:table-cell office:value-type="string" table:style-name="ce7">
            <text:p>g</text:p>
          </table:table-cell>
          <table:table-cell office:value-type="float" office:value="38" table:style-name="ce4">
            <text:p>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1849" table:style-name="ce4">
            <text:p>1849</text:p>
          </table:table-cell>
          <table:table-cell office:value-type="string" table:style-name="ce7">
            <text:p>g</text:p>
          </table:table-cell>
          <table:table-cell office:value-type="float" office:value="34" table:style-name="ce4">
            <text:p>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320" table:style-name="ce4">
            <text:p>8320</text:p>
          </table:table-cell>
          <table:table-cell office:value-type="string" table:style-name="ce7">
            <text:p>g</text:p>
          </table:table-cell>
          <table:table-cell office:value-type="float" office:value="41" table:style-name="ce4">
            <text:p>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6907" table:style-name="ce4">
            <text:p>6907</text:p>
          </table:table-cell>
          <table:table-cell office:value-type="string" table:style-name="ce7">
            <text:p>g</text:p>
          </table:table-cell>
          <table:table-cell office:value-type="float" office:value="35" table:style-name="ce4">
            <text:p>3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2695" table:style-name="ce4">
            <text:p>2695</text:p>
          </table:table-cell>
          <table:table-cell office:value-type="string" table:style-name="ce7">
            <text:p>g</text:p>
          </table:table-cell>
          <table:table-cell office:value-type="float" office:value="37" table:style-name="ce4">
            <text:p>3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2285" table:style-name="ce4">
            <text:p>2285</text:p>
          </table:table-cell>
          <table:table-cell office:value-type="string" table:style-name="ce7">
            <text:p>g</text:p>
          </table:table-cell>
          <table:table-cell office:value-type="float" office:value="34" table:style-name="ce4">
            <text:p>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4635" table:style-name="ce4">
            <text:p>4635</text:p>
          </table:table-cell>
          <table:table-cell office:value-type="string" table:style-name="ce7">
            <text:p>g</text:p>
          </table:table-cell>
          <table:table-cell office:value-type="float" office:value="39" table:style-name="ce4">
            <text:p>3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6--2.txt</text:p>
          </table:table-cell>
          <table:table-cell office:value-type="float" office:value="64" table:style-name="ce4">
            <text:p>64</text:p>
          </table:table-cell>
          <table:table-cell office:value-type="float" office:value="192" table:style-name="ce4">
            <text:p>192</text:p>
          </table:table-cell>
          <table:table-cell office:value-type="float" office:value="8167" table:style-name="ce4">
            <text:p>8167</text:p>
          </table:table-cell>
          <table:table-cell office:value-type="string" table:style-name="ce7">
            <text:p>g</text:p>
          </table:table-cell>
          <table:table-cell office:value-type="float" office:value="36" table:style-name="ce4">
            <text:p>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50" table:style-name="ce4">
            <text:p>350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824" table:style-name="ce4">
            <text:p>8824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90" table:style-name="ce4">
            <text:p>90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59" table:style-name="ce4">
            <text:p>459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2990" table:style-name="ce4">
            <text:p>2990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245" table:style-name="ce4">
            <text:p>245</text:p>
          </table:table-cell>
          <table:table-cell office:value-type="string" table:style-name="ce7">
            <text:p>a</text:p>
          </table:table-cell>
          <table:table-cell office:value-type="float" office:value="234" table:style-name="ce4">
            <text:p>2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393" table:style-name="ce4">
            <text:p>5393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688" table:style-name="ce4">
            <text:p>4688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441" table:style-name="ce4">
            <text:p>1441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9916" table:style-name="ce4">
            <text:p>9916</text:p>
          </table:table-cell>
          <table:table-cell office:value-type="string" table:style-name="ce7">
            <text:p>a</text:p>
          </table:table-cell>
          <table:table-cell office:value-type="float" office:value="234" table:style-name="ce4">
            <text:p>2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872" table:style-name="ce4">
            <text:p>3872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868" table:style-name="ce4">
            <text:p>3868</text:p>
          </table:table-cell>
          <table:table-cell office:value-type="string" table:style-name="ce7">
            <text:p>a</text:p>
          </table:table-cell>
          <table:table-cell office:value-type="float" office:value="232" table:style-name="ce4">
            <text:p>2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579" table:style-name="ce4">
            <text:p>1579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691" table:style-name="ce4">
            <text:p>5691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077" table:style-name="ce4">
            <text:p>8077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084" table:style-name="ce4">
            <text:p>5084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2467" table:style-name="ce4">
            <text:p>2467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235" table:style-name="ce4">
            <text:p>3235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538" table:style-name="ce4">
            <text:p>8538</text:p>
          </table:table-cell>
          <table:table-cell office:value-type="string" table:style-name="ce7">
            <text:p>a</text:p>
          </table:table-cell>
          <table:table-cell office:value-type="float" office:value="232" table:style-name="ce4">
            <text:p>2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450" table:style-name="ce4">
            <text:p>8450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785" table:style-name="ce4">
            <text:p>3785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980" table:style-name="ce4">
            <text:p>3980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949" table:style-name="ce4">
            <text:p>7949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433" table:style-name="ce4">
            <text:p>5433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498" table:style-name="ce4">
            <text:p>4498</text:p>
          </table:table-cell>
          <table:table-cell office:value-type="string" table:style-name="ce7">
            <text:p>a</text:p>
          </table:table-cell>
          <table:table-cell office:value-type="float" office:value="230" table:style-name="ce4">
            <text:p>2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9648" table:style-name="ce4">
            <text:p>9648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653" table:style-name="ce4">
            <text:p>5653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008" table:style-name="ce4">
            <text:p>3008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990" table:style-name="ce4">
            <text:p>8990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274" table:style-name="ce4">
            <text:p>4274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219" table:style-name="ce4">
            <text:p>1219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361" table:style-name="ce4">
            <text:p>4361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354" table:style-name="ce4">
            <text:p>5354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508" table:style-name="ce4">
            <text:p>5508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9584" table:style-name="ce4">
            <text:p>9584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543" table:style-name="ce4">
            <text:p>6543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386" table:style-name="ce4">
            <text:p>3386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852" table:style-name="ce4">
            <text:p>1852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323" table:style-name="ce4">
            <text:p>8323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9540" table:style-name="ce4">
            <text:p>9540</text:p>
          </table:table-cell>
          <table:table-cell office:value-type="string" table:style-name="ce7">
            <text:p>a</text:p>
          </table:table-cell>
          <table:table-cell office:value-type="float" office:value="234" table:style-name="ce4">
            <text:p>2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029" table:style-name="ce4">
            <text:p>3029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326" table:style-name="ce4">
            <text:p>7326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40" table:style-name="ce4">
            <text:p>840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684" table:style-name="ce4">
            <text:p>3684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322" table:style-name="ce4">
            <text:p>6322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897" table:style-name="ce4">
            <text:p>7897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269" table:style-name="ce4">
            <text:p>6269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848" table:style-name="ce4">
            <text:p>6848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259" table:style-name="ce4">
            <text:p>4259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727" table:style-name="ce4">
            <text:p>3727</text:p>
          </table:table-cell>
          <table:table-cell office:value-type="string" table:style-name="ce7">
            <text:p>a</text:p>
          </table:table-cell>
          <table:table-cell office:value-type="float" office:value="230" table:style-name="ce4">
            <text:p>2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803" table:style-name="ce4">
            <text:p>6803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731" table:style-name="ce4">
            <text:p>3731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860" table:style-name="ce4">
            <text:p>6860</text:p>
          </table:table-cell>
          <table:table-cell office:value-type="string" table:style-name="ce7">
            <text:p>a</text:p>
          </table:table-cell>
          <table:table-cell office:value-type="float" office:value="234" table:style-name="ce4">
            <text:p>2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628" table:style-name="ce4">
            <text:p>1628</text:p>
          </table:table-cell>
          <table:table-cell office:value-type="string" table:style-name="ce7">
            <text:p>a</text:p>
          </table:table-cell>
          <table:table-cell office:value-type="float" office:value="234" table:style-name="ce4">
            <text:p>2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0" table:style-name="ce4">
            <text:p>0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065" table:style-name="ce4">
            <text:p>1065</text:p>
          </table:table-cell>
          <table:table-cell office:value-type="string" table:style-name="ce7">
            <text:p>a</text:p>
          </table:table-cell>
          <table:table-cell office:value-type="float" office:value="234" table:style-name="ce4">
            <text:p>2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921" table:style-name="ce4">
            <text:p>8921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458" table:style-name="ce4">
            <text:p>3458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886" table:style-name="ce4">
            <text:p>7886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840" table:style-name="ce4">
            <text:p>4840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75" table:style-name="ce4">
            <text:p>475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892" table:style-name="ce4">
            <text:p>5892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825" table:style-name="ce4">
            <text:p>3825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951" table:style-name="ce4">
            <text:p>3951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174" table:style-name="ce4">
            <text:p>4174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179" table:style-name="ce4">
            <text:p>7179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334" table:style-name="ce4">
            <text:p>7334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51" table:style-name="ce4">
            <text:p>651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808" table:style-name="ce4">
            <text:p>8808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448" table:style-name="ce4">
            <text:p>6448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244" table:style-name="ce4">
            <text:p>6244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912" table:style-name="ce4">
            <text:p>7912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971" table:style-name="ce4">
            <text:p>1971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518" table:style-name="ce4">
            <text:p>8518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020" table:style-name="ce4">
            <text:p>6020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845" table:style-name="ce4">
            <text:p>5845</text:p>
          </table:table-cell>
          <table:table-cell office:value-type="string" table:style-name="ce7">
            <text:p>a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62" table:style-name="ce4">
            <text:p>662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192" table:style-name="ce4">
            <text:p>4192</text:p>
          </table:table-cell>
          <table:table-cell office:value-type="string" table:style-name="ce7">
            <text:p>a</text:p>
          </table:table-cell>
          <table:table-cell office:value-type="float" office:value="232" table:style-name="ce4">
            <text:p>2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512" table:style-name="ce4">
            <text:p>6512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672" table:style-name="ce4">
            <text:p>7672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439" table:style-name="ce4">
            <text:p>7439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2544" table:style-name="ce4">
            <text:p>2544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9324" table:style-name="ce4">
            <text:p>9324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333" table:style-name="ce4">
            <text:p>1333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375" table:style-name="ce4">
            <text:p>4375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873" table:style-name="ce4">
            <text:p>1873</text:p>
          </table:table-cell>
          <table:table-cell office:value-type="string" table:style-name="ce7">
            <text:p>a</text:p>
          </table:table-cell>
          <table:table-cell office:value-type="float" office:value="232" table:style-name="ce4">
            <text:p>2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2384" table:style-name="ce4">
            <text:p>2384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287" table:style-name="ce4">
            <text:p>5287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074" table:style-name="ce4">
            <text:p>1074</text:p>
          </table:table-cell>
          <table:table-cell office:value-type="string" table:style-name="ce7">
            <text:p>a</text:p>
          </table:table-cell>
          <table:table-cell office:value-type="float" office:value="234" table:style-name="ce4">
            <text:p>2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208" table:style-name="ce4">
            <text:p>5208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703" table:style-name="ce4">
            <text:p>8703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9001" table:style-name="ce4">
            <text:p>9001</text:p>
          </table:table-cell>
          <table:table-cell office:value-type="string" table:style-name="ce7">
            <text:p>a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907" table:style-name="ce4">
            <text:p>6907</text:p>
          </table:table-cell>
          <table:table-cell office:value-type="string" table:style-name="ce7">
            <text:p>a</text:p>
          </table:table-cell>
          <table:table-cell office:value-type="float" office:value="238" table:style-name="ce4">
            <text:p>2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9201" table:style-name="ce4">
            <text:p>9201</text:p>
          </table:table-cell>
          <table:table-cell office:value-type="string" table:style-name="ce7">
            <text:p>a</text:p>
          </table:table-cell>
          <table:table-cell office:value-type="float" office:value="234" table:style-name="ce4">
            <text:p>2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602" table:style-name="ce4">
            <text:p>3602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2541" table:style-name="ce4">
            <text:p>2541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9697" table:style-name="ce4">
            <text:p>9697</text:p>
          </table:table-cell>
          <table:table-cell office:value-type="string" table:style-name="ce7">
            <text:p>a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020" table:style-name="ce4">
            <text:p>7020</text:p>
          </table:table-cell>
          <table:table-cell office:value-type="string" table:style-name="ce7">
            <text:p>a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328" table:style-name="ce4">
            <text:p>8328</text:p>
          </table:table-cell>
          <table:table-cell office:value-type="string" table:style-name="ce7">
            <text:p>a</text:p>
          </table:table-cell>
          <table:table-cell office:value-type="float" office:value="236" table:style-name="ce4">
            <text:p>2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g</text:p>
          </table:table-cell>
          <table:table-cell office:value-type="float" office:value="151" table:style-name="ce4">
            <text:p>15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9275" table:style-name="ce4">
            <text:p>9275</text:p>
          </table:table-cell>
          <table:table-cell office:value-type="string" table:style-name="ce7">
            <text:p>g</text:p>
          </table:table-cell>
          <table:table-cell office:value-type="float" office:value="145" table:style-name="ce4">
            <text:p>1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25" table:style-name="ce4">
            <text:p>125</text:p>
          </table:table-cell>
          <table:table-cell office:value-type="string" table:style-name="ce7">
            <text:p>g</text:p>
          </table:table-cell>
          <table:table-cell office:value-type="float" office:value="160" table:style-name="ce4">
            <text:p>1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9657" table:style-name="ce4">
            <text:p>9657</text:p>
          </table:table-cell>
          <table:table-cell office:value-type="string" table:style-name="ce7">
            <text:p>g</text:p>
          </table:table-cell>
          <table:table-cell office:value-type="float" office:value="149" table:style-name="ce4">
            <text:p>14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222" table:style-name="ce4">
            <text:p>5222</text:p>
          </table:table-cell>
          <table:table-cell office:value-type="string" table:style-name="ce7">
            <text:p>g</text:p>
          </table:table-cell>
          <table:table-cell office:value-type="float" office:value="149" table:style-name="ce4">
            <text:p>14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414" table:style-name="ce4">
            <text:p>8414</text:p>
          </table:table-cell>
          <table:table-cell office:value-type="string" table:style-name="ce7">
            <text:p>g</text:p>
          </table:table-cell>
          <table:table-cell office:value-type="float" office:value="157" table:style-name="ce4">
            <text:p>1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390" table:style-name="ce4">
            <text:p>6390</text:p>
          </table:table-cell>
          <table:table-cell office:value-type="string" table:style-name="ce7">
            <text:p>g</text:p>
          </table:table-cell>
          <table:table-cell office:value-type="float" office:value="165" table:style-name="ce4">
            <text:p>1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852" table:style-name="ce4">
            <text:p>5852</text:p>
          </table:table-cell>
          <table:table-cell office:value-type="string" table:style-name="ce7">
            <text:p>g</text:p>
          </table:table-cell>
          <table:table-cell office:value-type="float" office:value="142" table:style-name="ce4">
            <text:p>1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780" table:style-name="ce4">
            <text:p>4780</text:p>
          </table:table-cell>
          <table:table-cell office:value-type="string" table:style-name="ce7">
            <text:p>g</text:p>
          </table:table-cell>
          <table:table-cell office:value-type="float" office:value="134" table:style-name="ce4">
            <text:p>1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314" table:style-name="ce4">
            <text:p>8314</text:p>
          </table:table-cell>
          <table:table-cell office:value-type="string" table:style-name="ce7">
            <text:p>g</text:p>
          </table:table-cell>
          <table:table-cell office:value-type="float" office:value="164" table:style-name="ce4">
            <text:p>1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034" table:style-name="ce4">
            <text:p>1034</text:p>
          </table:table-cell>
          <table:table-cell office:value-type="string" table:style-name="ce7">
            <text:p>g</text:p>
          </table:table-cell>
          <table:table-cell office:value-type="float" office:value="142" table:style-name="ce4">
            <text:p>1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363" table:style-name="ce4">
            <text:p>1363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607" table:style-name="ce4">
            <text:p>4607</text:p>
          </table:table-cell>
          <table:table-cell office:value-type="string" table:style-name="ce7">
            <text:p>g</text:p>
          </table:table-cell>
          <table:table-cell office:value-type="float" office:value="143" table:style-name="ce4">
            <text:p>1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2497" table:style-name="ce4">
            <text:p>2497</text:p>
          </table:table-cell>
          <table:table-cell office:value-type="string" table:style-name="ce7">
            <text:p>g</text:p>
          </table:table-cell>
          <table:table-cell office:value-type="float" office:value="191" table:style-name="ce4">
            <text:p>19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642" table:style-name="ce4">
            <text:p>8642</text:p>
          </table:table-cell>
          <table:table-cell office:value-type="string" table:style-name="ce7">
            <text:p>g</text:p>
          </table:table-cell>
          <table:table-cell office:value-type="float" office:value="186" table:style-name="ce4">
            <text:p>1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944" table:style-name="ce4">
            <text:p>8944</text:p>
          </table:table-cell>
          <table:table-cell office:value-type="string" table:style-name="ce7">
            <text:p>g</text:p>
          </table:table-cell>
          <table:table-cell office:value-type="float" office:value="141" table:style-name="ce4">
            <text:p>1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849" table:style-name="ce4">
            <text:p>8849</text:p>
          </table:table-cell>
          <table:table-cell office:value-type="string" table:style-name="ce7">
            <text:p>g</text:p>
          </table:table-cell>
          <table:table-cell office:value-type="float" office:value="192" table:style-name="ce4">
            <text:p>1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277" table:style-name="ce4">
            <text:p>277</text:p>
          </table:table-cell>
          <table:table-cell office:value-type="string" table:style-name="ce7">
            <text:p>g</text:p>
          </table:table-cell>
          <table:table-cell office:value-type="float" office:value="135" table:style-name="ce4">
            <text:p>13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2930" table:style-name="ce4">
            <text:p>2930</text:p>
          </table:table-cell>
          <table:table-cell office:value-type="string" table:style-name="ce7">
            <text:p>g</text:p>
          </table:table-cell>
          <table:table-cell office:value-type="float" office:value="165" table:style-name="ce4">
            <text:p>1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9206" table:style-name="ce4">
            <text:p>9206</text:p>
          </table:table-cell>
          <table:table-cell office:value-type="string" table:style-name="ce7">
            <text:p>g</text:p>
          </table:table-cell>
          <table:table-cell office:value-type="float" office:value="160" table:style-name="ce4">
            <text:p>1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710" table:style-name="ce4">
            <text:p>3710</text:p>
          </table:table-cell>
          <table:table-cell office:value-type="string" table:style-name="ce7">
            <text:p>g</text:p>
          </table:table-cell>
          <table:table-cell office:value-type="float" office:value="169" table:style-name="ce4">
            <text:p>16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504" table:style-name="ce4">
            <text:p>7504</text:p>
          </table:table-cell>
          <table:table-cell office:value-type="string" table:style-name="ce7">
            <text:p>g</text:p>
          </table:table-cell>
          <table:table-cell office:value-type="float" office:value="141" table:style-name="ce4">
            <text:p>1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15" table:style-name="ce4">
            <text:p>415</text:p>
          </table:table-cell>
          <table:table-cell office:value-type="string" table:style-name="ce7">
            <text:p>g</text:p>
          </table:table-cell>
          <table:table-cell office:value-type="float" office:value="143" table:style-name="ce4">
            <text:p>1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240" table:style-name="ce4">
            <text:p>7240</text:p>
          </table:table-cell>
          <table:table-cell office:value-type="string" table:style-name="ce7">
            <text:p>g</text:p>
          </table:table-cell>
          <table:table-cell office:value-type="float" office:value="168" table:style-name="ce4">
            <text:p>1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9650" table:style-name="ce4">
            <text:p>9650</text:p>
          </table:table-cell>
          <table:table-cell office:value-type="string" table:style-name="ce7">
            <text:p>g</text:p>
          </table:table-cell>
          <table:table-cell office:value-type="float" office:value="179" table:style-name="ce4">
            <text:p>17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69" table:style-name="ce4">
            <text:p>469</text:p>
          </table:table-cell>
          <table:table-cell office:value-type="string" table:style-name="ce7">
            <text:p>g</text:p>
          </table:table-cell>
          <table:table-cell office:value-type="float" office:value="138" table:style-name="ce4">
            <text:p>1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2372" table:style-name="ce4">
            <text:p>2372</text:p>
          </table:table-cell>
          <table:table-cell office:value-type="string" table:style-name="ce7">
            <text:p>g</text:p>
          </table:table-cell>
          <table:table-cell office:value-type="float" office:value="177" table:style-name="ce4">
            <text:p>17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824" table:style-name="ce4">
            <text:p>5824</text:p>
          </table:table-cell>
          <table:table-cell office:value-type="string" table:style-name="ce7">
            <text:p>g</text:p>
          </table:table-cell>
          <table:table-cell office:value-type="float" office:value="148" table:style-name="ce4">
            <text:p>1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116" table:style-name="ce4">
            <text:p>1116</text:p>
          </table:table-cell>
          <table:table-cell office:value-type="string" table:style-name="ce7">
            <text:p>g</text:p>
          </table:table-cell>
          <table:table-cell office:value-type="float" office:value="155" table:style-name="ce4">
            <text:p>15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875" table:style-name="ce4">
            <text:p>6875</text:p>
          </table:table-cell>
          <table:table-cell office:value-type="string" table:style-name="ce7">
            <text:p>g</text:p>
          </table:table-cell>
          <table:table-cell office:value-type="float" office:value="156" table:style-name="ce4">
            <text:p>1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975" table:style-name="ce4">
            <text:p>975</text:p>
          </table:table-cell>
          <table:table-cell office:value-type="string" table:style-name="ce7">
            <text:p>g</text:p>
          </table:table-cell>
          <table:table-cell office:value-type="float" office:value="143" table:style-name="ce4">
            <text:p>1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667" table:style-name="ce4">
            <text:p>1667</text:p>
          </table:table-cell>
          <table:table-cell office:value-type="string" table:style-name="ce7">
            <text:p>g</text:p>
          </table:table-cell>
          <table:table-cell office:value-type="float" office:value="174" table:style-name="ce4">
            <text:p>1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581" table:style-name="ce4">
            <text:p>4581</text:p>
          </table:table-cell>
          <table:table-cell office:value-type="string" table:style-name="ce7">
            <text:p>g</text:p>
          </table:table-cell>
          <table:table-cell office:value-type="float" office:value="162" table:style-name="ce4">
            <text:p>1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941" table:style-name="ce4">
            <text:p>5941</text:p>
          </table:table-cell>
          <table:table-cell office:value-type="string" table:style-name="ce7">
            <text:p>g</text:p>
          </table:table-cell>
          <table:table-cell office:value-type="float" office:value="166" table:style-name="ce4">
            <text:p>1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2023" table:style-name="ce4">
            <text:p>2023</text:p>
          </table:table-cell>
          <table:table-cell office:value-type="string" table:style-name="ce7">
            <text:p>g</text:p>
          </table:table-cell>
          <table:table-cell office:value-type="float" office:value="145" table:style-name="ce4">
            <text:p>1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924" table:style-name="ce4">
            <text:p>3924</text:p>
          </table:table-cell>
          <table:table-cell office:value-type="string" table:style-name="ce7">
            <text:p>g</text:p>
          </table:table-cell>
          <table:table-cell office:value-type="float" office:value="139" table:style-name="ce4">
            <text:p>13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537" table:style-name="ce4">
            <text:p>5537</text:p>
          </table:table-cell>
          <table:table-cell office:value-type="string" table:style-name="ce7">
            <text:p>g</text:p>
          </table:table-cell>
          <table:table-cell office:value-type="float" office:value="175" table:style-name="ce4">
            <text:p>1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402" table:style-name="ce4">
            <text:p>7402</text:p>
          </table:table-cell>
          <table:table-cell office:value-type="string" table:style-name="ce7">
            <text:p>g</text:p>
          </table:table-cell>
          <table:table-cell office:value-type="float" office:value="157" table:style-name="ce4">
            <text:p>1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768" table:style-name="ce4">
            <text:p>7768</text:p>
          </table:table-cell>
          <table:table-cell office:value-type="string" table:style-name="ce7">
            <text:p>g</text:p>
          </table:table-cell>
          <table:table-cell office:value-type="float" office:value="156" table:style-name="ce4">
            <text:p>1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763" table:style-name="ce4">
            <text:p>1763</text:p>
          </table:table-cell>
          <table:table-cell office:value-type="string" table:style-name="ce7">
            <text:p>g</text:p>
          </table:table-cell>
          <table:table-cell office:value-type="float" office:value="153" table:style-name="ce4">
            <text:p>1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35" table:style-name="ce4">
            <text:p>135</text:p>
          </table:table-cell>
          <table:table-cell office:value-type="string" table:style-name="ce7">
            <text:p>g</text:p>
          </table:table-cell>
          <table:table-cell office:value-type="float" office:value="144" table:style-name="ce4">
            <text:p>1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413" table:style-name="ce4">
            <text:p>1413</text:p>
          </table:table-cell>
          <table:table-cell office:value-type="string" table:style-name="ce7">
            <text:p>g</text:p>
          </table:table-cell>
          <table:table-cell office:value-type="float" office:value="189" table:style-name="ce4">
            <text:p>18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947" table:style-name="ce4">
            <text:p>3947</text:p>
          </table:table-cell>
          <table:table-cell office:value-type="string" table:style-name="ce7">
            <text:p>g</text:p>
          </table:table-cell>
          <table:table-cell office:value-type="float" office:value="162" table:style-name="ce4">
            <text:p>1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325" table:style-name="ce4">
            <text:p>7325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513" table:style-name="ce4">
            <text:p>7513</text:p>
          </table:table-cell>
          <table:table-cell office:value-type="string" table:style-name="ce7">
            <text:p>g</text:p>
          </table:table-cell>
          <table:table-cell office:value-type="float" office:value="180" table:style-name="ce4">
            <text:p>1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2061" table:style-name="ce4">
            <text:p>2061</text:p>
          </table:table-cell>
          <table:table-cell office:value-type="string" table:style-name="ce7">
            <text:p>g</text:p>
          </table:table-cell>
          <table:table-cell office:value-type="float" office:value="160" table:style-name="ce4">
            <text:p>1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924" table:style-name="ce4">
            <text:p>1924</text:p>
          </table:table-cell>
          <table:table-cell office:value-type="string" table:style-name="ce7">
            <text:p>g</text:p>
          </table:table-cell>
          <table:table-cell office:value-type="float" office:value="181" table:style-name="ce4">
            <text:p>18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327" table:style-name="ce4">
            <text:p>3327</text:p>
          </table:table-cell>
          <table:table-cell office:value-type="string" table:style-name="ce7">
            <text:p>g</text:p>
          </table:table-cell>
          <table:table-cell office:value-type="float" office:value="135" table:style-name="ce4">
            <text:p>13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958" table:style-name="ce4">
            <text:p>5958</text:p>
          </table:table-cell>
          <table:table-cell office:value-type="string" table:style-name="ce7">
            <text:p>g</text:p>
          </table:table-cell>
          <table:table-cell office:value-type="float" office:value="187" table:style-name="ce4">
            <text:p>18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381" table:style-name="ce4">
            <text:p>8381</text:p>
          </table:table-cell>
          <table:table-cell office:value-type="string" table:style-name="ce7">
            <text:p>g</text:p>
          </table:table-cell>
          <table:table-cell office:value-type="float" office:value="149" table:style-name="ce4">
            <text:p>14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635" table:style-name="ce4">
            <text:p>1635</text:p>
          </table:table-cell>
          <table:table-cell office:value-type="string" table:style-name="ce7">
            <text:p>g</text:p>
          </table:table-cell>
          <table:table-cell office:value-type="float" office:value="151" table:style-name="ce4">
            <text:p>15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083" table:style-name="ce4">
            <text:p>8083</text:p>
          </table:table-cell>
          <table:table-cell office:value-type="string" table:style-name="ce7">
            <text:p>g</text:p>
          </table:table-cell>
          <table:table-cell office:value-type="float" office:value="172" table:style-name="ce4">
            <text:p>17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045" table:style-name="ce4">
            <text:p>4045</text:p>
          </table:table-cell>
          <table:table-cell office:value-type="string" table:style-name="ce7">
            <text:p>g</text:p>
          </table:table-cell>
          <table:table-cell office:value-type="float" office:value="139" table:style-name="ce4">
            <text:p>13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57" table:style-name="ce4">
            <text:p>557</text:p>
          </table:table-cell>
          <table:table-cell office:value-type="string" table:style-name="ce7">
            <text:p>g</text:p>
          </table:table-cell>
          <table:table-cell office:value-type="float" office:value="179" table:style-name="ce4">
            <text:p>17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218" table:style-name="ce4">
            <text:p>1218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973" table:style-name="ce4">
            <text:p>5973</text:p>
          </table:table-cell>
          <table:table-cell office:value-type="string" table:style-name="ce7">
            <text:p>g</text:p>
          </table:table-cell>
          <table:table-cell office:value-type="float" office:value="144" table:style-name="ce4">
            <text:p>1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47" table:style-name="ce4">
            <text:p>447</text:p>
          </table:table-cell>
          <table:table-cell office:value-type="string" table:style-name="ce7">
            <text:p>g</text:p>
          </table:table-cell>
          <table:table-cell office:value-type="float" office:value="143" table:style-name="ce4">
            <text:p>1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165" table:style-name="ce4">
            <text:p>6165</text:p>
          </table:table-cell>
          <table:table-cell office:value-type="string" table:style-name="ce7">
            <text:p>g</text:p>
          </table:table-cell>
          <table:table-cell office:value-type="float" office:value="159" table:style-name="ce4">
            <text:p>15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3" table:style-name="ce4">
            <text:p>63</text:p>
          </table:table-cell>
          <table:table-cell office:value-type="string" table:style-name="ce7">
            <text:p>g</text:p>
          </table:table-cell>
          <table:table-cell office:value-type="float" office:value="187" table:style-name="ce4">
            <text:p>18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196" table:style-name="ce4">
            <text:p>7196</text:p>
          </table:table-cell>
          <table:table-cell office:value-type="string" table:style-name="ce7">
            <text:p>g</text:p>
          </table:table-cell>
          <table:table-cell office:value-type="float" office:value="157" table:style-name="ce4">
            <text:p>1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893" table:style-name="ce4">
            <text:p>8893</text:p>
          </table:table-cell>
          <table:table-cell office:value-type="string" table:style-name="ce7">
            <text:p>g</text:p>
          </table:table-cell>
          <table:table-cell office:value-type="float" office:value="184" table:style-name="ce4">
            <text:p>1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479" table:style-name="ce4">
            <text:p>5479</text:p>
          </table:table-cell>
          <table:table-cell office:value-type="string" table:style-name="ce7">
            <text:p>g</text:p>
          </table:table-cell>
          <table:table-cell office:value-type="float" office:value="184" table:style-name="ce4">
            <text:p>1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860" table:style-name="ce4">
            <text:p>8860</text:p>
          </table:table-cell>
          <table:table-cell office:value-type="string" table:style-name="ce7">
            <text:p>g</text:p>
          </table:table-cell>
          <table:table-cell office:value-type="float" office:value="168" table:style-name="ce4">
            <text:p>1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101" table:style-name="ce4">
            <text:p>8101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192" table:style-name="ce4">
            <text:p>6192</text:p>
          </table:table-cell>
          <table:table-cell office:value-type="string" table:style-name="ce7">
            <text:p>g</text:p>
          </table:table-cell>
          <table:table-cell office:value-type="float" office:value="155" table:style-name="ce4">
            <text:p>15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2462" table:style-name="ce4">
            <text:p>2462</text:p>
          </table:table-cell>
          <table:table-cell office:value-type="string" table:style-name="ce7">
            <text:p>g</text:p>
          </table:table-cell>
          <table:table-cell office:value-type="float" office:value="151" table:style-name="ce4">
            <text:p>15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252" table:style-name="ce4">
            <text:p>6252</text:p>
          </table:table-cell>
          <table:table-cell office:value-type="string" table:style-name="ce7">
            <text:p>g</text:p>
          </table:table-cell>
          <table:table-cell office:value-type="float" office:value="153" table:style-name="ce4">
            <text:p>1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408" table:style-name="ce4">
            <text:p>7408</text:p>
          </table:table-cell>
          <table:table-cell office:value-type="string" table:style-name="ce7">
            <text:p>g</text:p>
          </table:table-cell>
          <table:table-cell office:value-type="float" office:value="153" table:style-name="ce4">
            <text:p>1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322" table:style-name="ce4">
            <text:p>5322</text:p>
          </table:table-cell>
          <table:table-cell office:value-type="string" table:style-name="ce7">
            <text:p>g</text:p>
          </table:table-cell>
          <table:table-cell office:value-type="float" office:value="165" table:style-name="ce4">
            <text:p>16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199" table:style-name="ce4">
            <text:p>4199</text:p>
          </table:table-cell>
          <table:table-cell office:value-type="string" table:style-name="ce7">
            <text:p>g</text:p>
          </table:table-cell>
          <table:table-cell office:value-type="float" office:value="181" table:style-name="ce4">
            <text:p>18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621" table:style-name="ce4">
            <text:p>5621</text:p>
          </table:table-cell>
          <table:table-cell office:value-type="string" table:style-name="ce7">
            <text:p>g</text:p>
          </table:table-cell>
          <table:table-cell office:value-type="float" office:value="135" table:style-name="ce4">
            <text:p>13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950" table:style-name="ce4">
            <text:p>7950</text:p>
          </table:table-cell>
          <table:table-cell office:value-type="string" table:style-name="ce7">
            <text:p>g</text:p>
          </table:table-cell>
          <table:table-cell office:value-type="float" office:value="143" table:style-name="ce4">
            <text:p>1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24" table:style-name="ce4">
            <text:p>24</text:p>
          </table:table-cell>
          <table:table-cell office:value-type="string" table:style-name="ce7">
            <text:p>g</text:p>
          </table:table-cell>
          <table:table-cell office:value-type="float" office:value="147" table:style-name="ce4">
            <text:p>14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589" table:style-name="ce4">
            <text:p>4589</text:p>
          </table:table-cell>
          <table:table-cell office:value-type="string" table:style-name="ce7">
            <text:p>g</text:p>
          </table:table-cell>
          <table:table-cell office:value-type="float" office:value="153" table:style-name="ce4">
            <text:p>1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552" table:style-name="ce4">
            <text:p>4552</text:p>
          </table:table-cell>
          <table:table-cell office:value-type="string" table:style-name="ce7">
            <text:p>g</text:p>
          </table:table-cell>
          <table:table-cell office:value-type="float" office:value="170" table:style-name="ce4">
            <text:p>17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196" table:style-name="ce4">
            <text:p>6196</text:p>
          </table:table-cell>
          <table:table-cell office:value-type="string" table:style-name="ce7">
            <text:p>g</text:p>
          </table:table-cell>
          <table:table-cell office:value-type="float" office:value="144" table:style-name="ce4">
            <text:p>1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993" table:style-name="ce4">
            <text:p>7993</text:p>
          </table:table-cell>
          <table:table-cell office:value-type="string" table:style-name="ce7">
            <text:p>g</text:p>
          </table:table-cell>
          <table:table-cell office:value-type="float" office:value="173" table:style-name="ce4">
            <text:p>17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520" table:style-name="ce4">
            <text:p>6520</text:p>
          </table:table-cell>
          <table:table-cell office:value-type="string" table:style-name="ce7">
            <text:p>g</text:p>
          </table:table-cell>
          <table:table-cell office:value-type="float" office:value="160" table:style-name="ce4">
            <text:p>1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877" table:style-name="ce4">
            <text:p>3877</text:p>
          </table:table-cell>
          <table:table-cell office:value-type="string" table:style-name="ce7">
            <text:p>g</text:p>
          </table:table-cell>
          <table:table-cell office:value-type="float" office:value="140" table:style-name="ce4">
            <text:p>1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740" table:style-name="ce4">
            <text:p>4740</text:p>
          </table:table-cell>
          <table:table-cell office:value-type="string" table:style-name="ce7">
            <text:p>g</text:p>
          </table:table-cell>
          <table:table-cell office:value-type="float" office:value="139" table:style-name="ce4">
            <text:p>13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482" table:style-name="ce4">
            <text:p>7482</text:p>
          </table:table-cell>
          <table:table-cell office:value-type="string" table:style-name="ce7">
            <text:p>g</text:p>
          </table:table-cell>
          <table:table-cell office:value-type="float" office:value="145" table:style-name="ce4">
            <text:p>1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634" table:style-name="ce4">
            <text:p>5634</text:p>
          </table:table-cell>
          <table:table-cell office:value-type="string" table:style-name="ce7">
            <text:p>g</text:p>
          </table:table-cell>
          <table:table-cell office:value-type="float" office:value="151" table:style-name="ce4">
            <text:p>15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707" table:style-name="ce4">
            <text:p>6707</text:p>
          </table:table-cell>
          <table:table-cell office:value-type="string" table:style-name="ce7">
            <text:p>g</text:p>
          </table:table-cell>
          <table:table-cell office:value-type="float" office:value="171" table:style-name="ce4">
            <text:p>17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847" table:style-name="ce4">
            <text:p>8847</text:p>
          </table:table-cell>
          <table:table-cell office:value-type="string" table:style-name="ce7">
            <text:p>g</text:p>
          </table:table-cell>
          <table:table-cell office:value-type="float" office:value="187" table:style-name="ce4">
            <text:p>18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471" table:style-name="ce4">
            <text:p>471</text:p>
          </table:table-cell>
          <table:table-cell office:value-type="string" table:style-name="ce7">
            <text:p>g</text:p>
          </table:table-cell>
          <table:table-cell office:value-type="float" office:value="166" table:style-name="ce4">
            <text:p>1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3195" table:style-name="ce4">
            <text:p>3195</text:p>
          </table:table-cell>
          <table:table-cell office:value-type="string" table:style-name="ce7">
            <text:p>g</text:p>
          </table:table-cell>
          <table:table-cell office:value-type="float" office:value="161" table:style-name="ce4">
            <text:p>16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2251" table:style-name="ce4">
            <text:p>2251</text:p>
          </table:table-cell>
          <table:table-cell office:value-type="string" table:style-name="ce7">
            <text:p>g</text:p>
          </table:table-cell>
          <table:table-cell office:value-type="float" office:value="147" table:style-name="ce4">
            <text:p>14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8818" table:style-name="ce4">
            <text:p>8818</text:p>
          </table:table-cell>
          <table:table-cell office:value-type="string" table:style-name="ce7">
            <text:p>g</text:p>
          </table:table-cell>
          <table:table-cell office:value-type="float" office:value="158" table:style-name="ce4">
            <text:p>1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993" table:style-name="ce4">
            <text:p>993</text:p>
          </table:table-cell>
          <table:table-cell office:value-type="string" table:style-name="ce7">
            <text:p>g</text:p>
          </table:table-cell>
          <table:table-cell office:value-type="float" office:value="153" table:style-name="ce4">
            <text:p>1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9576" table:style-name="ce4">
            <text:p>9576</text:p>
          </table:table-cell>
          <table:table-cell office:value-type="string" table:style-name="ce7">
            <text:p>g</text:p>
          </table:table-cell>
          <table:table-cell office:value-type="float" office:value="142" table:style-name="ce4">
            <text:p>1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2196" table:style-name="ce4">
            <text:p>2196</text:p>
          </table:table-cell>
          <table:table-cell office:value-type="string" table:style-name="ce7">
            <text:p>g</text:p>
          </table:table-cell>
          <table:table-cell office:value-type="float" office:value="176" table:style-name="ce4">
            <text:p>1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464" table:style-name="ce4">
            <text:p>1464</text:p>
          </table:table-cell>
          <table:table-cell office:value-type="string" table:style-name="ce7">
            <text:p>g</text:p>
          </table:table-cell>
          <table:table-cell office:value-type="float" office:value="150" table:style-name="ce4">
            <text:p>1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50" table:style-name="ce4">
            <text:p>550</text:p>
          </table:table-cell>
          <table:table-cell office:value-type="string" table:style-name="ce7">
            <text:p>g</text:p>
          </table:table-cell>
          <table:table-cell office:value-type="float" office:value="139" table:style-name="ce4">
            <text:p>13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9528" table:style-name="ce4">
            <text:p>9528</text:p>
          </table:table-cell>
          <table:table-cell office:value-type="string" table:style-name="ce7">
            <text:p>g</text:p>
          </table:table-cell>
          <table:table-cell office:value-type="float" office:value="161" table:style-name="ce4">
            <text:p>16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9092" table:style-name="ce4">
            <text:p>9092</text:p>
          </table:table-cell>
          <table:table-cell office:value-type="string" table:style-name="ce7">
            <text:p>g</text:p>
          </table:table-cell>
          <table:table-cell office:value-type="float" office:value="191" table:style-name="ce4">
            <text:p>19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6623" table:style-name="ce4">
            <text:p>6623</text:p>
          </table:table-cell>
          <table:table-cell office:value-type="string" table:style-name="ce7">
            <text:p>g</text:p>
          </table:table-cell>
          <table:table-cell office:value-type="float" office:value="176" table:style-name="ce4">
            <text:p>1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164" table:style-name="ce4">
            <text:p>164</text:p>
          </table:table-cell>
          <table:table-cell office:value-type="string" table:style-name="ce7">
            <text:p>g</text:p>
          </table:table-cell>
          <table:table-cell office:value-type="float" office:value="145" table:style-name="ce4">
            <text:p>1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521" table:style-name="ce4">
            <text:p>521</text:p>
          </table:table-cell>
          <table:table-cell office:value-type="string" table:style-name="ce7">
            <text:p>g</text:p>
          </table:table-cell>
          <table:table-cell office:value-type="float" office:value="145" table:style-name="ce4">
            <text:p>1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9131" table:style-name="ce4">
            <text:p>9131</text:p>
          </table:table-cell>
          <table:table-cell office:value-type="string" table:style-name="ce7">
            <text:p>g</text:p>
          </table:table-cell>
          <table:table-cell office:value-type="float" office:value="167" table:style-name="ce4">
            <text:p>1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2.txt</text:p>
          </table:table-cell>
          <table:table-cell office:value-type="float" office:value="256" table:style-name="ce4">
            <text:p>256</text:p>
          </table:table-cell>
          <table:table-cell office:value-type="float" office:value="1024" table:style-name="ce4">
            <text:p>1024</text:p>
          </table:table-cell>
          <table:table-cell office:value-type="float" office:value="776" table:style-name="ce4">
            <text:p>776</text:p>
          </table:table-cell>
          <table:table-cell office:value-type="string" table:style-name="ce7">
            <text:p>g</text:p>
          </table:table-cell>
          <table:table-cell office:value-type="float" office:value="179" table:style-name="ce4">
            <text:p>17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778" table:style-name="ce4">
            <text:p>6778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077" table:style-name="ce4">
            <text:p>6077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7245" table:style-name="ce4">
            <text:p>7245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987" table:style-name="ce4">
            <text:p>2987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973" table:style-name="ce4">
            <text:p>973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893" table:style-name="ce4">
            <text:p>3893</text:p>
          </table:table-cell>
          <table:table-cell office:value-type="string" table:style-name="ce7">
            <text:p>a</text:p>
          </table:table-cell>
          <table:table-cell office:value-type="float" office:value="252" table:style-name="ce4">
            <text:p>2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074" table:style-name="ce4">
            <text:p>1074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5994" table:style-name="ce4">
            <text:p>5994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977" table:style-name="ce4">
            <text:p>8977</text:p>
          </table:table-cell>
          <table:table-cell office:value-type="string" table:style-name="ce7">
            <text:p>a</text:p>
          </table:table-cell>
          <table:table-cell office:value-type="float" office:value="252" table:style-name="ce4">
            <text:p>2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622" table:style-name="ce4">
            <text:p>4622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333" table:style-name="ce4">
            <text:p>8333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7259" table:style-name="ce4">
            <text:p>7259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676" table:style-name="ce4">
            <text:p>3676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9411" table:style-name="ce4">
            <text:p>9411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813" table:style-name="ce4">
            <text:p>3813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817" table:style-name="ce4">
            <text:p>2817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205" table:style-name="ce4">
            <text:p>1205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7356" table:style-name="ce4">
            <text:p>7356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079" table:style-name="ce4">
            <text:p>6079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196" table:style-name="ce4">
            <text:p>3196</text:p>
          </table:table-cell>
          <table:table-cell office:value-type="string" table:style-name="ce7">
            <text:p>a</text:p>
          </table:table-cell>
          <table:table-cell office:value-type="float" office:value="252" table:style-name="ce4">
            <text:p>2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465" table:style-name="ce4">
            <text:p>3465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387" table:style-name="ce4">
            <text:p>1387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41" table:style-name="ce4">
            <text:p>341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5331" table:style-name="ce4">
            <text:p>5331</text:p>
          </table:table-cell>
          <table:table-cell office:value-type="string" table:style-name="ce7">
            <text:p>a</text:p>
          </table:table-cell>
          <table:table-cell office:value-type="float" office:value="252" table:style-name="ce4">
            <text:p>2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783" table:style-name="ce4">
            <text:p>3783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929" table:style-name="ce4">
            <text:p>4929</text:p>
          </table:table-cell>
          <table:table-cell office:value-type="string" table:style-name="ce7">
            <text:p>a</text:p>
          </table:table-cell>
          <table:table-cell office:value-type="float" office:value="252" table:style-name="ce4">
            <text:p>2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770" table:style-name="ce4">
            <text:p>4770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9346" table:style-name="ce4">
            <text:p>9346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615" table:style-name="ce4">
            <text:p>4615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7471" table:style-name="ce4">
            <text:p>7471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875" table:style-name="ce4">
            <text:p>3875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646" table:style-name="ce4">
            <text:p>2646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237" table:style-name="ce4">
            <text:p>4237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239" table:style-name="ce4">
            <text:p>6239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609" table:style-name="ce4">
            <text:p>6609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767" table:style-name="ce4">
            <text:p>1767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63" table:style-name="ce4">
            <text:p>863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188" table:style-name="ce4">
            <text:p>3188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092" table:style-name="ce4">
            <text:p>6092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944" table:style-name="ce4">
            <text:p>8944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294" table:style-name="ce4">
            <text:p>3294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5422" table:style-name="ce4">
            <text:p>5422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318" table:style-name="ce4">
            <text:p>8318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603" table:style-name="ce4">
            <text:p>2603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9488" table:style-name="ce4">
            <text:p>9488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901" table:style-name="ce4">
            <text:p>6901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158" table:style-name="ce4">
            <text:p>3158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725" table:style-name="ce4">
            <text:p>3725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485" table:style-name="ce4">
            <text:p>2485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433" table:style-name="ce4">
            <text:p>1433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912" table:style-name="ce4">
            <text:p>8912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746" table:style-name="ce4">
            <text:p>4746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616" table:style-name="ce4">
            <text:p>4616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786" table:style-name="ce4">
            <text:p>6786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212" table:style-name="ce4">
            <text:p>1212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525" table:style-name="ce4">
            <text:p>2525</text:p>
          </table:table-cell>
          <table:table-cell office:value-type="string" table:style-name="ce7">
            <text:p>a</text:p>
          </table:table-cell>
          <table:table-cell office:value-type="float" office:value="252" table:style-name="ce4">
            <text:p>2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592" table:style-name="ce4">
            <text:p>8592</text:p>
          </table:table-cell>
          <table:table-cell office:value-type="string" table:style-name="ce7">
            <text:p>a</text:p>
          </table:table-cell>
          <table:table-cell office:value-type="float" office:value="252" table:style-name="ce4">
            <text:p>2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7413" table:style-name="ce4">
            <text:p>7413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9705" table:style-name="ce4">
            <text:p>9705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06" table:style-name="ce4">
            <text:p>406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6" table:style-name="ce4">
            <text:p>16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9175" table:style-name="ce4">
            <text:p>9175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868" table:style-name="ce4">
            <text:p>4868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7293" table:style-name="ce4">
            <text:p>7293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607" table:style-name="ce4">
            <text:p>2607</text:p>
          </table:table-cell>
          <table:table-cell office:value-type="string" table:style-name="ce7">
            <text:p>a</text:p>
          </table:table-cell>
          <table:table-cell office:value-type="float" office:value="250" table:style-name="ce4">
            <text:p>2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5252" table:style-name="ce4">
            <text:p>5252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651" table:style-name="ce4">
            <text:p>1651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038" table:style-name="ce4">
            <text:p>2038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9968" table:style-name="ce4">
            <text:p>9968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5099" table:style-name="ce4">
            <text:p>5099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306" table:style-name="ce4">
            <text:p>2306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349" table:style-name="ce4">
            <text:p>2349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656" table:style-name="ce4">
            <text:p>8656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738" table:style-name="ce4">
            <text:p>4738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9472" table:style-name="ce4">
            <text:p>9472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987" table:style-name="ce4">
            <text:p>987</text:p>
          </table:table-cell>
          <table:table-cell office:value-type="string" table:style-name="ce7">
            <text:p>a</text:p>
          </table:table-cell>
          <table:table-cell office:value-type="float" office:value="252" table:style-name="ce4">
            <text:p>2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195" table:style-name="ce4">
            <text:p>6195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079" table:style-name="ce4">
            <text:p>8079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789" table:style-name="ce4">
            <text:p>6789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5827" table:style-name="ce4">
            <text:p>5827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213" table:style-name="ce4">
            <text:p>8213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232" table:style-name="ce4">
            <text:p>1232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120" table:style-name="ce4">
            <text:p>2120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547" table:style-name="ce4">
            <text:p>3547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769" table:style-name="ce4">
            <text:p>1769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502" table:style-name="ce4">
            <text:p>3502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7919" table:style-name="ce4">
            <text:p>7919</text:p>
          </table:table-cell>
          <table:table-cell office:value-type="string" table:style-name="ce7">
            <text:p>a</text:p>
          </table:table-cell>
          <table:table-cell office:value-type="float" office:value="252" table:style-name="ce4">
            <text:p>2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565" table:style-name="ce4">
            <text:p>2565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5109" table:style-name="ce4">
            <text:p>5109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204" table:style-name="ce4">
            <text:p>4204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579" table:style-name="ce4">
            <text:p>3579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341" table:style-name="ce4">
            <text:p>1341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7870" table:style-name="ce4">
            <text:p>7870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7655" table:style-name="ce4">
            <text:p>7655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9632" table:style-name="ce4">
            <text:p>9632</text:p>
          </table:table-cell>
          <table:table-cell office:value-type="string" table:style-name="ce7">
            <text:p>a</text:p>
          </table:table-cell>
          <table:table-cell office:value-type="float" office:value="252" table:style-name="ce4">
            <text:p>2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153" table:style-name="ce4">
            <text:p>6153</text:p>
          </table:table-cell>
          <table:table-cell office:value-type="string" table:style-name="ce7">
            <text:p>a</text:p>
          </table:table-cell>
          <table:table-cell office:value-type="float" office:value="256" table:style-name="ce4">
            <text:p>2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356" table:style-name="ce4">
            <text:p>2356</text:p>
          </table:table-cell>
          <table:table-cell office:value-type="string" table:style-name="ce7">
            <text:p>a</text:p>
          </table:table-cell>
          <table:table-cell office:value-type="float" office:value="252" table:style-name="ce4">
            <text:p>2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278" table:style-name="ce4">
            <text:p>8278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502" table:style-name="ce4">
            <text:p>4502</text:p>
          </table:table-cell>
          <table:table-cell office:value-type="string" table:style-name="ce7">
            <text:p>a</text:p>
          </table:table-cell>
          <table:table-cell office:value-type="float" office:value="254" table:style-name="ce4">
            <text:p>2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g</text:p>
          </table:table-cell>
          <table:table-cell office:value-type="float" office:value="241" table:style-name="ce4">
            <text:p>2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62" table:style-name="ce4">
            <text:p>262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912" table:style-name="ce4">
            <text:p>1912</text:p>
          </table:table-cell>
          <table:table-cell office:value-type="string" table:style-name="ce7">
            <text:p>g</text:p>
          </table:table-cell>
          <table:table-cell office:value-type="float" office:value="241" table:style-name="ce4">
            <text:p>2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9660" table:style-name="ce4">
            <text:p>9660</text:p>
          </table:table-cell>
          <table:table-cell office:value-type="string" table:style-name="ce7">
            <text:p>g</text:p>
          </table:table-cell>
          <table:table-cell office:value-type="float" office:value="241" table:style-name="ce4">
            <text:p>2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979" table:style-name="ce4">
            <text:p>4979</text:p>
          </table:table-cell>
          <table:table-cell office:value-type="string" table:style-name="ce7">
            <text:p>g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7113" table:style-name="ce4">
            <text:p>7113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127" table:style-name="ce4">
            <text:p>8127</text:p>
          </table:table-cell>
          <table:table-cell office:value-type="string" table:style-name="ce7">
            <text:p>g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969" table:style-name="ce4">
            <text:p>2969</text:p>
          </table:table-cell>
          <table:table-cell office:value-type="string" table:style-name="ce7">
            <text:p>g</text:p>
          </table:table-cell>
          <table:table-cell office:value-type="float" office:value="245" table:style-name="ce4">
            <text:p>2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466" table:style-name="ce4">
            <text:p>4466</text:p>
          </table:table-cell>
          <table:table-cell office:value-type="string" table:style-name="ce7">
            <text:p>g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5483" table:style-name="ce4">
            <text:p>5483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9299" table:style-name="ce4">
            <text:p>9299</text:p>
          </table:table-cell>
          <table:table-cell office:value-type="string" table:style-name="ce7">
            <text:p>g</text:p>
          </table:table-cell>
          <table:table-cell office:value-type="float" office:value="241" table:style-name="ce4">
            <text:p>2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962" table:style-name="ce4">
            <text:p>6962</text:p>
          </table:table-cell>
          <table:table-cell office:value-type="string" table:style-name="ce7">
            <text:p>g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428" table:style-name="ce4">
            <text:p>6428</text:p>
          </table:table-cell>
          <table:table-cell office:value-type="string" table:style-name="ce7">
            <text:p>g</text:p>
          </table:table-cell>
          <table:table-cell office:value-type="float" office:value="243" table:style-name="ce4">
            <text:p>2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5163" table:style-name="ce4">
            <text:p>5163</text:p>
          </table:table-cell>
          <table:table-cell office:value-type="string" table:style-name="ce7">
            <text:p>g</text:p>
          </table:table-cell>
          <table:table-cell office:value-type="float" office:value="247" table:style-name="ce4">
            <text:p>24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5335" table:style-name="ce4">
            <text:p>5335</text:p>
          </table:table-cell>
          <table:table-cell office:value-type="string" table:style-name="ce7">
            <text:p>g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429" table:style-name="ce4">
            <text:p>2429</text:p>
          </table:table-cell>
          <table:table-cell office:value-type="string" table:style-name="ce7">
            <text:p>g</text:p>
          </table:table-cell>
          <table:table-cell office:value-type="float" office:value="243" table:style-name="ce4">
            <text:p>2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323" table:style-name="ce4">
            <text:p>1323</text:p>
          </table:table-cell>
          <table:table-cell office:value-type="string" table:style-name="ce7">
            <text:p>g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967" table:style-name="ce4">
            <text:p>3967</text:p>
          </table:table-cell>
          <table:table-cell office:value-type="string" table:style-name="ce7">
            <text:p>g</text:p>
          </table:table-cell>
          <table:table-cell office:value-type="float" office:value="241" table:style-name="ce4">
            <text:p>2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506" table:style-name="ce4">
            <text:p>3506</text:p>
          </table:table-cell>
          <table:table-cell office:value-type="string" table:style-name="ce7">
            <text:p>g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912" table:style-name="ce4">
            <text:p>1912</text:p>
          </table:table-cell>
          <table:table-cell office:value-type="string" table:style-name="ce7">
            <text:p>g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151" table:style-name="ce4">
            <text:p>1151</text:p>
          </table:table-cell>
          <table:table-cell office:value-type="string" table:style-name="ce7">
            <text:p>g</text:p>
          </table:table-cell>
          <table:table-cell office:value-type="float" office:value="247" table:style-name="ce4">
            <text:p>24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691" table:style-name="ce4">
            <text:p>4691</text:p>
          </table:table-cell>
          <table:table-cell office:value-type="string" table:style-name="ce7">
            <text:p>g</text:p>
          </table:table-cell>
          <table:table-cell office:value-type="float" office:value="245" table:style-name="ce4">
            <text:p>2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979" table:style-name="ce4">
            <text:p>4979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839" table:style-name="ce4">
            <text:p>6839</text:p>
          </table:table-cell>
          <table:table-cell office:value-type="string" table:style-name="ce7">
            <text:p>g</text:p>
          </table:table-cell>
          <table:table-cell office:value-type="float" office:value="245" table:style-name="ce4">
            <text:p>2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2" table:style-name="ce4">
            <text:p>62</text:p>
          </table:table-cell>
          <table:table-cell office:value-type="string" table:style-name="ce7">
            <text:p>g</text:p>
          </table:table-cell>
          <table:table-cell office:value-type="float" office:value="245" table:style-name="ce4">
            <text:p>2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7017" table:style-name="ce4">
            <text:p>7017</text:p>
          </table:table-cell>
          <table:table-cell office:value-type="string" table:style-name="ce7">
            <text:p>g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785" table:style-name="ce4">
            <text:p>8785</text:p>
          </table:table-cell>
          <table:table-cell office:value-type="string" table:style-name="ce7">
            <text:p>g</text:p>
          </table:table-cell>
          <table:table-cell office:value-type="float" office:value="245" table:style-name="ce4">
            <text:p>2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820" table:style-name="ce4">
            <text:p>4820</text:p>
          </table:table-cell>
          <table:table-cell office:value-type="string" table:style-name="ce7">
            <text:p>g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179" table:style-name="ce4">
            <text:p>3179</text:p>
          </table:table-cell>
          <table:table-cell office:value-type="string" table:style-name="ce7">
            <text:p>g</text:p>
          </table:table-cell>
          <table:table-cell office:value-type="float" office:value="245" table:style-name="ce4">
            <text:p>2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9095" table:style-name="ce4">
            <text:p>9095</text:p>
          </table:table-cell>
          <table:table-cell office:value-type="string" table:style-name="ce7">
            <text:p>g</text:p>
          </table:table-cell>
          <table:table-cell office:value-type="float" office:value="243" table:style-name="ce4">
            <text:p>2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818" table:style-name="ce4">
            <text:p>3818</text:p>
          </table:table-cell>
          <table:table-cell office:value-type="string" table:style-name="ce7">
            <text:p>g</text:p>
          </table:table-cell>
          <table:table-cell office:value-type="float" office:value="241" table:style-name="ce4">
            <text:p>2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07" table:style-name="ce4">
            <text:p>307</text:p>
          </table:table-cell>
          <table:table-cell office:value-type="string" table:style-name="ce7">
            <text:p>g</text:p>
          </table:table-cell>
          <table:table-cell office:value-type="float" office:value="243" table:style-name="ce4">
            <text:p>2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5916" table:style-name="ce4">
            <text:p>5916</text:p>
          </table:table-cell>
          <table:table-cell office:value-type="string" table:style-name="ce7">
            <text:p>g</text:p>
          </table:table-cell>
          <table:table-cell office:value-type="float" office:value="247" table:style-name="ce4">
            <text:p>24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76" table:style-name="ce4">
            <text:p>376</text:p>
          </table:table-cell>
          <table:table-cell office:value-type="string" table:style-name="ce7">
            <text:p>g</text:p>
          </table:table-cell>
          <table:table-cell office:value-type="float" office:value="245" table:style-name="ce4">
            <text:p>2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9607" table:style-name="ce4">
            <text:p>9607</text:p>
          </table:table-cell>
          <table:table-cell office:value-type="string" table:style-name="ce7">
            <text:p>g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058" table:style-name="ce4">
            <text:p>8058</text:p>
          </table:table-cell>
          <table:table-cell office:value-type="string" table:style-name="ce7">
            <text:p>g</text:p>
          </table:table-cell>
          <table:table-cell office:value-type="float" office:value="243" table:style-name="ce4">
            <text:p>2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5464" table:style-name="ce4">
            <text:p>5464</text:p>
          </table:table-cell>
          <table:table-cell office:value-type="string" table:style-name="ce7">
            <text:p>g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258" table:style-name="ce4">
            <text:p>1258</text:p>
          </table:table-cell>
          <table:table-cell office:value-type="string" table:style-name="ce7">
            <text:p>g</text:p>
          </table:table-cell>
          <table:table-cell office:value-type="float" office:value="247" table:style-name="ce4">
            <text:p>24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5641" table:style-name="ce4">
            <text:p>5641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155" table:style-name="ce4">
            <text:p>1155</text:p>
          </table:table-cell>
          <table:table-cell office:value-type="string" table:style-name="ce7">
            <text:p>g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271" table:style-name="ce4">
            <text:p>3271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055" table:style-name="ce4">
            <text:p>2055</text:p>
          </table:table-cell>
          <table:table-cell office:value-type="string" table:style-name="ce7">
            <text:p>g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485" table:style-name="ce4">
            <text:p>1485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536" table:style-name="ce4">
            <text:p>4536</text:p>
          </table:table-cell>
          <table:table-cell office:value-type="string" table:style-name="ce7">
            <text:p>g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148" table:style-name="ce4">
            <text:p>4148</text:p>
          </table:table-cell>
          <table:table-cell office:value-type="string" table:style-name="ce7">
            <text:p>g</text:p>
          </table:table-cell>
          <table:table-cell office:value-type="float" office:value="245" table:style-name="ce4">
            <text:p>2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7792" table:style-name="ce4">
            <text:p>7792</text:p>
          </table:table-cell>
          <table:table-cell office:value-type="string" table:style-name="ce7">
            <text:p>g</text:p>
          </table:table-cell>
          <table:table-cell office:value-type="float" office:value="245" table:style-name="ce4">
            <text:p>2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679" table:style-name="ce4">
            <text:p>6679</text:p>
          </table:table-cell>
          <table:table-cell office:value-type="string" table:style-name="ce7">
            <text:p>g</text:p>
          </table:table-cell>
          <table:table-cell office:value-type="float" office:value="245" table:style-name="ce4">
            <text:p>2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706" table:style-name="ce4">
            <text:p>6706</text:p>
          </table:table-cell>
          <table:table-cell office:value-type="string" table:style-name="ce7">
            <text:p>g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673" table:style-name="ce4">
            <text:p>2673</text:p>
          </table:table-cell>
          <table:table-cell office:value-type="string" table:style-name="ce7">
            <text:p>g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980" table:style-name="ce4">
            <text:p>6980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799" table:style-name="ce4">
            <text:p>2799</text:p>
          </table:table-cell>
          <table:table-cell office:value-type="string" table:style-name="ce7">
            <text:p>g</text:p>
          </table:table-cell>
          <table:table-cell office:value-type="float" office:value="245" table:style-name="ce4">
            <text:p>2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753" table:style-name="ce4">
            <text:p>1753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794" table:style-name="ce4">
            <text:p>1794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257" table:style-name="ce4">
            <text:p>2257</text:p>
          </table:table-cell>
          <table:table-cell office:value-type="string" table:style-name="ce7">
            <text:p>g</text:p>
          </table:table-cell>
          <table:table-cell office:value-type="float" office:value="240" table:style-name="ce4">
            <text:p>2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7881" table:style-name="ce4">
            <text:p>7881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679" table:style-name="ce4">
            <text:p>8679</text:p>
          </table:table-cell>
          <table:table-cell office:value-type="string" table:style-name="ce7">
            <text:p>g</text:p>
          </table:table-cell>
          <table:table-cell office:value-type="float" office:value="243" table:style-name="ce4">
            <text:p>2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956" table:style-name="ce4">
            <text:p>3956</text:p>
          </table:table-cell>
          <table:table-cell office:value-type="string" table:style-name="ce7">
            <text:p>g</text:p>
          </table:table-cell>
          <table:table-cell office:value-type="float" office:value="247" table:style-name="ce4">
            <text:p>24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9911" table:style-name="ce4">
            <text:p>9911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9576" table:style-name="ce4">
            <text:p>9576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885" table:style-name="ce4">
            <text:p>3885</text:p>
          </table:table-cell>
          <table:table-cell office:value-type="string" table:style-name="ce7">
            <text:p>g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678" table:style-name="ce4">
            <text:p>1678</text:p>
          </table:table-cell>
          <table:table-cell office:value-type="string" table:style-name="ce7">
            <text:p>g</text:p>
          </table:table-cell>
          <table:table-cell office:value-type="float" office:value="241" table:style-name="ce4">
            <text:p>2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963" table:style-name="ce4">
            <text:p>2963</text:p>
          </table:table-cell>
          <table:table-cell office:value-type="string" table:style-name="ce7">
            <text:p>g</text:p>
          </table:table-cell>
          <table:table-cell office:value-type="float" office:value="245" table:style-name="ce4">
            <text:p>2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378" table:style-name="ce4">
            <text:p>2378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163" table:style-name="ce4">
            <text:p>2163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530" table:style-name="ce4">
            <text:p>6530</text:p>
          </table:table-cell>
          <table:table-cell office:value-type="string" table:style-name="ce7">
            <text:p>g</text:p>
          </table:table-cell>
          <table:table-cell office:value-type="float" office:value="241" table:style-name="ce4">
            <text:p>2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152" table:style-name="ce4">
            <text:p>8152</text:p>
          </table:table-cell>
          <table:table-cell office:value-type="string" table:style-name="ce7">
            <text:p>g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9959" table:style-name="ce4">
            <text:p>9959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5294" table:style-name="ce4">
            <text:p>5294</text:p>
          </table:table-cell>
          <table:table-cell office:value-type="string" table:style-name="ce7">
            <text:p>g</text:p>
          </table:table-cell>
          <table:table-cell office:value-type="float" office:value="245" table:style-name="ce4">
            <text:p>2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7017" table:style-name="ce4">
            <text:p>7017</text:p>
          </table:table-cell>
          <table:table-cell office:value-type="string" table:style-name="ce7">
            <text:p>g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530" table:style-name="ce4">
            <text:p>4530</text:p>
          </table:table-cell>
          <table:table-cell office:value-type="string" table:style-name="ce7">
            <text:p>g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133" table:style-name="ce4">
            <text:p>1133</text:p>
          </table:table-cell>
          <table:table-cell office:value-type="string" table:style-name="ce7">
            <text:p>g</text:p>
          </table:table-cell>
          <table:table-cell office:value-type="float" office:value="241" table:style-name="ce4">
            <text:p>2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5102" table:style-name="ce4">
            <text:p>5102</text:p>
          </table:table-cell>
          <table:table-cell office:value-type="string" table:style-name="ce7">
            <text:p>g</text:p>
          </table:table-cell>
          <table:table-cell office:value-type="float" office:value="241" table:style-name="ce4">
            <text:p>2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593" table:style-name="ce4">
            <text:p>3593</text:p>
          </table:table-cell>
          <table:table-cell office:value-type="string" table:style-name="ce7">
            <text:p>g</text:p>
          </table:table-cell>
          <table:table-cell office:value-type="float" office:value="243" table:style-name="ce4">
            <text:p>2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7868" table:style-name="ce4">
            <text:p>7868</text:p>
          </table:table-cell>
          <table:table-cell office:value-type="string" table:style-name="ce7">
            <text:p>g</text:p>
          </table:table-cell>
          <table:table-cell office:value-type="float" office:value="241" table:style-name="ce4">
            <text:p>2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5873" table:style-name="ce4">
            <text:p>5873</text:p>
          </table:table-cell>
          <table:table-cell office:value-type="string" table:style-name="ce7">
            <text:p>g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854" table:style-name="ce4">
            <text:p>3854</text:p>
          </table:table-cell>
          <table:table-cell office:value-type="string" table:style-name="ce7">
            <text:p>g</text:p>
          </table:table-cell>
          <table:table-cell office:value-type="float" office:value="247" table:style-name="ce4">
            <text:p>24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5640" table:style-name="ce4">
            <text:p>5640</text:p>
          </table:table-cell>
          <table:table-cell office:value-type="string" table:style-name="ce7">
            <text:p>g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534" table:style-name="ce4">
            <text:p>8534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7439" table:style-name="ce4">
            <text:p>7439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530" table:style-name="ce4">
            <text:p>1530</text:p>
          </table:table-cell>
          <table:table-cell office:value-type="string" table:style-name="ce7">
            <text:p>g</text:p>
          </table:table-cell>
          <table:table-cell office:value-type="float" office:value="247" table:style-name="ce4">
            <text:p>24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2933" table:style-name="ce4">
            <text:p>2933</text:p>
          </table:table-cell>
          <table:table-cell office:value-type="string" table:style-name="ce7">
            <text:p>g</text:p>
          </table:table-cell>
          <table:table-cell office:value-type="float" office:value="247" table:style-name="ce4">
            <text:p>24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697" table:style-name="ce4">
            <text:p>8697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840" table:style-name="ce4">
            <text:p>4840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7060" table:style-name="ce4">
            <text:p>7060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233" table:style-name="ce4">
            <text:p>8233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5720" table:style-name="ce4">
            <text:p>5720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514" table:style-name="ce4">
            <text:p>1514</text:p>
          </table:table-cell>
          <table:table-cell office:value-type="string" table:style-name="ce7">
            <text:p>g</text:p>
          </table:table-cell>
          <table:table-cell office:value-type="float" office:value="247" table:style-name="ce4">
            <text:p>24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573" table:style-name="ce4">
            <text:p>4573</text:p>
          </table:table-cell>
          <table:table-cell office:value-type="string" table:style-name="ce7">
            <text:p>g</text:p>
          </table:table-cell>
          <table:table-cell office:value-type="float" office:value="241" table:style-name="ce4">
            <text:p>2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5437" table:style-name="ce4">
            <text:p>5437</text:p>
          </table:table-cell>
          <table:table-cell office:value-type="string" table:style-name="ce7">
            <text:p>g</text:p>
          </table:table-cell>
          <table:table-cell office:value-type="float" office:value="247" table:style-name="ce4">
            <text:p>24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946" table:style-name="ce4">
            <text:p>946</text:p>
          </table:table-cell>
          <table:table-cell office:value-type="string" table:style-name="ce7">
            <text:p>g</text:p>
          </table:table-cell>
          <table:table-cell office:value-type="float" office:value="247" table:style-name="ce4">
            <text:p>24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370" table:style-name="ce4">
            <text:p>4370</text:p>
          </table:table-cell>
          <table:table-cell office:value-type="string" table:style-name="ce7">
            <text:p>g</text:p>
          </table:table-cell>
          <table:table-cell office:value-type="float" office:value="247" table:style-name="ce4">
            <text:p>24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9686" table:style-name="ce4">
            <text:p>9686</text:p>
          </table:table-cell>
          <table:table-cell office:value-type="string" table:style-name="ce7">
            <text:p>g</text:p>
          </table:table-cell>
          <table:table-cell office:value-type="float" office:value="244" table:style-name="ce4">
            <text:p>2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161" table:style-name="ce4">
            <text:p>4161</text:p>
          </table:table-cell>
          <table:table-cell office:value-type="string" table:style-name="ce7">
            <text:p>g</text:p>
          </table:table-cell>
          <table:table-cell office:value-type="float" office:value="248" table:style-name="ce4">
            <text:p>2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818" table:style-name="ce4">
            <text:p>6818</text:p>
          </table:table-cell>
          <table:table-cell office:value-type="string" table:style-name="ce7">
            <text:p>g</text:p>
          </table:table-cell>
          <table:table-cell office:value-type="float" office:value="241" table:style-name="ce4">
            <text:p>2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6003" table:style-name="ce4">
            <text:p>6003</text:p>
          </table:table-cell>
          <table:table-cell office:value-type="string" table:style-name="ce7">
            <text:p>g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7576" table:style-name="ce4">
            <text:p>7576</text:p>
          </table:table-cell>
          <table:table-cell office:value-type="string" table:style-name="ce7">
            <text:p>g</text:p>
          </table:table-cell>
          <table:table-cell office:value-type="float" office:value="242" table:style-name="ce4">
            <text:p>24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8572" table:style-name="ce4">
            <text:p>8572</text:p>
          </table:table-cell>
          <table:table-cell office:value-type="string" table:style-name="ce7">
            <text:p>g</text:p>
          </table:table-cell>
          <table:table-cell office:value-type="float" office:value="241" table:style-name="ce4">
            <text:p>2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1983" table:style-name="ce4">
            <text:p>1983</text:p>
          </table:table-cell>
          <table:table-cell office:value-type="string" table:style-name="ce7">
            <text:p>g</text:p>
          </table:table-cell>
          <table:table-cell office:value-type="float" office:value="246" table:style-name="ce4">
            <text:p>2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44" table:style-name="ce4">
            <text:p>44</text:p>
          </table:table-cell>
          <table:table-cell office:value-type="string" table:style-name="ce7">
            <text:p>g</text:p>
          </table:table-cell>
          <table:table-cell office:value-type="float" office:value="243" table:style-name="ce4">
            <text:p>24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8-4.txt</text:p>
          </table:table-cell>
          <table:table-cell office:value-type="float" office:value="256" table:style-name="ce4">
            <text:p>256</text:p>
          </table:table-cell>
          <table:table-cell office:value-type="float" office:value="11776" table:style-name="ce4">
            <text:p>11776</text:p>
          </table:table-cell>
          <table:table-cell office:value-type="float" office:value="3950" table:style-name="ce4">
            <text:p>3950</text:p>
          </table:table-cell>
          <table:table-cell office:value-type="string" table:style-name="ce7">
            <text:p>g</text:p>
          </table:table-cell>
          <table:table-cell office:value-type="float" office:value="247" table:style-name="ce4">
            <text:p>24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a</text:p>
          </table:table-cell>
          <table:table-cell office:value-type="float" office:value="954" table:style-name="ce4">
            <text:p>9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562" table:style-name="ce4">
            <text:p>6562</text:p>
          </table:table-cell>
          <table:table-cell office:value-type="string" table:style-name="ce7">
            <text:p>a</text:p>
          </table:table-cell>
          <table:table-cell office:value-type="float" office:value="954" table:style-name="ce4">
            <text:p>9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539" table:style-name="ce4">
            <text:p>6539</text:p>
          </table:table-cell>
          <table:table-cell office:value-type="string" table:style-name="ce7">
            <text:p>a</text:p>
          </table:table-cell>
          <table:table-cell office:value-type="float" office:value="968" table:style-name="ce4">
            <text:p>9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882" table:style-name="ce4">
            <text:p>4882</text:p>
          </table:table-cell>
          <table:table-cell office:value-type="string" table:style-name="ce7">
            <text:p>a</text:p>
          </table:table-cell>
          <table:table-cell office:value-type="float" office:value="954" table:style-name="ce4">
            <text:p>9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524" table:style-name="ce4">
            <text:p>5524</text:p>
          </table:table-cell>
          <table:table-cell office:value-type="string" table:style-name="ce7">
            <text:p>a</text:p>
          </table:table-cell>
          <table:table-cell office:value-type="float" office:value="962" table:style-name="ce4">
            <text:p>9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219" table:style-name="ce4">
            <text:p>2219</text:p>
          </table:table-cell>
          <table:table-cell office:value-type="string" table:style-name="ce7">
            <text:p>a</text:p>
          </table:table-cell>
          <table:table-cell office:value-type="float" office:value="962" table:style-name="ce4">
            <text:p>9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97" table:style-name="ce4">
            <text:p>297</text:p>
          </table:table-cell>
          <table:table-cell office:value-type="string" table:style-name="ce7">
            <text:p>a</text:p>
          </table:table-cell>
          <table:table-cell office:value-type="float" office:value="960" table:style-name="ce4">
            <text:p>9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432" table:style-name="ce4">
            <text:p>8432</text:p>
          </table:table-cell>
          <table:table-cell office:value-type="string" table:style-name="ce7">
            <text:p>a</text:p>
          </table:table-cell>
          <table:table-cell office:value-type="float" office:value="966" table:style-name="ce4">
            <text:p>9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885" table:style-name="ce4">
            <text:p>5885</text:p>
          </table:table-cell>
          <table:table-cell office:value-type="string" table:style-name="ce7">
            <text:p>a</text:p>
          </table:table-cell>
          <table:table-cell office:value-type="float" office:value="970" table:style-name="ce4">
            <text:p>97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9156" table:style-name="ce4">
            <text:p>9156</text:p>
          </table:table-cell>
          <table:table-cell office:value-type="string" table:style-name="ce7">
            <text:p>a</text:p>
          </table:table-cell>
          <table:table-cell office:value-type="float" office:value="980" table:style-name="ce4">
            <text:p>9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845" table:style-name="ce4">
            <text:p>5845</text:p>
          </table:table-cell>
          <table:table-cell office:value-type="string" table:style-name="ce7">
            <text:p>a</text:p>
          </table:table-cell>
          <table:table-cell office:value-type="float" office:value="966" table:style-name="ce4">
            <text:p>9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054" table:style-name="ce4">
            <text:p>5054</text:p>
          </table:table-cell>
          <table:table-cell office:value-type="string" table:style-name="ce7">
            <text:p>a</text:p>
          </table:table-cell>
          <table:table-cell office:value-type="float" office:value="956" table:style-name="ce4">
            <text:p>9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021" table:style-name="ce4">
            <text:p>2021</text:p>
          </table:table-cell>
          <table:table-cell office:value-type="string" table:style-name="ce7">
            <text:p>a</text:p>
          </table:table-cell>
          <table:table-cell office:value-type="float" office:value="968" table:style-name="ce4">
            <text:p>9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039" table:style-name="ce4">
            <text:p>8039</text:p>
          </table:table-cell>
          <table:table-cell office:value-type="string" table:style-name="ce7">
            <text:p>a</text:p>
          </table:table-cell>
          <table:table-cell office:value-type="float" office:value="952" table:style-name="ce4">
            <text:p>9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814" table:style-name="ce4">
            <text:p>2814</text:p>
          </table:table-cell>
          <table:table-cell office:value-type="string" table:style-name="ce7">
            <text:p>a</text:p>
          </table:table-cell>
          <table:table-cell office:value-type="float" office:value="952" table:style-name="ce4">
            <text:p>9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340" table:style-name="ce4">
            <text:p>7340</text:p>
          </table:table-cell>
          <table:table-cell office:value-type="string" table:style-name="ce7">
            <text:p>a</text:p>
          </table:table-cell>
          <table:table-cell office:value-type="float" office:value="958" table:style-name="ce4">
            <text:p>9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012" table:style-name="ce4">
            <text:p>6012</text:p>
          </table:table-cell>
          <table:table-cell office:value-type="string" table:style-name="ce7">
            <text:p>a</text:p>
          </table:table-cell>
          <table:table-cell office:value-type="float" office:value="960" table:style-name="ce4">
            <text:p>9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174" table:style-name="ce4">
            <text:p>6174</text:p>
          </table:table-cell>
          <table:table-cell office:value-type="string" table:style-name="ce7">
            <text:p>a</text:p>
          </table:table-cell>
          <table:table-cell office:value-type="float" office:value="960" table:style-name="ce4">
            <text:p>9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852" table:style-name="ce4">
            <text:p>6852</text:p>
          </table:table-cell>
          <table:table-cell office:value-type="string" table:style-name="ce7">
            <text:p>a</text:p>
          </table:table-cell>
          <table:table-cell office:value-type="float" office:value="958" table:style-name="ce4">
            <text:p>9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608" table:style-name="ce4">
            <text:p>4608</text:p>
          </table:table-cell>
          <table:table-cell office:value-type="string" table:style-name="ce7">
            <text:p>a</text:p>
          </table:table-cell>
          <table:table-cell office:value-type="float" office:value="956" table:style-name="ce4">
            <text:p>9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869" table:style-name="ce4">
            <text:p>6869</text:p>
          </table:table-cell>
          <table:table-cell office:value-type="string" table:style-name="ce7">
            <text:p>a</text:p>
          </table:table-cell>
          <table:table-cell office:value-type="float" office:value="968" table:style-name="ce4">
            <text:p>9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567" table:style-name="ce4">
            <text:p>8567</text:p>
          </table:table-cell>
          <table:table-cell office:value-type="string" table:style-name="ce7">
            <text:p>a</text:p>
          </table:table-cell>
          <table:table-cell office:value-type="float" office:value="956" table:style-name="ce4">
            <text:p>9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117" table:style-name="ce4">
            <text:p>5117</text:p>
          </table:table-cell>
          <table:table-cell office:value-type="string" table:style-name="ce7">
            <text:p>a</text:p>
          </table:table-cell>
          <table:table-cell office:value-type="float" office:value="964" table:style-name="ce4">
            <text:p>9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33" table:style-name="ce4">
            <text:p>233</text:p>
          </table:table-cell>
          <table:table-cell office:value-type="string" table:style-name="ce7">
            <text:p>a</text:p>
          </table:table-cell>
          <table:table-cell office:value-type="float" office:value="966" table:style-name="ce4">
            <text:p>9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3370" table:style-name="ce4">
            <text:p>3370</text:p>
          </table:table-cell>
          <table:table-cell office:value-type="string" table:style-name="ce7">
            <text:p>a</text:p>
          </table:table-cell>
          <table:table-cell office:value-type="float" office:value="954" table:style-name="ce4">
            <text:p>9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506" table:style-name="ce4">
            <text:p>4506</text:p>
          </table:table-cell>
          <table:table-cell office:value-type="string" table:style-name="ce7">
            <text:p>a</text:p>
          </table:table-cell>
          <table:table-cell office:value-type="float" office:value="966" table:style-name="ce4">
            <text:p>9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817" table:style-name="ce4">
            <text:p>7817</text:p>
          </table:table-cell>
          <table:table-cell office:value-type="string" table:style-name="ce7">
            <text:p>a</text:p>
          </table:table-cell>
          <table:table-cell office:value-type="float" office:value="978" table:style-name="ce4">
            <text:p>9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580" table:style-name="ce4">
            <text:p>7580</text:p>
          </table:table-cell>
          <table:table-cell office:value-type="string" table:style-name="ce7">
            <text:p>a</text:p>
          </table:table-cell>
          <table:table-cell office:value-type="float" office:value="956" table:style-name="ce4">
            <text:p>9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3927" table:style-name="ce4">
            <text:p>3927</text:p>
          </table:table-cell>
          <table:table-cell office:value-type="string" table:style-name="ce7">
            <text:p>a</text:p>
          </table:table-cell>
          <table:table-cell office:value-type="float" office:value="962" table:style-name="ce4">
            <text:p>9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9320" table:style-name="ce4">
            <text:p>9320</text:p>
          </table:table-cell>
          <table:table-cell office:value-type="string" table:style-name="ce7">
            <text:p>a</text:p>
          </table:table-cell>
          <table:table-cell office:value-type="float" office:value="974" table:style-name="ce4">
            <text:p>9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323" table:style-name="ce4">
            <text:p>5323</text:p>
          </table:table-cell>
          <table:table-cell office:value-type="string" table:style-name="ce7">
            <text:p>a</text:p>
          </table:table-cell>
          <table:table-cell office:value-type="float" office:value="944" table:style-name="ce4">
            <text:p>9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999" table:style-name="ce4">
            <text:p>5999</text:p>
          </table:table-cell>
          <table:table-cell office:value-type="string" table:style-name="ce7">
            <text:p>a</text:p>
          </table:table-cell>
          <table:table-cell office:value-type="float" office:value="958" table:style-name="ce4">
            <text:p>9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697" table:style-name="ce4">
            <text:p>5697</text:p>
          </table:table-cell>
          <table:table-cell office:value-type="string" table:style-name="ce7">
            <text:p>a</text:p>
          </table:table-cell>
          <table:table-cell office:value-type="float" office:value="968" table:style-name="ce4">
            <text:p>9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966" table:style-name="ce4">
            <text:p>7966</text:p>
          </table:table-cell>
          <table:table-cell office:value-type="string" table:style-name="ce7">
            <text:p>a</text:p>
          </table:table-cell>
          <table:table-cell office:value-type="float" office:value="954" table:style-name="ce4">
            <text:p>9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507" table:style-name="ce4">
            <text:p>6507</text:p>
          </table:table-cell>
          <table:table-cell office:value-type="string" table:style-name="ce7">
            <text:p>a</text:p>
          </table:table-cell>
          <table:table-cell office:value-type="float" office:value="968" table:style-name="ce4">
            <text:p>96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1535" table:style-name="ce4">
            <text:p>1535</text:p>
          </table:table-cell>
          <table:table-cell office:value-type="string" table:style-name="ce7">
            <text:p>a</text:p>
          </table:table-cell>
          <table:table-cell office:value-type="float" office:value="954" table:style-name="ce4">
            <text:p>9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086" table:style-name="ce4">
            <text:p>8086</text:p>
          </table:table-cell>
          <table:table-cell office:value-type="string" table:style-name="ce7">
            <text:p>a</text:p>
          </table:table-cell>
          <table:table-cell office:value-type="float" office:value="960" table:style-name="ce4">
            <text:p>9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051" table:style-name="ce4">
            <text:p>7051</text:p>
          </table:table-cell>
          <table:table-cell office:value-type="string" table:style-name="ce7">
            <text:p>a</text:p>
          </table:table-cell>
          <table:table-cell office:value-type="float" office:value="960" table:style-name="ce4">
            <text:p>9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3222" table:style-name="ce4">
            <text:p>3222</text:p>
          </table:table-cell>
          <table:table-cell office:value-type="string" table:style-name="ce7">
            <text:p>a</text:p>
          </table:table-cell>
          <table:table-cell office:value-type="float" office:value="962" table:style-name="ce4">
            <text:p>9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542" table:style-name="ce4">
            <text:p>8542</text:p>
          </table:table-cell>
          <table:table-cell office:value-type="string" table:style-name="ce7">
            <text:p>a</text:p>
          </table:table-cell>
          <table:table-cell office:value-type="float" office:value="958" table:style-name="ce4">
            <text:p>9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294" table:style-name="ce4">
            <text:p>7294</text:p>
          </table:table-cell>
          <table:table-cell office:value-type="string" table:style-name="ce7">
            <text:p>a</text:p>
          </table:table-cell>
          <table:table-cell office:value-type="float" office:value="962" table:style-name="ce4">
            <text:p>9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1857" table:style-name="ce4">
            <text:p>1857</text:p>
          </table:table-cell>
          <table:table-cell office:value-type="string" table:style-name="ce7">
            <text:p>a</text:p>
          </table:table-cell>
          <table:table-cell office:value-type="float" office:value="960" table:style-name="ce4">
            <text:p>9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735" table:style-name="ce4">
            <text:p>5735</text:p>
          </table:table-cell>
          <table:table-cell office:value-type="string" table:style-name="ce7">
            <text:p>a</text:p>
          </table:table-cell>
          <table:table-cell office:value-type="float" office:value="960" table:style-name="ce4">
            <text:p>9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564" table:style-name="ce4">
            <text:p>2564</text:p>
          </table:table-cell>
          <table:table-cell office:value-type="string" table:style-name="ce7">
            <text:p>a</text:p>
          </table:table-cell>
          <table:table-cell office:value-type="float" office:value="972" table:style-name="ce4">
            <text:p>97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459" table:style-name="ce4">
            <text:p>4459</text:p>
          </table:table-cell>
          <table:table-cell office:value-type="string" table:style-name="ce7">
            <text:p>a</text:p>
          </table:table-cell>
          <table:table-cell office:value-type="float" office:value="962" table:style-name="ce4">
            <text:p>9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9487" table:style-name="ce4">
            <text:p>9487</text:p>
          </table:table-cell>
          <table:table-cell office:value-type="string" table:style-name="ce7">
            <text:p>a</text:p>
          </table:table-cell>
          <table:table-cell office:value-type="float" office:value="950" table:style-name="ce4">
            <text:p>9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059" table:style-name="ce4">
            <text:p>7059</text:p>
          </table:table-cell>
          <table:table-cell office:value-type="string" table:style-name="ce7">
            <text:p>a</text:p>
          </table:table-cell>
          <table:table-cell office:value-type="float" office:value="948" table:style-name="ce4">
            <text:p>9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819" table:style-name="ce4">
            <text:p>6819</text:p>
          </table:table-cell>
          <table:table-cell office:value-type="string" table:style-name="ce7">
            <text:p>a</text:p>
          </table:table-cell>
          <table:table-cell office:value-type="float" office:value="958" table:style-name="ce4">
            <text:p>9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254" table:style-name="ce4">
            <text:p>7254</text:p>
          </table:table-cell>
          <table:table-cell office:value-type="string" table:style-name="ce7">
            <text:p>a</text:p>
          </table:table-cell>
          <table:table-cell office:value-type="float" office:value="954" table:style-name="ce4">
            <text:p>9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564" table:style-name="ce4">
            <text:p>6564</text:p>
          </table:table-cell>
          <table:table-cell office:value-type="string" table:style-name="ce7">
            <text:p>a</text:p>
          </table:table-cell>
          <table:table-cell office:value-type="float" office:value="974" table:style-name="ce4">
            <text:p>9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9535" table:style-name="ce4">
            <text:p>9535</text:p>
          </table:table-cell>
          <table:table-cell office:value-type="string" table:style-name="ce7">
            <text:p>a</text:p>
          </table:table-cell>
          <table:table-cell office:value-type="float" office:value="966" table:style-name="ce4">
            <text:p>9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3259" table:style-name="ce4">
            <text:p>3259</text:p>
          </table:table-cell>
          <table:table-cell office:value-type="string" table:style-name="ce7">
            <text:p>a</text:p>
          </table:table-cell>
          <table:table-cell office:value-type="float" office:value="958" table:style-name="ce4">
            <text:p>9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1169" table:style-name="ce4">
            <text:p>1169</text:p>
          </table:table-cell>
          <table:table-cell office:value-type="string" table:style-name="ce7">
            <text:p>a</text:p>
          </table:table-cell>
          <table:table-cell office:value-type="float" office:value="958" table:style-name="ce4">
            <text:p>9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49" table:style-name="ce4">
            <text:p>649</text:p>
          </table:table-cell>
          <table:table-cell office:value-type="string" table:style-name="ce7">
            <text:p>a</text:p>
          </table:table-cell>
          <table:table-cell office:value-type="float" office:value="960" table:style-name="ce4">
            <text:p>9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394" table:style-name="ce4">
            <text:p>2394</text:p>
          </table:table-cell>
          <table:table-cell office:value-type="string" table:style-name="ce7">
            <text:p>a</text:p>
          </table:table-cell>
          <table:table-cell office:value-type="float" office:value="970" table:style-name="ce4">
            <text:p>97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173" table:style-name="ce4">
            <text:p>5173</text:p>
          </table:table-cell>
          <table:table-cell office:value-type="string" table:style-name="ce7">
            <text:p>a</text:p>
          </table:table-cell>
          <table:table-cell office:value-type="float" office:value="960" table:style-name="ce4">
            <text:p>9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223" table:style-name="ce4">
            <text:p>7223</text:p>
          </table:table-cell>
          <table:table-cell office:value-type="string" table:style-name="ce7">
            <text:p>a</text:p>
          </table:table-cell>
          <table:table-cell office:value-type="float" office:value="972" table:style-name="ce4">
            <text:p>97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470" table:style-name="ce4">
            <text:p>6470</text:p>
          </table:table-cell>
          <table:table-cell office:value-type="string" table:style-name="ce7">
            <text:p>a</text:p>
          </table:table-cell>
          <table:table-cell office:value-type="float" office:value="950" table:style-name="ce4">
            <text:p>9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975" table:style-name="ce4">
            <text:p>8975</text:p>
          </table:table-cell>
          <table:table-cell office:value-type="string" table:style-name="ce7">
            <text:p>a</text:p>
          </table:table-cell>
          <table:table-cell office:value-type="float" office:value="954" table:style-name="ce4">
            <text:p>9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586" table:style-name="ce4">
            <text:p>7586</text:p>
          </table:table-cell>
          <table:table-cell office:value-type="string" table:style-name="ce7">
            <text:p>a</text:p>
          </table:table-cell>
          <table:table-cell office:value-type="float" office:value="958" table:style-name="ce4">
            <text:p>9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690" table:style-name="ce4">
            <text:p>4690</text:p>
          </table:table-cell>
          <table:table-cell office:value-type="string" table:style-name="ce7">
            <text:p>a</text:p>
          </table:table-cell>
          <table:table-cell office:value-type="float" office:value="956" table:style-name="ce4">
            <text:p>9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333" table:style-name="ce4">
            <text:p>4333</text:p>
          </table:table-cell>
          <table:table-cell office:value-type="string" table:style-name="ce7">
            <text:p>a</text:p>
          </table:table-cell>
          <table:table-cell office:value-type="float" office:value="954" table:style-name="ce4">
            <text:p>9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709" table:style-name="ce4">
            <text:p>6709</text:p>
          </table:table-cell>
          <table:table-cell office:value-type="string" table:style-name="ce7">
            <text:p>a</text:p>
          </table:table-cell>
          <table:table-cell office:value-type="float" office:value="956" table:style-name="ce4">
            <text:p>9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007" table:style-name="ce4">
            <text:p>6007</text:p>
          </table:table-cell>
          <table:table-cell office:value-type="string" table:style-name="ce7">
            <text:p>a</text:p>
          </table:table-cell>
          <table:table-cell office:value-type="float" office:value="956" table:style-name="ce4">
            <text:p>9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282" table:style-name="ce4">
            <text:p>2282</text:p>
          </table:table-cell>
          <table:table-cell office:value-type="string" table:style-name="ce7">
            <text:p>a</text:p>
          </table:table-cell>
          <table:table-cell office:value-type="float" office:value="962" table:style-name="ce4">
            <text:p>9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652" table:style-name="ce4">
            <text:p>2652</text:p>
          </table:table-cell>
          <table:table-cell office:value-type="string" table:style-name="ce7">
            <text:p>a</text:p>
          </table:table-cell>
          <table:table-cell office:value-type="float" office:value="954" table:style-name="ce4">
            <text:p>9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3314" table:style-name="ce4">
            <text:p>3314</text:p>
          </table:table-cell>
          <table:table-cell office:value-type="string" table:style-name="ce7">
            <text:p>a</text:p>
          </table:table-cell>
          <table:table-cell office:value-type="float" office:value="958" table:style-name="ce4">
            <text:p>9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9648" table:style-name="ce4">
            <text:p>9648</text:p>
          </table:table-cell>
          <table:table-cell office:value-type="string" table:style-name="ce7">
            <text:p>a</text:p>
          </table:table-cell>
          <table:table-cell office:value-type="float" office:value="962" table:style-name="ce4">
            <text:p>9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466" table:style-name="ce4">
            <text:p>6466</text:p>
          </table:table-cell>
          <table:table-cell office:value-type="string" table:style-name="ce7">
            <text:p>a</text:p>
          </table:table-cell>
          <table:table-cell office:value-type="float" office:value="970" table:style-name="ce4">
            <text:p>97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253" table:style-name="ce4">
            <text:p>5253</text:p>
          </table:table-cell>
          <table:table-cell office:value-type="string" table:style-name="ce7">
            <text:p>a</text:p>
          </table:table-cell>
          <table:table-cell office:value-type="float" office:value="972" table:style-name="ce4">
            <text:p>97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573" table:style-name="ce4">
            <text:p>2573</text:p>
          </table:table-cell>
          <table:table-cell office:value-type="string" table:style-name="ce7">
            <text:p>a</text:p>
          </table:table-cell>
          <table:table-cell office:value-type="float" office:value="956" table:style-name="ce4">
            <text:p>9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632" table:style-name="ce4">
            <text:p>6632</text:p>
          </table:table-cell>
          <table:table-cell office:value-type="string" table:style-name="ce7">
            <text:p>a</text:p>
          </table:table-cell>
          <table:table-cell office:value-type="float" office:value="960" table:style-name="ce4">
            <text:p>9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3069" table:style-name="ce4">
            <text:p>3069</text:p>
          </table:table-cell>
          <table:table-cell office:value-type="string" table:style-name="ce7">
            <text:p>a</text:p>
          </table:table-cell>
          <table:table-cell office:value-type="float" office:value="964" table:style-name="ce4">
            <text:p>9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157" table:style-name="ce4">
            <text:p>8157</text:p>
          </table:table-cell>
          <table:table-cell office:value-type="string" table:style-name="ce7">
            <text:p>a</text:p>
          </table:table-cell>
          <table:table-cell office:value-type="float" office:value="960" table:style-name="ce4">
            <text:p>9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552" table:style-name="ce4">
            <text:p>2552</text:p>
          </table:table-cell>
          <table:table-cell office:value-type="string" table:style-name="ce7">
            <text:p>a</text:p>
          </table:table-cell>
          <table:table-cell office:value-type="float" office:value="938" table:style-name="ce4">
            <text:p>9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360" table:style-name="ce4">
            <text:p>8360</text:p>
          </table:table-cell>
          <table:table-cell office:value-type="string" table:style-name="ce7">
            <text:p>a</text:p>
          </table:table-cell>
          <table:table-cell office:value-type="float" office:value="962" table:style-name="ce4">
            <text:p>9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9218" table:style-name="ce4">
            <text:p>9218</text:p>
          </table:table-cell>
          <table:table-cell office:value-type="string" table:style-name="ce7">
            <text:p>a</text:p>
          </table:table-cell>
          <table:table-cell office:value-type="float" office:value="966" table:style-name="ce4">
            <text:p>9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724" table:style-name="ce4">
            <text:p>8724</text:p>
          </table:table-cell>
          <table:table-cell office:value-type="string" table:style-name="ce7">
            <text:p>a</text:p>
          </table:table-cell>
          <table:table-cell office:value-type="float" office:value="962" table:style-name="ce4">
            <text:p>9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247" table:style-name="ce4">
            <text:p>6247</text:p>
          </table:table-cell>
          <table:table-cell office:value-type="string" table:style-name="ce7">
            <text:p>a</text:p>
          </table:table-cell>
          <table:table-cell office:value-type="float" office:value="950" table:style-name="ce4">
            <text:p>9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97" table:style-name="ce4">
            <text:p>97</text:p>
          </table:table-cell>
          <table:table-cell office:value-type="string" table:style-name="ce7">
            <text:p>a</text:p>
          </table:table-cell>
          <table:table-cell office:value-type="float" office:value="948" table:style-name="ce4">
            <text:p>9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916" table:style-name="ce4">
            <text:p>4916</text:p>
          </table:table-cell>
          <table:table-cell office:value-type="string" table:style-name="ce7">
            <text:p>a</text:p>
          </table:table-cell>
          <table:table-cell office:value-type="float" office:value="956" table:style-name="ce4">
            <text:p>9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9150" table:style-name="ce4">
            <text:p>9150</text:p>
          </table:table-cell>
          <table:table-cell office:value-type="string" table:style-name="ce7">
            <text:p>a</text:p>
          </table:table-cell>
          <table:table-cell office:value-type="float" office:value="974" table:style-name="ce4">
            <text:p>9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052" table:style-name="ce4">
            <text:p>2052</text:p>
          </table:table-cell>
          <table:table-cell office:value-type="string" table:style-name="ce7">
            <text:p>a</text:p>
          </table:table-cell>
          <table:table-cell office:value-type="float" office:value="960" table:style-name="ce4">
            <text:p>96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175" table:style-name="ce4">
            <text:p>4175</text:p>
          </table:table-cell>
          <table:table-cell office:value-type="string" table:style-name="ce7">
            <text:p>a</text:p>
          </table:table-cell>
          <table:table-cell office:value-type="float" office:value="966" table:style-name="ce4">
            <text:p>9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1331" table:style-name="ce4">
            <text:p>1331</text:p>
          </table:table-cell>
          <table:table-cell office:value-type="string" table:style-name="ce7">
            <text:p>a</text:p>
          </table:table-cell>
          <table:table-cell office:value-type="float" office:value="954" table:style-name="ce4">
            <text:p>9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220" table:style-name="ce4">
            <text:p>2220</text:p>
          </table:table-cell>
          <table:table-cell office:value-type="string" table:style-name="ce7">
            <text:p>a</text:p>
          </table:table-cell>
          <table:table-cell office:value-type="float" office:value="956" table:style-name="ce4">
            <text:p>9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914" table:style-name="ce4">
            <text:p>5914</text:p>
          </table:table-cell>
          <table:table-cell office:value-type="string" table:style-name="ce7">
            <text:p>a</text:p>
          </table:table-cell>
          <table:table-cell office:value-type="float" office:value="966" table:style-name="ce4">
            <text:p>9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075" table:style-name="ce4">
            <text:p>2075</text:p>
          </table:table-cell>
          <table:table-cell office:value-type="string" table:style-name="ce7">
            <text:p>a</text:p>
          </table:table-cell>
          <table:table-cell office:value-type="float" office:value="964" table:style-name="ce4">
            <text:p>9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915" table:style-name="ce4">
            <text:p>915</text:p>
          </table:table-cell>
          <table:table-cell office:value-type="string" table:style-name="ce7">
            <text:p>a</text:p>
          </table:table-cell>
          <table:table-cell office:value-type="float" office:value="950" table:style-name="ce4">
            <text:p>9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300" table:style-name="ce4">
            <text:p>5300</text:p>
          </table:table-cell>
          <table:table-cell office:value-type="string" table:style-name="ce7">
            <text:p>a</text:p>
          </table:table-cell>
          <table:table-cell office:value-type="float" office:value="956" table:style-name="ce4">
            <text:p>9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852" table:style-name="ce4">
            <text:p>6852</text:p>
          </table:table-cell>
          <table:table-cell office:value-type="string" table:style-name="ce7">
            <text:p>a</text:p>
          </table:table-cell>
          <table:table-cell office:value-type="float" office:value="956" table:style-name="ce4">
            <text:p>9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998" table:style-name="ce4">
            <text:p>998</text:p>
          </table:table-cell>
          <table:table-cell office:value-type="string" table:style-name="ce7">
            <text:p>a</text:p>
          </table:table-cell>
          <table:table-cell office:value-type="float" office:value="964" table:style-name="ce4">
            <text:p>9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961" table:style-name="ce4">
            <text:p>2961</text:p>
          </table:table-cell>
          <table:table-cell office:value-type="string" table:style-name="ce7">
            <text:p>a</text:p>
          </table:table-cell>
          <table:table-cell office:value-type="float" office:value="970" table:style-name="ce4">
            <text:p>97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829" table:style-name="ce4">
            <text:p>7829</text:p>
          </table:table-cell>
          <table:table-cell office:value-type="string" table:style-name="ce7">
            <text:p>a</text:p>
          </table:table-cell>
          <table:table-cell office:value-type="float" office:value="962" table:style-name="ce4">
            <text:p>96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082" table:style-name="ce4">
            <text:p>6082</text:p>
          </table:table-cell>
          <table:table-cell office:value-type="string" table:style-name="ce7">
            <text:p>a</text:p>
          </table:table-cell>
          <table:table-cell office:value-type="float" office:value="964" table:style-name="ce4">
            <text:p>96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734" table:style-name="ce4">
            <text:p>4734</text:p>
          </table:table-cell>
          <table:table-cell office:value-type="string" table:style-name="ce7">
            <text:p>a</text:p>
          </table:table-cell>
          <table:table-cell office:value-type="float" office:value="958" table:style-name="ce4">
            <text:p>9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1259" table:style-name="ce4">
            <text:p>1259</text:p>
          </table:table-cell>
          <table:table-cell office:value-type="string" table:style-name="ce7">
            <text:p>a</text:p>
          </table:table-cell>
          <table:table-cell office:value-type="float" office:value="966" table:style-name="ce4">
            <text:p>96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552" table:style-name="ce4">
            <text:p>4552</text:p>
          </table:table-cell>
          <table:table-cell office:value-type="string" table:style-name="ce7">
            <text:p>a</text:p>
          </table:table-cell>
          <table:table-cell office:value-type="float" office:value="958" table:style-name="ce4">
            <text:p>9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605" table:style-name="ce4">
            <text:p>5605</text:p>
          </table:table-cell>
          <table:table-cell office:value-type="string" table:style-name="ce7">
            <text:p>a</text:p>
          </table:table-cell>
          <table:table-cell office:value-type="float" office:value="952" table:style-name="ce4">
            <text:p>9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192" table:style-name="ce4">
            <text:p>4192</text:p>
          </table:table-cell>
          <table:table-cell office:value-type="string" table:style-name="ce7">
            <text:p>a</text:p>
          </table:table-cell>
          <table:table-cell office:value-type="float" office:value="958" table:style-name="ce4">
            <text:p>9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g</text:p>
          </table:table-cell>
          <table:table-cell office:value-type="float" office:value="639" table:style-name="ce4">
            <text:p>63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158" table:style-name="ce4">
            <text:p>4158</text:p>
          </table:table-cell>
          <table:table-cell office:value-type="string" table:style-name="ce7">
            <text:p>g</text:p>
          </table:table-cell>
          <table:table-cell office:value-type="float" office:value="579" table:style-name="ce4">
            <text:p>57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353" table:style-name="ce4">
            <text:p>4353</text:p>
          </table:table-cell>
          <table:table-cell office:value-type="string" table:style-name="ce7">
            <text:p>g</text:p>
          </table:table-cell>
          <table:table-cell office:value-type="float" office:value="748" table:style-name="ce4">
            <text:p>74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3583" table:style-name="ce4">
            <text:p>3583</text:p>
          </table:table-cell>
          <table:table-cell office:value-type="string" table:style-name="ce7">
            <text:p>g</text:p>
          </table:table-cell>
          <table:table-cell office:value-type="float" office:value="655" table:style-name="ce4">
            <text:p>65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596" table:style-name="ce4">
            <text:p>6596</text:p>
          </table:table-cell>
          <table:table-cell office:value-type="string" table:style-name="ce7">
            <text:p>g</text:p>
          </table:table-cell>
          <table:table-cell office:value-type="float" office:value="633" table:style-name="ce4">
            <text:p>63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477" table:style-name="ce4">
            <text:p>4477</text:p>
          </table:table-cell>
          <table:table-cell office:value-type="string" table:style-name="ce7">
            <text:p>g</text:p>
          </table:table-cell>
          <table:table-cell office:value-type="float" office:value="754" table:style-name="ce4">
            <text:p>7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1844" table:style-name="ce4">
            <text:p>1844</text:p>
          </table:table-cell>
          <table:table-cell office:value-type="string" table:style-name="ce7">
            <text:p>g</text:p>
          </table:table-cell>
          <table:table-cell office:value-type="float" office:value="667" table:style-name="ce4">
            <text:p>66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250" table:style-name="ce4">
            <text:p>6250</text:p>
          </table:table-cell>
          <table:table-cell office:value-type="string" table:style-name="ce7">
            <text:p>g</text:p>
          </table:table-cell>
          <table:table-cell office:value-type="float" office:value="696" table:style-name="ce4">
            <text:p>6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400" table:style-name="ce4">
            <text:p>2400</text:p>
          </table:table-cell>
          <table:table-cell office:value-type="string" table:style-name="ce7">
            <text:p>g</text:p>
          </table:table-cell>
          <table:table-cell office:value-type="float" office:value="693" table:style-name="ce4">
            <text:p>69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769" table:style-name="ce4">
            <text:p>5769</text:p>
          </table:table-cell>
          <table:table-cell office:value-type="string" table:style-name="ce7">
            <text:p>g</text:p>
          </table:table-cell>
          <table:table-cell office:value-type="float" office:value="657" table:style-name="ce4">
            <text:p>6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872" table:style-name="ce4">
            <text:p>4872</text:p>
          </table:table-cell>
          <table:table-cell office:value-type="string" table:style-name="ce7">
            <text:p>g</text:p>
          </table:table-cell>
          <table:table-cell office:value-type="float" office:value="655" table:style-name="ce4">
            <text:p>65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850" table:style-name="ce4">
            <text:p>7850</text:p>
          </table:table-cell>
          <table:table-cell office:value-type="string" table:style-name="ce7">
            <text:p>g</text:p>
          </table:table-cell>
          <table:table-cell office:value-type="float" office:value="714" table:style-name="ce4">
            <text:p>71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1329" table:style-name="ce4">
            <text:p>1329</text:p>
          </table:table-cell>
          <table:table-cell office:value-type="string" table:style-name="ce7">
            <text:p>g</text:p>
          </table:table-cell>
          <table:table-cell office:value-type="float" office:value="719" table:style-name="ce4">
            <text:p>71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684" table:style-name="ce4">
            <text:p>8684</text:p>
          </table:table-cell>
          <table:table-cell office:value-type="string" table:style-name="ce7">
            <text:p>g</text:p>
          </table:table-cell>
          <table:table-cell office:value-type="float" office:value="621" table:style-name="ce4">
            <text:p>62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377" table:style-name="ce4">
            <text:p>5377</text:p>
          </table:table-cell>
          <table:table-cell office:value-type="string" table:style-name="ce7">
            <text:p>g</text:p>
          </table:table-cell>
          <table:table-cell office:value-type="float" office:value="650" table:style-name="ce4">
            <text:p>6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313" table:style-name="ce4">
            <text:p>313</text:p>
          </table:table-cell>
          <table:table-cell office:value-type="string" table:style-name="ce7">
            <text:p>g</text:p>
          </table:table-cell>
          <table:table-cell office:value-type="float" office:value="690" table:style-name="ce4">
            <text:p>6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101" table:style-name="ce4">
            <text:p>5101</text:p>
          </table:table-cell>
          <table:table-cell office:value-type="string" table:style-name="ce7">
            <text:p>g</text:p>
          </table:table-cell>
          <table:table-cell office:value-type="float" office:value="669" table:style-name="ce4">
            <text:p>66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624" table:style-name="ce4">
            <text:p>8624</text:p>
          </table:table-cell>
          <table:table-cell office:value-type="string" table:style-name="ce7">
            <text:p>g</text:p>
          </table:table-cell>
          <table:table-cell office:value-type="float" office:value="649" table:style-name="ce4">
            <text:p>64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733" table:style-name="ce4">
            <text:p>6733</text:p>
          </table:table-cell>
          <table:table-cell office:value-type="string" table:style-name="ce7">
            <text:p>g</text:p>
          </table:table-cell>
          <table:table-cell office:value-type="float" office:value="661" table:style-name="ce4">
            <text:p>66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504" table:style-name="ce4">
            <text:p>4504</text:p>
          </table:table-cell>
          <table:table-cell office:value-type="string" table:style-name="ce7">
            <text:p>g</text:p>
          </table:table-cell>
          <table:table-cell office:value-type="float" office:value="730" table:style-name="ce4">
            <text:p>73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267" table:style-name="ce4">
            <text:p>4267</text:p>
          </table:table-cell>
          <table:table-cell office:value-type="string" table:style-name="ce7">
            <text:p>g</text:p>
          </table:table-cell>
          <table:table-cell office:value-type="float" office:value="719" table:style-name="ce4">
            <text:p>71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976" table:style-name="ce4">
            <text:p>6976</text:p>
          </table:table-cell>
          <table:table-cell office:value-type="string" table:style-name="ce7">
            <text:p>g</text:p>
          </table:table-cell>
          <table:table-cell office:value-type="float" office:value="629" table:style-name="ce4">
            <text:p>6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39" table:style-name="ce4">
            <text:p>739</text:p>
          </table:table-cell>
          <table:table-cell office:value-type="string" table:style-name="ce7">
            <text:p>g</text:p>
          </table:table-cell>
          <table:table-cell office:value-type="float" office:value="675" table:style-name="ce4">
            <text:p>67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151" table:style-name="ce4">
            <text:p>2151</text:p>
          </table:table-cell>
          <table:table-cell office:value-type="string" table:style-name="ce7">
            <text:p>g</text:p>
          </table:table-cell>
          <table:table-cell office:value-type="float" office:value="608" table:style-name="ce4">
            <text:p>60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161" table:style-name="ce4">
            <text:p>7161</text:p>
          </table:table-cell>
          <table:table-cell office:value-type="string" table:style-name="ce7">
            <text:p>g</text:p>
          </table:table-cell>
          <table:table-cell office:value-type="float" office:value="621" table:style-name="ce4">
            <text:p>62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322" table:style-name="ce4">
            <text:p>2322</text:p>
          </table:table-cell>
          <table:table-cell office:value-type="string" table:style-name="ce7">
            <text:p>g</text:p>
          </table:table-cell>
          <table:table-cell office:value-type="float" office:value="732" table:style-name="ce4">
            <text:p>7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74" table:style-name="ce4">
            <text:p>474</text:p>
          </table:table-cell>
          <table:table-cell office:value-type="string" table:style-name="ce7">
            <text:p>g</text:p>
          </table:table-cell>
          <table:table-cell office:value-type="float" office:value="652" table:style-name="ce4">
            <text:p>6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704" table:style-name="ce4">
            <text:p>7704</text:p>
          </table:table-cell>
          <table:table-cell office:value-type="string" table:style-name="ce7">
            <text:p>g</text:p>
          </table:table-cell>
          <table:table-cell office:value-type="float" office:value="670" table:style-name="ce4">
            <text:p>67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331" table:style-name="ce4">
            <text:p>7331</text:p>
          </table:table-cell>
          <table:table-cell office:value-type="string" table:style-name="ce7">
            <text:p>g</text:p>
          </table:table-cell>
          <table:table-cell office:value-type="float" office:value="712" table:style-name="ce4">
            <text:p>71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838" table:style-name="ce4">
            <text:p>8838</text:p>
          </table:table-cell>
          <table:table-cell office:value-type="string" table:style-name="ce7">
            <text:p>g</text:p>
          </table:table-cell>
          <table:table-cell office:value-type="float" office:value="690" table:style-name="ce4">
            <text:p>69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9706" table:style-name="ce4">
            <text:p>9706</text:p>
          </table:table-cell>
          <table:table-cell office:value-type="string" table:style-name="ce7">
            <text:p>g</text:p>
          </table:table-cell>
          <table:table-cell office:value-type="float" office:value="669" table:style-name="ce4">
            <text:p>66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552" table:style-name="ce4">
            <text:p>2552</text:p>
          </table:table-cell>
          <table:table-cell office:value-type="string" table:style-name="ce7">
            <text:p>g</text:p>
          </table:table-cell>
          <table:table-cell office:value-type="float" office:value="678" table:style-name="ce4">
            <text:p>6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217" table:style-name="ce4">
            <text:p>5217</text:p>
          </table:table-cell>
          <table:table-cell office:value-type="string" table:style-name="ce7">
            <text:p>g</text:p>
          </table:table-cell>
          <table:table-cell office:value-type="float" office:value="708" table:style-name="ce4">
            <text:p>70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198" table:style-name="ce4">
            <text:p>6198</text:p>
          </table:table-cell>
          <table:table-cell office:value-type="string" table:style-name="ce7">
            <text:p>g</text:p>
          </table:table-cell>
          <table:table-cell office:value-type="float" office:value="563" table:style-name="ce4">
            <text:p>56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463" table:style-name="ce4">
            <text:p>8463</text:p>
          </table:table-cell>
          <table:table-cell office:value-type="string" table:style-name="ce7">
            <text:p>g</text:p>
          </table:table-cell>
          <table:table-cell office:value-type="float" office:value="641" table:style-name="ce4">
            <text:p>6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571" table:style-name="ce4">
            <text:p>4571</text:p>
          </table:table-cell>
          <table:table-cell office:value-type="string" table:style-name="ce7">
            <text:p>g</text:p>
          </table:table-cell>
          <table:table-cell office:value-type="float" office:value="701" table:style-name="ce4">
            <text:p>70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9633" table:style-name="ce4">
            <text:p>9633</text:p>
          </table:table-cell>
          <table:table-cell office:value-type="string" table:style-name="ce7">
            <text:p>g</text:p>
          </table:table-cell>
          <table:table-cell office:value-type="float" office:value="749" table:style-name="ce4">
            <text:p>74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023" table:style-name="ce4">
            <text:p>6023</text:p>
          </table:table-cell>
          <table:table-cell office:value-type="string" table:style-name="ce7">
            <text:p>g</text:p>
          </table:table-cell>
          <table:table-cell office:value-type="float" office:value="638" table:style-name="ce4">
            <text:p>6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657" table:style-name="ce4">
            <text:p>4657</text:p>
          </table:table-cell>
          <table:table-cell office:value-type="string" table:style-name="ce7">
            <text:p>g</text:p>
          </table:table-cell>
          <table:table-cell office:value-type="float" office:value="697" table:style-name="ce4">
            <text:p>6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665" table:style-name="ce4">
            <text:p>5665</text:p>
          </table:table-cell>
          <table:table-cell office:value-type="string" table:style-name="ce7">
            <text:p>g</text:p>
          </table:table-cell>
          <table:table-cell office:value-type="float" office:value="580" table:style-name="ce4">
            <text:p>5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1955" table:style-name="ce4">
            <text:p>1955</text:p>
          </table:table-cell>
          <table:table-cell office:value-type="string" table:style-name="ce7">
            <text:p>g</text:p>
          </table:table-cell>
          <table:table-cell office:value-type="float" office:value="734" table:style-name="ce4">
            <text:p>7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095" table:style-name="ce4">
            <text:p>8095</text:p>
          </table:table-cell>
          <table:table-cell office:value-type="string" table:style-name="ce7">
            <text:p>g</text:p>
          </table:table-cell>
          <table:table-cell office:value-type="float" office:value="624" table:style-name="ce4">
            <text:p>62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385" table:style-name="ce4">
            <text:p>4385</text:p>
          </table:table-cell>
          <table:table-cell office:value-type="string" table:style-name="ce7">
            <text:p>g</text:p>
          </table:table-cell>
          <table:table-cell office:value-type="float" office:value="718" table:style-name="ce4">
            <text:p>7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730" table:style-name="ce4">
            <text:p>4730</text:p>
          </table:table-cell>
          <table:table-cell office:value-type="string" table:style-name="ce7">
            <text:p>g</text:p>
          </table:table-cell>
          <table:table-cell office:value-type="float" office:value="710" table:style-name="ce4">
            <text:p>71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828" table:style-name="ce4">
            <text:p>7828</text:p>
          </table:table-cell>
          <table:table-cell office:value-type="string" table:style-name="ce7">
            <text:p>g</text:p>
          </table:table-cell>
          <table:table-cell office:value-type="float" office:value="717" table:style-name="ce4">
            <text:p>71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401" table:style-name="ce4">
            <text:p>2401</text:p>
          </table:table-cell>
          <table:table-cell office:value-type="string" table:style-name="ce7">
            <text:p>g</text:p>
          </table:table-cell>
          <table:table-cell office:value-type="float" office:value="694" table:style-name="ce4">
            <text:p>6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032" table:style-name="ce4">
            <text:p>2032</text:p>
          </table:table-cell>
          <table:table-cell office:value-type="string" table:style-name="ce7">
            <text:p>g</text:p>
          </table:table-cell>
          <table:table-cell office:value-type="float" office:value="600" table:style-name="ce4">
            <text:p>6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1715" table:style-name="ce4">
            <text:p>1715</text:p>
          </table:table-cell>
          <table:table-cell office:value-type="string" table:style-name="ce7">
            <text:p>g</text:p>
          </table:table-cell>
          <table:table-cell office:value-type="float" office:value="703" table:style-name="ce4">
            <text:p>70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966" table:style-name="ce4">
            <text:p>5966</text:p>
          </table:table-cell>
          <table:table-cell office:value-type="string" table:style-name="ce7">
            <text:p>g</text:p>
          </table:table-cell>
          <table:table-cell office:value-type="float" office:value="616" table:style-name="ce4">
            <text:p>61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208" table:style-name="ce4">
            <text:p>7208</text:p>
          </table:table-cell>
          <table:table-cell office:value-type="string" table:style-name="ce7">
            <text:p>g</text:p>
          </table:table-cell>
          <table:table-cell office:value-type="float" office:value="634" table:style-name="ce4">
            <text:p>63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916" table:style-name="ce4">
            <text:p>2916</text:p>
          </table:table-cell>
          <table:table-cell office:value-type="string" table:style-name="ce7">
            <text:p>g</text:p>
          </table:table-cell>
          <table:table-cell office:value-type="float" office:value="732" table:style-name="ce4">
            <text:p>7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456" table:style-name="ce4">
            <text:p>7456</text:p>
          </table:table-cell>
          <table:table-cell office:value-type="string" table:style-name="ce7">
            <text:p>g</text:p>
          </table:table-cell>
          <table:table-cell office:value-type="float" office:value="623" table:style-name="ce4">
            <text:p>62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991" table:style-name="ce4">
            <text:p>5991</text:p>
          </table:table-cell>
          <table:table-cell office:value-type="string" table:style-name="ce7">
            <text:p>g</text:p>
          </table:table-cell>
          <table:table-cell office:value-type="float" office:value="640" table:style-name="ce4">
            <text:p>64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433" table:style-name="ce4">
            <text:p>2433</text:p>
          </table:table-cell>
          <table:table-cell office:value-type="string" table:style-name="ce7">
            <text:p>g</text:p>
          </table:table-cell>
          <table:table-cell office:value-type="float" office:value="646" table:style-name="ce4">
            <text:p>64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977" table:style-name="ce4">
            <text:p>2977</text:p>
          </table:table-cell>
          <table:table-cell office:value-type="string" table:style-name="ce7">
            <text:p>g</text:p>
          </table:table-cell>
          <table:table-cell office:value-type="float" office:value="644" table:style-name="ce4">
            <text:p>64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9591" table:style-name="ce4">
            <text:p>9591</text:p>
          </table:table-cell>
          <table:table-cell office:value-type="string" table:style-name="ce7">
            <text:p>g</text:p>
          </table:table-cell>
          <table:table-cell office:value-type="float" office:value="686" table:style-name="ce4">
            <text:p>6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755" table:style-name="ce4">
            <text:p>8755</text:p>
          </table:table-cell>
          <table:table-cell office:value-type="string" table:style-name="ce7">
            <text:p>g</text:p>
          </table:table-cell>
          <table:table-cell office:value-type="float" office:value="738" table:style-name="ce4">
            <text:p>73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1572" table:style-name="ce4">
            <text:p>1572</text:p>
          </table:table-cell>
          <table:table-cell office:value-type="string" table:style-name="ce7">
            <text:p>g</text:p>
          </table:table-cell>
          <table:table-cell office:value-type="float" office:value="586" table:style-name="ce4">
            <text:p>5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3987" table:style-name="ce4">
            <text:p>3987</text:p>
          </table:table-cell>
          <table:table-cell office:value-type="string" table:style-name="ce7">
            <text:p>g</text:p>
          </table:table-cell>
          <table:table-cell office:value-type="float" office:value="606" table:style-name="ce4">
            <text:p>60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9725" table:style-name="ce4">
            <text:p>9725</text:p>
          </table:table-cell>
          <table:table-cell office:value-type="string" table:style-name="ce7">
            <text:p>g</text:p>
          </table:table-cell>
          <table:table-cell office:value-type="float" office:value="727" table:style-name="ce4">
            <text:p>72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717" table:style-name="ce4">
            <text:p>5717</text:p>
          </table:table-cell>
          <table:table-cell office:value-type="string" table:style-name="ce7">
            <text:p>g</text:p>
          </table:table-cell>
          <table:table-cell office:value-type="float" office:value="616" table:style-name="ce4">
            <text:p>61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237" table:style-name="ce4">
            <text:p>7237</text:p>
          </table:table-cell>
          <table:table-cell office:value-type="string" table:style-name="ce7">
            <text:p>g</text:p>
          </table:table-cell>
          <table:table-cell office:value-type="float" office:value="704" table:style-name="ce4">
            <text:p>70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757" table:style-name="ce4">
            <text:p>2757</text:p>
          </table:table-cell>
          <table:table-cell office:value-type="string" table:style-name="ce7">
            <text:p>g</text:p>
          </table:table-cell>
          <table:table-cell office:value-type="float" office:value="727" table:style-name="ce4">
            <text:p>72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835" table:style-name="ce4">
            <text:p>8835</text:p>
          </table:table-cell>
          <table:table-cell office:value-type="string" table:style-name="ce7">
            <text:p>g</text:p>
          </table:table-cell>
          <table:table-cell office:value-type="float" office:value="728" table:style-name="ce4">
            <text:p>7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064" table:style-name="ce4">
            <text:p>8064</text:p>
          </table:table-cell>
          <table:table-cell office:value-type="string" table:style-name="ce7">
            <text:p>g</text:p>
          </table:table-cell>
          <table:table-cell office:value-type="float" office:value="719" table:style-name="ce4">
            <text:p>71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042" table:style-name="ce4">
            <text:p>7042</text:p>
          </table:table-cell>
          <table:table-cell office:value-type="string" table:style-name="ce7">
            <text:p>g</text:p>
          </table:table-cell>
          <table:table-cell office:value-type="float" office:value="593" table:style-name="ce4">
            <text:p>59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577" table:style-name="ce4">
            <text:p>2577</text:p>
          </table:table-cell>
          <table:table-cell office:value-type="string" table:style-name="ce7">
            <text:p>g</text:p>
          </table:table-cell>
          <table:table-cell office:value-type="float" office:value="645" table:style-name="ce4">
            <text:p>6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207" table:style-name="ce4">
            <text:p>4207</text:p>
          </table:table-cell>
          <table:table-cell office:value-type="string" table:style-name="ce7">
            <text:p>g</text:p>
          </table:table-cell>
          <table:table-cell office:value-type="float" office:value="759" table:style-name="ce4">
            <text:p>75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3942" table:style-name="ce4">
            <text:p>3942</text:p>
          </table:table-cell>
          <table:table-cell office:value-type="string" table:style-name="ce7">
            <text:p>g</text:p>
          </table:table-cell>
          <table:table-cell office:value-type="float" office:value="728" table:style-name="ce4">
            <text:p>7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1049" table:style-name="ce4">
            <text:p>1049</text:p>
          </table:table-cell>
          <table:table-cell office:value-type="string" table:style-name="ce7">
            <text:p>g</text:p>
          </table:table-cell>
          <table:table-cell office:value-type="float" office:value="573" table:style-name="ce4">
            <text:p>57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3597" table:style-name="ce4">
            <text:p>3597</text:p>
          </table:table-cell>
          <table:table-cell office:value-type="string" table:style-name="ce7">
            <text:p>g</text:p>
          </table:table-cell>
          <table:table-cell office:value-type="float" office:value="592" table:style-name="ce4">
            <text:p>5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9620" table:style-name="ce4">
            <text:p>9620</text:p>
          </table:table-cell>
          <table:table-cell office:value-type="string" table:style-name="ce7">
            <text:p>g</text:p>
          </table:table-cell>
          <table:table-cell office:value-type="float" office:value="723" table:style-name="ce4">
            <text:p>72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480" table:style-name="ce4">
            <text:p>4480</text:p>
          </table:table-cell>
          <table:table-cell office:value-type="string" table:style-name="ce7">
            <text:p>g</text:p>
          </table:table-cell>
          <table:table-cell office:value-type="float" office:value="728" table:style-name="ce4">
            <text:p>7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3255" table:style-name="ce4">
            <text:p>3255</text:p>
          </table:table-cell>
          <table:table-cell office:value-type="string" table:style-name="ce7">
            <text:p>g</text:p>
          </table:table-cell>
          <table:table-cell office:value-type="float" office:value="693" table:style-name="ce4">
            <text:p>69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746" table:style-name="ce4">
            <text:p>8746</text:p>
          </table:table-cell>
          <table:table-cell office:value-type="string" table:style-name="ce7">
            <text:p>g</text:p>
          </table:table-cell>
          <table:table-cell office:value-type="float" office:value="576" table:style-name="ce4">
            <text:p>5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516" table:style-name="ce4">
            <text:p>6516</text:p>
          </table:table-cell>
          <table:table-cell office:value-type="string" table:style-name="ce7">
            <text:p>g</text:p>
          </table:table-cell>
          <table:table-cell office:value-type="float" office:value="651" table:style-name="ce4">
            <text:p>65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394" table:style-name="ce4">
            <text:p>394</text:p>
          </table:table-cell>
          <table:table-cell office:value-type="string" table:style-name="ce7">
            <text:p>g</text:p>
          </table:table-cell>
          <table:table-cell office:value-type="float" office:value="717" table:style-name="ce4">
            <text:p>71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3059" table:style-name="ce4">
            <text:p>3059</text:p>
          </table:table-cell>
          <table:table-cell office:value-type="string" table:style-name="ce7">
            <text:p>g</text:p>
          </table:table-cell>
          <table:table-cell office:value-type="float" office:value="720" table:style-name="ce4">
            <text:p>7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429" table:style-name="ce4">
            <text:p>7429</text:p>
          </table:table-cell>
          <table:table-cell office:value-type="string" table:style-name="ce7">
            <text:p>g</text:p>
          </table:table-cell>
          <table:table-cell office:value-type="float" office:value="635" table:style-name="ce4">
            <text:p>63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9092" table:style-name="ce4">
            <text:p>9092</text:p>
          </table:table-cell>
          <table:table-cell office:value-type="string" table:style-name="ce7">
            <text:p>g</text:p>
          </table:table-cell>
          <table:table-cell office:value-type="float" office:value="656" table:style-name="ce4">
            <text:p>6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240" table:style-name="ce4">
            <text:p>6240</text:p>
          </table:table-cell>
          <table:table-cell office:value-type="string" table:style-name="ce7">
            <text:p>g</text:p>
          </table:table-cell>
          <table:table-cell office:value-type="float" office:value="621" table:style-name="ce4">
            <text:p>62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754" table:style-name="ce4">
            <text:p>7754</text:p>
          </table:table-cell>
          <table:table-cell office:value-type="string" table:style-name="ce7">
            <text:p>g</text:p>
          </table:table-cell>
          <table:table-cell office:value-type="float" office:value="657" table:style-name="ce4">
            <text:p>6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274" table:style-name="ce4">
            <text:p>5274</text:p>
          </table:table-cell>
          <table:table-cell office:value-type="string" table:style-name="ce7">
            <text:p>g</text:p>
          </table:table-cell>
          <table:table-cell office:value-type="float" office:value="686" table:style-name="ce4">
            <text:p>6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247" table:style-name="ce4">
            <text:p>7247</text:p>
          </table:table-cell>
          <table:table-cell office:value-type="string" table:style-name="ce7">
            <text:p>g</text:p>
          </table:table-cell>
          <table:table-cell office:value-type="float" office:value="713" table:style-name="ce4">
            <text:p>71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235" table:style-name="ce4">
            <text:p>5235</text:p>
          </table:table-cell>
          <table:table-cell office:value-type="string" table:style-name="ce7">
            <text:p>g</text:p>
          </table:table-cell>
          <table:table-cell office:value-type="float" office:value="629" table:style-name="ce4">
            <text:p>62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14" table:style-name="ce4">
            <text:p>714</text:p>
          </table:table-cell>
          <table:table-cell office:value-type="string" table:style-name="ce7">
            <text:p>g</text:p>
          </table:table-cell>
          <table:table-cell office:value-type="float" office:value="728" table:style-name="ce4">
            <text:p>72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618" table:style-name="ce4">
            <text:p>2618</text:p>
          </table:table-cell>
          <table:table-cell office:value-type="string" table:style-name="ce7">
            <text:p>g</text:p>
          </table:table-cell>
          <table:table-cell office:value-type="float" office:value="696" table:style-name="ce4">
            <text:p>6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3662" table:style-name="ce4">
            <text:p>3662</text:p>
          </table:table-cell>
          <table:table-cell office:value-type="string" table:style-name="ce7">
            <text:p>g</text:p>
          </table:table-cell>
          <table:table-cell office:value-type="float" office:value="741" table:style-name="ce4">
            <text:p>74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983" table:style-name="ce4">
            <text:p>8983</text:p>
          </table:table-cell>
          <table:table-cell office:value-type="string" table:style-name="ce7">
            <text:p>g</text:p>
          </table:table-cell>
          <table:table-cell office:value-type="float" office:value="636" table:style-name="ce4">
            <text:p>63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9399" table:style-name="ce4">
            <text:p>9399</text:p>
          </table:table-cell>
          <table:table-cell office:value-type="string" table:style-name="ce7">
            <text:p>g</text:p>
          </table:table-cell>
          <table:table-cell office:value-type="float" office:value="721" table:style-name="ce4">
            <text:p>72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958" table:style-name="ce4">
            <text:p>7958</text:p>
          </table:table-cell>
          <table:table-cell office:value-type="string" table:style-name="ce7">
            <text:p>g</text:p>
          </table:table-cell>
          <table:table-cell office:value-type="float" office:value="696" table:style-name="ce4">
            <text:p>6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221" table:style-name="ce4">
            <text:p>4221</text:p>
          </table:table-cell>
          <table:table-cell office:value-type="string" table:style-name="ce7">
            <text:p>g</text:p>
          </table:table-cell>
          <table:table-cell office:value-type="float" office:value="732" table:style-name="ce4">
            <text:p>73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3132" table:style-name="ce4">
            <text:p>3132</text:p>
          </table:table-cell>
          <table:table-cell office:value-type="string" table:style-name="ce7">
            <text:p>g</text:p>
          </table:table-cell>
          <table:table-cell office:value-type="float" office:value="696" table:style-name="ce4">
            <text:p>6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585" table:style-name="ce4">
            <text:p>585</text:p>
          </table:table-cell>
          <table:table-cell office:value-type="string" table:style-name="ce7">
            <text:p>g</text:p>
          </table:table-cell>
          <table:table-cell office:value-type="float" office:value="570" table:style-name="ce4">
            <text:p>57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7838" table:style-name="ce4">
            <text:p>7838</text:p>
          </table:table-cell>
          <table:table-cell office:value-type="string" table:style-name="ce7">
            <text:p>g</text:p>
          </table:table-cell>
          <table:table-cell office:value-type="float" office:value="712" table:style-name="ce4">
            <text:p>71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6348" table:style-name="ce4">
            <text:p>6348</text:p>
          </table:table-cell>
          <table:table-cell office:value-type="string" table:style-name="ce7">
            <text:p>g</text:p>
          </table:table-cell>
          <table:table-cell office:value-type="float" office:value="650" table:style-name="ce4">
            <text:p>65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297" table:style-name="ce4">
            <text:p>8297</text:p>
          </table:table-cell>
          <table:table-cell office:value-type="string" table:style-name="ce7">
            <text:p>g</text:p>
          </table:table-cell>
          <table:table-cell office:value-type="float" office:value="645" table:style-name="ce4">
            <text:p>64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2218" table:style-name="ce4">
            <text:p>2218</text:p>
          </table:table-cell>
          <table:table-cell office:value-type="string" table:style-name="ce7">
            <text:p>g</text:p>
          </table:table-cell>
          <table:table-cell office:value-type="float" office:value="685" table:style-name="ce4">
            <text:p>68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8903" table:style-name="ce4">
            <text:p>8903</text:p>
          </table:table-cell>
          <table:table-cell office:value-type="string" table:style-name="ce7">
            <text:p>g</text:p>
          </table:table-cell>
          <table:table-cell office:value-type="float" office:value="714" table:style-name="ce4">
            <text:p>71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2.txt</text:p>
          </table:table-cell>
          <table:table-cell office:value-type="float" office:value="1024" table:style-name="ce4">
            <text:p>1024</text:p>
          </table:table-cell>
          <table:table-cell office:value-type="float" office:value="5120" table:style-name="ce4">
            <text:p>5120</text:p>
          </table:table-cell>
          <table:table-cell office:value-type="float" office:value="4600" table:style-name="ce4">
            <text:p>4600</text:p>
          </table:table-cell>
          <table:table-cell office:value-type="string" table:style-name="ce7">
            <text:p>g</text:p>
          </table:table-cell>
          <table:table-cell office:value-type="float" office:value="696" table:style-name="ce4">
            <text:p>6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209" table:style-name="ce4">
            <text:p>7209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959" table:style-name="ce4">
            <text:p>959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204" table:style-name="ce4">
            <text:p>8204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745" table:style-name="ce4">
            <text:p>3745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175" table:style-name="ce4">
            <text:p>6175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4628" table:style-name="ce4">
            <text:p>4628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057" table:style-name="ce4">
            <text:p>2057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741" table:style-name="ce4">
            <text:p>2741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378" table:style-name="ce4">
            <text:p>2378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9059" table:style-name="ce4">
            <text:p>9059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454" table:style-name="ce4">
            <text:p>6454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137" table:style-name="ce4">
            <text:p>7137</text:p>
          </table:table-cell>
          <table:table-cell office:value-type="string" table:style-name="ce7">
            <text:p>a</text:p>
          </table:table-cell>
          <table:table-cell office:value-type="float" office:value="1024" table:style-name="ce4">
            <text:p>102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46" table:style-name="ce4">
            <text:p>746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394" table:style-name="ce4">
            <text:p>7394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660" table:style-name="ce4">
            <text:p>6660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071" table:style-name="ce4">
            <text:p>5071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4318" table:style-name="ce4">
            <text:p>4318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448" table:style-name="ce4">
            <text:p>3448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909" table:style-name="ce4">
            <text:p>7909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41" table:style-name="ce4">
            <text:p>641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315" table:style-name="ce4">
            <text:p>6315</text:p>
          </table:table-cell>
          <table:table-cell office:value-type="string" table:style-name="ce7">
            <text:p>a</text:p>
          </table:table-cell>
          <table:table-cell office:value-type="float" office:value="1016" table:style-name="ce4">
            <text:p>101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999" table:style-name="ce4">
            <text:p>2999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202" table:style-name="ce4">
            <text:p>3202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309" table:style-name="ce4">
            <text:p>2309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913" table:style-name="ce4">
            <text:p>2913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4697" table:style-name="ce4">
            <text:p>4697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329" table:style-name="ce4">
            <text:p>3329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143" table:style-name="ce4">
            <text:p>8143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643" table:style-name="ce4">
            <text:p>3643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12" table:style-name="ce4">
            <text:p>212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234" table:style-name="ce4">
            <text:p>3234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934" table:style-name="ce4">
            <text:p>5934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459" table:style-name="ce4">
            <text:p>5459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970" table:style-name="ce4">
            <text:p>8970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556" table:style-name="ce4">
            <text:p>8556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196" table:style-name="ce4">
            <text:p>8196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875" table:style-name="ce4">
            <text:p>6875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497" table:style-name="ce4">
            <text:p>7497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367" table:style-name="ce4">
            <text:p>5367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449" table:style-name="ce4">
            <text:p>449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371" table:style-name="ce4">
            <text:p>2371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846" table:style-name="ce4">
            <text:p>8846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59" table:style-name="ce4">
            <text:p>759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982" table:style-name="ce4">
            <text:p>2982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9698" table:style-name="ce4">
            <text:p>9698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855" table:style-name="ce4">
            <text:p>7855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1913" table:style-name="ce4">
            <text:p>1913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9362" table:style-name="ce4">
            <text:p>9362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329" table:style-name="ce4">
            <text:p>2329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1556" table:style-name="ce4">
            <text:p>1556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836" table:style-name="ce4">
            <text:p>2836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416" table:style-name="ce4">
            <text:p>3416</text:p>
          </table:table-cell>
          <table:table-cell office:value-type="string" table:style-name="ce7">
            <text:p>a</text:p>
          </table:table-cell>
          <table:table-cell office:value-type="float" office:value="1016" table:style-name="ce4">
            <text:p>101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734" table:style-name="ce4">
            <text:p>2734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4136" table:style-name="ce4">
            <text:p>4136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077" table:style-name="ce4">
            <text:p>8077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826" table:style-name="ce4">
            <text:p>2826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848" table:style-name="ce4">
            <text:p>7848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054" table:style-name="ce4">
            <text:p>2054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382" table:style-name="ce4">
            <text:p>2382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316" table:style-name="ce4">
            <text:p>7316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377" table:style-name="ce4">
            <text:p>8377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9416" table:style-name="ce4">
            <text:p>9416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263" table:style-name="ce4">
            <text:p>5263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404" table:style-name="ce4">
            <text:p>8404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11" table:style-name="ce4">
            <text:p>511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105" table:style-name="ce4">
            <text:p>105</text:p>
          </table:table-cell>
          <table:table-cell office:value-type="string" table:style-name="ce7">
            <text:p>a</text:p>
          </table:table-cell>
          <table:table-cell office:value-type="float" office:value="1016" table:style-name="ce4">
            <text:p>101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9127" table:style-name="ce4">
            <text:p>9127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632" table:style-name="ce4">
            <text:p>3632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405" table:style-name="ce4">
            <text:p>3405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1523" table:style-name="ce4">
            <text:p>1523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770" table:style-name="ce4">
            <text:p>8770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18" table:style-name="ce4">
            <text:p>718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846" table:style-name="ce4">
            <text:p>2846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48" table:style-name="ce4">
            <text:p>348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245" table:style-name="ce4">
            <text:p>7245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310" table:style-name="ce4">
            <text:p>6310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4048" table:style-name="ce4">
            <text:p>4048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896" table:style-name="ce4">
            <text:p>3896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447" table:style-name="ce4">
            <text:p>6447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979" table:style-name="ce4">
            <text:p>5979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1049" table:style-name="ce4">
            <text:p>1049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304" table:style-name="ce4">
            <text:p>7304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4152" table:style-name="ce4">
            <text:p>4152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276" table:style-name="ce4">
            <text:p>6276</text:p>
          </table:table-cell>
          <table:table-cell office:value-type="string" table:style-name="ce7">
            <text:p>a</text:p>
          </table:table-cell>
          <table:table-cell office:value-type="float" office:value="1016" table:style-name="ce4">
            <text:p>101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185" table:style-name="ce4">
            <text:p>3185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4174" table:style-name="ce4">
            <text:p>4174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585" table:style-name="ce4">
            <text:p>5585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906" table:style-name="ce4">
            <text:p>906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064" table:style-name="ce4">
            <text:p>2064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653" table:style-name="ce4">
            <text:p>2653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722" table:style-name="ce4">
            <text:p>3722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016" table:style-name="ce4">
            <text:p>8016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1304" table:style-name="ce4">
            <text:p>1304</text:p>
          </table:table-cell>
          <table:table-cell office:value-type="string" table:style-name="ce7">
            <text:p>a</text:p>
          </table:table-cell>
          <table:table-cell office:value-type="float" office:value="1016" table:style-name="ce4">
            <text:p>101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802" table:style-name="ce4">
            <text:p>5802</text:p>
          </table:table-cell>
          <table:table-cell office:value-type="string" table:style-name="ce7">
            <text:p>a</text:p>
          </table:table-cell>
          <table:table-cell office:value-type="float" office:value="1022" table:style-name="ce4">
            <text:p>102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9025" table:style-name="ce4">
            <text:p>9025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491" table:style-name="ce4">
            <text:p>8491</text:p>
          </table:table-cell>
          <table:table-cell office:value-type="string" table:style-name="ce7">
            <text:p>a</text:p>
          </table:table-cell>
          <table:table-cell office:value-type="float" office:value="1016" table:style-name="ce4">
            <text:p>101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9234" table:style-name="ce4">
            <text:p>9234</text:p>
          </table:table-cell>
          <table:table-cell office:value-type="string" table:style-name="ce7">
            <text:p>a</text:p>
          </table:table-cell>
          <table:table-cell office:value-type="float" office:value="1016" table:style-name="ce4">
            <text:p>101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100" table:style-name="ce4">
            <text:p>2100</text:p>
          </table:table-cell>
          <table:table-cell office:value-type="string" table:style-name="ce7">
            <text:p>a</text:p>
          </table:table-cell>
          <table:table-cell office:value-type="float" office:value="1018" table:style-name="ce4">
            <text:p>1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1408" table:style-name="ce4">
            <text:p>1408</text:p>
          </table:table-cell>
          <table:table-cell office:value-type="string" table:style-name="ce7">
            <text:p>a</text:p>
          </table:table-cell>
          <table:table-cell office:value-type="float" office:value="1020" table:style-name="ce4">
            <text:p>102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409" table:style-name="ce4">
            <text:p>6409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687" table:style-name="ce4">
            <text:p>6687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588" table:style-name="ce4">
            <text:p>5588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1236" table:style-name="ce4">
            <text:p>1236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863" table:style-name="ce4">
            <text:p>2863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864" table:style-name="ce4">
            <text:p>5864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513" table:style-name="ce4">
            <text:p>7513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001" table:style-name="ce4">
            <text:p>7001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621" table:style-name="ce4">
            <text:p>7621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602" table:style-name="ce4">
            <text:p>8602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1613" table:style-name="ce4">
            <text:p>1613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541" table:style-name="ce4">
            <text:p>8541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578" table:style-name="ce4">
            <text:p>6578</text:p>
          </table:table-cell>
          <table:table-cell office:value-type="string" table:style-name="ce7">
            <text:p>g</text:p>
          </table:table-cell>
          <table:table-cell office:value-type="float" office:value="992" table:style-name="ce4">
            <text:p>99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613" table:style-name="ce4">
            <text:p>3613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4764" table:style-name="ce4">
            <text:p>4764</text:p>
          </table:table-cell>
          <table:table-cell office:value-type="string" table:style-name="ce7">
            <text:p>g</text:p>
          </table:table-cell>
          <table:table-cell office:value-type="float" office:value="994" table:style-name="ce4">
            <text:p>9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43" table:style-name="ce4">
            <text:p>843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44" table:style-name="ce4">
            <text:p>244</text:p>
          </table:table-cell>
          <table:table-cell office:value-type="string" table:style-name="ce7">
            <text:p>g</text:p>
          </table:table-cell>
          <table:table-cell office:value-type="float" office:value="994" table:style-name="ce4">
            <text:p>9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007" table:style-name="ce4">
            <text:p>6007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4368" table:style-name="ce4">
            <text:p>4368</text:p>
          </table:table-cell>
          <table:table-cell office:value-type="string" table:style-name="ce7">
            <text:p>g</text:p>
          </table:table-cell>
          <table:table-cell office:value-type="float" office:value="998" table:style-name="ce4">
            <text:p>9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227" table:style-name="ce4">
            <text:p>5227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498" table:style-name="ce4">
            <text:p>8498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9822" table:style-name="ce4">
            <text:p>9822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8" table:style-name="ce4">
            <text:p>78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006" table:style-name="ce4">
            <text:p>8006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4745" table:style-name="ce4">
            <text:p>4745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262" table:style-name="ce4">
            <text:p>6262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157" table:style-name="ce4">
            <text:p>2157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220" table:style-name="ce4">
            <text:p>8220</text:p>
          </table:table-cell>
          <table:table-cell office:value-type="string" table:style-name="ce7">
            <text:p>g</text:p>
          </table:table-cell>
          <table:table-cell office:value-type="float" office:value="994" table:style-name="ce4">
            <text:p>9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9028" table:style-name="ce4">
            <text:p>9028</text:p>
          </table:table-cell>
          <table:table-cell office:value-type="string" table:style-name="ce7">
            <text:p>g</text:p>
          </table:table-cell>
          <table:table-cell office:value-type="float" office:value="994" table:style-name="ce4">
            <text:p>9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525" table:style-name="ce4">
            <text:p>6525</text:p>
          </table:table-cell>
          <table:table-cell office:value-type="string" table:style-name="ce7">
            <text:p>g</text:p>
          </table:table-cell>
          <table:table-cell office:value-type="float" office:value="998" table:style-name="ce4">
            <text:p>9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672" table:style-name="ce4">
            <text:p>5672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699" table:style-name="ce4">
            <text:p>3699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1453" table:style-name="ce4">
            <text:p>1453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895" table:style-name="ce4">
            <text:p>3895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778" table:style-name="ce4">
            <text:p>6778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137" table:style-name="ce4">
            <text:p>2137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033" table:style-name="ce4">
            <text:p>8033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169" table:style-name="ce4">
            <text:p>3169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951" table:style-name="ce4">
            <text:p>5951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110" table:style-name="ce4">
            <text:p>7110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9667" table:style-name="ce4">
            <text:p>9667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495" table:style-name="ce4">
            <text:p>8495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274" table:style-name="ce4">
            <text:p>3274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329" table:style-name="ce4">
            <text:p>3329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712" table:style-name="ce4">
            <text:p>3712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925" table:style-name="ce4">
            <text:p>3925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420" table:style-name="ce4">
            <text:p>5420</text:p>
          </table:table-cell>
          <table:table-cell office:value-type="string" table:style-name="ce7">
            <text:p>g</text:p>
          </table:table-cell>
          <table:table-cell office:value-type="float" office:value="994" table:style-name="ce4">
            <text:p>9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9436" table:style-name="ce4">
            <text:p>9436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969" table:style-name="ce4">
            <text:p>6969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609" table:style-name="ce4">
            <text:p>3609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573" table:style-name="ce4">
            <text:p>2573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329" table:style-name="ce4">
            <text:p>3329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4445" table:style-name="ce4">
            <text:p>4445</text:p>
          </table:table-cell>
          <table:table-cell office:value-type="string" table:style-name="ce7">
            <text:p>g</text:p>
          </table:table-cell>
          <table:table-cell office:value-type="float" office:value="1007" table:style-name="ce4">
            <text:p>100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504" table:style-name="ce4">
            <text:p>2504</text:p>
          </table:table-cell>
          <table:table-cell office:value-type="string" table:style-name="ce7">
            <text:p>g</text:p>
          </table:table-cell>
          <table:table-cell office:value-type="float" office:value="994" table:style-name="ce4">
            <text:p>9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039" table:style-name="ce4">
            <text:p>2039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217" table:style-name="ce4">
            <text:p>3217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722" table:style-name="ce4">
            <text:p>2722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27" table:style-name="ce4">
            <text:p>527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76" table:style-name="ce4">
            <text:p>576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647" table:style-name="ce4">
            <text:p>7647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281" table:style-name="ce4">
            <text:p>7281</text:p>
          </table:table-cell>
          <table:table-cell office:value-type="string" table:style-name="ce7">
            <text:p>g</text:p>
          </table:table-cell>
          <table:table-cell office:value-type="float" office:value="993" table:style-name="ce4">
            <text:p>99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814" table:style-name="ce4">
            <text:p>2814</text:p>
          </table:table-cell>
          <table:table-cell office:value-type="string" table:style-name="ce7">
            <text:p>g</text:p>
          </table:table-cell>
          <table:table-cell office:value-type="float" office:value="994" table:style-name="ce4">
            <text:p>9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890" table:style-name="ce4">
            <text:p>6890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48" table:style-name="ce4">
            <text:p>748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1641" table:style-name="ce4">
            <text:p>1641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413" table:style-name="ce4">
            <text:p>7413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062" table:style-name="ce4">
            <text:p>8062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111" table:style-name="ce4">
            <text:p>7111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493" table:style-name="ce4">
            <text:p>5493</text:p>
          </table:table-cell>
          <table:table-cell office:value-type="string" table:style-name="ce7">
            <text:p>g</text:p>
          </table:table-cell>
          <table:table-cell office:value-type="float" office:value="994" table:style-name="ce4">
            <text:p>9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79" table:style-name="ce4">
            <text:p>679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614" table:style-name="ce4">
            <text:p>2614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180" table:style-name="ce4">
            <text:p>7180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208" table:style-name="ce4">
            <text:p>5208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962" table:style-name="ce4">
            <text:p>2962</text:p>
          </table:table-cell>
          <table:table-cell office:value-type="string" table:style-name="ce7">
            <text:p>g</text:p>
          </table:table-cell>
          <table:table-cell office:value-type="float" office:value="998" table:style-name="ce4">
            <text:p>9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839" table:style-name="ce4">
            <text:p>7839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581" table:style-name="ce4">
            <text:p>5581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659" table:style-name="ce4">
            <text:p>3659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1773" table:style-name="ce4">
            <text:p>1773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306" table:style-name="ce4">
            <text:p>7306</text:p>
          </table:table-cell>
          <table:table-cell office:value-type="string" table:style-name="ce7">
            <text:p>g</text:p>
          </table:table-cell>
          <table:table-cell office:value-type="float" office:value="998" table:style-name="ce4">
            <text:p>9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94" table:style-name="ce4">
            <text:p>794</text:p>
          </table:table-cell>
          <table:table-cell office:value-type="string" table:style-name="ce7">
            <text:p>g</text:p>
          </table:table-cell>
          <table:table-cell office:value-type="float" office:value="994" table:style-name="ce4">
            <text:p>99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674" table:style-name="ce4">
            <text:p>7674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365" table:style-name="ce4">
            <text:p>7365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9380" table:style-name="ce4">
            <text:p>9380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923" table:style-name="ce4">
            <text:p>6923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483" table:style-name="ce4">
            <text:p>2483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5703" table:style-name="ce4">
            <text:p>5703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868" table:style-name="ce4">
            <text:p>8868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2920" table:style-name="ce4">
            <text:p>2920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424" table:style-name="ce4">
            <text:p>7424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1493" table:style-name="ce4">
            <text:p>1493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145" table:style-name="ce4">
            <text:p>6145</text:p>
          </table:table-cell>
          <table:table-cell office:value-type="string" table:style-name="ce7">
            <text:p>g</text:p>
          </table:table-cell>
          <table:table-cell office:value-type="float" office:value="995" table:style-name="ce4">
            <text:p>99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8603" table:style-name="ce4">
            <text:p>8603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829" table:style-name="ce4">
            <text:p>6829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4168" table:style-name="ce4">
            <text:p>4168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532" table:style-name="ce4">
            <text:p>6532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449" table:style-name="ce4">
            <text:p>3449</text:p>
          </table:table-cell>
          <table:table-cell office:value-type="string" table:style-name="ce7">
            <text:p>g</text:p>
          </table:table-cell>
          <table:table-cell office:value-type="float" office:value="997" table:style-name="ce4">
            <text:p>99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7515" table:style-name="ce4">
            <text:p>7515</text:p>
          </table:table-cell>
          <table:table-cell office:value-type="string" table:style-name="ce7">
            <text:p>g</text:p>
          </table:table-cell>
          <table:table-cell office:value-type="float" office:value="998" table:style-name="ce4">
            <text:p>9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6505" table:style-name="ce4">
            <text:p>6505</text:p>
          </table:table-cell>
          <table:table-cell office:value-type="string" table:style-name="ce7">
            <text:p>g</text:p>
          </table:table-cell>
          <table:table-cell office:value-type="float" office:value="998" table:style-name="ce4">
            <text:p>99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hamming-10-4.txt</text:p>
          </table:table-cell>
          <table:table-cell office:value-type="float" office:value="1024" table:style-name="ce4">
            <text:p>1024</text:p>
          </table:table-cell>
          <table:table-cell office:value-type="float" office:value="89600" table:style-name="ce4">
            <text:p>89600</text:p>
          </table:table-cell>
          <table:table-cell office:value-type="float" office:value="3665" table:style-name="ce4">
            <text:p>3665</text:p>
          </table:table-cell>
          <table:table-cell office:value-type="string" table:style-name="ce7">
            <text:p>g</text:p>
          </table:table-cell>
          <table:table-cell office:value-type="float" office:value="996" table:style-name="ce4">
            <text:p>99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633" table:style-name="ce4">
            <text:p>5633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512" table:style-name="ce4">
            <text:p>7512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134" table:style-name="ce4">
            <text:p>7134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287" table:style-name="ce4">
            <text:p>6287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516" table:style-name="ce4">
            <text:p>3516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969" table:style-name="ce4">
            <text:p>4969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189" table:style-name="ce4">
            <text:p>2189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395" table:style-name="ce4">
            <text:p>3395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967" table:style-name="ce4">
            <text:p>3967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188" table:style-name="ce4">
            <text:p>2188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994" table:style-name="ce4">
            <text:p>2994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733" table:style-name="ce4">
            <text:p>7733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941" table:style-name="ce4">
            <text:p>3941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580" table:style-name="ce4">
            <text:p>3580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649" table:style-name="ce4">
            <text:p>7649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094" table:style-name="ce4">
            <text:p>2094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858" table:style-name="ce4">
            <text:p>1858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96" table:style-name="ce4">
            <text:p>696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65" table:style-name="ce4">
            <text:p>165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549" table:style-name="ce4">
            <text:p>2549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930" table:style-name="ce4">
            <text:p>2930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700" table:style-name="ce4">
            <text:p>1700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902" table:style-name="ce4">
            <text:p>9902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043" table:style-name="ce4">
            <text:p>7043</text:p>
          </table:table-cell>
          <table:table-cell office:value-type="string" table:style-name="ce7">
            <text:p>a</text:p>
          </table:table-cell>
          <table:table-cell office:value-type="float" office:value="88" table:style-name="ce4">
            <text:p>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268" table:style-name="ce4">
            <text:p>5268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313" table:style-name="ce4">
            <text:p>7313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310" table:style-name="ce4">
            <text:p>2310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503" table:style-name="ce4">
            <text:p>5503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376" table:style-name="ce4">
            <text:p>1376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721" table:style-name="ce4">
            <text:p>3721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45" table:style-name="ce4">
            <text:p>445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972" table:style-name="ce4">
            <text:p>4972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217" table:style-name="ce4">
            <text:p>8217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948" table:style-name="ce4">
            <text:p>8948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713" table:style-name="ce4">
            <text:p>3713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335" table:style-name="ce4">
            <text:p>4335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64" table:style-name="ce4">
            <text:p>364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733" table:style-name="ce4">
            <text:p>4733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426" table:style-name="ce4">
            <text:p>6426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096" table:style-name="ce4">
            <text:p>9096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453" table:style-name="ce4">
            <text:p>3453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233" table:style-name="ce4">
            <text:p>9233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42" table:style-name="ce4">
            <text:p>642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446" table:style-name="ce4">
            <text:p>8446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27" table:style-name="ce4">
            <text:p>827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800" table:style-name="ce4">
            <text:p>2800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410" table:style-name="ce4">
            <text:p>1410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121" table:style-name="ce4">
            <text:p>9121</text:p>
          </table:table-cell>
          <table:table-cell office:value-type="string" table:style-name="ce7">
            <text:p>a</text:p>
          </table:table-cell>
          <table:table-cell office:value-type="float" office:value="88" table:style-name="ce4">
            <text:p>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766" table:style-name="ce4">
            <text:p>9766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495" table:style-name="ce4">
            <text:p>1495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087" table:style-name="ce4">
            <text:p>3087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916" table:style-name="ce4">
            <text:p>9916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285" table:style-name="ce4">
            <text:p>8285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438" table:style-name="ce4">
            <text:p>9438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747" table:style-name="ce4">
            <text:p>7747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191" table:style-name="ce4">
            <text:p>7191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266" table:style-name="ce4">
            <text:p>6266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964" table:style-name="ce4">
            <text:p>2964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513" table:style-name="ce4">
            <text:p>2513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544" table:style-name="ce4">
            <text:p>7544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755" table:style-name="ce4">
            <text:p>3755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741" table:style-name="ce4">
            <text:p>6741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979" table:style-name="ce4">
            <text:p>6979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497" table:style-name="ce4">
            <text:p>4497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814" table:style-name="ce4">
            <text:p>3814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616" table:style-name="ce4">
            <text:p>9616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575" table:style-name="ce4">
            <text:p>8575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253" table:style-name="ce4">
            <text:p>2253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730" table:style-name="ce4">
            <text:p>5730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697" table:style-name="ce4">
            <text:p>4697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826" table:style-name="ce4">
            <text:p>9826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492" table:style-name="ce4">
            <text:p>5492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366" table:style-name="ce4">
            <text:p>7366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956" table:style-name="ce4">
            <text:p>5956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116" table:style-name="ce4">
            <text:p>5116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021" table:style-name="ce4">
            <text:p>6021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041" table:style-name="ce4">
            <text:p>4041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40" table:style-name="ce4">
            <text:p>440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375" table:style-name="ce4">
            <text:p>2375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19" table:style-name="ce4">
            <text:p>619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357" table:style-name="ce4">
            <text:p>6357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106" table:style-name="ce4">
            <text:p>5106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839" table:style-name="ce4">
            <text:p>5839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287" table:style-name="ce4">
            <text:p>1287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556" table:style-name="ce4">
            <text:p>9556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55" table:style-name="ce4">
            <text:p>755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621" table:style-name="ce4">
            <text:p>6621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427" table:style-name="ce4">
            <text:p>9427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613" table:style-name="ce4">
            <text:p>7613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734" table:style-name="ce4">
            <text:p>6734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231" table:style-name="ce4">
            <text:p>9231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764" table:style-name="ce4">
            <text:p>7764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750" table:style-name="ce4">
            <text:p>4750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312" table:style-name="ce4">
            <text:p>7312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044" table:style-name="ce4">
            <text:p>5044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458" table:style-name="ce4">
            <text:p>8458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273" table:style-name="ce4">
            <text:p>1273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931" table:style-name="ce4">
            <text:p>3931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120" table:style-name="ce4">
            <text:p>6120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781" table:style-name="ce4">
            <text:p>8781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565" table:style-name="ce4">
            <text:p>9565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280" table:style-name="ce4">
            <text:p>4280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303" table:style-name="ce4">
            <text:p>2303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213" table:style-name="ce4">
            <text:p>1213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093" table:style-name="ce4">
            <text:p>1093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501" table:style-name="ce4">
            <text:p>9501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657" table:style-name="ce4">
            <text:p>9657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998" table:style-name="ce4">
            <text:p>6998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021" table:style-name="ce4">
            <text:p>8021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332" table:style-name="ce4">
            <text:p>3332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87" table:style-name="ce4">
            <text:p>987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772" table:style-name="ce4">
            <text:p>5772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039" table:style-name="ce4">
            <text:p>8039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524" table:style-name="ce4">
            <text:p>4524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734" table:style-name="ce4">
            <text:p>1734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946" table:style-name="ce4">
            <text:p>8946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190" table:style-name="ce4">
            <text:p>5190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199" table:style-name="ce4">
            <text:p>3199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491" table:style-name="ce4">
            <text:p>6491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900" table:style-name="ce4">
            <text:p>6900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49" table:style-name="ce4">
            <text:p>449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314" table:style-name="ce4">
            <text:p>5314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018" table:style-name="ce4">
            <text:p>4018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569" table:style-name="ce4">
            <text:p>4569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287" table:style-name="ce4">
            <text:p>4287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797" table:style-name="ce4">
            <text:p>1797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545" table:style-name="ce4">
            <text:p>5545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699" table:style-name="ce4">
            <text:p>1699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686" table:style-name="ce4">
            <text:p>4686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48" table:style-name="ce4">
            <text:p>648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948" table:style-name="ce4">
            <text:p>4948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897" table:style-name="ce4">
            <text:p>6897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404" table:style-name="ce4">
            <text:p>7404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107" table:style-name="ce4">
            <text:p>2107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565" table:style-name="ce4">
            <text:p>4565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305" table:style-name="ce4">
            <text:p>1305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642" table:style-name="ce4">
            <text:p>8642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20" table:style-name="ce4">
            <text:p>120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186" table:style-name="ce4">
            <text:p>6186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466" table:style-name="ce4">
            <text:p>5466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293" table:style-name="ce4">
            <text:p>4293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049" table:style-name="ce4">
            <text:p>5049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441" table:style-name="ce4">
            <text:p>7441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65" table:style-name="ce4">
            <text:p>765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527" table:style-name="ce4">
            <text:p>5527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410" table:style-name="ce4">
            <text:p>4410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417" table:style-name="ce4">
            <text:p>8417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436" table:style-name="ce4">
            <text:p>5436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148" table:style-name="ce4">
            <text:p>8148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212" table:style-name="ce4">
            <text:p>3212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421" table:style-name="ce4">
            <text:p>4421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477" table:style-name="ce4">
            <text:p>9477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059" table:style-name="ce4">
            <text:p>8059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114" table:style-name="ce4">
            <text:p>8114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922" table:style-name="ce4">
            <text:p>8922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464" table:style-name="ce4">
            <text:p>9464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424" table:style-name="ce4">
            <text:p>9424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485" table:style-name="ce4">
            <text:p>9485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327" table:style-name="ce4">
            <text:p>9327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438" table:style-name="ce4">
            <text:p>8438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782" table:style-name="ce4">
            <text:p>9782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355" table:style-name="ce4">
            <text:p>2355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386" table:style-name="ce4">
            <text:p>2386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396" table:style-name="ce4">
            <text:p>5396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173" table:style-name="ce4">
            <text:p>1173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702" table:style-name="ce4">
            <text:p>4702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117" table:style-name="ce4">
            <text:p>3117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510" table:style-name="ce4">
            <text:p>1510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252" table:style-name="ce4">
            <text:p>8252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040" table:style-name="ce4">
            <text:p>3040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255" table:style-name="ce4">
            <text:p>9255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559" table:style-name="ce4">
            <text:p>2559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109" table:style-name="ce4">
            <text:p>1109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000" table:style-name="ce4">
            <text:p>5000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538" table:style-name="ce4">
            <text:p>1538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138" table:style-name="ce4">
            <text:p>5138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015" table:style-name="ce4">
            <text:p>2015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123" table:style-name="ce4">
            <text:p>7123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710" table:style-name="ce4">
            <text:p>9710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984" table:style-name="ce4">
            <text:p>3984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306" table:style-name="ce4">
            <text:p>8306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850" table:style-name="ce4">
            <text:p>9850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889" table:style-name="ce4">
            <text:p>5889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588" table:style-name="ce4">
            <text:p>9588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660" table:style-name="ce4">
            <text:p>8660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521" table:style-name="ce4">
            <text:p>5521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556" table:style-name="ce4">
            <text:p>1556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051" table:style-name="ce4">
            <text:p>1051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042" table:style-name="ce4">
            <text:p>9042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491" table:style-name="ce4">
            <text:p>1491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424" table:style-name="ce4">
            <text:p>9424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93" table:style-name="ce4">
            <text:p>693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558" table:style-name="ce4">
            <text:p>8558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173" table:style-name="ce4">
            <text:p>8173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985" table:style-name="ce4">
            <text:p>3985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4" table:style-name="ce4">
            <text:p>34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516" table:style-name="ce4">
            <text:p>6516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1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523" table:style-name="ce4">
            <text:p>1523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139" table:style-name="ce4">
            <text:p>9139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93" table:style-name="ce4">
            <text:p>493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202" table:style-name="ce4">
            <text:p>6202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087" table:style-name="ce4">
            <text:p>6087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787" table:style-name="ce4">
            <text:p>8787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877" table:style-name="ce4">
            <text:p>6877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986" table:style-name="ce4">
            <text:p>9986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066" table:style-name="ce4">
            <text:p>8066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671" table:style-name="ce4">
            <text:p>3671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011" table:style-name="ce4">
            <text:p>5011</text:p>
          </table:table-cell>
          <table:table-cell office:value-type="string" table:style-name="ce7">
            <text:p>a</text:p>
          </table:table-cell>
          <table:table-cell office:value-type="float" office:value="72" table:style-name="ce4">
            <text:p>7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426" table:style-name="ce4">
            <text:p>8426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790" table:style-name="ce4">
            <text:p>7790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475" table:style-name="ce4">
            <text:p>4475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176" table:style-name="ce4">
            <text:p>3176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007" table:style-name="ce4">
            <text:p>7007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242" table:style-name="ce4">
            <text:p>3242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025" table:style-name="ce4">
            <text:p>3025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618" table:style-name="ce4">
            <text:p>6618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290" table:style-name="ce4">
            <text:p>6290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987" table:style-name="ce4">
            <text:p>8987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788" table:style-name="ce4">
            <text:p>1788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484" table:style-name="ce4">
            <text:p>2484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198" table:style-name="ce4">
            <text:p>9198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22" table:style-name="ce4">
            <text:p>722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016" table:style-name="ce4">
            <text:p>9016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562" table:style-name="ce4">
            <text:p>8562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963" table:style-name="ce4">
            <text:p>9963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352" table:style-name="ce4">
            <text:p>7352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680" table:style-name="ce4">
            <text:p>3680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323" table:style-name="ce4">
            <text:p>4323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632" table:style-name="ce4">
            <text:p>2632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13" table:style-name="ce4">
            <text:p>213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225" table:style-name="ce4">
            <text:p>5225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852" table:style-name="ce4">
            <text:p>8852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061" table:style-name="ce4">
            <text:p>5061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919" table:style-name="ce4">
            <text:p>4919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896" table:style-name="ce4">
            <text:p>5896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232" table:style-name="ce4">
            <text:p>4232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845" table:style-name="ce4">
            <text:p>8845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775" table:style-name="ce4">
            <text:p>4775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693" table:style-name="ce4">
            <text:p>9693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52" table:style-name="ce4">
            <text:p>952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214" table:style-name="ce4">
            <text:p>2214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234" table:style-name="ce4">
            <text:p>7234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042" table:style-name="ce4">
            <text:p>2042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099" table:style-name="ce4">
            <text:p>9099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591" table:style-name="ce4">
            <text:p>1591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858" table:style-name="ce4">
            <text:p>5858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395" table:style-name="ce4">
            <text:p>3395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147" table:style-name="ce4">
            <text:p>6147</text:p>
          </table:table-cell>
          <table:table-cell office:value-type="string" table:style-name="ce7">
            <text:p>a</text:p>
          </table:table-cell>
          <table:table-cell office:value-type="float" office:value="72" table:style-name="ce4">
            <text:p>7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401" table:style-name="ce4">
            <text:p>2401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315" table:style-name="ce4">
            <text:p>2315</text:p>
          </table:table-cell>
          <table:table-cell office:value-type="string" table:style-name="ce7">
            <text:p>a</text:p>
          </table:table-cell>
          <table:table-cell office:value-type="float" office:value="72" table:style-name="ce4">
            <text:p>7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146" table:style-name="ce4">
            <text:p>5146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65" table:style-name="ce4">
            <text:p>665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04" table:style-name="ce4">
            <text:p>704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952" table:style-name="ce4">
            <text:p>1952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344" table:style-name="ce4">
            <text:p>1344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115" table:style-name="ce4">
            <text:p>2115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369" table:style-name="ce4">
            <text:p>9369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260" table:style-name="ce4">
            <text:p>2260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759" table:style-name="ce4">
            <text:p>3759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715" table:style-name="ce4">
            <text:p>6715</text:p>
          </table:table-cell>
          <table:table-cell office:value-type="string" table:style-name="ce7">
            <text:p>a</text:p>
          </table:table-cell>
          <table:table-cell office:value-type="float" office:value="72" table:style-name="ce4">
            <text:p>7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940" table:style-name="ce4">
            <text:p>1940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968" table:style-name="ce4">
            <text:p>9968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785" table:style-name="ce4">
            <text:p>7785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362" table:style-name="ce4">
            <text:p>7362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905" table:style-name="ce4">
            <text:p>7905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971" table:style-name="ce4">
            <text:p>4971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053" table:style-name="ce4">
            <text:p>3053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216" table:style-name="ce4">
            <text:p>5216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967" table:style-name="ce4">
            <text:p>7967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146" table:style-name="ce4">
            <text:p>8146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457" table:style-name="ce4">
            <text:p>2457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120" table:style-name="ce4">
            <text:p>6120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185" table:style-name="ce4">
            <text:p>7185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063" table:style-name="ce4">
            <text:p>8063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233" table:style-name="ce4">
            <text:p>2233</text:p>
          </table:table-cell>
          <table:table-cell office:value-type="string" table:style-name="ce7">
            <text:p>a</text:p>
          </table:table-cell>
          <table:table-cell office:value-type="float" office:value="72" table:style-name="ce4">
            <text:p>7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059" table:style-name="ce4">
            <text:p>1059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727" table:style-name="ce4">
            <text:p>3727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904" table:style-name="ce4">
            <text:p>9904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248" table:style-name="ce4">
            <text:p>8248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257" table:style-name="ce4">
            <text:p>4257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540" table:style-name="ce4">
            <text:p>3540</text:p>
          </table:table-cell>
          <table:table-cell office:value-type="string" table:style-name="ce7">
            <text:p>a</text:p>
          </table:table-cell>
          <table:table-cell office:value-type="float" office:value="70" table:style-name="ce4">
            <text:p>7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876" table:style-name="ce4">
            <text:p>6876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158" table:style-name="ce4">
            <text:p>3158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760" table:style-name="ce4">
            <text:p>5760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375" table:style-name="ce4">
            <text:p>5375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945" table:style-name="ce4">
            <text:p>2945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896" table:style-name="ce4">
            <text:p>4896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48" table:style-name="ce4">
            <text:p>548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147" table:style-name="ce4">
            <text:p>1147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048" table:style-name="ce4">
            <text:p>2048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380" table:style-name="ce4">
            <text:p>6380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240" table:style-name="ce4">
            <text:p>9240</text:p>
          </table:table-cell>
          <table:table-cell office:value-type="string" table:style-name="ce7">
            <text:p>a</text:p>
          </table:table-cell>
          <table:table-cell office:value-type="float" office:value="72" table:style-name="ce4">
            <text:p>7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484" table:style-name="ce4">
            <text:p>9484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630" table:style-name="ce4">
            <text:p>7630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826" table:style-name="ce4">
            <text:p>5826</text:p>
          </table:table-cell>
          <table:table-cell office:value-type="string" table:style-name="ce7">
            <text:p>a</text:p>
          </table:table-cell>
          <table:table-cell office:value-type="float" office:value="72" table:style-name="ce4">
            <text:p>7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807" table:style-name="ce4">
            <text:p>2807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763" table:style-name="ce4">
            <text:p>2763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296" table:style-name="ce4">
            <text:p>8296</text:p>
          </table:table-cell>
          <table:table-cell office:value-type="string" table:style-name="ce7">
            <text:p>g</text:p>
          </table:table-cell>
          <table:table-cell office:value-type="float" office:value="55" table:style-name="ce4">
            <text:p>5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843" table:style-name="ce4">
            <text:p>5843</text:p>
          </table:table-cell>
          <table:table-cell office:value-type="string" table:style-name="ce7">
            <text:p>g</text:p>
          </table:table-cell>
          <table:table-cell office:value-type="float" office:value="55" table:style-name="ce4">
            <text:p>5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539" table:style-name="ce4">
            <text:p>3539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00" table:style-name="ce4">
            <text:p>700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071" table:style-name="ce4">
            <text:p>8071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930" table:style-name="ce4">
            <text:p>8930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59" table:style-name="ce4">
            <text:p>659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613" table:style-name="ce4">
            <text:p>9613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888" table:style-name="ce4">
            <text:p>5888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219" table:style-name="ce4">
            <text:p>6219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816" table:style-name="ce4">
            <text:p>1816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526" table:style-name="ce4">
            <text:p>1526</text:p>
          </table:table-cell>
          <table:table-cell office:value-type="string" table:style-name="ce7">
            <text:p>g</text:p>
          </table:table-cell>
          <table:table-cell office:value-type="float" office:value="51" table:style-name="ce4">
            <text:p>5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596" table:style-name="ce4">
            <text:p>2596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886" table:style-name="ce4">
            <text:p>1886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214" table:style-name="ce4">
            <text:p>2214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709" table:style-name="ce4">
            <text:p>6709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896" table:style-name="ce4">
            <text:p>4896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3" table:style-name="ce4">
            <text:p>93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16" table:style-name="ce4">
            <text:p>516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093" table:style-name="ce4">
            <text:p>2093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147" table:style-name="ce4">
            <text:p>9147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141" table:style-name="ce4">
            <text:p>2141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440" table:style-name="ce4">
            <text:p>3440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079" table:style-name="ce4">
            <text:p>5079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873" table:style-name="ce4">
            <text:p>9873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138" table:style-name="ce4">
            <text:p>6138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180" table:style-name="ce4">
            <text:p>9180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834" table:style-name="ce4">
            <text:p>6834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820" table:style-name="ce4">
            <text:p>2820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384" table:style-name="ce4">
            <text:p>9384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972" table:style-name="ce4">
            <text:p>4972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793" table:style-name="ce4">
            <text:p>5793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996" table:style-name="ce4">
            <text:p>5996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673" table:style-name="ce4">
            <text:p>3673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168" table:style-name="ce4">
            <text:p>2168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629" table:style-name="ce4">
            <text:p>2629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13" table:style-name="ce4">
            <text:p>813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517" table:style-name="ce4">
            <text:p>9517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096" table:style-name="ce4">
            <text:p>6096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151" table:style-name="ce4">
            <text:p>1151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076" table:style-name="ce4">
            <text:p>9076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542" table:style-name="ce4">
            <text:p>4542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207" table:style-name="ce4">
            <text:p>8207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785" table:style-name="ce4">
            <text:p>8785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492" table:style-name="ce4">
            <text:p>1492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704" table:style-name="ce4">
            <text:p>4704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679" table:style-name="ce4">
            <text:p>8679</text:p>
          </table:table-cell>
          <table:table-cell office:value-type="string" table:style-name="ce7">
            <text:p>g</text:p>
          </table:table-cell>
          <table:table-cell office:value-type="float" office:value="55" table:style-name="ce4">
            <text:p>5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421" table:style-name="ce4">
            <text:p>1421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363" table:style-name="ce4">
            <text:p>2363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652" table:style-name="ce4">
            <text:p>2652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538" table:style-name="ce4">
            <text:p>2538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948" table:style-name="ce4">
            <text:p>9948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466" table:style-name="ce4">
            <text:p>9466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847" table:style-name="ce4">
            <text:p>7847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746" table:style-name="ce4">
            <text:p>2746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79" table:style-name="ce4">
            <text:p>579</text:p>
          </table:table-cell>
          <table:table-cell office:value-type="string" table:style-name="ce7">
            <text:p>g</text:p>
          </table:table-cell>
          <table:table-cell office:value-type="float" office:value="51" table:style-name="ce4">
            <text:p>5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204" table:style-name="ce4">
            <text:p>1204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812" table:style-name="ce4">
            <text:p>5812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786" table:style-name="ce4">
            <text:p>8786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400" table:style-name="ce4">
            <text:p>6400</text:p>
          </table:table-cell>
          <table:table-cell office:value-type="string" table:style-name="ce7">
            <text:p>g</text:p>
          </table:table-cell>
          <table:table-cell office:value-type="float" office:value="51" table:style-name="ce4">
            <text:p>5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374" table:style-name="ce4">
            <text:p>6374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423" table:style-name="ce4">
            <text:p>7423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352" table:style-name="ce4">
            <text:p>5352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981" table:style-name="ce4">
            <text:p>1981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810" table:style-name="ce4">
            <text:p>4810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754" table:style-name="ce4">
            <text:p>8754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240" table:style-name="ce4">
            <text:p>7240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494" table:style-name="ce4">
            <text:p>6494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234" table:style-name="ce4">
            <text:p>4234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71" table:style-name="ce4">
            <text:p>771</text:p>
          </table:table-cell>
          <table:table-cell office:value-type="string" table:style-name="ce7">
            <text:p>g</text:p>
          </table:table-cell>
          <table:table-cell office:value-type="float" office:value="55" table:style-name="ce4">
            <text:p>5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976" table:style-name="ce4">
            <text:p>9976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175" table:style-name="ce4">
            <text:p>7175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411" table:style-name="ce4">
            <text:p>3411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899" table:style-name="ce4">
            <text:p>2899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053" table:style-name="ce4">
            <text:p>1053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568" table:style-name="ce4">
            <text:p>6568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409" table:style-name="ce4">
            <text:p>6409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260" table:style-name="ce4">
            <text:p>1260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064" table:style-name="ce4">
            <text:p>4064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539" table:style-name="ce4">
            <text:p>4539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625" table:style-name="ce4">
            <text:p>4625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072" table:style-name="ce4">
            <text:p>8072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802" table:style-name="ce4">
            <text:p>8802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328" table:style-name="ce4">
            <text:p>1328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672" table:style-name="ce4">
            <text:p>3672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498" table:style-name="ce4">
            <text:p>5498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857" table:style-name="ce4">
            <text:p>2857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868" table:style-name="ce4">
            <text:p>1868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889" table:style-name="ce4">
            <text:p>5889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645" table:style-name="ce4">
            <text:p>8645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401" table:style-name="ce4">
            <text:p>7401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309" table:style-name="ce4">
            <text:p>6309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56" table:style-name="ce4">
            <text:p>656</text:p>
          </table:table-cell>
          <table:table-cell office:value-type="string" table:style-name="ce7">
            <text:p>g</text:p>
          </table:table-cell>
          <table:table-cell office:value-type="float" office:value="52" table:style-name="ce4">
            <text:p>5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487" table:style-name="ce4">
            <text:p>5487</text:p>
          </table:table-cell>
          <table:table-cell office:value-type="string" table:style-name="ce7">
            <text:p>g</text:p>
          </table:table-cell>
          <table:table-cell office:value-type="float" office:value="51" table:style-name="ce4">
            <text:p>51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933" table:style-name="ce4">
            <text:p>6933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75" table:style-name="ce4">
            <text:p>775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183" table:style-name="ce4">
            <text:p>1183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880" table:style-name="ce4">
            <text:p>4880</text:p>
          </table:table-cell>
          <table:table-cell office:value-type="string" table:style-name="ce7">
            <text:p>g</text:p>
          </table:table-cell>
          <table:table-cell office:value-type="float" office:value="53" table:style-name="ce4">
            <text:p>53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2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748" table:style-name="ce4">
            <text:p>2748</text:p>
          </table:table-cell>
          <table:table-cell office:value-type="string" table:style-name="ce7">
            <text:p>g</text:p>
          </table:table-cell>
          <table:table-cell office:value-type="float" office:value="54" table:style-name="ce4">
            <text:p>5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132" table:style-name="ce4">
            <text:p>9132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117" table:style-name="ce4">
            <text:p>5117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630" table:style-name="ce4">
            <text:p>4630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342" table:style-name="ce4">
            <text:p>1342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645" table:style-name="ce4">
            <text:p>8645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369" table:style-name="ce4">
            <text:p>5369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667" table:style-name="ce4">
            <text:p>9667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79" table:style-name="ce4">
            <text:p>879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099" table:style-name="ce4">
            <text:p>6099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639" table:style-name="ce4">
            <text:p>9639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33" table:style-name="ce4">
            <text:p>333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658" table:style-name="ce4">
            <text:p>5658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385" table:style-name="ce4">
            <text:p>7385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191" table:style-name="ce4">
            <text:p>3191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501" table:style-name="ce4">
            <text:p>3501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763" table:style-name="ce4">
            <text:p>5763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865" table:style-name="ce4">
            <text:p>9865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161" table:style-name="ce4">
            <text:p>4161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751" table:style-name="ce4">
            <text:p>8751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979" table:style-name="ce4">
            <text:p>9979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723" table:style-name="ce4">
            <text:p>4723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378" table:style-name="ce4">
            <text:p>4378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074" table:style-name="ce4">
            <text:p>7074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146" table:style-name="ce4">
            <text:p>2146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707" table:style-name="ce4">
            <text:p>7707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708" table:style-name="ce4">
            <text:p>4708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212" table:style-name="ce4">
            <text:p>4212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997" table:style-name="ce4">
            <text:p>8997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330" table:style-name="ce4">
            <text:p>3330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718" table:style-name="ce4">
            <text:p>2718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938" table:style-name="ce4">
            <text:p>8938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248" table:style-name="ce4">
            <text:p>1248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172" table:style-name="ce4">
            <text:p>7172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779" table:style-name="ce4">
            <text:p>7779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783" table:style-name="ce4">
            <text:p>6783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969" table:style-name="ce4">
            <text:p>5969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124" table:style-name="ce4">
            <text:p>2124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008" table:style-name="ce4">
            <text:p>3008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013" table:style-name="ce4">
            <text:p>9013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179" table:style-name="ce4">
            <text:p>8179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983" table:style-name="ce4">
            <text:p>8983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358" table:style-name="ce4">
            <text:p>7358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618" table:style-name="ce4">
            <text:p>8618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297" table:style-name="ce4">
            <text:p>4297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968" table:style-name="ce4">
            <text:p>6968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547" table:style-name="ce4">
            <text:p>8547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556" table:style-name="ce4">
            <text:p>6556</text:p>
          </table:table-cell>
          <table:table-cell office:value-type="string" table:style-name="ce7">
            <text:p>a</text:p>
          </table:table-cell>
          <table:table-cell office:value-type="float" office:value="88" table:style-name="ce4">
            <text:p>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312" table:style-name="ce4">
            <text:p>7312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12" table:style-name="ce4">
            <text:p>912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117" table:style-name="ce4">
            <text:p>3117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148" table:style-name="ce4">
            <text:p>2148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253" table:style-name="ce4">
            <text:p>2253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406" table:style-name="ce4">
            <text:p>3406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256" table:style-name="ce4">
            <text:p>4256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714" table:style-name="ce4">
            <text:p>9714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578" table:style-name="ce4">
            <text:p>5578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766" table:style-name="ce4">
            <text:p>3766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220" table:style-name="ce4">
            <text:p>1220</text:p>
          </table:table-cell>
          <table:table-cell office:value-type="string" table:style-name="ce7">
            <text:p>a</text:p>
          </table:table-cell>
          <table:table-cell office:value-type="float" office:value="88" table:style-name="ce4">
            <text:p>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229" table:style-name="ce4">
            <text:p>3229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65" table:style-name="ce4">
            <text:p>365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691" table:style-name="ce4">
            <text:p>8691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926" table:style-name="ce4">
            <text:p>2926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715" table:style-name="ce4">
            <text:p>1715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574" table:style-name="ce4">
            <text:p>5574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498" table:style-name="ce4">
            <text:p>4498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019" table:style-name="ce4">
            <text:p>2019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164" table:style-name="ce4">
            <text:p>4164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86" table:style-name="ce4">
            <text:p>886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471" table:style-name="ce4">
            <text:p>6471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713" table:style-name="ce4">
            <text:p>8713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736" table:style-name="ce4">
            <text:p>4736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871" table:style-name="ce4">
            <text:p>9871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01" table:style-name="ce4">
            <text:p>601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658" table:style-name="ce4">
            <text:p>2658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767" table:style-name="ce4">
            <text:p>6767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663" table:style-name="ce4">
            <text:p>6663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439" table:style-name="ce4">
            <text:p>4439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7" table:style-name="ce4">
            <text:p>97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101" table:style-name="ce4">
            <text:p>2101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938" table:style-name="ce4">
            <text:p>8938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450" table:style-name="ce4">
            <text:p>7450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54" table:style-name="ce4">
            <text:p>654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452" table:style-name="ce4">
            <text:p>8452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435" table:style-name="ce4">
            <text:p>5435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339" table:style-name="ce4">
            <text:p>5339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679" table:style-name="ce4">
            <text:p>8679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33" table:style-name="ce4">
            <text:p>433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322" table:style-name="ce4">
            <text:p>5322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86" table:style-name="ce4">
            <text:p>786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887" table:style-name="ce4">
            <text:p>8887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" table:style-name="ce4">
            <text:p>9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91" table:style-name="ce4">
            <text:p>591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209" table:style-name="ce4">
            <text:p>3209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183" table:style-name="ce4">
            <text:p>8183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277" table:style-name="ce4">
            <text:p>1277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544" table:style-name="ce4">
            <text:p>7544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346" table:style-name="ce4">
            <text:p>6346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993" table:style-name="ce4">
            <text:p>1993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052" table:style-name="ce4">
            <text:p>5052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781" table:style-name="ce4">
            <text:p>8781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565" table:style-name="ce4">
            <text:p>9565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813" table:style-name="ce4">
            <text:p>8813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554" table:style-name="ce4">
            <text:p>7554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371" table:style-name="ce4">
            <text:p>9371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460" table:style-name="ce4">
            <text:p>1460</text:p>
          </table:table-cell>
          <table:table-cell office:value-type="string" table:style-name="ce7">
            <text:p>g</text:p>
          </table:table-cell>
          <table:table-cell office:value-type="float" office:value="55" table:style-name="ce4">
            <text:p>5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252" table:style-name="ce4">
            <text:p>9252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657" table:style-name="ce4">
            <text:p>9657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998" table:style-name="ce4">
            <text:p>6998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021" table:style-name="ce4">
            <text:p>8021</text:p>
          </table:table-cell>
          <table:table-cell office:value-type="string" table:style-name="ce7">
            <text:p>g</text:p>
          </table:table-cell>
          <table:table-cell office:value-type="float" office:value="55" table:style-name="ce4">
            <text:p>5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995" table:style-name="ce4">
            <text:p>4995</text:p>
          </table:table-cell>
          <table:table-cell office:value-type="string" table:style-name="ce7">
            <text:p>g</text:p>
          </table:table-cell>
          <table:table-cell office:value-type="float" office:value="55" table:style-name="ce4">
            <text:p>5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541" table:style-name="ce4">
            <text:p>8541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603" table:style-name="ce4">
            <text:p>1603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381" table:style-name="ce4">
            <text:p>7381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469" table:style-name="ce4">
            <text:p>7469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737" table:style-name="ce4">
            <text:p>5737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334" table:style-name="ce4">
            <text:p>3334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786" table:style-name="ce4">
            <text:p>7786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199" table:style-name="ce4">
            <text:p>3199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491" table:style-name="ce4">
            <text:p>6491</text:p>
          </table:table-cell>
          <table:table-cell office:value-type="string" table:style-name="ce7">
            <text:p>g</text:p>
          </table:table-cell>
          <table:table-cell office:value-type="float" office:value="55" table:style-name="ce4">
            <text:p>5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997" table:style-name="ce4">
            <text:p>7997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954" table:style-name="ce4">
            <text:p>2954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896" table:style-name="ce4">
            <text:p>1896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018" table:style-name="ce4">
            <text:p>4018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569" table:style-name="ce4">
            <text:p>4569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51" table:style-name="ce4">
            <text:p>851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477" table:style-name="ce4">
            <text:p>6477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982" table:style-name="ce4">
            <text:p>8982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569" table:style-name="ce4">
            <text:p>5569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686" table:style-name="ce4">
            <text:p>4686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292" table:style-name="ce4">
            <text:p>2292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285" table:style-name="ce4">
            <text:p>5285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67" table:style-name="ce4">
            <text:p>167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404" table:style-name="ce4">
            <text:p>7404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107" table:style-name="ce4">
            <text:p>2107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565" table:style-name="ce4">
            <text:p>4565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869" table:style-name="ce4">
            <text:p>7869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635" table:style-name="ce4">
            <text:p>9635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033" table:style-name="ce4">
            <text:p>3033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057" table:style-name="ce4">
            <text:p>2057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816" table:style-name="ce4">
            <text:p>1816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587" table:style-name="ce4">
            <text:p>8587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282" table:style-name="ce4">
            <text:p>8282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428" table:style-name="ce4">
            <text:p>2428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791" table:style-name="ce4">
            <text:p>3791</text:p>
          </table:table-cell>
          <table:table-cell office:value-type="string" table:style-name="ce7">
            <text:p>g</text:p>
          </table:table-cell>
          <table:table-cell office:value-type="float" office:value="55" table:style-name="ce4">
            <text:p>55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958" table:style-name="ce4">
            <text:p>3958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396" table:style-name="ce4">
            <text:p>7396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851" table:style-name="ce4">
            <text:p>6851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342" table:style-name="ce4">
            <text:p>3342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466" table:style-name="ce4">
            <text:p>9466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528" table:style-name="ce4">
            <text:p>2528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853" table:style-name="ce4">
            <text:p>1853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321" table:style-name="ce4">
            <text:p>6321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141" table:style-name="ce4">
            <text:p>4141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42" table:style-name="ce4">
            <text:p>842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77" table:style-name="ce4">
            <text:p>277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007" table:style-name="ce4">
            <text:p>9007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722" table:style-name="ce4">
            <text:p>2722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670" table:style-name="ce4">
            <text:p>3670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904" table:style-name="ce4">
            <text:p>2904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280" table:style-name="ce4">
            <text:p>6280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259" table:style-name="ce4">
            <text:p>3259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379" table:style-name="ce4">
            <text:p>7379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750" table:style-name="ce4">
            <text:p>3750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309" table:style-name="ce4">
            <text:p>2309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12" table:style-name="ce4">
            <text:p>812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285" table:style-name="ce4">
            <text:p>2285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465" table:style-name="ce4">
            <text:p>6465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435" table:style-name="ce4">
            <text:p>9435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841" table:style-name="ce4">
            <text:p>9841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839" table:style-name="ce4">
            <text:p>1839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829" table:style-name="ce4">
            <text:p>6829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450" table:style-name="ce4">
            <text:p>9450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005" table:style-name="ce4">
            <text:p>2005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902" table:style-name="ce4">
            <text:p>1902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152" table:style-name="ce4">
            <text:p>5152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309" table:style-name="ce4">
            <text:p>4309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76" table:style-name="ce4">
            <text:p>476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334" table:style-name="ce4">
            <text:p>4334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740" table:style-name="ce4">
            <text:p>3740</text:p>
          </table:table-cell>
          <table:table-cell office:value-type="string" table:style-name="ce7">
            <text:p>g</text:p>
          </table:table-cell>
          <table:table-cell office:value-type="float" office:value="59" table:style-name="ce4">
            <text:p>5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54" table:style-name="ce4">
            <text:p>154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146" table:style-name="ce4">
            <text:p>8146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203" table:style-name="ce4">
            <text:p>6203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66" table:style-name="ce4">
            <text:p>266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621" table:style-name="ce4">
            <text:p>4621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009" table:style-name="ce4">
            <text:p>1009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796" table:style-name="ce4">
            <text:p>7796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75" table:style-name="ce4">
            <text:p>575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691" table:style-name="ce4">
            <text:p>4691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69" table:style-name="ce4">
            <text:p>469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765" table:style-name="ce4">
            <text:p>1765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196" table:style-name="ce4">
            <text:p>1196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838" table:style-name="ce4">
            <text:p>3838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029" table:style-name="ce4">
            <text:p>5029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995" table:style-name="ce4">
            <text:p>6995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996" table:style-name="ce4">
            <text:p>1996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333" table:style-name="ce4">
            <text:p>9333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272" table:style-name="ce4">
            <text:p>7272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3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3" table:style-name="ce4">
            <text:p>73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133" table:style-name="ce4">
            <text:p>5133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400" table:style-name="ce4">
            <text:p>3400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082" table:style-name="ce4">
            <text:p>3082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623" table:style-name="ce4">
            <text:p>1623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979" table:style-name="ce4">
            <text:p>8979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43" table:style-name="ce4">
            <text:p>843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790" table:style-name="ce4">
            <text:p>7790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590" table:style-name="ce4">
            <text:p>9590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696" table:style-name="ce4">
            <text:p>5696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541" table:style-name="ce4">
            <text:p>2541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724" table:style-name="ce4">
            <text:p>5724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72" table:style-name="ce4">
            <text:p>272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862" table:style-name="ce4">
            <text:p>1862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569" table:style-name="ce4">
            <text:p>8569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910" table:style-name="ce4">
            <text:p>5910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589" table:style-name="ce4">
            <text:p>8589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70" table:style-name="ce4">
            <text:p>970</text:p>
          </table:table-cell>
          <table:table-cell office:value-type="string" table:style-name="ce7">
            <text:p>A</text:p>
          </table:table-cell>
          <table:table-cell office:value-type="float" office:value="88" table:style-name="ce4">
            <text:p>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521" table:style-name="ce4">
            <text:p>9521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004" table:style-name="ce4">
            <text:p>9004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17" table:style-name="ce4">
            <text:p>117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401" table:style-name="ce4">
            <text:p>3401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664" table:style-name="ce4">
            <text:p>8664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666" table:style-name="ce4">
            <text:p>8666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226" table:style-name="ce4">
            <text:p>6226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142" table:style-name="ce4">
            <text:p>9142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876" table:style-name="ce4">
            <text:p>6876</text:p>
          </table:table-cell>
          <table:table-cell office:value-type="string" table:style-name="ce7">
            <text:p>A</text:p>
          </table:table-cell>
          <table:table-cell office:value-type="float" office:value="88" table:style-name="ce4">
            <text:p>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064" table:style-name="ce4">
            <text:p>1064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924" table:style-name="ce4">
            <text:p>8924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958" table:style-name="ce4">
            <text:p>9958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394" table:style-name="ce4">
            <text:p>9394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28" table:style-name="ce4">
            <text:p>828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277" table:style-name="ce4">
            <text:p>2277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368" table:style-name="ce4">
            <text:p>7368</text:p>
          </table:table-cell>
          <table:table-cell office:value-type="string" table:style-name="ce7">
            <text:p>A</text:p>
          </table:table-cell>
          <table:table-cell office:value-type="float" office:value="74" table:style-name="ce4">
            <text:p>7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927" table:style-name="ce4">
            <text:p>5927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49" table:style-name="ce4">
            <text:p>849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905" table:style-name="ce4">
            <text:p>7905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85" table:style-name="ce4">
            <text:p>985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141" table:style-name="ce4">
            <text:p>7141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063" table:style-name="ce4">
            <text:p>6063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012" table:style-name="ce4">
            <text:p>5012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553" table:style-name="ce4">
            <text:p>6553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271" table:style-name="ce4">
            <text:p>9271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003" table:style-name="ce4">
            <text:p>4003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946" table:style-name="ce4">
            <text:p>4946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236" table:style-name="ce4">
            <text:p>3236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955" table:style-name="ce4">
            <text:p>3955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998" table:style-name="ce4">
            <text:p>9998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414" table:style-name="ce4">
            <text:p>4414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935" table:style-name="ce4">
            <text:p>1935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386" table:style-name="ce4">
            <text:p>8386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293" table:style-name="ce4">
            <text:p>2293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10" table:style-name="ce4">
            <text:p>410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018" table:style-name="ce4">
            <text:p>5018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374" table:style-name="ce4">
            <text:p>1374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471" table:style-name="ce4">
            <text:p>5471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269" table:style-name="ce4">
            <text:p>6269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397" table:style-name="ce4">
            <text:p>9397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099" table:style-name="ce4">
            <text:p>4099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529" table:style-name="ce4">
            <text:p>9529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704" table:style-name="ce4">
            <text:p>9704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886" table:style-name="ce4">
            <text:p>8886</text:p>
          </table:table-cell>
          <table:table-cell office:value-type="string" table:style-name="ce7">
            <text:p>A</text:p>
          </table:table-cell>
          <table:table-cell office:value-type="float" office:value="88" table:style-name="ce4">
            <text:p>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551" table:style-name="ce4">
            <text:p>1551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11" table:style-name="ce4">
            <text:p>611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631" table:style-name="ce4">
            <text:p>3631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92" table:style-name="ce4">
            <text:p>892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354" table:style-name="ce4">
            <text:p>1354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098" table:style-name="ce4">
            <text:p>3098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442" table:style-name="ce4">
            <text:p>4442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716" table:style-name="ce4">
            <text:p>3716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447" table:style-name="ce4">
            <text:p>4447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716" table:style-name="ce4">
            <text:p>7716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561" table:style-name="ce4">
            <text:p>8561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903" table:style-name="ce4">
            <text:p>3903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476" table:style-name="ce4">
            <text:p>8476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726" table:style-name="ce4">
            <text:p>8726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800" table:style-name="ce4">
            <text:p>8800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518" table:style-name="ce4">
            <text:p>3518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915" table:style-name="ce4">
            <text:p>7915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36" table:style-name="ce4">
            <text:p>636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404" table:style-name="ce4">
            <text:p>2404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789" table:style-name="ce4">
            <text:p>7789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524" table:style-name="ce4">
            <text:p>3524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819" table:style-name="ce4">
            <text:p>8819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589" table:style-name="ce4">
            <text:p>1589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354" table:style-name="ce4">
            <text:p>2354</text:p>
          </table:table-cell>
          <table:table-cell office:value-type="string" table:style-name="ce7">
            <text:p>A</text:p>
          </table:table-cell>
          <table:table-cell office:value-type="float" office:value="76" table:style-name="ce4">
            <text:p>7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293" table:style-name="ce4">
            <text:p>3293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22" table:style-name="ce4">
            <text:p>222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35" table:style-name="ce4">
            <text:p>435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345" table:style-name="ce4">
            <text:p>4345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681" table:style-name="ce4">
            <text:p>1681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615" table:style-name="ce4">
            <text:p>3615</text:p>
          </table:table-cell>
          <table:table-cell office:value-type="string" table:style-name="ce7">
            <text:p>A</text:p>
          </table:table-cell>
          <table:table-cell office:value-type="float" office:value="88" table:style-name="ce4">
            <text:p>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679" table:style-name="ce4">
            <text:p>2679</text:p>
          </table:table-cell>
          <table:table-cell office:value-type="string" table:style-name="ce7">
            <text:p>A</text:p>
          </table:table-cell>
          <table:table-cell office:value-type="float" office:value="88" table:style-name="ce4">
            <text:p>8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02" table:style-name="ce4">
            <text:p>702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406" table:style-name="ce4">
            <text:p>9406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630" table:style-name="ce4">
            <text:p>4630</text:p>
          </table:table-cell>
          <table:table-cell office:value-type="string" table:style-name="ce7">
            <text:p>A</text:p>
          </table:table-cell>
          <table:table-cell office:value-type="float" office:value="80" table:style-name="ce4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449" table:style-name="ce4">
            <text:p>7449</text:p>
          </table:table-cell>
          <table:table-cell office:value-type="string" table:style-name="ce7">
            <text:p>A</text:p>
          </table:table-cell>
          <table:table-cell office:value-type="float" office:value="84" table:style-name="ce4">
            <text:p>84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363" table:style-name="ce4">
            <text:p>5363</text:p>
          </table:table-cell>
          <table:table-cell office:value-type="string" table:style-name="ce7">
            <text:p>A</text:p>
          </table:table-cell>
          <table:table-cell office:value-type="float" office:value="78" table:style-name="ce4">
            <text:p>7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850" table:style-name="ce4">
            <text:p>9850</text:p>
          </table:table-cell>
          <table:table-cell office:value-type="string" table:style-name="ce7">
            <text:p>A</text:p>
          </table:table-cell>
          <table:table-cell office:value-type="float" office:value="82" table:style-name="ce4">
            <text:p>82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351" table:style-name="ce4">
            <text:p>4351</text:p>
          </table:table-cell>
          <table:table-cell office:value-type="string" table:style-name="ce7">
            <text:p>A</text:p>
          </table:table-cell>
          <table:table-cell office:value-type="float" office:value="86" table:style-name="ce4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170" table:style-name="ce4">
            <text:p>4170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781" table:style-name="ce4">
            <text:p>8781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565" table:style-name="ce4">
            <text:p>9565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648" table:style-name="ce4">
            <text:p>9648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538" table:style-name="ce4">
            <text:p>7538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074" table:style-name="ce4">
            <text:p>1074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156" table:style-name="ce4">
            <text:p>2156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900" table:style-name="ce4">
            <text:p>3900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265" table:style-name="ce4">
            <text:p>1265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980" table:style-name="ce4">
            <text:p>6980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70" table:style-name="ce4">
            <text:p>670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336" table:style-name="ce4">
            <text:p>2336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038" table:style-name="ce4">
            <text:p>3038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555" table:style-name="ce4">
            <text:p>5555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090" table:style-name="ce4">
            <text:p>1090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256" table:style-name="ce4">
            <text:p>1256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016" table:style-name="ce4">
            <text:p>5016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788" table:style-name="ce4">
            <text:p>3788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934" table:style-name="ce4">
            <text:p>1934</text:p>
          </table:table-cell>
          <table:table-cell office:value-type="string" table:style-name="ce7">
            <text:p>G</text:p>
          </table:table-cell>
          <table:table-cell office:value-type="float" office:value="59" table:style-name="ce4">
            <text:p>5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897" table:style-name="ce4">
            <text:p>6897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076" table:style-name="ce4">
            <text:p>8076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760" table:style-name="ce4">
            <text:p>9760</text:p>
          </table:table-cell>
          <table:table-cell office:value-type="string" table:style-name="ce7">
            <text:p>G</text:p>
          </table:table-cell>
          <table:table-cell office:value-type="float" office:value="59" table:style-name="ce4">
            <text:p>5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321" table:style-name="ce4">
            <text:p>1321</text:p>
          </table:table-cell>
          <table:table-cell office:value-type="string" table:style-name="ce7">
            <text:p>G</text:p>
          </table:table-cell>
          <table:table-cell office:value-type="float" office:value="59" table:style-name="ce4">
            <text:p>5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873" table:style-name="ce4">
            <text:p>9873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573" table:style-name="ce4">
            <text:p>4573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516" table:style-name="ce4">
            <text:p>2516</text:p>
          </table:table-cell>
          <table:table-cell office:value-type="string" table:style-name="ce7">
            <text:p>G</text:p>
          </table:table-cell>
          <table:table-cell office:value-type="float" office:value="59" table:style-name="ce4">
            <text:p>5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034" table:style-name="ce4">
            <text:p>1034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302" table:style-name="ce4">
            <text:p>3302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533" table:style-name="ce4">
            <text:p>2533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610" table:style-name="ce4">
            <text:p>8610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14" table:style-name="ce4">
            <text:p>814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10" table:style-name="ce4">
            <text:p>310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5" table:style-name="ce4">
            <text:p>25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372" table:style-name="ce4">
            <text:p>9372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410" table:style-name="ce4">
            <text:p>9410</text:p>
          </table:table-cell>
          <table:table-cell office:value-type="string" table:style-name="ce7">
            <text:p>G</text:p>
          </table:table-cell>
          <table:table-cell office:value-type="float" office:value="59" table:style-name="ce4">
            <text:p>5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482" table:style-name="ce4">
            <text:p>8482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323" table:style-name="ce4">
            <text:p>7323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249" table:style-name="ce4">
            <text:p>7249</text:p>
          </table:table-cell>
          <table:table-cell office:value-type="string" table:style-name="ce7">
            <text:p>G</text:p>
          </table:table-cell>
          <table:table-cell office:value-type="float" office:value="59" table:style-name="ce4">
            <text:p>5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699" table:style-name="ce4">
            <text:p>9699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4487" table:style-name="ce4">
            <text:p>4487</text:p>
          </table:table-cell>
          <table:table-cell office:value-type="string" table:style-name="ce7">
            <text:p>G</text:p>
          </table:table-cell>
          <table:table-cell office:value-type="float" office:value="59" table:style-name="ce4">
            <text:p>5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293" table:style-name="ce4">
            <text:p>7293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107" table:style-name="ce4">
            <text:p>8107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014" table:style-name="ce4">
            <text:p>2014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441" table:style-name="ce4">
            <text:p>7441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137" table:style-name="ce4">
            <text:p>9137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958" table:style-name="ce4">
            <text:p>3958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76" table:style-name="ce4">
            <text:p>376</text:p>
          </table:table-cell>
          <table:table-cell office:value-type="string" table:style-name="ce7">
            <text:p>G</text:p>
          </table:table-cell>
          <table:table-cell office:value-type="float" office:value="59" table:style-name="ce4">
            <text:p>5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466" table:style-name="ce4">
            <text:p>3466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849" table:style-name="ce4">
            <text:p>1849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258" table:style-name="ce4">
            <text:p>2258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01" table:style-name="ce4">
            <text:p>101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224" table:style-name="ce4">
            <text:p>7224</text:p>
          </table:table-cell>
          <table:table-cell office:value-type="string" table:style-name="ce7">
            <text:p>G</text:p>
          </table:table-cell>
          <table:table-cell office:value-type="float" office:value="59" table:style-name="ce4">
            <text:p>5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405" table:style-name="ce4">
            <text:p>8405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578" table:style-name="ce4">
            <text:p>5578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111" table:style-name="ce4">
            <text:p>1111</text:p>
          </table:table-cell>
          <table:table-cell office:value-type="string" table:style-name="ce7">
            <text:p>G</text:p>
          </table:table-cell>
          <table:table-cell office:value-type="float" office:value="59" table:style-name="ce4">
            <text:p>5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678" table:style-name="ce4">
            <text:p>6678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001" table:style-name="ce4">
            <text:p>3001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107" table:style-name="ce4">
            <text:p>7107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854" table:style-name="ce4">
            <text:p>9854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618" table:style-name="ce4">
            <text:p>9618</text:p>
          </table:table-cell>
          <table:table-cell office:value-type="string" table:style-name="ce7">
            <text:p>G</text:p>
          </table:table-cell>
          <table:table-cell office:value-type="float" office:value="59" table:style-name="ce4">
            <text:p>5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887" table:style-name="ce4">
            <text:p>1887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520" table:style-name="ce4">
            <text:p>5520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355" table:style-name="ce4">
            <text:p>5355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657" table:style-name="ce4">
            <text:p>5657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028" table:style-name="ce4">
            <text:p>6028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935" table:style-name="ce4">
            <text:p>1935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62" table:style-name="ce4">
            <text:p>162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534" table:style-name="ce4">
            <text:p>3534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767" table:style-name="ce4">
            <text:p>6767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315" table:style-name="ce4">
            <text:p>5315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433" table:style-name="ce4">
            <text:p>7433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409" table:style-name="ce4">
            <text:p>6409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481" table:style-name="ce4">
            <text:p>9481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7470" table:style-name="ce4">
            <text:p>7470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246" table:style-name="ce4">
            <text:p>6246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468" table:style-name="ce4">
            <text:p>1468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691" table:style-name="ce4">
            <text:p>6691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410" table:style-name="ce4">
            <text:p>1410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40" table:style-name="ce4">
            <text:p>840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754" table:style-name="ce4">
            <text:p>9754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716" table:style-name="ce4">
            <text:p>5716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509" table:style-name="ce4">
            <text:p>2509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189" table:style-name="ce4">
            <text:p>3189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808" table:style-name="ce4">
            <text:p>1808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014" table:style-name="ce4">
            <text:p>1014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461" table:style-name="ce4">
            <text:p>9461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560" table:style-name="ce4">
            <text:p>2560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17" table:style-name="ce4">
            <text:p>917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1352" table:style-name="ce4">
            <text:p>1352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597" table:style-name="ce4">
            <text:p>8597</text:p>
          </table:table-cell>
          <table:table-cell office:value-type="string" table:style-name="ce7">
            <text:p>G</text:p>
          </table:table-cell>
          <table:table-cell office:value-type="float" office:value="59" table:style-name="ce4">
            <text:p>5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424" table:style-name="ce4">
            <text:p>9424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93" table:style-name="ce4">
            <text:p>693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371" table:style-name="ce4">
            <text:p>9371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13" table:style-name="ce4">
            <text:p>813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2010" table:style-name="ce4">
            <text:p>2010</text:p>
          </table:table-cell>
          <table:table-cell office:value-type="string" table:style-name="ce7">
            <text:p>G</text:p>
          </table:table-cell>
          <table:table-cell office:value-type="float" office:value="59" table:style-name="ce4">
            <text:p>59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6970" table:style-name="ce4">
            <text:p>6970</text:p>
          </table:table-cell>
          <table:table-cell office:value-type="string" table:style-name="ce7">
            <text:p>G</text:p>
          </table:table-cell>
          <table:table-cell office:value-type="float" office:value="56" table:style-name="ce4">
            <text:p>56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97" table:style-name="ce4">
            <text:p>97</text:p>
          </table:table-cell>
          <table:table-cell office:value-type="string" table:style-name="ce7">
            <text:p>G</text:p>
          </table:table-cell>
          <table:table-cell office:value-type="float" office:value="57" table:style-name="ce4">
            <text:p>57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5848" table:style-name="ce4">
            <text:p>5848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3179" table:style-name="ce4">
            <text:p>3179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c4.txt</text:p>
          </table:table-cell>
          <table:table-cell office:value-type="float" office:value="100" table:style-name="ce4">
            <text:p>100</text:p>
          </table:table-cell>
          <table:table-cell office:value-type="float" office:value="200" table:style-name="ce4">
            <text:p>200</text:p>
          </table:table-cell>
          <table:table-cell office:value-type="float" office:value="8235" table:style-name="ce4">
            <text:p>8235</text:p>
          </table:table-cell>
          <table:table-cell office:value-type="string" table:style-name="ce7">
            <text:p>G</text:p>
          </table:table-cell>
          <table:table-cell office:value-type="float" office:value="58" table:style-name="ce4">
            <text:p>58</text:p>
          </table:table-cell>
          <table:table-cell table:number-columns-repeated="16378"/>
        </table:table-row>
        <table:table-row table:number-rows-repeated="104513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_50_0_37__32_-_32__202_nfase1" style:display-name="20% - Ênfase1" style:family="table-cell" style:data-style-name="N0">
      <style:table-cell-properties fo:background-color="#DCE6F1"/>
    </style:style>
    <style:style style:name="_50_0_37__32_-_32__202_nfase2" style:display-name="20% - Ênfase2" style:family="table-cell" style:data-style-name="N0">
      <style:table-cell-properties fo:background-color="#F2DCDB"/>
    </style:style>
    <style:style style:name="_50_0_37__32_-_32__202_nfase3" style:display-name="20% - Ênfase3" style:family="table-cell" style:data-style-name="N0">
      <style:table-cell-properties fo:background-color="#EBF1DE"/>
    </style:style>
    <style:style style:name="_50_0_37__32_-_32__202_nfase4" style:display-name="20% - Ênfase4" style:family="table-cell" style:data-style-name="N0">
      <style:table-cell-properties fo:background-color="#E4DFEC"/>
    </style:style>
    <style:style style:name="_50_0_37__32_-_32__202_nfase5" style:display-name="20% - Ênfase5" style:family="table-cell" style:data-style-name="N0">
      <style:table-cell-properties fo:background-color="#DAEEF3"/>
    </style:style>
    <style:style style:name="_50_0_37__32_-_32__202_nfase6" style:display-name="20% - Ênfase6" style:family="table-cell" style:data-style-name="N0">
      <style:table-cell-properties fo:background-color="#FDE9D9"/>
    </style:style>
    <style:style style:name="_52_0_37__32_-_32__202_nfase1" style:display-name="40% - Ênfase1" style:family="table-cell" style:data-style-name="N0">
      <style:table-cell-properties fo:background-color="#B8CCE4"/>
    </style:style>
    <style:style style:name="_52_0_37__32_-_32__202_nfase2" style:display-name="40% - Ênfase2" style:family="table-cell" style:data-style-name="N0">
      <style:table-cell-properties fo:background-color="#E6B8B7"/>
    </style:style>
    <style:style style:name="_52_0_37__32_-_32__202_nfase3" style:display-name="40% - Ênfase3" style:family="table-cell" style:data-style-name="N0">
      <style:table-cell-properties fo:background-color="#D8E4BC"/>
    </style:style>
    <style:style style:name="_52_0_37__32_-_32__202_nfase4" style:display-name="40% - Ênfase4" style:family="table-cell" style:data-style-name="N0">
      <style:table-cell-properties fo:background-color="#CCC0DA"/>
    </style:style>
    <style:style style:name="_52_0_37__32_-_32__202_nfase5" style:display-name="40% - Ênfase5" style:family="table-cell" style:data-style-name="N0">
      <style:table-cell-properties fo:background-color="#B7DEE8"/>
    </style:style>
    <style:style style:name="_52_0_37__32_-_32__202_nfase6" style:display-name="40% - Ênfase6" style:family="table-cell" style:data-style-name="N0">
      <style:table-cell-properties fo:background-color="#FCD5B4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/>
    </style:style>
    <style:style style:name="_54_0_37__32_-_32__202_nfase2" style:display-name="60% - Ênfase2" style:family="table-cell" style:data-style-name="N0">
      <style:table-cell-properties fo:background-color="#DA9694"/>
      <style:text-properties fo:color="#FFFFFF"/>
    </style:style>
    <style:style style:name="_54_0_37__32_-_32__202_nfase3" style:display-name="60% - Ênfase3" style:family="table-cell" style:data-style-name="N0">
      <style:table-cell-properties fo:background-color="#C4D79B"/>
      <style:text-properties fo:color="#FFFFFF"/>
    </style:style>
    <style:style style:name="_54_0_37__32_-_32__202_nfase4" style:display-name="60% - Ênfase4" style:family="table-cell" style:data-style-name="N0">
      <style:table-cell-properties fo:background-color="#B1A0C7"/>
      <style:text-properties fo:color="#FFFFFF"/>
    </style:style>
    <style:style style:name="_54_0_37__32_-_32__202_nfase5" style:display-name="60% - Ênfase5" style:family="table-cell" style:data-style-name="N0">
      <style:table-cell-properties fo:background-color="#92CDDC"/>
      <style:text-properties fo:color="#FFFFFF"/>
    </style:style>
    <style:style style:name="_54_0_37__32_-_32__202_nfase6" style:display-name="60% - Ênfase6" style:family="table-cell" style:data-style-name="N0">
      <style:table-cell-properties fo:background-color="#FABF8F"/>
      <style:text-properties fo:color="#FFFFFF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4F81BD"/>
      <style:text-properties fo:color="#FFFFFF"/>
    </style:style>
    <style:style style:name="_202_nfase2" style:display-name="Ênfase2" style:family="table-cell" style:data-style-name="N0">
      <style:table-cell-properties fo:background-color="#C0504D"/>
      <style:text-properties fo:color="#FFFFFF"/>
    </style:style>
    <style:style style:name="_202_nfase3" style:display-name="Ênfase3" style:family="table-cell" style:data-style-name="N0">
      <style:table-cell-properties fo:background-color="#9BBB59"/>
      <style:text-properties fo:color="#FFFFFF"/>
    </style:style>
    <style:style style:name="_202_nfase4" style:display-name="Ênfase4" style:family="table-cell" style:data-style-name="N0">
      <style:table-cell-properties fo:background-color="#8064A2"/>
      <style:text-properties fo:color="#FFFFFF"/>
    </style:style>
    <style:style style:name="_202_nfase5" style:display-name="Ênfase5" style:family="table-cell" style:data-style-name="N0">
      <style:table-cell-properties fo:background-color="#4BACC6"/>
      <style:text-properties fo:color="#FFFFFF"/>
    </style:style>
    <style:style style:name="_202_nfase6" style:display-name="Ênfase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a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Breno Laureano</meta:initial-creator>
    <dc:creator>Breno Laureano</dc:creator>
    <meta:creation-date>2016-11-23T21:48:53Z</meta:creation-date>
    <dc:date>2016-11-28T16:18:36Z</dc:date>
    <meta:print-date>2016-11-25T14:24:33Z</meta:print-date>
  </office:meta>
</office:document-meta>
</file>